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2800000028EF0665E7C41D695D.jpg" manifest:media-type="image/jpeg"/>
  <manifest:file-entry manifest:full-path="Pictures/1000000000000040000000402627DE2487182DFD.png" manifest:media-type="image/png"/>
  <manifest:file-entry manifest:full-path="Pictures/100000010000004000000040B696282F0039B0DE.png" manifest:media-type="image/png"/>
  <manifest:file-entry manifest:full-path="Pictures/1000000100000040000000401B0D5703C761AC88.png" manifest:media-type="image/png"/>
  <manifest:file-entry manifest:full-path="Pictures/100000010000004000000040E3934FE8F17739B4.png" manifest:media-type="image/png"/>
  <manifest:file-entry manifest:full-path="Pictures/100000010000004000000040D167B63861F3DB23.png" manifest:media-type="image/png"/>
  <manifest:file-entry manifest:full-path="Pictures/100000000000004000000040B69E4A2E63C0252A.png" manifest:media-type="image/png"/>
  <manifest:file-entry manifest:full-path="Pictures/100000010000004000000040E4A294064840A40A.png" manifest:media-type="image/png"/>
  <manifest:file-entry manifest:full-path="Pictures/1000000000000040000000400E456578082A3F20.png" manifest:media-type="image/png"/>
  <manifest:file-entry manifest:full-path="Pictures/100000010000004000000040BF597D46B157345A.png" manifest:media-type="image/png"/>
  <manifest:file-entry manifest:full-path="Pictures/1000000100000040000000401BDEF721A86A6DCD.png" manifest:media-type="image/png"/>
  <manifest:file-entry manifest:full-path="Pictures/100000000000004000000040A92DA4FAFC4B879C.png" manifest:media-type="image/png"/>
  <manifest:file-entry manifest:full-path="Pictures/100000010000004000000040B1C86B93CF6857EA.png" manifest:media-type="image/png"/>
  <manifest:file-entry manifest:full-path="Pictures/100000010000004000000040F727040C0BEDA012.png" manifest:media-type="image/png"/>
  <manifest:file-entry manifest:full-path="Pictures/10000001000000400000004081581C8D356578F0.png" manifest:media-type="image/png"/>
  <manifest:file-entry manifest:full-path="Pictures/1000000100000040000000407EAA3DB8CB9D845F.png" manifest:media-type="image/png"/>
  <manifest:file-entry manifest:full-path="Pictures/10000001000000400000004004DDD65104995056.png" manifest:media-type="image/png"/>
  <manifest:file-entry manifest:full-path="Pictures/10000001000000400000004030EB9E1F52699EF1.png" manifest:media-type="image/png"/>
  <manifest:file-entry manifest:full-path="Pictures/100000010000004000000040CEEEFE2299CDDEFC.png" manifest:media-type="image/png"/>
  <manifest:file-entry manifest:full-path="Pictures/100000010000004000000040A945033035D13ADD.png" manifest:media-type="image/png"/>
  <manifest:file-entry manifest:full-path="Pictures/1000000000000040000000407DB2A2C52D044440.png" manifest:media-type="image/png"/>
  <manifest:file-entry manifest:full-path="Pictures/10000001000000400000004049E41860EC5E44B5.png" manifest:media-type="image/png"/>
  <manifest:file-entry manifest:full-path="Pictures/10000001000000400000004074B97DF1F3B3D5FB.png" manifest:media-type="image/png"/>
  <manifest:file-entry manifest:full-path="Pictures/100000010000004000000040B8F43771C94F7626.png" manifest:media-type="image/png"/>
  <manifest:file-entry manifest:full-path="Pictures/10000001000000400000004034040DF2CEA204C8.png" manifest:media-type="image/png"/>
  <manifest:file-entry manifest:full-path="Pictures/1000000100000040000000407845A7148A6BBDAB.png" manifest:media-type="image/png"/>
  <manifest:file-entry manifest:full-path="Pictures/100000000000004000000040CEAE92AE5C256EE1.png" manifest:media-type="image/png"/>
  <manifest:file-entry manifest:full-path="Pictures/10000000000000400000004048F6491863BB79D6.jpg" manifest:media-type="image/jpeg"/>
  <manifest:file-entry manifest:full-path="Pictures/100000000000004000000040021C2591DFCF441A.png" manifest:media-type="image/png"/>
  <manifest:file-entry manifest:full-path="Pictures/100000000000004000000040295EDDD3AE04F2E5.png" manifest:media-type="image/png"/>
  <manifest:file-entry manifest:full-path="Pictures/100000000000004000000040CC190F31078464C7.jpg" manifest:media-type="image/jpeg"/>
  <manifest:file-entry manifest:full-path="Pictures/1000000100000040000000407C64593C9674C0D3.png" manifest:media-type="image/png"/>
  <manifest:file-entry manifest:full-path="Pictures/100000010000004000000040386D24358E74A4EA.png" manifest:media-type="image/png"/>
  <manifest:file-entry manifest:full-path="Pictures/1000000000000040000000407A3F3B7FC03DFAB0.jpg" manifest:media-type="image/jpeg"/>
  <manifest:file-entry manifest:full-path="Pictures/100000010000004000000040C6ADF9EAFAE72415.png" manifest:media-type="image/png"/>
  <manifest:file-entry manifest:full-path="Pictures/100000010000004000000040935A61BCF69A874A.png" manifest:media-type="image/png"/>
  <manifest:file-entry manifest:full-path="Pictures/100000010000004000000040132D5F2BD7CF06A3.png" manifest:media-type="image/png"/>
  <manifest:file-entry manifest:full-path="Pictures/100000010000004000000040AC0AA76A4400FCA9.png" manifest:media-type="image/png"/>
  <manifest:file-entry manifest:full-path="Pictures/100000010000004000000040EFA5AB27C23B4ACC.png" manifest:media-type="image/png"/>
  <manifest:file-entry manifest:full-path="Pictures/1000000100000040000000408D2D161D196D1546.png" manifest:media-type="image/png"/>
  <manifest:file-entry manifest:full-path="Pictures/100000010000004000000040D272E07A137BF86A.png" manifest:media-type="image/png"/>
  <manifest:file-entry manifest:full-path="Pictures/100000010000004000000040B5FDB04DEAC66235.png" manifest:media-type="image/png"/>
  <manifest:file-entry manifest:full-path="Pictures/10000000000000400000004084608B4234F96C40.jpg" manifest:media-type="image/jpeg"/>
  <manifest:file-entry manifest:full-path="Pictures/100000010000004000000040CBBA4D979E690653.png" manifest:media-type="image/png"/>
  <manifest:file-entry manifest:full-path="Pictures/10000001000000400000004060C75E3464F6F6FA.png" manifest:media-type="image/png"/>
  <manifest:file-entry manifest:full-path="Pictures/10000000000000400000004077850B812F37CCE3.png" manifest:media-type="image/png"/>
  <manifest:file-entry manifest:full-path="Pictures/1000000000000040000000409C3AD3DD41962994.jpg" manifest:media-type="image/jpeg"/>
  <manifest:file-entry manifest:full-path="Pictures/10000000000000400000004019FF1141ECF7E320.jpg" manifest:media-type="image/jpeg"/>
  <manifest:file-entry manifest:full-path="Pictures/100000000000004000000040A57BDC5BB94C4EAE.png" manifest:media-type="image/png"/>
  <manifest:file-entry manifest:full-path="Pictures/1000000100000040000000401372835006B9907B.png" manifest:media-type="image/png"/>
  <manifest:file-entry manifest:full-path="Pictures/100000010000004000000040511C3B19C813EDFB.png" manifest:media-type="image/png"/>
  <manifest:file-entry manifest:full-path="Pictures/100000000000004000000040ACF06F61D0AF9BB4.png" manifest:media-type="image/png"/>
  <manifest:file-entry manifest:full-path="Pictures/100000010000004000000040ADA6F163A731D57C.png" manifest:media-type="image/png"/>
  <manifest:file-entry manifest:full-path="Pictures/100000000000004000000040A90215CA6C3359AD.jpg" manifest:media-type="image/jpeg"/>
  <manifest:file-entry manifest:full-path="Pictures/1000000000000040000000400EF8E34D63625E9D.jpg" manifest:media-type="image/jpeg"/>
  <manifest:file-entry manifest:full-path="Pictures/1000000000000040000000401F5045B28BC149AD.jpg" manifest:media-type="image/jpeg"/>
  <manifest:file-entry manifest:full-path="Pictures/1000000100000040000000409D88F83617688D3E.png" manifest:media-type="image/png"/>
  <manifest:file-entry manifest:full-path="Pictures/1000000100000040000000402DC03A101A76B120.png" manifest:media-type="image/png"/>
  <manifest:file-entry manifest:full-path="Pictures/1000000100000040000000408C79907C7902C0E6.png" manifest:media-type="image/png"/>
  <manifest:file-entry manifest:full-path="Pictures/100000010000004000000040C4005C6937AD383D.png" manifest:media-type="image/png"/>
  <manifest:file-entry manifest:full-path="Pictures/10000001000000400000004065728CABB734F223.png" manifest:media-type="image/png"/>
  <manifest:file-entry manifest:full-path="Pictures/100000010000004000000040FF1D89C51D69D285.png" manifest:media-type="image/png"/>
  <manifest:file-entry manifest:full-path="Pictures/100000010000004000000040E0889D9292649A6E.png" manifest:media-type="image/png"/>
  <manifest:file-entry manifest:full-path="Pictures/1000000000000040000000404B006630AF812D01.jpg" manifest:media-type="image/jpeg"/>
  <manifest:file-entry manifest:full-path="Pictures/1000000000000040000000400C5D4E28D19EE95E.jpg" manifest:media-type="image/jpeg"/>
  <manifest:file-entry manifest:full-path="Pictures/100000010000004000000040AC0C06EE2708936D.png" manifest:media-type="image/png"/>
  <manifest:file-entry manifest:full-path="Pictures/1000000100000040000000406B66F6DFE4E5A481.png" manifest:media-type="image/png"/>
  <manifest:file-entry manifest:full-path="Pictures/100000000000004000000040D5B820EF75ECFFDB.jpg" manifest:media-type="image/jpeg"/>
  <manifest:file-entry manifest:full-path="Pictures/10000000000000400000004044E5628750FA70E8.png" manifest:media-type="image/png"/>
  <manifest:file-entry manifest:full-path="Pictures/1000000000000040000000406BD694812EF5C7F1.png" manifest:media-type="image/png"/>
  <manifest:file-entry manifest:full-path="Pictures/100000010000004000000040CC6B2B8DC9EB804C.png" manifest:media-type="image/png"/>
  <manifest:file-entry manifest:full-path="Pictures/100000010000004000000040CFA3AF3FF05784A8.png" manifest:media-type="image/png"/>
  <manifest:file-entry manifest:full-path="Pictures/10000000000000400000004038D1D7E2FC79750B.png" manifest:media-type="image/png"/>
  <manifest:file-entry manifest:full-path="Pictures/100000010000004000000040A14B6C674FE36506.png" manifest:media-type="image/png"/>
  <manifest:file-entry manifest:full-path="Pictures/100000010000004000000040870CE8BB0953F5DB.png" manifest:media-type="image/png"/>
  <manifest:file-entry manifest:full-path="Pictures/100000000000004000000040D85A41CA0FF3455D.jpg" manifest:media-type="image/jpeg"/>
  <manifest:file-entry manifest:full-path="Pictures/1000000100000040000000400DF02C35D1944F82.png" manifest:media-type="image/png"/>
  <manifest:file-entry manifest:full-path="Pictures/100000010000004000000040F7096787BEC64394.png" manifest:media-type="image/png"/>
  <manifest:file-entry manifest:full-path="Pictures/100000010000004000000040154C3304C7A0ABC5.png" manifest:media-type="image/png"/>
  <manifest:file-entry manifest:full-path="Pictures/100000010000004000000040CB607E40C91D027B.png" manifest:media-type="image/png"/>
  <manifest:file-entry manifest:full-path="Pictures/100000000000004000000040426750F246E2FC6E.jpg" manifest:media-type="image/jpeg"/>
  <manifest:file-entry manifest:full-path="Pictures/100000000000004000000040C7827255D467E8BA.jpg" manifest:media-type="image/jpeg"/>
  <manifest:file-entry manifest:full-path="Pictures/100000010000004000000040DFDCFDF6EEEDEE7A.png" manifest:media-type="image/png"/>
  <manifest:file-entry manifest:full-path="Pictures/100000000000004000000040D0C5C807B70A8CFE.jpg" manifest:media-type="image/jpeg"/>
  <manifest:file-entry manifest:full-path="Pictures/1000000100000040000000409EA7A61A139EE175.png" manifest:media-type="image/png"/>
  <manifest:file-entry manifest:full-path="Pictures/1000000100000040000000400A6ADFCC8A5ADDED.png" manifest:media-type="image/png"/>
  <manifest:file-entry manifest:full-path="Pictures/100000000000004000000040B2FBAAEBB61A0694.jpg" manifest:media-type="image/jpeg"/>
  <manifest:file-entry manifest:full-path="Pictures/100000010000004000000040B7506389AB7588DE.png" manifest:media-type="image/png"/>
  <manifest:file-entry manifest:full-path="Pictures/1000000000000040000000409A22207D5462D365.png" manifest:media-type="image/png"/>
  <manifest:file-entry manifest:full-path="Pictures/100000000000004000000040E1EF2EC876CF365C.jpg" manifest:media-type="image/jpeg"/>
  <manifest:file-entry manifest:full-path="Pictures/1000000000000040000000403453BEF2CE843960.jpg" manifest:media-type="image/jpeg"/>
  <manifest:file-entry manifest:full-path="Pictures/100000010000004000000040C604071998C27826.png" manifest:media-type="image/png"/>
  <manifest:file-entry manifest:full-path="Pictures/1000000100000040000000400C100FCFDBAF1E35.png" manifest:media-type="image/png"/>
  <manifest:file-entry manifest:full-path="Pictures/1000000100000040000000402CFB538597918E81.png" manifest:media-type="image/png"/>
  <manifest:file-entry manifest:full-path="Pictures/10000000000000400000004079C00A48E25E5BDD.jpg" manifest:media-type="image/jpeg"/>
  <manifest:file-entry manifest:full-path="Pictures/1000000100000040000000405E2D140EA82EF5B2.png" manifest:media-type="image/png"/>
  <manifest:file-entry manifest:full-path="Pictures/10000000000000400000004099FD735DBE976C08.jpg" manifest:media-type="image/jpeg"/>
  <manifest:file-entry manifest:full-path="Pictures/100000010000004000000040FB31DD93AEF4D8C3.png" manifest:media-type="image/png"/>
  <manifest:file-entry manifest:full-path="Pictures/1000000000000040000000404B1447523BDBF7B5.png" manifest:media-type="image/png"/>
  <manifest:file-entry manifest:full-path="Pictures/100000000000004000000040384B8C0D6E11F8E5.png" manifest:media-type="image/png"/>
  <manifest:file-entry manifest:full-path="Pictures/10000001000000400000004011E8E8875336C47D.png" manifest:media-type="image/png"/>
  <manifest:file-entry manifest:full-path="Pictures/1000000100000040000000408A01A61B25D35136.png" manifest:media-type="image/png"/>
  <manifest:file-entry manifest:full-path="Pictures/1000000000000040000000409E3BE2F1EE8B1DCE.png" manifest:media-type="image/png"/>
  <manifest:file-entry manifest:full-path="Pictures/10000000000000400000004055AB84A6A56EBD70.jpg" manifest:media-type="image/jpeg"/>
  <manifest:file-entry manifest:full-path="Pictures/100000010000004000000040DD516CC1C51A68F9.png" manifest:media-type="image/png"/>
  <manifest:file-entry manifest:full-path="Pictures/1000000000000040000000408F5A35E8D6F23A53.jpg" manifest:media-type="image/jpeg"/>
  <manifest:file-entry manifest:full-path="Pictures/100000000000004000000040CEAFE7D50DC17845.png" manifest:media-type="image/png"/>
  <manifest:file-entry manifest:full-path="Pictures/100000010000004000000040968C947F88339A20.png" manifest:media-type="image/png"/>
  <manifest:file-entry manifest:full-path="Pictures/100000000000004000000040B7C3F59C0E7AD718.png" manifest:media-type="image/png"/>
  <manifest:file-entry manifest:full-path="Pictures/10000000000000400000004022A9562B1353AD4C.png" manifest:media-type="image/png"/>
  <manifest:file-entry manifest:full-path="Pictures/100000010000004000000040AB319E8E58311213.png" manifest:media-type="image/png"/>
  <manifest:file-entry manifest:full-path="Pictures/100000000000004000000040BC5229F00EC7FC8D.png" manifest:media-type="image/png"/>
  <manifest:file-entry manifest:full-path="Pictures/100000010000004000000040BE28457FCCB82CE3.png" manifest:media-type="image/png"/>
  <manifest:file-entry manifest:full-path="Pictures/100000010000004000000040C20F66A58CC5EA77.png" manifest:media-type="image/png"/>
  <manifest:file-entry manifest:full-path="Pictures/1000000000000040000000405E9C8EE0885EAB38.png" manifest:media-type="image/png"/>
  <manifest:file-entry manifest:full-path="Pictures/100000000000004000000040072C3FD5B02F54FF.jpg" manifest:media-type="image/jpeg"/>
  <manifest:file-entry manifest:full-path="Pictures/1000000000000040000000409B0E1000C7FBA9C5.jpg" manifest:media-type="image/jpeg"/>
  <manifest:file-entry manifest:full-path="Pictures/1000000000000040000000401840831046AC46E2.jpg" manifest:media-type="image/jpeg"/>
  <manifest:file-entry manifest:full-path="Pictures/1000000000000040000000407E7675227385A66E.png" manifest:media-type="image/png"/>
  <manifest:file-entry manifest:full-path="Pictures/100000010000004000000040C82BD712BA7CA19E.png" manifest:media-type="image/png"/>
  <manifest:file-entry manifest:full-path="Pictures/1000000100000040000000405302764CF50C1DB8.png" manifest:media-type="image/png"/>
  <manifest:file-entry manifest:full-path="Pictures/100000010000004000000040A1AFFA4917145C2D.png" manifest:media-type="image/png"/>
  <manifest:file-entry manifest:full-path="Pictures/100000010000004000000040396B3B8C58DF5E4D.png" manifest:media-type="image/png"/>
  <manifest:file-entry manifest:full-path="Pictures/1000000000000040000000409B35BF7FC61B51F3.jpg" manifest:media-type="image/jpeg"/>
  <manifest:file-entry manifest:full-path="Pictures/100000010000004000000040B247FA2F9E9BEC29.png" manifest:media-type="image/png"/>
  <manifest:file-entry manifest:full-path="Pictures/10000001000000400000004043214D4108AD7639.png" manifest:media-type="image/png"/>
  <manifest:file-entry manifest:full-path="Pictures/10000001000000400000004025F8CB13C87F5B21.png" manifest:media-type="image/png"/>
  <manifest:file-entry manifest:full-path="Pictures/100000000000004000000040D9B0FABA435F14AA.jpg" manifest:media-type="image/jpeg"/>
  <manifest:file-entry manifest:full-path="Pictures/10000000000000400000004094D31469A11E2538.jpg" manifest:media-type="image/jpeg"/>
  <manifest:file-entry manifest:full-path="Pictures/100000000000004000000040683EBE28F196BB75.png" manifest:media-type="image/png"/>
  <manifest:file-entry manifest:full-path="Pictures/100000000000004000000040F4F0B50593413F57.jpg" manifest:media-type="image/jpeg"/>
  <manifest:file-entry manifest:full-path="Pictures/1000000100000040000000404518B73E00CBBE66.png" manifest:media-type="image/png"/>
  <manifest:file-entry manifest:full-path="Pictures/100000000000004000000040E435C3ED1D2027D5.png" manifest:media-type="image/png"/>
  <manifest:file-entry manifest:full-path="Pictures/1000000100000040000000407C9437539FCEFD38.png" manifest:media-type="image/png"/>
  <manifest:file-entry manifest:full-path="Pictures/10000001000000400000004027C2E92A91808FC6.png" manifest:media-type="image/png"/>
  <manifest:file-entry manifest:full-path="Pictures/100000000000004000000040730D59AB458BBA53.png" manifest:media-type="image/png"/>
  <manifest:file-entry manifest:full-path="Pictures/1000000000000040000000405DFCE0EFC983DF4C.png" manifest:media-type="image/png"/>
  <manifest:file-entry manifest:full-path="Pictures/100000000000004000000040798C2E0FD5447A46.jpg" manifest:media-type="image/jpeg"/>
  <manifest:file-entry manifest:full-path="Pictures/10000001000000400000004042126F55C976C5BD.png" manifest:media-type="image/png"/>
  <manifest:file-entry manifest:full-path="Pictures/100000000000004000000040E85713E709583133.jpg" manifest:media-type="image/jpeg"/>
  <manifest:file-entry manifest:full-path="Pictures/100000010000004000000040FAEE0DFE496D9C7C.png" manifest:media-type="image/png"/>
  <manifest:file-entry manifest:full-path="Pictures/10000000000000400000004089CAC9E2B342FF66.jpg" manifest:media-type="image/jpeg"/>
  <manifest:file-entry manifest:full-path="Pictures/10000000000000400000004076C72554766520C2.png" manifest:media-type="image/png"/>
  <manifest:file-entry manifest:full-path="Pictures/1000000000000040000000404B9F1F20D18AE609.png" manifest:media-type="image/png"/>
  <manifest:file-entry manifest:full-path="Pictures/1000000100000040000000404223CFC61BA6BE6E.png" manifest:media-type="image/png"/>
  <manifest:file-entry manifest:full-path="Pictures/100000010000004000000040068F922E120F21EB.png" manifest:media-type="image/png"/>
  <manifest:file-entry manifest:full-path="Pictures/1000000000000040000000406C89EADC5C6060BF.png" manifest:media-type="image/png"/>
  <manifest:file-entry manifest:full-path="Pictures/100000010000004000000040C2AEC4DF797744AD.png" manifest:media-type="image/png"/>
  <manifest:file-entry manifest:full-path="Pictures/100000000000004000000040937D0EC915967C7D.jpg" manifest:media-type="image/jpeg"/>
  <manifest:file-entry manifest:full-path="Pictures/1000000100000040000000409EBD50AFA32B8637.png" manifest:media-type="image/png"/>
  <manifest:file-entry manifest:full-path="Pictures/1000000000000040000000403F10AC5DE12DCA8B.png" manifest:media-type="image/png"/>
  <manifest:file-entry manifest:full-path="Pictures/100000010000004000000040FBEF7748140D0E9E.png" manifest:media-type="image/png"/>
  <manifest:file-entry manifest:full-path="Pictures/100000010000004000000040EE3D4BCA538DE9EE.png" manifest:media-type="image/png"/>
  <manifest:file-entry manifest:full-path="Pictures/1000000100000040000000401D9FC38EC8758CD4.png" manifest:media-type="image/png"/>
  <manifest:file-entry manifest:full-path="Pictures/100000010000004000000040B733E270BF45C1AF.png" manifest:media-type="image/png"/>
  <manifest:file-entry manifest:full-path="Pictures/1000000100000040000000402BF6567FF32A54AE.png" manifest:media-type="image/png"/>
  <manifest:file-entry manifest:full-path="Pictures/100000010000004000000040ED1B3ED55F7295DD.png" manifest:media-type="image/png"/>
  <manifest:file-entry manifest:full-path="Pictures/1000000000000040000000409DF9C3BE528DFF90.png" manifest:media-type="image/png"/>
  <manifest:file-entry manifest:full-path="Pictures/1000000100000040000000405FEA48EE16A7A963.png" manifest:media-type="image/png"/>
  <manifest:file-entry manifest:full-path="Pictures/10000001000000400000004008162ED325ACD50B.png" manifest:media-type="image/png"/>
  <manifest:file-entry manifest:full-path="Pictures/1000000000000040000000405D52C200E2EEA36A.jpg" manifest:media-type="image/jpeg"/>
  <manifest:file-entry manifest:full-path="Pictures/100000000000004000000040C86C6B8DC56F2344.png" manifest:media-type="image/png"/>
  <manifest:file-entry manifest:full-path="Pictures/100000000000004000000040B8DB2536DB013127.jpg" manifest:media-type="image/jpeg"/>
  <manifest:file-entry manifest:full-path="Pictures/1000000000000040000000408EC02865EE00C1D2.png" manifest:media-type="image/png"/>
  <manifest:file-entry manifest:full-path="Pictures/100000010000004000000040A893D69B3A40B652.png" manifest:media-type="image/png"/>
  <manifest:file-entry manifest:full-path="Pictures/1000000100000040000000407870668EC85A8F60.png" manifest:media-type="image/png"/>
  <manifest:file-entry manifest:full-path="Pictures/100000000000004000000040B2156828E69862A9.jpg" manifest:media-type="image/jpeg"/>
  <manifest:file-entry manifest:full-path="Pictures/1000000000000040000000401F9CBA858B6A7CB3.jpg" manifest:media-type="image/jpeg"/>
  <manifest:file-entry manifest:full-path="Pictures/10000000000000400000004074C0E79EF262E72E.jpg" manifest:media-type="image/jpeg"/>
  <manifest:file-entry manifest:full-path="Pictures/1000000000000040000000405EFE626F3C52165F.jpg" manifest:media-type="image/jpeg"/>
  <manifest:file-entry manifest:full-path="Pictures/100000010000004000000040CD890CC5C744B986.png" manifest:media-type="image/png"/>
  <manifest:file-entry manifest:full-path="Pictures/1000000100000040000000406EA09169DFE5C2D1.png" manifest:media-type="image/png"/>
  <manifest:file-entry manifest:full-path="Pictures/100000000000004000000040AF4265940F63B975.png" manifest:media-type="image/png"/>
  <manifest:file-entry manifest:full-path="Pictures/1000000000000040000000408829EC18209A252E.jpg" manifest:media-type="image/jpeg"/>
  <manifest:file-entry manifest:full-path="Pictures/100000010000004000000040C8A437FF7E29897D.png" manifest:media-type="image/png"/>
  <manifest:file-entry manifest:full-path="Pictures/100000010000004000000040F22AA9689303DB43.png" manifest:media-type="image/png"/>
  <manifest:file-entry manifest:full-path="Pictures/1000000100000040000000402A6CEEBFE60D7237.png" manifest:media-type="image/png"/>
  <manifest:file-entry manifest:full-path="Pictures/10000001000000400000004003EEC16F8D202F2E.png" manifest:media-type="image/png"/>
  <manifest:file-entry manifest:full-path="Pictures/100000000000004000000040D37172561EAB8EDE.jpg" manifest:media-type="image/jpeg"/>
  <manifest:file-entry manifest:full-path="Pictures/1000000100000040000000404874A94CC1F348FD.png" manifest:media-type="image/png"/>
  <manifest:file-entry manifest:full-path="Pictures/100000010000004000000040AC051435CCB7C0FD.png" manifest:media-type="image/png"/>
  <manifest:file-entry manifest:full-path="Pictures/10000000000000400000004064457C29CBAA7C07.jpg" manifest:media-type="image/jpeg"/>
  <manifest:file-entry manifest:full-path="Pictures/100000010000004000000040DE44DE945B5BD881.png" manifest:media-type="image/png"/>
  <manifest:file-entry manifest:full-path="Pictures/100000000000004000000040092364A856860A5E.png" manifest:media-type="image/png"/>
  <manifest:file-entry manifest:full-path="Pictures/100000010000002A0000002A3D9EF5FC17AD1E56.png" manifest:media-type="image/png"/>
  <manifest:file-entry manifest:full-path="Pictures/1000000100000040000000404713845713EA772B.png" manifest:media-type="image/png"/>
  <manifest:file-entry manifest:full-path="Pictures/1000000100000040000000409949E89123E002F7.png" manifest:media-type="image/png"/>
  <manifest:file-entry manifest:full-path="Pictures/10000000000000400000004019349920362960C8.jpg" manifest:media-type="image/jpeg"/>
  <manifest:file-entry manifest:full-path="Pictures/100000000000004000000040ECC5049BE3B16B48.jpg" manifest:media-type="image/jpeg"/>
  <manifest:file-entry manifest:full-path="Pictures/100000000000004000000040DCEEB62EE908691F.jpg" manifest:media-type="image/jpeg"/>
  <manifest:file-entry manifest:full-path="Pictures/10000001000000400000004096CC6CE0585E91C1.png" manifest:media-type="image/png"/>
  <manifest:file-entry manifest:full-path="Pictures/100000000000004000000040792AF5877C5FAC0B.jpg" manifest:media-type="image/jpeg"/>
  <manifest:file-entry manifest:full-path="Pictures/10000001000000400000004066753F3EC18BBC20.png" manifest:media-type="image/png"/>
  <manifest:file-entry manifest:full-path="Pictures/1000000100000040000000408AFF17150C1D9F93.png" manifest:media-type="image/png"/>
  <manifest:file-entry manifest:full-path="Pictures/1000000000000040000000409BF68AA96BD8EF36.jpg" manifest:media-type="image/jpeg"/>
  <manifest:file-entry manifest:full-path="Pictures/10000001000000400000004083AECE4D7897A933.png" manifest:media-type="image/png"/>
  <manifest:file-entry manifest:full-path="Pictures/10000001000000400000004066F2B3377E317A6D.png" manifest:media-type="image/png"/>
  <manifest:file-entry manifest:full-path="Pictures/10000001000000400000004070D0CF88A0B5F5B4.png" manifest:media-type="image/png"/>
  <manifest:file-entry manifest:full-path="Pictures/1000000000000040000000400E58BCD8346FBB0A.png" manifest:media-type="image/png"/>
  <manifest:file-entry manifest:full-path="Pictures/100000000000004000000040D192136E6D4BA198.png" manifest:media-type="image/png"/>
  <manifest:file-entry manifest:full-path="Pictures/100000010000004000000040C9E86F3AF86B2497.png" manifest:media-type="image/png"/>
  <manifest:file-entry manifest:full-path="Pictures/1000000100000040000000403E84BB132FD3077E.png" manifest:media-type="image/png"/>
  <manifest:file-entry manifest:full-path="Pictures/100000000000004000000040F67E8356ABF2550B.jpg" manifest:media-type="image/jpeg"/>
  <manifest:file-entry manifest:full-path="Pictures/1000000100000040000000408E168A3067FC17D7.png" manifest:media-type="image/png"/>
  <manifest:file-entry manifest:full-path="Pictures/1000000000000040000000400F2595EA34859F24.jpg" manifest:media-type="image/jpeg"/>
  <manifest:file-entry manifest:full-path="Pictures/1000000000000040000000409C73CB0A0ABA6E0A.png" manifest:media-type="image/png"/>
  <manifest:file-entry manifest:full-path="Pictures/1000000000000040000000402B2FBFBD6485D76D.jpg" manifest:media-type="image/jpeg"/>
  <manifest:file-entry manifest:full-path="Pictures/100000010000004000000040D4D508A1292D7A13.png" manifest:media-type="image/png"/>
  <manifest:file-entry manifest:full-path="Pictures/100000010000004000000040C13257D5892D440B.png" manifest:media-type="image/png"/>
  <manifest:file-entry manifest:full-path="Pictures/100000010000004000000040AC2D2BF799841EAA.png" manifest:media-type="image/png"/>
  <manifest:file-entry manifest:full-path="Pictures/10000001000000400000004062F7EA694D47E9A8.png" manifest:media-type="image/png"/>
  <manifest:file-entry manifest:full-path="Pictures/100000000000004000000040F588D357BAC1754D.jpg" manifest:media-type="image/jpeg"/>
  <manifest:file-entry manifest:full-path="Pictures/1000000000000040000000408A9B5CA0D819714A.jpg" manifest:media-type="image/jpeg"/>
  <manifest:file-entry manifest:full-path="Pictures/100000010000004000000040635165AEB5937AF3.png" manifest:media-type="image/png"/>
  <manifest:file-entry manifest:full-path="Pictures/1000000100000040000000409194B5FEC3B38D67.png" manifest:media-type="image/png"/>
  <manifest:file-entry manifest:full-path="Pictures/100000010000004000000040348CEDE819EBEE7C.png" manifest:media-type="image/png"/>
  <manifest:file-entry manifest:full-path="Pictures/100000000000004000000040643993ADB8947536.jpg" manifest:media-type="image/jpeg"/>
  <manifest:file-entry manifest:full-path="Pictures/100000010000004000000040E062BBC50D04C7CE.png" manifest:media-type="image/png"/>
  <manifest:file-entry manifest:full-path="Pictures/100000010000004000000040F079066BA4DDCEF4.png" manifest:media-type="image/png"/>
  <manifest:file-entry manifest:full-path="Pictures/100000010000004000000040C339E8226448600A.png" manifest:media-type="image/png"/>
  <manifest:file-entry manifest:full-path="Pictures/10000000000000400000004008C297D0A2B437E4.jpg" manifest:media-type="image/jpeg"/>
  <manifest:file-entry manifest:full-path="Pictures/100000000000004000000040EC447E8DC8D8ABA1.jpg" manifest:media-type="image/jpeg"/>
  <manifest:file-entry manifest:full-path="Pictures/1000000100000040000000402A04F7A6C6B02495.png" manifest:media-type="image/png"/>
  <manifest:file-entry manifest:full-path="Pictures/1000000100000040000000408DFD549D5F976C3B.png" manifest:media-type="image/png"/>
  <manifest:file-entry manifest:full-path="Pictures/1000000000000040000000404B6A7701AD4F13BD.jpg" manifest:media-type="image/jpeg"/>
  <manifest:file-entry manifest:full-path="Pictures/100000010000004000000040A5FAE10AC9BC0965.png" manifest:media-type="image/png"/>
  <manifest:file-entry manifest:full-path="Pictures/10000001000000400000004056403EEC832F98CE.png" manifest:media-type="image/png"/>
  <manifest:file-entry manifest:full-path="Pictures/10000001000000400000004072567EC6B73AE3DC.png" manifest:media-type="image/png"/>
  <manifest:file-entry manifest:full-path="Pictures/100000000000004000000040476FBA51296584B2.jpg" manifest:media-type="image/jpeg"/>
  <manifest:file-entry manifest:full-path="Pictures/10000001000000400000004007638CB89C5EF03A.png" manifest:media-type="image/png"/>
  <manifest:file-entry manifest:full-path="Pictures/100000010000004000000040AA52289C545C7755.png" manifest:media-type="image/png"/>
  <manifest:file-entry manifest:full-path="Pictures/1000000000000040000000407BCCB27FA27C6785.jpg" manifest:media-type="image/jpeg"/>
  <manifest:file-entry manifest:full-path="Pictures/100000000000004000000040D005E9AD96C14DF8.jpg" manifest:media-type="image/jpeg"/>
  <manifest:file-entry manifest:full-path="Pictures/100000010000004000000040D46B8DDEE4DB46E7.png" manifest:media-type="image/png"/>
  <manifest:file-entry manifest:full-path="Pictures/100000010000004000000040C434678719969BA5.png" manifest:media-type="image/png"/>
  <manifest:file-entry manifest:full-path="Pictures/100000000000004000000040D7467EF85D7DF72C.png" manifest:media-type="image/png"/>
  <manifest:file-entry manifest:full-path="Pictures/1000000100000040000000407DEC8E03A72D066D.png" manifest:media-type="image/png"/>
  <manifest:file-entry manifest:full-path="Pictures/100000010000004000000040D848A508474977A5.png" manifest:media-type="image/png"/>
  <manifest:file-entry manifest:full-path="Pictures/100000010000004000000040E6980B93B5928106.png" manifest:media-type="image/png"/>
  <manifest:file-entry manifest:full-path="Pictures/1000000100000040000000401EA872C623F72777.png" manifest:media-type="image/png"/>
  <manifest:file-entry manifest:full-path="Pictures/1000000000000040000000401DE321F1C63DB5CE.jpg" manifest:media-type="image/jpeg"/>
  <manifest:file-entry manifest:full-path="Pictures/10000000000000400000004048E5990145277DC9.png" manifest:media-type="image/png"/>
  <manifest:file-entry manifest:full-path="Pictures/100000010000004000000040877AC4F78C3AB0F5.png" manifest:media-type="image/png"/>
  <manifest:file-entry manifest:full-path="Pictures/100000000000004000000040098D21607DFFFDA8.jpg" manifest:media-type="image/jpeg"/>
  <manifest:file-entry manifest:full-path="Pictures/1000000100000040000000402ED3A05CE1D127D9.png" manifest:media-type="image/png"/>
  <manifest:file-entry manifest:full-path="Pictures/10000001000000400000004077947A380515826C.png" manifest:media-type="image/png"/>
  <manifest:file-entry manifest:full-path="Pictures/100000010000004000000040AB799652A2D54BEE.png" manifest:media-type="image/png"/>
  <manifest:file-entry manifest:full-path="Pictures/100000000000004000000040A79EDAE99B62AC3C.jpg" manifest:media-type="image/jpeg"/>
  <manifest:file-entry manifest:full-path="Pictures/1000000000000040000000400ED3C7E471D43E0E.jpg" manifest:media-type="image/jpeg"/>
  <manifest:file-entry manifest:full-path="Pictures/1000000100000040000000401A70FF00B39A5A59.png" manifest:media-type="image/png"/>
  <manifest:file-entry manifest:full-path="Pictures/1000000100000040000000406CD0BB128D9966C9.png" manifest:media-type="image/png"/>
  <manifest:file-entry manifest:full-path="Pictures/100000010000004000000040B58E33E3E9794B42.png" manifest:media-type="image/png"/>
  <manifest:file-entry manifest:full-path="Pictures/100000010000004000000040C9EE103946FC67EE.png" manifest:media-type="image/png"/>
  <manifest:file-entry manifest:full-path="Pictures/100000010000004000000040F260C95E7D3D6F9B.png" manifest:media-type="image/png"/>
  <manifest:file-entry manifest:full-path="Pictures/10000001000000400000004014707B3CA77D5BC9.png" manifest:media-type="image/png"/>
  <manifest:file-entry manifest:full-path="Pictures/100000010000004000000040FCE238E25CB49A3E.png" manifest:media-type="image/png"/>
  <manifest:file-entry manifest:full-path="Pictures/100000000000004000000040098878E588523FDD.png" manifest:media-type="image/png"/>
  <manifest:file-entry manifest:full-path="Pictures/10000000000000400000004044E0C474F4362F84.png" manifest:media-type="image/png"/>
  <manifest:file-entry manifest:full-path="Pictures/100000010000004000000040CF19636F3BA54A7D.png" manifest:media-type="image/png"/>
  <manifest:file-entry manifest:full-path="Pictures/10000001000000400000004049688651C1DA0301.png" manifest:media-type="image/png"/>
  <manifest:file-entry manifest:full-path="Pictures/1000000100000040000000406540E6930D76A874.png" manifest:media-type="image/png"/>
  <manifest:file-entry manifest:full-path="Pictures/100000010000004000000040729BB6029C6E5EE1.png" manifest:media-type="image/png"/>
  <manifest:file-entry manifest:full-path="Pictures/10000001000000400000004098BFADE3438D421C.png" manifest:media-type="image/png"/>
  <manifest:file-entry manifest:full-path="Pictures/1000000100000040000000401C80FA566BD24738.png" manifest:media-type="image/png"/>
  <manifest:file-entry manifest:full-path="Pictures/100000010000004000000040097D80E32F377BAF.png" manifest:media-type="image/png"/>
  <manifest:file-entry manifest:full-path="Pictures/100000010000004000000040427B3681A462354D.png" manifest:media-type="image/png"/>
  <manifest:file-entry manifest:full-path="Pictures/10000000000000400000004018D551310B4B27D8.png" manifest:media-type="image/png"/>
  <manifest:file-entry manifest:full-path="Pictures/100000010000004000000040E83DF35520CB7AA6.png" manifest:media-type="image/png"/>
  <manifest:file-entry manifest:full-path="Pictures/1000000100000040000000400C7BC8E4701CABA5.png" manifest:media-type="image/png"/>
  <manifest:file-entry manifest:full-path="Pictures/100000010000004000000040C84FF010D5C770F5.png" manifest:media-type="image/png"/>
  <manifest:file-entry manifest:full-path="Pictures/100000010000004000000040AF9CEAECBB270AB4.png" manifest:media-type="image/png"/>
  <manifest:file-entry manifest:full-path="Pictures/100000010000004000000040D2762C62A348548F.png" manifest:media-type="image/png"/>
  <manifest:file-entry manifest:full-path="Pictures/100000010000004000000040A401E18CD0C492E8.png" manifest:media-type="image/png"/>
  <manifest:file-entry manifest:full-path="Pictures/10000001000000400000004073BC58BE467A3DE9.png" manifest:media-type="image/png"/>
  <manifest:file-entry manifest:full-path="Pictures/10000000000000400000004060595B28CF20DA30.jpg" manifest:media-type="image/jpeg"/>
  <manifest:file-entry manifest:full-path="Pictures/1000000000000040000000409552E6E02DDBC7EC.jpg" manifest:media-type="image/jpeg"/>
  <manifest:file-entry manifest:full-path="Pictures/100000010000004000000040F21C1C22AB6F0F10.png" manifest:media-type="image/png"/>
  <manifest:file-entry manifest:full-path="Pictures/100000010000004000000040BF30B28CE4E5E60B.png" manifest:media-type="image/png"/>
  <manifest:file-entry manifest:full-path="Pictures/100000000000004000000040C4A528A6F9CB2255.jpg" manifest:media-type="image/jpeg"/>
  <manifest:file-entry manifest:full-path="Pictures/100000000000004000000040C232D2DECE1701AC.jpg" manifest:media-type="image/jpeg"/>
  <manifest:file-entry manifest:full-path="Pictures/1000000100000040000000406A43BA6C389B71B0.png" manifest:media-type="image/png"/>
  <manifest:file-entry manifest:full-path="Pictures/100000010000004000000040A8E22FB5EBB8A3CC.png" manifest:media-type="image/png"/>
  <manifest:file-entry manifest:full-path="Pictures/1000000100000040000000404A4F4D20332BED5B.png" manifest:media-type="image/png"/>
  <manifest:file-entry manifest:full-path="Pictures/10000001000000400000004022D5712A4DBD3777.png" manifest:media-type="image/png"/>
  <manifest:file-entry manifest:full-path="Pictures/10000000000000400000004036EB7D5B672DB9BE.jpg" manifest:media-type="image/jpeg"/>
  <manifest:file-entry manifest:full-path="Pictures/1000000100000040000000406CB28C533F2F026D.png" manifest:media-type="image/png"/>
  <manifest:file-entry manifest:full-path="Pictures/100000010000004000000040A08D9DB5C007EF54.png" manifest:media-type="image/png"/>
  <manifest:file-entry manifest:full-path="Pictures/100000010000004000000040079DE9B66003DC27.png" manifest:media-type="image/png"/>
  <manifest:file-entry manifest:full-path="Pictures/10000000000000400000004099D9FE8ADFAFDBED.png" manifest:media-type="image/png"/>
  <manifest:file-entry manifest:full-path="Pictures/100000000000004000000040367BA88DDC96ABAB.png" manifest:media-type="image/png"/>
  <manifest:file-entry manifest:full-path="Pictures/10000001000000400000004081723F48203836F9.png" manifest:media-type="image/png"/>
  <manifest:file-entry manifest:full-path="Pictures/1000000000000040000000400BDFD0DD51B935D5.jpg" manifest:media-type="image/jpeg"/>
  <manifest:file-entry manifest:full-path="Pictures/1000000100000040000000406C4467AF4E71A838.png" manifest:media-type="image/png"/>
  <manifest:file-entry manifest:full-path="Pictures/10000001000000400000004044A77BDC357A3357.png" manifest:media-type="image/png"/>
  <manifest:file-entry manifest:full-path="Pictures/10000001000000400000004011BCBC95A49F9F4C.png" manifest:media-type="image/png"/>
  <manifest:file-entry manifest:full-path="Pictures/100000000000004000000040368467F3A5C4891E.png" manifest:media-type="image/png"/>
  <manifest:file-entry manifest:full-path="Pictures/10000000000000400000004097F48E4798ADA53C.jpg" manifest:media-type="image/jpeg"/>
  <manifest:file-entry manifest:full-path="Pictures/100000000000004000000040AE47D2945FAF419F.jpg" manifest:media-type="image/jpeg"/>
  <manifest:file-entry manifest:full-path="Pictures/10000001000000400000004051CACE1FD815E723.png" manifest:media-type="image/png"/>
  <manifest:file-entry manifest:full-path="Pictures/100000010000004000000040392F6D6BDA5CBE98.png" manifest:media-type="image/png"/>
  <manifest:file-entry manifest:full-path="Pictures/10000000000000400000004015120810EBCF6D17.png" manifest:media-type="image/png"/>
  <manifest:file-entry manifest:full-path="Pictures/100000000000004000000040672AB5A7CD4C402E.jpg" manifest:media-type="image/jpeg"/>
  <manifest:file-entry manifest:full-path="Pictures/100000000000004000000040C578CCEE35173166.png" manifest:media-type="image/png"/>
  <manifest:file-entry manifest:full-path="Pictures/100000010000004000000040F0B0A4148275F751.png" manifest:media-type="image/png"/>
  <manifest:file-entry manifest:full-path="Pictures/1000000100000040000000406A958B6554CB2344.png" manifest:media-type="image/png"/>
  <manifest:file-entry manifest:full-path="Pictures/10000000000000400000004036A2B4A9DFADB762.jpg" manifest:media-type="image/jpeg"/>
  <manifest:file-entry manifest:full-path="Pictures/10000001000000400000004050762EC43672EFFC.png" manifest:media-type="image/png"/>
  <manifest:file-entry manifest:full-path="Pictures/10000001000000400000004039947EA39348FF39.png" manifest:media-type="image/png"/>
  <manifest:file-entry manifest:full-path="Pictures/100000000000004000000040CE9AB0CEAF284A2F.jpg" manifest:media-type="image/jpeg"/>
  <manifest:file-entry manifest:full-path="Pictures/100000010000004000000040CC7B2F09B77E63F4.png" manifest:media-type="image/png"/>
  <manifest:file-entry manifest:full-path="Pictures/100000010000004000000040D0DEB5A593382413.png" manifest:media-type="image/png"/>
  <manifest:file-entry manifest:full-path="Pictures/1000000100000040000000403C6005B42D6ED9BD.png" manifest:media-type="image/png"/>
  <manifest:file-entry manifest:full-path="Pictures/100000000000004000000040D36E929B0A463A9E.jpg" manifest:media-type="image/jpeg"/>
  <manifest:file-entry manifest:full-path="Pictures/100000010000004000000040E831838C53577CD5.png" manifest:media-type="image/png"/>
  <manifest:file-entry manifest:full-path="Pictures/10000001000000400000004000E2A92AF24FA1C1.png" manifest:media-type="image/png"/>
  <manifest:file-entry manifest:full-path="Pictures/100000010000003700000037FD74F206ECB554A8.png" manifest:media-type="image/png"/>
  <manifest:file-entry manifest:full-path="Pictures/1000000100000040000000400408058C50AB2547.png" manifest:media-type="image/png"/>
  <manifest:file-entry manifest:full-path="Pictures/100000010000004000000040D41828B186DB542F.png" manifest:media-type="image/png"/>
  <manifest:file-entry manifest:full-path="Pictures/100000010000004000000040F58D86AF5917312B.png" manifest:media-type="image/png"/>
  <manifest:file-entry manifest:full-path="Pictures/1000000000000040000000407550AF71A1E2C4A5.png" manifest:media-type="image/png"/>
  <manifest:file-entry manifest:full-path="Pictures/100000010000004000000040255E1927639AB1D9.png" manifest:media-type="image/png"/>
  <manifest:file-entry manifest:full-path="Pictures/100000000000004000000040D21B09DA041D8D86.png" manifest:media-type="image/png"/>
  <manifest:file-entry manifest:full-path="Pictures/100000010000004000000040DC50DFED47E8089D.png" manifest:media-type="image/png"/>
  <manifest:file-entry manifest:full-path="Pictures/100000010000004000000040B749A4280BCE882D.png" manifest:media-type="image/png"/>
  <manifest:file-entry manifest:full-path="Pictures/100000010000004000000040ED9BA9DC13FCF7C3.png" manifest:media-type="image/png"/>
  <manifest:file-entry manifest:full-path="Pictures/1000000000000040000000407FF80C2DB0962D8B.jpg" manifest:media-type="image/jpeg"/>
  <manifest:file-entry manifest:full-path="Pictures/1000000100000040000000408D2B7D394BB65992.png" manifest:media-type="image/png"/>
  <manifest:file-entry manifest:full-path="Pictures/100000000000004000000040DA60CE1AF2E02900.png" manifest:media-type="image/png"/>
  <manifest:file-entry manifest:full-path="Pictures/100000000000004000000040CB40D553005BA6C1.jpg" manifest:media-type="image/jpeg"/>
  <manifest:file-entry manifest:full-path="Pictures/100000010000004000000040150833F4C02BEEA1.png" manifest:media-type="image/png"/>
  <manifest:file-entry manifest:full-path="Pictures/1000000100000040000000404E238E65F55AFC8D.png" manifest:media-type="image/png"/>
  <manifest:file-entry manifest:full-path="Pictures/1000000100000040000000404FCAE03C626062B3.png" manifest:media-type="image/png"/>
  <manifest:file-entry manifest:full-path="Pictures/1000000100000040000000401F6BF84DA3F4F821.png" manifest:media-type="image/png"/>
  <manifest:file-entry manifest:full-path="Pictures/1000000100000040000000402FFF6A4D1DFFC1DE.png" manifest:media-type="image/png"/>
  <manifest:file-entry manifest:full-path="Pictures/100000010000004000000040F45DCB483C576F98.png" manifest:media-type="image/png"/>
  <manifest:file-entry manifest:full-path="Pictures/1000000100000040000000407F0791AA4470CEF6.png" manifest:media-type="image/png"/>
  <manifest:file-entry manifest:full-path="Pictures/100000000000004000000040AEABBA7027DAE531.jpg" manifest:media-type="image/jpeg"/>
  <manifest:file-entry manifest:full-path="Pictures/100000010000004000000040E440A07352E99149.png" manifest:media-type="image/png"/>
  <manifest:file-entry manifest:full-path="Pictures/100000000000004000000040A4CF7925BE169226.jpg" manifest:media-type="image/jpeg"/>
  <manifest:file-entry manifest:full-path="Pictures/10000001000000400000004038E71D13D7C22586.png" manifest:media-type="image/png"/>
  <manifest:file-entry manifest:full-path="Pictures/100000010000004000000040CE0878E277FFC25B.png" manifest:media-type="image/png"/>
  <manifest:file-entry manifest:full-path="Pictures/100000000000004000000040A3835CC4094F9849.jpg" manifest:media-type="image/jpeg"/>
  <manifest:file-entry manifest:full-path="Pictures/100000000000004000000040AA59E62D78AA28C7.png" manifest:media-type="image/png"/>
  <manifest:file-entry manifest:full-path="Pictures/10000001000000400000004047E128D642043B4E.png" manifest:media-type="image/png"/>
  <manifest:file-entry manifest:full-path="Pictures/100000010000004000000040477CC1631893A04A.png" manifest:media-type="image/png"/>
  <manifest:file-entry manifest:full-path="Pictures/1000000000000040000000409C4527D9BB7C798B.jpg" manifest:media-type="image/jpeg"/>
  <manifest:file-entry manifest:full-path="Pictures/10000001000000400000004042DF1F75392F5B5C.png" manifest:media-type="image/png"/>
  <manifest:file-entry manifest:full-path="Pictures/1000000100000040000000401118BE27701D4341.png" manifest:media-type="image/png"/>
  <manifest:file-entry manifest:full-path="Pictures/100000010000004000000040AC3AB9C46562D221.png" manifest:media-type="image/png"/>
  <manifest:file-entry manifest:full-path="Pictures/10000001000000400000004008F054522BC4B57F.png" manifest:media-type="image/png"/>
  <manifest:file-entry manifest:full-path="Pictures/100000010000004000000040BAF8AA9E0BC174AC.png" manifest:media-type="image/png"/>
  <manifest:file-entry manifest:full-path="Pictures/10000000000000400000004014FA587938460688.png" manifest:media-type="image/png"/>
  <manifest:file-entry manifest:full-path="Pictures/100000000000004000000040EC06DC0A73DB0288.png" manifest:media-type="image/png"/>
  <manifest:file-entry manifest:full-path="Pictures/100000010000004000000040498947CC4356D93B.png" manifest:media-type="image/png"/>
  <manifest:file-entry manifest:full-path="Pictures/100000010000004000000040A6FE5BA7CC9AFCC1.png" manifest:media-type="image/png"/>
  <manifest:file-entry manifest:full-path="Pictures/100000010000004000000040CE78DD759BB21E33.png" manifest:media-type="image/png"/>
  <manifest:file-entry manifest:full-path="Pictures/100000000000004000000040AEF51D07B93B69C2.jpg" manifest:media-type="image/jpeg"/>
  <manifest:file-entry manifest:full-path="Pictures/1000000100000040000000409D16070673361E4D.png" manifest:media-type="image/png"/>
  <manifest:file-entry manifest:full-path="Pictures/100000010000004000000040DA3FCECF267BFA24.png" manifest:media-type="image/png"/>
  <manifest:file-entry manifest:full-path="Pictures/100000010000004000000040B9BB048E67E24165.png" manifest:media-type="image/png"/>
  <manifest:file-entry manifest:full-path="Pictures/10000000000000400000004044E795FBBE43EEBA.jpg" manifest:media-type="image/jpeg"/>
  <manifest:file-entry manifest:full-path="Pictures/100000000000003C0000003C4CC16987C1839186.png" manifest:media-type="image/png"/>
  <manifest:file-entry manifest:full-path="Pictures/10000000000000400000004068023BF1DF36894F.jpg" manifest:media-type="image/jpeg"/>
  <manifest:file-entry manifest:full-path="Pictures/10000001000000400000004023469E2D17C64869.png" manifest:media-type="image/png"/>
  <manifest:file-entry manifest:full-path="Pictures/100000010000004000000040CEB59F28D6569E08.png" manifest:media-type="image/png"/>
  <manifest:file-entry manifest:full-path="Pictures/100000010000004000000040AD1988588177741D.png" manifest:media-type="image/png"/>
  <manifest:file-entry manifest:full-path="Pictures/1000000100000040000000408A8B9AFFD3C52B4B.png" manifest:media-type="image/png"/>
  <manifest:file-entry manifest:full-path="Pictures/100000000000004000000040C0D1F7FAE52EFDD0.jpg" manifest:media-type="image/jpeg"/>
  <manifest:file-entry manifest:full-path="Pictures/1000000100000040000000405E7DE08F5197414C.png" manifest:media-type="image/png"/>
  <manifest:file-entry manifest:full-path="Pictures/100000010000004000000040E3A61B911D918D6C.png" manifest:media-type="image/png"/>
  <manifest:file-entry manifest:full-path="Pictures/1000000000000040000000406A0BBA3834706776.png" manifest:media-type="image/png"/>
  <manifest:file-entry manifest:full-path="Pictures/100000010000004000000040653FE2ED2C5B55D4.png" manifest:media-type="image/png"/>
  <manifest:file-entry manifest:full-path="Pictures/1000000100000040000000405A46F32DF1D73138.png" manifest:media-type="image/png"/>
  <manifest:file-entry manifest:full-path="Pictures/10000001000000400000004093556896F915AA8B.png" manifest:media-type="image/png"/>
  <manifest:file-entry manifest:full-path="Pictures/1000000000000040000000405D2E2F70F1A4EA3A.jpg" manifest:media-type="image/jpeg"/>
  <manifest:file-entry manifest:full-path="Pictures/100000000000004000000040C1E480EB84112B40.jpg" manifest:media-type="image/jpeg"/>
  <manifest:file-entry manifest:full-path="Pictures/100000010000004000000040A49EB6AA4194FEE4.png" manifest:media-type="image/png"/>
  <manifest:file-entry manifest:full-path="Pictures/1000000100000040000000405D4595EF0086BF31.png" manifest:media-type="image/png"/>
  <manifest:file-entry manifest:full-path="Pictures/100000010000004000000040C75D78CB3AD2E3D8.png" manifest:media-type="image/png"/>
  <manifest:file-entry manifest:full-path="Pictures/1000000100000040000000407DFEF473E6D9E11B.png" manifest:media-type="image/png"/>
  <manifest:file-entry manifest:full-path="Pictures/1000000000000040000000400D4B191376F6A558.jpg" manifest:media-type="image/jpeg"/>
  <manifest:file-entry manifest:full-path="Pictures/1000000000000040000000404FA422E4EE3003D3.png" manifest:media-type="image/png"/>
  <manifest:file-entry manifest:full-path="Pictures/100000010000004000000040A1C891F72EBB06ED.png" manifest:media-type="image/png"/>
  <manifest:file-entry manifest:full-path="Pictures/1000000100000040000000409C06DD584606B5CF.png" manifest:media-type="image/png"/>
  <manifest:file-entry manifest:full-path="Pictures/100000010000004000000040D87D08B4BCA34790.png" manifest:media-type="image/png"/>
  <manifest:file-entry manifest:full-path="Pictures/100000010000004000000040BF7D4C5EDB9127CA.png" manifest:media-type="image/png"/>
  <manifest:file-entry manifest:full-path="Pictures/100000010000004000000040B3486550B5802D05.png" manifest:media-type="image/png"/>
  <manifest:file-entry manifest:full-path="Pictures/100000010000004000000040F081EBA56A15E259.png" manifest:media-type="image/png"/>
  <manifest:file-entry manifest:full-path="Pictures/1000000100000040000000400231868154FD7821.png" manifest:media-type="image/png"/>
  <manifest:file-entry manifest:full-path="Pictures/100000010000004000000040DE3053CB291AD4E6.png" manifest:media-type="image/png"/>
  <manifest:file-entry manifest:full-path="Pictures/1000000000000040000000404C9E3471B6354912.jpg" manifest:media-type="image/jpeg"/>
  <manifest:file-entry manifest:full-path="Pictures/1000000000000040000000402E08679D9D550F85.jpg" manifest:media-type="image/jpeg"/>
  <manifest:file-entry manifest:full-path="Pictures/100000010000004000000040413517637A1F3536.png" manifest:media-type="image/png"/>
  <manifest:file-entry manifest:full-path="Pictures/100000010000004000000040A0C56A1633208B23.png" manifest:media-type="image/png"/>
  <manifest:file-entry manifest:full-path="Pictures/10000000000000400000004092285046D8AE2D55.png" manifest:media-type="image/png"/>
  <manifest:file-entry manifest:full-path="Pictures/100000000000004000000040F2AE814B4498B859.png" manifest:media-type="image/png"/>
  <manifest:file-entry manifest:full-path="Pictures/10000001000000400000004045A04D7E8BC8BE53.png" manifest:media-type="image/png"/>
  <manifest:file-entry manifest:full-path="Pictures/1000000100000040000000403F23A64DA88C1F25.png" manifest:media-type="image/png"/>
  <manifest:file-entry manifest:full-path="Pictures/100000000000004000000040EB4663E53A4C0B95.jpg" manifest:media-type="image/jpeg"/>
  <manifest:file-entry manifest:full-path="Pictures/100000000000004000000040F9CE998FD8973E72.png" manifest:media-type="image/png"/>
  <manifest:file-entry manifest:full-path="Pictures/1000000100000040000000406EF155F7EE1C13FD.png" manifest:media-type="image/png"/>
  <manifest:file-entry manifest:full-path="Pictures/10000001000000400000004033722D1E99E07811.png" manifest:media-type="image/png"/>
  <manifest:file-entry manifest:full-path="Pictures/100000010000004000000040F42F6EA55C957107.png" manifest:media-type="image/png"/>
  <manifest:file-entry manifest:full-path="Pictures/100000010000002000000020A1531920954A2A45.png" manifest:media-type="image/png"/>
  <manifest:file-entry manifest:full-path="Pictures/100000010000004000000040F63BA78931AAD1A0.png" manifest:media-type="image/png"/>
  <manifest:file-entry manifest:full-path="Pictures/100000000000004000000040BCD188F68611C55E.jpg" manifest:media-type="image/jpeg"/>
  <manifest:file-entry manifest:full-path="Pictures/100000010000004000000040FE115FA314648E08.png" manifest:media-type="image/png"/>
  <manifest:file-entry manifest:full-path="Pictures/10000001000000400000004084F4ADDE06D83F14.png" manifest:media-type="image/png"/>
  <manifest:file-entry manifest:full-path="Pictures/100000000000004000000040673E3D04F84E6E8C.jpg" manifest:media-type="image/jpeg"/>
  <manifest:file-entry manifest:full-path="Pictures/10000001000000400000004065EAF921D511F379.png" manifest:media-type="image/png"/>
  <manifest:file-entry manifest:full-path="Pictures/1000000000000040000000407D16E19B78399AAA.jpg" manifest:media-type="image/jpeg"/>
  <manifest:file-entry manifest:full-path="Pictures/100000010000004000000040040398761BD9C187.png" manifest:media-type="image/png"/>
  <manifest:file-entry manifest:full-path="Pictures/100000010000004000000040E2A282218A3C67A7.png" manifest:media-type="image/png"/>
  <manifest:file-entry manifest:full-path="Pictures/100000010000004000000040B8BAA9CFA2B7E7F2.png" manifest:media-type="image/png"/>
  <manifest:file-entry manifest:full-path="Pictures/1000000100000040000000406CF5B86AD1959A7C.png" manifest:media-type="image/png"/>
  <manifest:file-entry manifest:full-path="Pictures/100000010000004000000040CCDCF4FA0D65205D.png" manifest:media-type="image/png"/>
  <manifest:file-entry manifest:full-path="Pictures/10000001000000400000004072CCBDC24B4A502F.png" manifest:media-type="image/png"/>
  <manifest:file-entry manifest:full-path="Pictures/1000000100000040000000406DE5B8CEFD1343AC.png" manifest:media-type="image/png"/>
  <manifest:file-entry manifest:full-path="Pictures/10000001000000400000004017760DB01AF83316.png" manifest:media-type="image/png"/>
  <manifest:file-entry manifest:full-path="Pictures/100000010000004000000040C9E1DDE36888F9DC.png" manifest:media-type="image/png"/>
  <manifest:file-entry manifest:full-path="Pictures/10000000000000400000004037B708F64FCD597D.png" manifest:media-type="image/png"/>
  <manifest:file-entry manifest:full-path="Pictures/1000000000000040000000402A38CB891588BDDD.png" manifest:media-type="image/png"/>
  <manifest:file-entry manifest:full-path="Pictures/1000000000000040000000401B00CF023BDB5007.jpg" manifest:media-type="image/jpeg"/>
  <manifest:file-entry manifest:full-path="Pictures/100000010000004000000040BF62AB15D6B6BD6B.png" manifest:media-type="image/png"/>
  <manifest:file-entry manifest:full-path="Pictures/1000000100000040000000401610A24F172509D7.png" manifest:media-type="image/png"/>
  <manifest:file-entry manifest:full-path="Pictures/100000000000004000000040757BE687AEAB4CA7.png" manifest:media-type="image/png"/>
  <manifest:file-entry manifest:full-path="Pictures/1000000100000040000000401F8DC94EBB143049.png" manifest:media-type="image/png"/>
  <manifest:file-entry manifest:full-path="Pictures/100000010000004000000040F5B340C6082FEEAF.png" manifest:media-type="image/png"/>
  <manifest:file-entry manifest:full-path="Pictures/1000000000000040000000409261C539A64ADA33.jpg" manifest:media-type="image/jpeg"/>
  <manifest:file-entry manifest:full-path="Pictures/10000001000000400000004081613CD1951B2C48.png" manifest:media-type="image/png"/>
  <manifest:file-entry manifest:full-path="Pictures/100000010000004000000040E7C3665FA55369D4.png" manifest:media-type="image/png"/>
  <manifest:file-entry manifest:full-path="Pictures/10000001000000400000004062F82CA7AF19CA1E.png" manifest:media-type="image/png"/>
  <manifest:file-entry manifest:full-path="Pictures/1000000100000040000000401296ADDC3915FA7C.png" manifest:media-type="image/png"/>
  <manifest:file-entry manifest:full-path="Pictures/100000010000004000000040E39532053A46317E.png" manifest:media-type="image/png"/>
  <manifest:file-entry manifest:full-path="Pictures/1000000100000040000000405A84DC1F375D131B.png" manifest:media-type="image/png"/>
  <manifest:file-entry manifest:full-path="Pictures/10000001000000400000004037AAC076E74923C2.png" manifest:media-type="image/png"/>
  <manifest:file-entry manifest:full-path="Pictures/1000000100000040000000406893380AE2DA66D0.png" manifest:media-type="image/png"/>
  <manifest:file-entry manifest:full-path="Pictures/1000000100000040000000402D76A8318D3046BB.png" manifest:media-type="image/png"/>
  <manifest:file-entry manifest:full-path="Pictures/100000000000004000000040DF9E943904F565D0.png" manifest:media-type="image/png"/>
  <manifest:file-entry manifest:full-path="Pictures/10000000000000400000004071223B47A211F94F.jpg" manifest:media-type="image/jpeg"/>
  <manifest:file-entry manifest:full-path="Pictures/10000001000000400000004056D38A7A1883A13F.png" manifest:media-type="image/png"/>
  <manifest:file-entry manifest:full-path="Pictures/10000001000000400000004017E3021B9324E3AF.png" manifest:media-type="image/png"/>
  <manifest:file-entry manifest:full-path="Pictures/10000001000000400000004055165BC67DFFAB90.png" manifest:media-type="image/png"/>
  <manifest:file-entry manifest:full-path="Pictures/10000000000000400000004084A2BD7E971E5DF2.jpg" manifest:media-type="image/jpeg"/>
  <manifest:file-entry manifest:full-path="Pictures/10000001000000400000004056296214A46007AC.png" manifest:media-type="image/png"/>
  <manifest:file-entry manifest:full-path="Pictures/100000010000004000000040714AA4CEA6AA8288.png" manifest:media-type="image/png"/>
  <manifest:file-entry manifest:full-path="Pictures/1000000000000040000000405C94AE0027CA2FC0.jpg" manifest:media-type="image/jpeg"/>
  <manifest:file-entry manifest:full-path="Pictures/1000000000000040000000401DF7E2D812A6D654.jpg" manifest:media-type="image/jpeg"/>
  <manifest:file-entry manifest:full-path="Pictures/1000000000000040000000403899D6A6DE3F987A.jpg" manifest:media-type="image/jpeg"/>
  <manifest:file-entry manifest:full-path="Pictures/100000000000003800000038839FC4669FCB8BD1.png" manifest:media-type="image/png"/>
  <manifest:file-entry manifest:full-path="Pictures/10000000000000400000004021C028E183C9509A.jpg" manifest:media-type="image/jpeg"/>
  <manifest:file-entry manifest:full-path="Pictures/1000000100000040000000409F8929BB9B4AA142.png" manifest:media-type="image/png"/>
  <manifest:file-entry manifest:full-path="Pictures/10000000000000400000004001CC1AF7BF80B4FE.png" manifest:media-type="image/png"/>
  <manifest:file-entry manifest:full-path="Pictures/1000000100000040000000407E4FC33457933085.png" manifest:media-type="image/png"/>
  <manifest:file-entry manifest:full-path="Pictures/100000010000004000000040D4D084F98D9D3DE1.png" manifest:media-type="image/png"/>
  <manifest:file-entry manifest:full-path="Pictures/10000001000000400000004054C4DBAA7E866630.png" manifest:media-type="image/png"/>
  <manifest:file-entry manifest:full-path="Pictures/1000000000000040000000400E3D9991B35B3F09.jpg" manifest:media-type="image/jpeg"/>
  <manifest:file-entry manifest:full-path="Pictures/100000010000004000000040B56BAE666E89F89B.png" manifest:media-type="image/png"/>
  <manifest:file-entry manifest:full-path="Pictures/1000000100000040000000402530448E9468E979.png" manifest:media-type="image/png"/>
  <manifest:file-entry manifest:full-path="Pictures/100000010000004000000040C8F41FAEAA498C4F.png" manifest:media-type="image/png"/>
  <manifest:file-entry manifest:full-path="Pictures/10000001000000400000004067DB0E7CF7F487F3.png" manifest:media-type="image/png"/>
  <manifest:file-entry manifest:full-path="Pictures/100000010000004000000040C7EA09F571A2663C.png" manifest:media-type="image/png"/>
  <manifest:file-entry manifest:full-path="Pictures/10000000000000400000004039AF50C927C9B536.jpg" manifest:media-type="image/jpeg"/>
  <manifest:file-entry manifest:full-path="Pictures/100000000000004000000040DDC48B972CDDFFBA.jpg" manifest:media-type="image/jpeg"/>
  <manifest:file-entry manifest:full-path="Pictures/10000000000000400000004000D47CEA90871D07.png" manifest:media-type="image/png"/>
  <manifest:file-entry manifest:full-path="Pictures/1000000100000040000000409019B1208B703EBF.png" manifest:media-type="image/png"/>
  <manifest:file-entry manifest:full-path="Pictures/100000000000004000000040ED28BE5376C283CD.jpg" manifest:media-type="image/jpeg"/>
  <manifest:file-entry manifest:full-path="Pictures/100000010000004000000040C178746FB4F4F038.png" manifest:media-type="image/png"/>
  <manifest:file-entry manifest:full-path="Pictures/1000000000000040000000402B9D589D4F293428.jpg" manifest:media-type="image/jpeg"/>
  <manifest:file-entry manifest:full-path="Pictures/1000000100000040000000405F032CDA46C76E13.png" manifest:media-type="image/png"/>
  <manifest:file-entry manifest:full-path="Pictures/100000000000004000000040F061B0A3D9F89712.png" manifest:media-type="image/png"/>
  <manifest:file-entry manifest:full-path="Pictures/100000000000004000000040C99CF981EF6948EA.jpg" manifest:media-type="image/jpeg"/>
  <manifest:file-entry manifest:full-path="Pictures/100000010000004000000040C9B1C6BE50C8F637.png" manifest:media-type="image/png"/>
  <manifest:file-entry manifest:full-path="Pictures/1000000000000040000000404166E0A62E9EFA88.jpg" manifest:media-type="image/jpeg"/>
  <manifest:file-entry manifest:full-path="Pictures/1000000000000040000000403245BC4527B8A460.jpg" manifest:media-type="image/jpeg"/>
  <manifest:file-entry manifest:full-path="Pictures/1000000100000040000000403046420707E09010.png" manifest:media-type="image/png"/>
  <manifest:file-entry manifest:full-path="Pictures/1000000100000040000000402D3894B79A62244D.png" manifest:media-type="image/png"/>
  <manifest:file-entry manifest:full-path="Pictures/10000001000000400000004024E6F5186107E990.png" manifest:media-type="image/png"/>
  <manifest:file-entry manifest:full-path="Pictures/100000000000004000000040FB2FDA9320E47347.jpg" manifest:media-type="image/jpeg"/>
  <manifest:file-entry manifest:full-path="Pictures/1000000100000040000000407D506C510FB7B9C4.png" manifest:media-type="image/png"/>
  <manifest:file-entry manifest:full-path="Pictures/100000010000004000000040AC5D017112CF5539.png" manifest:media-type="image/png"/>
  <manifest:file-entry manifest:full-path="Pictures/100000000000004000000040E8536610ABD163B5.jpg" manifest:media-type="image/jpeg"/>
  <manifest:file-entry manifest:full-path="Pictures/10000001000000400000004056DDB2FB83401A23.png" manifest:media-type="image/png"/>
  <manifest:file-entry manifest:full-path="Pictures/100000010000004000000040D883CF41CFA49892.png" manifest:media-type="image/png"/>
  <manifest:file-entry manifest:full-path="Pictures/10000000000000400000004026196E0BD57BBAD4.png" manifest:media-type="image/png"/>
  <manifest:file-entry manifest:full-path="Pictures/10000000000000400000004003B5B98F6D8ADF24.png" manifest:media-type="image/png"/>
  <manifest:file-entry manifest:full-path="Pictures/1000000000000040000000408D74D4E37A4C8AA1.jpg" manifest:media-type="image/jpeg"/>
  <manifest:file-entry manifest:full-path="Pictures/1000000100000040000000406003BAC7D3F6BABA.png" manifest:media-type="image/png"/>
  <manifest:file-entry manifest:full-path="Pictures/100000010000004000000040A9E768D3D42330B5.png" manifest:media-type="image/png"/>
  <manifest:file-entry manifest:full-path="Pictures/100000010000004000000040DA035A95BF51FA0E.png" manifest:media-type="image/png"/>
  <manifest:file-entry manifest:full-path="Pictures/1000000000000040000000402E2AF0E65C9898CC.jpg" manifest:media-type="image/jpeg"/>
  <manifest:file-entry manifest:full-path="Pictures/10000000000000400000004023E4D516A118DB2F.jpg" manifest:media-type="image/jpeg"/>
  <manifest:file-entry manifest:full-path="Pictures/100000010000004000000040335B257FE872F618.png" manifest:media-type="image/png"/>
  <manifest:file-entry manifest:full-path="Pictures/10000001000000400000004054D7DB4E8BA85762.png" manifest:media-type="image/png"/>
  <manifest:file-entry manifest:full-path="Pictures/1000000000000040000000402C517E974D42655A.jpg" manifest:media-type="image/jpeg"/>
  <manifest:file-entry manifest:full-path="Pictures/100000010000004000000040DE9E3EE4A041ABF7.png" manifest:media-type="image/png"/>
  <manifest:file-entry manifest:full-path="Pictures/10000001000000400000004072EB886489E468B5.png" manifest:media-type="image/png"/>
  <manifest:file-entry manifest:full-path="Pictures/10000000000000400000004000AC4C90D7646111.jpg" manifest:media-type="image/jpeg"/>
  <manifest:file-entry manifest:full-path="Pictures/1000000000000040000000409C8DB9802289D1B0.jpg" manifest:media-type="image/jpeg"/>
  <manifest:file-entry manifest:full-path="Pictures/1000000000000040000000401E45170AFB6F9BFD.jpg" manifest:media-type="image/jpeg"/>
  <manifest:file-entry manifest:full-path="Pictures/10000000000000400000004063E21F852D5F5643.jpg" manifest:media-type="image/jpeg"/>
  <manifest:file-entry manifest:full-path="Pictures/100000000000004000000040D2403D35084687C9.png" manifest:media-type="image/png"/>
  <manifest:file-entry manifest:full-path="Pictures/1000000100000040000000401C8A7BD27FB29279.png" manifest:media-type="image/png"/>
  <manifest:file-entry manifest:full-path="Pictures/10000001000000400000004030B9013D1BE1894D.png" manifest:media-type="image/png"/>
  <manifest:file-entry manifest:full-path="Pictures/100000000000004000000040F53D2C3C6EE72532.jpg" manifest:media-type="image/jpeg"/>
  <manifest:file-entry manifest:full-path="Pictures/10000000000000400000004091B1D98CE44AAD52.png" manifest:media-type="image/png"/>
  <manifest:file-entry manifest:full-path="Pictures/10000001000000400000004000714F2D4BF4F303.png" manifest:media-type="image/png"/>
  <manifest:file-entry manifest:full-path="Pictures/1000000100000040000000405840E0D5DC20009F.png" manifest:media-type="image/png"/>
  <manifest:file-entry manifest:full-path="Pictures/100000010000004000000040ED751A7CED45E3DB.png" manifest:media-type="image/png"/>
  <manifest:file-entry manifest:full-path="Pictures/10000000000000400000004080D77639FF8312A4.png" manifest:media-type="image/png"/>
  <manifest:file-entry manifest:full-path="Pictures/1000000100000040000000409AACC95729FBE3F4.png" manifest:media-type="image/png"/>
  <manifest:file-entry manifest:full-path="Pictures/100000000000004000000040BB29A116BF03D1CE.png" manifest:media-type="image/png"/>
  <manifest:file-entry manifest:full-path="Pictures/10000000000000400000004040C6385C275C7F63.jpg" manifest:media-type="image/jpeg"/>
  <manifest:file-entry manifest:full-path="Pictures/10000000000000400000004060DF01A89FD3A040.jpg" manifest:media-type="image/jpeg"/>
  <manifest:file-entry manifest:full-path="Pictures/100000000000004000000040EF06D7A844313B41.jpg" manifest:media-type="image/jpeg"/>
  <manifest:file-entry manifest:full-path="Pictures/100000000000004000000040C443D9C2037A50A3.png" manifest:media-type="image/png"/>
  <manifest:file-entry manifest:full-path="Pictures/100000010000004000000040CC89645A71E56DE5.png" manifest:media-type="image/png"/>
  <manifest:file-entry manifest:full-path="Pictures/100000010000004000000040AA5E7D7E720E913D.png" manifest:media-type="image/png"/>
  <manifest:file-entry manifest:full-path="Pictures/1000000100000040000000406682E0952A707B76.png" manifest:media-type="image/png"/>
  <manifest:file-entry manifest:full-path="Pictures/10000000000000400000004058E80B020AC62F4F.jpg" manifest:media-type="image/jpeg"/>
  <manifest:file-entry manifest:full-path="Pictures/100000000000004000000040F201EF076F1A1DBE.png" manifest:media-type="image/png"/>
  <manifest:file-entry manifest:full-path="Pictures/100000000000004000000040FC4183F5E853D218.jpg" manifest:media-type="image/jpeg"/>
  <manifest:file-entry manifest:full-path="Pictures/10000001000000400000004072FAC28AC618558D.png" manifest:media-type="image/png"/>
  <manifest:file-entry manifest:full-path="Pictures/1000000000000040000000407E3D8277B300E8D4.png" manifest:media-type="image/png"/>
  <manifest:file-entry manifest:full-path="Pictures/10000000000000400000004011B18141EF21B186.jpg" manifest:media-type="image/jpeg"/>
  <manifest:file-entry manifest:full-path="Pictures/100000010000004000000040C457D5BC1D040649.png" manifest:media-type="image/png"/>
  <manifest:file-entry manifest:full-path="Pictures/100000010000004000000040B1946103CCA15CD4.png" manifest:media-type="image/png"/>
  <manifest:file-entry manifest:full-path="Pictures/1000000100000040000000407D059275638CFAEB.png" manifest:media-type="image/png"/>
  <manifest:file-entry manifest:full-path="Pictures/100000000000004000000040C49705EFF6E377DB.jpg" manifest:media-type="image/jpeg"/>
  <manifest:file-entry manifest:full-path="Pictures/100000010000004000000040075694D6218B1DF6.png" manifest:media-type="image/png"/>
  <manifest:file-entry manifest:full-path="Pictures/1000000000000040000000406B09BC244E1B992F.png" manifest:media-type="image/png"/>
  <manifest:file-entry manifest:full-path="Pictures/100000000000004000000040B3C71125634A76D1.jpg" manifest:media-type="image/jpeg"/>
  <manifest:file-entry manifest:full-path="Pictures/100000000000004000000040EBB9128EAFF33521.jpg" manifest:media-type="image/jpeg"/>
  <manifest:file-entry manifest:full-path="Pictures/1000000100000040000000406822111FBC7488BA.png" manifest:media-type="image/png"/>
  <manifest:file-entry manifest:full-path="Pictures/1000000100000040000000407CC3324DEDC17FCB.png" manifest:media-type="image/png"/>
  <manifest:file-entry manifest:full-path="Pictures/100000010000004000000040ACE6EF398EFF91CE.png" manifest:media-type="image/png"/>
  <manifest:file-entry manifest:full-path="Pictures/100000010000004000000040FC0FAEA912186569.png" manifest:media-type="image/png"/>
  <manifest:file-entry manifest:full-path="Pictures/10000000000000400000004082738A71ED8AE791.png" manifest:media-type="image/png"/>
  <manifest:file-entry manifest:full-path="Pictures/10000000000000400000004035A934495A098149.jpg" manifest:media-type="image/jpeg"/>
  <manifest:file-entry manifest:full-path="Pictures/100000010000004000000040D8236F8EB474F737.png" manifest:media-type="image/png"/>
  <manifest:file-entry manifest:full-path="Pictures/1000000100000040000000402D8F73A3C2249189.png" manifest:media-type="image/png"/>
  <manifest:file-entry manifest:full-path="Pictures/10000000000000400000004021A08BFB93EBD126.png" manifest:media-type="image/png"/>
  <manifest:file-entry manifest:full-path="Pictures/100000010000004000000040BB4F0895204336CB.png" manifest:media-type="image/png"/>
  <manifest:file-entry manifest:full-path="Pictures/100000000000004000000040AF4026CCB4B2DF92.jpg" manifest:media-type="image/jpeg"/>
  <manifest:file-entry manifest:full-path="Pictures/100000010000004000000040AB86F998BE52ABF0.png" manifest:media-type="image/png"/>
  <manifest:file-entry manifest:full-path="Pictures/100000010000004000000040EF99690CFC3E9BB9.png" manifest:media-type="image/png"/>
  <manifest:file-entry manifest:full-path="Pictures/1000000100000040000000405D5EE647168EB7DF.png" manifest:media-type="image/png"/>
  <manifest:file-entry manifest:full-path="Pictures/100000010000004000000040A8459A3DB67B6D8D.png" manifest:media-type="image/png"/>
  <manifest:file-entry manifest:full-path="Pictures/100000010000004000000040C478ABC17F738BF0.png" manifest:media-type="image/png"/>
  <manifest:file-entry manifest:full-path="Pictures/100000000000004000000040D52E4611AC20D4C7.png" manifest:media-type="image/png"/>
  <manifest:file-entry manifest:full-path="Pictures/1000000000000040000000402722DAA2D7D1F52C.jpg" manifest:media-type="image/jpeg"/>
  <manifest:file-entry manifest:full-path="Pictures/100000000000004000000040E53D93B0FE607D2F.png" manifest:media-type="image/png"/>
  <manifest:file-entry manifest:full-path="Pictures/1000000100000040000000409EAFC7316A1DADF1.png" manifest:media-type="image/png"/>
  <manifest:file-entry manifest:full-path="Pictures/1000000100000040000000400440D9DB86871156.png" manifest:media-type="image/png"/>
  <manifest:file-entry manifest:full-path="Pictures/10000001000000400000004031C7D7D43860D770.png" manifest:media-type="image/png"/>
  <manifest:file-entry manifest:full-path="Pictures/1000000100000040000000404E80B7C32ED7A2AC.png" manifest:media-type="image/png"/>
  <manifest:file-entry manifest:full-path="Pictures/100000010000004000000040387C2888453A8268.png" manifest:media-type="image/png"/>
  <manifest:file-entry manifest:full-path="Pictures/100000010000004000000040F234FCE20B0A1B86.png" manifest:media-type="image/png"/>
  <manifest:file-entry manifest:full-path="Pictures/100000010000004000000040F957BF1B3F716883.png" manifest:media-type="image/png"/>
  <manifest:file-entry manifest:full-path="Pictures/100000000000004000000040B84DF3E16CFDAFE7.jpg" manifest:media-type="image/jpeg"/>
  <manifest:file-entry manifest:full-path="Pictures/10000000000000400000004089CA8816E585C25D.jpg" manifest:media-type="image/jpeg"/>
  <manifest:file-entry manifest:full-path="Pictures/100000010000004000000040206CCBA9AE978B28.png" manifest:media-type="image/png"/>
  <manifest:file-entry manifest:full-path="Pictures/1000000000000040000000409A06042134D78523.png" manifest:media-type="image/png"/>
  <manifest:file-entry manifest:full-path="Pictures/100000010000004000000040DC35646ADB4C8C72.png" manifest:media-type="image/png"/>
  <manifest:file-entry manifest:full-path="Pictures/100000010000003C0000003C819C8099EA673229.png" manifest:media-type="image/png"/>
  <manifest:file-entry manifest:full-path="Pictures/100000000000004000000040E5CD8085B7FFED3F.jpg" manifest:media-type="image/jpeg"/>
  <manifest:file-entry manifest:full-path="Pictures/100000000000004000000040B2B380C9FDA000D1.png" manifest:media-type="image/png"/>
  <manifest:file-entry manifest:full-path="Pictures/100000010000004000000040CDDC333992C08689.png" manifest:media-type="image/png"/>
  <manifest:file-entry manifest:full-path="Pictures/100000000000004000000040DA715978E85DC476.jpg" manifest:media-type="image/jpeg"/>
  <manifest:file-entry manifest:full-path="Pictures/100000010000004000000040AC80B00AC87BC561.png" manifest:media-type="image/png"/>
  <manifest:file-entry manifest:full-path="Pictures/1000000100000040000000401837AF665BD6850B.png" manifest:media-type="image/png"/>
  <manifest:file-entry manifest:full-path="Pictures/100000010000004000000040EADA7AA68B397B53.png" manifest:media-type="image/png"/>
  <manifest:file-entry manifest:full-path="Pictures/100000010000004000000040C779D96E27E7AFFD.png" manifest:media-type="image/png"/>
  <manifest:file-entry manifest:full-path="Pictures/100000010000004000000040C926B11AE22C6F94.png" manifest:media-type="image/png"/>
  <manifest:file-entry manifest:full-path="Pictures/100000010000004000000040A49BC0ACE5CD1688.png" manifest:media-type="image/png"/>
  <manifest:file-entry manifest:full-path="Pictures/1000000100000040000000400ED7CC13F8984F27.png" manifest:media-type="image/png"/>
  <manifest:file-entry manifest:full-path="Pictures/100000000000004000000040CACC522F1C695BB9.jpg" manifest:media-type="image/jpeg"/>
  <manifest:file-entry manifest:full-path="Pictures/100000000000004000000040A49AECC3DD0BF02C.jpg" manifest:media-type="image/jpeg"/>
  <manifest:file-entry manifest:full-path="Pictures/100000000000004000000040DBA5BE1C277D1E4D.png" manifest:media-type="image/png"/>
  <manifest:file-entry manifest:full-path="Pictures/100000010000004000000040DA9468F987371F86.png" manifest:media-type="image/png"/>
  <manifest:file-entry manifest:full-path="Pictures/100000010000004000000040B9E3F00547A10C73.png" manifest:media-type="image/png"/>
  <manifest:file-entry manifest:full-path="Pictures/1000000100000040000000404270EE2402AC28E7.png" manifest:media-type="image/png"/>
  <manifest:file-entry manifest:full-path="Pictures/100000000000004000000040DD298852B0623392.jpg" manifest:media-type="image/jpeg"/>
  <manifest:file-entry manifest:full-path="Pictures/100000000000004000000040C75F5E05BE2BCEAE.jpg" manifest:media-type="image/jpeg"/>
  <manifest:file-entry manifest:full-path="Pictures/1000000000000040000000403B8CC372407DD522.jpg" manifest:media-type="image/jpeg"/>
  <manifest:file-entry manifest:full-path="Pictures/100000000000004000000040642B773D30098CCE.png" manifest:media-type="image/png"/>
  <manifest:file-entry manifest:full-path="Pictures/10000001000000400000004094733CEB0060FEF4.png" manifest:media-type="image/png"/>
  <manifest:file-entry manifest:full-path="Pictures/100000010000004000000040D5FBCC994ABF0ECD.png" manifest:media-type="image/png"/>
  <manifest:file-entry manifest:full-path="Pictures/100000010000004000000040F73CDE0071A99889.png" manifest:media-type="image/png"/>
  <manifest:file-entry manifest:full-path="Pictures/10000000000001A4000001A4EC5D74DC41AF7640.png" manifest:media-type="image/png"/>
  <manifest:file-entry manifest:full-path="Pictures/10000001000000400000004066071C566BFD4738.png" manifest:media-type="image/png"/>
  <manifest:file-entry manifest:full-path="Pictures/100000000000004000000040AA43A5031DDEC329.jpg" manifest:media-type="image/jpeg"/>
  <manifest:file-entry manifest:full-path="Pictures/100000010000004000000040F1211E778023608C.png" manifest:media-type="image/png"/>
  <manifest:file-entry manifest:full-path="Pictures/10000001000000400000004022DEFDA540D8FE8E.png" manifest:media-type="image/png"/>
  <manifest:file-entry manifest:full-path="Pictures/100000010000004000000040DB82630571CE5C05.png" manifest:media-type="image/png"/>
  <manifest:file-entry manifest:full-path="Pictures/100000010000004000000040C37A84DED5A7B0A5.png" manifest:media-type="image/png"/>
  <manifest:file-entry manifest:full-path="Pictures/100000010000004000000040BA227F59465C97B3.png" manifest:media-type="image/png"/>
  <manifest:file-entry manifest:full-path="Pictures/1000000000000040000000408352A6C228FA710B.jpg" manifest:media-type="image/jpeg"/>
  <manifest:file-entry manifest:full-path="Pictures/10000001000000400000004075E65F18C6274289.png" manifest:media-type="image/png"/>
  <manifest:file-entry manifest:full-path="Pictures/1000000100000040000000408BBCFC258AAAEAB6.png" manifest:media-type="image/png"/>
  <manifest:file-entry manifest:full-path="Pictures/10000001000000400000004097E70AD4C139FD00.png" manifest:media-type="image/png"/>
  <manifest:file-entry manifest:full-path="Pictures/100000010000004000000040B19D894ECEEF3ABC.png" manifest:media-type="image/png"/>
  <manifest:file-entry manifest:full-path="Pictures/100000000000004000000040AA67AD2F10A8EE73.png" manifest:media-type="image/png"/>
  <manifest:file-entry manifest:full-path="Pictures/100000010000004000000040A807FED89D5FB14E.png" manifest:media-type="image/png"/>
  <manifest:file-entry manifest:full-path="Pictures/100000000000004000000040B32590B2B43C0B10.jpg" manifest:media-type="image/jpeg"/>
  <manifest:file-entry manifest:full-path="Pictures/1000000000000040000000408926235AD4BBCA23.jpg" manifest:media-type="image/jpeg"/>
  <manifest:file-entry manifest:full-path="Pictures/100000010000004000000040ED442656D0F4B947.png" manifest:media-type="image/png"/>
  <manifest:file-entry manifest:full-path="Pictures/1000000000000040000000403827B60B411A5502.jpg" manifest:media-type="image/jpeg"/>
  <manifest:file-entry manifest:full-path="Pictures/100000000000004000000040A8F6E4363A6D8786.jpg" manifest:media-type="image/jpeg"/>
  <manifest:file-entry manifest:full-path="Pictures/100000010000004000000040ED34219DCDEB56F0.png" manifest:media-type="image/png"/>
  <manifest:file-entry manifest:full-path="Pictures/100000010000004000000040640803BA75D3BE82.png" manifest:media-type="image/png"/>
  <manifest:file-entry manifest:full-path="Pictures/100000000000004000000040A3A0EE7C00201AB3.jpg" manifest:media-type="image/jpeg"/>
  <manifest:file-entry manifest:full-path="Pictures/100000000000004000000040CA5E7A257AFAAC27.jpg" manifest:media-type="image/jpeg"/>
  <manifest:file-entry manifest:full-path="Pictures/10000001000000400000004099A8D233BA9D9F1D.png" manifest:media-type="image/png"/>
  <manifest:file-entry manifest:full-path="Pictures/100000010000004000000040FA2DF1AB7A277C48.png" manifest:media-type="image/png"/>
  <manifest:file-entry manifest:full-path="Pictures/1000000100000040000000402C8A832A9F30528B.png" manifest:media-type="image/png"/>
  <manifest:file-entry manifest:full-path="Pictures/100000010000004000000040E0AA7A55BCF344DC.png" manifest:media-type="image/png"/>
  <manifest:file-entry manifest:full-path="Pictures/1000000000000040000000405BB82627A4E56534.png" manifest:media-type="image/png"/>
  <manifest:file-entry manifest:full-path="Pictures/100000010000004000000040EDADBD7678647062.png" manifest:media-type="image/png"/>
  <manifest:file-entry manifest:full-path="Pictures/100000010000004000000040E17D339DCF98827A.png" manifest:media-type="image/png"/>
  <manifest:file-entry manifest:full-path="Pictures/10000000000000300000003059758A2CE928E522.png" manifest:media-type="image/png"/>
  <manifest:file-entry manifest:full-path="Pictures/1000000100000040000000402E4315E02E2362D5.png" manifest:media-type="image/png"/>
  <manifest:file-entry manifest:full-path="Pictures/100000010000004000000040916C92D2DBF28569.png" manifest:media-type="image/png"/>
  <manifest:file-entry manifest:full-path="Pictures/1000000100000040000000409A73116552D86033.png" manifest:media-type="image/png"/>
  <manifest:file-entry manifest:full-path="Pictures/100000000000004000000040205934D161006838.png" manifest:media-type="image/png"/>
  <manifest:file-entry manifest:full-path="Pictures/100000010000004000000040564E251E59B2BE3B.png" manifest:media-type="image/png"/>
  <manifest:file-entry manifest:full-path="Pictures/1000000100000040000000406FDA0327A78A4729.png" manifest:media-type="image/png"/>
  <manifest:file-entry manifest:full-path="Pictures/10000000000000400000004027587BE356CDF3D9.jpg" manifest:media-type="image/jpeg"/>
  <manifest:file-entry manifest:full-path="Pictures/100000000000004000000040B756F529FBB1BDCA.jpg" manifest:media-type="image/jpeg"/>
  <manifest:file-entry manifest:full-path="Pictures/100000010000004000000040F5E246970DD22117.png" manifest:media-type="image/png"/>
  <manifest:file-entry manifest:full-path="Pictures/100000000000004000000040D5101EBDFC1F2FDA.png" manifest:media-type="image/png"/>
  <manifest:file-entry manifest:full-path="Pictures/10000001000000400000004028130CEE135BCA54.png" manifest:media-type="image/png"/>
  <manifest:file-entry manifest:full-path="Pictures/10000001000000400000004088EAFA26A927EED3.png" manifest:media-type="image/png"/>
  <manifest:file-entry manifest:full-path="Pictures/100000010000004000000040F976A216BC5E1EF7.png" manifest:media-type="image/png"/>
  <manifest:file-entry manifest:full-path="Pictures/100000000000004000000040FB2582BE8F32629C.jpg" manifest:media-type="image/jpeg"/>
  <manifest:file-entry manifest:full-path="Pictures/100000000000004000000040C79BB889B6F1A4A0.jpg" manifest:media-type="image/jpeg"/>
  <manifest:file-entry manifest:full-path="Pictures/100000010000004000000040A56A2FEA987E27CB.png" manifest:media-type="image/png"/>
  <manifest:file-entry manifest:full-path="Pictures/1000000000000040000000409DA5C874C8A2DA56.png" manifest:media-type="image/png"/>
  <manifest:file-entry manifest:full-path="Pictures/100000010000004000000040F6BD359C63636993.png" manifest:media-type="image/png"/>
  <manifest:file-entry manifest:full-path="Pictures/1000000000000040000000408253C6A078E00FA6.png" manifest:media-type="image/png"/>
  <manifest:file-entry manifest:full-path="Pictures/1000000000000040000000400921D561F65BE74A.jpg" manifest:media-type="image/jpeg"/>
  <manifest:file-entry manifest:full-path="Pictures/1000000100000040000000400AA6E2DC5E3763FC.png" manifest:media-type="image/png"/>
  <manifest:file-entry manifest:full-path="Pictures/100000010000004000000040B280FFA5A4A36222.png" manifest:media-type="image/png"/>
  <manifest:file-entry manifest:full-path="Pictures/100000010000004000000040A7EEC1ED3C94BCF1.png" manifest:media-type="image/png"/>
  <manifest:file-entry manifest:full-path="Pictures/1000000000000040000000408010CF5585E688F7.jpg" manifest:media-type="image/jpeg"/>
  <manifest:file-entry manifest:full-path="Pictures/100000010000004000000040F374B5BC73AB0828.png" manifest:media-type="image/png"/>
  <manifest:file-entry manifest:full-path="Pictures/1000000100000040000000405A553E41B0FA28C3.png" manifest:media-type="image/png"/>
  <manifest:file-entry manifest:full-path="Pictures/1000000100000040000000403FEA9D325F9D887D.png" manifest:media-type="image/png"/>
  <manifest:file-entry manifest:full-path="Pictures/1000000000000040000000401456A8256A72A735.jpg" manifest:media-type="image/jpeg"/>
  <manifest:file-entry manifest:full-path="Pictures/100000010000004000000040CD52C6D10AAB2D44.png" manifest:media-type="image/png"/>
  <manifest:file-entry manifest:full-path="Pictures/1000000000000040000000405E5E7E32E42D6CB7.jpg" manifest:media-type="image/jpeg"/>
  <manifest:file-entry manifest:full-path="Pictures/100000010000004000000040838606948E1D0223.png" manifest:media-type="image/png"/>
  <manifest:file-entry manifest:full-path="Pictures/100000010000004000000040D058BA66093D5C6F.png" manifest:media-type="image/png"/>
  <manifest:file-entry manifest:full-path="Pictures/100000010000004000000040A2FB8E186067017B.png" manifest:media-type="image/png"/>
  <manifest:file-entry manifest:full-path="Pictures/1000000000000040000000406B7D9CAC83CA42E7.jpg" manifest:media-type="image/jpeg"/>
  <manifest:file-entry manifest:full-path="Pictures/100000010000004000000040BBA1508CA3364E60.png" manifest:media-type="image/png"/>
  <manifest:file-entry manifest:full-path="Pictures/100000000000004000000040888984114FE68943.png" manifest:media-type="image/png"/>
  <manifest:file-entry manifest:full-path="Pictures/100000010000004000000040DDD07E14B1EAEE04.png" manifest:media-type="image/png"/>
  <manifest:file-entry manifest:full-path="Pictures/1000000100000040000000409EB326257CDEF640.png" manifest:media-type="image/png"/>
  <manifest:file-entry manifest:full-path="Pictures/100000010000004000000040830FED8352839700.png" manifest:media-type="image/png"/>
  <manifest:file-entry manifest:full-path="Pictures/100000010000004000000040B09B88AE458379B8.png" manifest:media-type="image/png"/>
  <manifest:file-entry manifest:full-path="Pictures/100000010000004000000040521C310B373DDAFF.png" manifest:media-type="image/png"/>
  <manifest:file-entry manifest:full-path="Pictures/10000001000000400000004044F02A50A0AB8F3A.png" manifest:media-type="image/png"/>
  <manifest:file-entry manifest:full-path="Pictures/10000000000000400000004099695A2726BF7595.jpg" manifest:media-type="image/jpeg"/>
  <manifest:file-entry manifest:full-path="Pictures/1000000100000040000000403F3E407D56704082.png" manifest:media-type="image/png"/>
  <manifest:file-entry manifest:full-path="Pictures/1000000000000040000000403FBFB5AAD2017382.png" manifest:media-type="image/png"/>
  <manifest:file-entry manifest:full-path="Pictures/100000000000004000000040D270C89226B937D3.png" manifest:media-type="image/png"/>
  <manifest:file-entry manifest:full-path="Pictures/100000000000004000000040FB8E8C6EBF8C1A96.png" manifest:media-type="image/png"/>
  <manifest:file-entry manifest:full-path="Pictures/100000010000004000000040523E448DF15F633B.png" manifest:media-type="image/png"/>
  <manifest:file-entry manifest:full-path="Pictures/100000000000004000000040E76D7132E3D542C7.png" manifest:media-type="image/png"/>
  <manifest:file-entry manifest:full-path="Pictures/100000010000004000000040DACCE32E072CC508.png" manifest:media-type="image/png"/>
  <manifest:file-entry manifest:full-path="Pictures/1000000000000040000000404FAEC0B6C8F9ACCA.jpg" manifest:media-type="image/jpeg"/>
  <manifest:file-entry manifest:full-path="Pictures/100000010000004000000040BE830BCF264DBB1D.png" manifest:media-type="image/png"/>
  <manifest:file-entry manifest:full-path="Pictures/100000010000004000000040B4D9463FBC0EEA99.png" manifest:media-type="image/png"/>
  <manifest:file-entry manifest:full-path="Pictures/100000010000004000000040A3EB36BED626BB6A.png" manifest:media-type="image/png"/>
  <manifest:file-entry manifest:full-path="Pictures/10000001000000400000004070AB49C5277CF87E.png" manifest:media-type="image/png"/>
  <manifest:file-entry manifest:full-path="Pictures/1000000100000040000000407B70F2FCB00E301A.png" manifest:media-type="image/png"/>
  <manifest:file-entry manifest:full-path="Pictures/1000000000000040000000408F1941C723905D77.png" manifest:media-type="image/png"/>
  <manifest:file-entry manifest:full-path="Pictures/10000001000000400000004058A43219CB3DE325.png" manifest:media-type="image/png"/>
  <manifest:file-entry manifest:full-path="Pictures/1000000100000040000000406BE8481477521018.png" manifest:media-type="image/png"/>
  <manifest:file-entry manifest:full-path="Pictures/1000000000000040000000405F3EEA178EC18AC8.png" manifest:media-type="image/png"/>
  <manifest:file-entry manifest:full-path="Pictures/100000000000004000000040536E7A3C1B043908.jpg" manifest:media-type="image/jpeg"/>
  <manifest:file-entry manifest:full-path="Pictures/100000010000004000000040258ED40578AF6C5A.png" manifest:media-type="image/png"/>
  <manifest:file-entry manifest:full-path="Pictures/100000010000004000000040675A94B1A812C526.png" manifest:media-type="image/png"/>
  <manifest:file-entry manifest:full-path="Pictures/100000000000002000000020530B58B6D35CE3C2.jpg" manifest:media-type="image/jpeg"/>
  <manifest:file-entry manifest:full-path="Pictures/1000000100000040000000408D62C56D83A7E11A.png" manifest:media-type="image/png"/>
  <manifest:file-entry manifest:full-path="Pictures/100000000000004000000040C5A40A9BCB1B67D2.png" manifest:media-type="image/png"/>
  <manifest:file-entry manifest:full-path="Pictures/1000000100000040000000400C1323C93D0F0910.png" manifest:media-type="image/png"/>
  <manifest:file-entry manifest:full-path="Pictures/1000000000000040000000406856E2C27E516A6D.jpg" manifest:media-type="image/jpeg"/>
  <manifest:file-entry manifest:full-path="Pictures/1000000100000040000000403AC14EEB3EB808DF.png" manifest:media-type="image/png"/>
  <manifest:file-entry manifest:full-path="Pictures/1000000100000040000000409AC9EADB21BAB8C2.png" manifest:media-type="image/png"/>
  <manifest:file-entry manifest:full-path="Pictures/100000000000004000000040DF578764AFCDBEAC.jpg" manifest:media-type="image/jpeg"/>
  <manifest:file-entry manifest:full-path="Pictures/1000000100000040000000405AE03E7FF323B2A9.png" manifest:media-type="image/png"/>
  <manifest:file-entry manifest:full-path="Pictures/1000000100000040000000403F87A8A476762D7A.png" manifest:media-type="image/png"/>
  <manifest:file-entry manifest:full-path="Pictures/1000000100000040000000401ED06EFB9828F4BD.png" manifest:media-type="image/png"/>
  <manifest:file-entry manifest:full-path="Pictures/10000001000000400000004008D3842913367223.png" manifest:media-type="image/png"/>
  <manifest:file-entry manifest:full-path="Pictures/100000010000004000000040E7BCAD2503D32AF4.png" manifest:media-type="image/png"/>
  <manifest:file-entry manifest:full-path="Pictures/1000000100000040000000407585BE360D4F23B9.png" manifest:media-type="image/png"/>
  <manifest:file-entry manifest:full-path="Pictures/1000000100000040000000408A227B9212615DF9.png" manifest:media-type="image/png"/>
  <manifest:file-entry manifest:full-path="Pictures/10000001000000400000004059D5B339FA6EDDEF.png" manifest:media-type="image/png"/>
  <manifest:file-entry manifest:full-path="Pictures/10000000000000400000004067564803E5522638.jpg" manifest:media-type="image/jpeg"/>
  <manifest:file-entry manifest:full-path="Pictures/100000000000004000000040E219351C6DA2EF07.jpg" manifest:media-type="image/jpeg"/>
  <manifest:file-entry manifest:full-path="Pictures/10000001000000400000004043AA62BD18DF6BC0.png" manifest:media-type="image/png"/>
  <manifest:file-entry manifest:full-path="Pictures/100000010000004000000040385CB3E7416D36E4.png" manifest:media-type="image/png"/>
  <manifest:file-entry manifest:full-path="Pictures/100000010000004000000040A5DC5769692A54C9.png" manifest:media-type="image/png"/>
  <manifest:file-entry manifest:full-path="Pictures/1000000000000040000000400AA46AC9BA43BE12.png" manifest:media-type="image/png"/>
  <manifest:file-entry manifest:full-path="Pictures/1000000000000040000000408A4F42C127A0F86E.jpg" manifest:media-type="image/jpeg"/>
  <manifest:file-entry manifest:full-path="Pictures/10000001000000400000004094B447D1611F2C2B.png" manifest:media-type="image/png"/>
  <manifest:file-entry manifest:full-path="Pictures/1000000100000040000000405709D4993AB87697.png" manifest:media-type="image/png"/>
  <manifest:file-entry manifest:full-path="Pictures/100000010000004000000040BEA207468AF38133.png" manifest:media-type="image/png"/>
  <manifest:file-entry manifest:full-path="Pictures/1000000000000040000000405EB2C62B84816521.png" manifest:media-type="image/png"/>
  <manifest:file-entry manifest:full-path="Pictures/100000010000004000000040AAA9E391E98359F2.png" manifest:media-type="image/png"/>
  <manifest:file-entry manifest:full-path="Pictures/1000000100000040000000401C958582A5239A8D.png" manifest:media-type="image/png"/>
  <manifest:file-entry manifest:full-path="Pictures/1000000100000040000000403AFD81482B2E3934.png" manifest:media-type="image/png"/>
  <manifest:file-entry manifest:full-path="Pictures/100000010000004000000040707F32680CA0014A.png" manifest:media-type="image/png"/>
  <manifest:file-entry manifest:full-path="Pictures/100000000000004000000040703967484C390FEA.jpg" manifest:media-type="image/jpeg"/>
  <manifest:file-entry manifest:full-path="Pictures/1000000000000040000000402BE7974AFACE1F3C.jpg" manifest:media-type="image/jpeg"/>
  <manifest:file-entry manifest:full-path="Pictures/100000010000004000000040812BA8639530D2D5.png" manifest:media-type="image/png"/>
  <manifest:file-entry manifest:full-path="Pictures/1000000000000040000000403D8099163A980794.jpg" manifest:media-type="image/jpeg"/>
  <manifest:file-entry manifest:full-path="Pictures/1000000000000040000000406CEA9548AF517564.jpg" manifest:media-type="image/jpeg"/>
  <manifest:file-entry manifest:full-path="Pictures/1000000000000040000000401F20ABB31AFD3A31.png" manifest:media-type="image/png"/>
  <manifest:file-entry manifest:full-path="Pictures/100000010000004000000040A41485D89BECEFE9.png" manifest:media-type="image/png"/>
  <manifest:file-entry manifest:full-path="Pictures/100000000000004000000040F45485109329393E.png" manifest:media-type="image/png"/>
  <manifest:file-entry manifest:full-path="Pictures/100000010000004000000040E7B4B184B1351E86.png" manifest:media-type="image/png"/>
  <manifest:file-entry manifest:full-path="Pictures/100000010000004000000040D23E8521D2E8E8FF.png" manifest:media-type="image/png"/>
  <manifest:file-entry manifest:full-path="Pictures/10000000000000400000004085EF5DE37924DA10.jpg" manifest:media-type="image/jpeg"/>
  <manifest:file-entry manifest:full-path="Pictures/100000010000004000000040BEEF7F9CA88FE63F.png" manifest:media-type="image/png"/>
  <manifest:file-entry manifest:full-path="Pictures/1000000000000040000000401A6231310129253F.jpg" manifest:media-type="image/jpeg"/>
  <manifest:file-entry manifest:full-path="Pictures/100000010000004000000040D43EE404D9D98F18.png" manifest:media-type="image/png"/>
  <manifest:file-entry manifest:full-path="Pictures/1000000100000040000000404723348D0CEFDBAE.png" manifest:media-type="image/png"/>
  <manifest:file-entry manifest:full-path="Pictures/10000001000000400000004066F5906F021107BE.png" manifest:media-type="image/png"/>
  <manifest:file-entry manifest:full-path="Pictures/10000000000000400000004009BD23FEF2125B58.jpg" manifest:media-type="image/jpeg"/>
  <manifest:file-entry manifest:full-path="Pictures/100000010000004000000040616541E75F558F75.png" manifest:media-type="image/png"/>
  <manifest:file-entry manifest:full-path="Pictures/1000000100000040000000404C2A0BC3DB050704.png" manifest:media-type="image/png"/>
  <manifest:file-entry manifest:full-path="Pictures/100000000000004000000040DC8542C9DEFF44A4.jpg" manifest:media-type="image/jpeg"/>
  <manifest:file-entry manifest:full-path="Pictures/10000001000000400000004059705031326F0DCC.png" manifest:media-type="image/png"/>
  <manifest:file-entry manifest:full-path="Pictures/1000000100000040000000406E4BE549CFFF80D6.png" manifest:media-type="image/png"/>
  <manifest:file-entry manifest:full-path="Pictures/1000000000000040000000406FF279155AFB2BB7.png" manifest:media-type="image/png"/>
  <manifest:file-entry manifest:full-path="Pictures/100000010000004000000040AC2B66C02AA5F12B.png" manifest:media-type="image/png"/>
  <manifest:file-entry manifest:full-path="Pictures/10000001000000400000004096B35BBBE0CB1EF4.png" manifest:media-type="image/png"/>
  <manifest:file-entry manifest:full-path="Pictures/100000010000004000000040E7368D13B9C941DA.png" manifest:media-type="image/png"/>
  <manifest:file-entry manifest:full-path="Pictures/1000000100000040000000406B826ED79469DAD3.png" manifest:media-type="image/png"/>
  <manifest:file-entry manifest:full-path="Pictures/100000010000004000000040866EB086690A024E.png" manifest:media-type="image/png"/>
  <manifest:file-entry manifest:full-path="Pictures/100000010000004000000040B5C4A72D5A563882.png" manifest:media-type="image/png"/>
  <manifest:file-entry manifest:full-path="Pictures/1000000100000040000000403BF58D745B68251B.png" manifest:media-type="image/png"/>
  <manifest:file-entry manifest:full-path="Pictures/100000010000004000000040B554BFB76B027670.png" manifest:media-type="image/png"/>
  <manifest:file-entry manifest:full-path="Pictures/100000010000004000000040016244DDAB3FF9AF.png" manifest:media-type="image/png"/>
  <manifest:file-entry manifest:full-path="Pictures/100000010000004000000040F2EC57AB87C6899C.png" manifest:media-type="image/png"/>
  <manifest:file-entry manifest:full-path="Pictures/1000000100000040000000408A1C414AD9456FE3.png" manifest:media-type="image/png"/>
  <manifest:file-entry manifest:full-path="Pictures/1000000100000040000000409FC62362A050F6E8.png" manifest:media-type="image/png"/>
  <manifest:file-entry manifest:full-path="Pictures/100000010000004000000040E844E3618CCB323A.png" manifest:media-type="image/png"/>
  <manifest:file-entry manifest:full-path="Pictures/100000010000004000000040AACFB630CE762C96.png" manifest:media-type="image/png"/>
  <manifest:file-entry manifest:full-path="Pictures/1000000000000040000000406B47F788DE01E254.png" manifest:media-type="image/png"/>
  <manifest:file-entry manifest:full-path="Pictures/1000000000000040000000406479E53A2D7CF24A.png" manifest:media-type="image/png"/>
  <manifest:file-entry manifest:full-path="Pictures/100000000000004000000040ED77DD1EA37FC2E6.jpg" manifest:media-type="image/jpeg"/>
  <manifest:file-entry manifest:full-path="Pictures/10000001000000400000004006E1EA5B904A1028.png" manifest:media-type="image/png"/>
  <manifest:file-entry manifest:full-path="Pictures/10000001000000400000004009A70F3A18ABCBF4.png" manifest:media-type="image/png"/>
  <manifest:file-entry manifest:full-path="Pictures/100000000000004000000040802D8312EC2E779D.jpg" manifest:media-type="image/jpeg"/>
  <manifest:file-entry manifest:full-path="Pictures/100000010000004000000040D8EDAB77F3D1351D.png" manifest:media-type="image/png"/>
  <manifest:file-entry manifest:full-path="Pictures/1000000100000040000000408AE05DFE4C4D850D.png" manifest:media-type="image/png"/>
  <manifest:file-entry manifest:full-path="Pictures/10000000000000400000004082E62DC1D2CC1C26.png" manifest:media-type="image/png"/>
  <manifest:file-entry manifest:full-path="Pictures/10000000000000400000004025E6425DB03A18F0.png" manifest:media-type="image/png"/>
  <manifest:file-entry manifest:full-path="Pictures/100000010000004000000040095B78DAAFB392F5.png" manifest:media-type="image/png"/>
  <manifest:file-entry manifest:full-path="Pictures/1000000100000040000000406312FC4A8B27EE38.png" manifest:media-type="image/png"/>
  <manifest:file-entry manifest:full-path="Pictures/100000010000004000000040B7F522A266AD6929.png" manifest:media-type="image/png"/>
  <manifest:file-entry manifest:full-path="Pictures/10000000000000400000004043C8BC14021018E5.png" manifest:media-type="image/png"/>
  <manifest:file-entry manifest:full-path="Pictures/1000000100000040000000408135A59472B0B167.png" manifest:media-type="image/png"/>
  <manifest:file-entry manifest:full-path="Pictures/100000000000004000000040DA2825C4CA00CBC2.jpg" manifest:media-type="image/jpeg"/>
  <manifest:file-entry manifest:full-path="Pictures/1000000100000040000000409A325BDCE51196EE.png" manifest:media-type="image/png"/>
  <manifest:file-entry manifest:full-path="Pictures/10000000000000400000004096D99AD647E3B247.jpg" manifest:media-type="image/jpeg"/>
  <manifest:file-entry manifest:full-path="Pictures/10000000000000400000004050DC89F715B3402A.jpg" manifest:media-type="image/jpeg"/>
  <manifest:file-entry manifest:full-path="Pictures/1000000100000040000000403E4EA8417920B774.png" manifest:media-type="image/png"/>
  <manifest:file-entry manifest:full-path="Pictures/10000000000000400000004020EAF63A6B4CC340.jpg" manifest:media-type="image/jpeg"/>
  <manifest:file-entry manifest:full-path="Pictures/1000000100000040000000404A6DE99174150E2A.png" manifest:media-type="image/png"/>
  <manifest:file-entry manifest:full-path="Pictures/1000000100000040000000403DAD9D28A0FFDDD1.png" manifest:media-type="image/png"/>
  <manifest:file-entry manifest:full-path="Pictures/10000001000000400000004066B6166DA1DE786B.png" manifest:media-type="image/png"/>
  <manifest:file-entry manifest:full-path="Pictures/100000010000004000000040C9A0B987087DEE2F.png" manifest:media-type="image/png"/>
  <manifest:file-entry manifest:full-path="Pictures/10000001000000400000004076C655864244E842.png" manifest:media-type="image/png"/>
  <manifest:file-entry manifest:full-path="Pictures/1000000100000040000000406C11CB21EBEC54A3.png" manifest:media-type="image/png"/>
  <manifest:file-entry manifest:full-path="Pictures/100000010000004000000040362C5EC016BF22FE.png" manifest:media-type="image/png"/>
  <manifest:file-entry manifest:full-path="Pictures/100000000000004000000040718C502D24CAEE60.jpg" manifest:media-type="image/jpeg"/>
  <manifest:file-entry manifest:full-path="Pictures/10000000000000400000004024BC90970C3260ED.png" manifest:media-type="image/png"/>
  <manifest:file-entry manifest:full-path="Pictures/100000010000004000000040D65D8EEEE1B76B1B.png" manifest:media-type="image/png"/>
  <manifest:file-entry manifest:full-path="Pictures/10000001000000400000004099685011F79309B4.png" manifest:media-type="image/png"/>
  <manifest:file-entry manifest:full-path="Pictures/100000000000004000000040569EA2A03A814D3F.jpg" manifest:media-type="image/jpeg"/>
  <manifest:file-entry manifest:full-path="Pictures/100000010000004000000040AA3D1BC8E0263BEC.png" manifest:media-type="image/png"/>
  <manifest:file-entry manifest:full-path="Pictures/100000010000004000000040D0116B96439A349D.png" manifest:media-type="image/png"/>
  <manifest:file-entry manifest:full-path="Pictures/1000000100000040000000404F75CE25F007A686.png" manifest:media-type="image/png"/>
  <manifest:file-entry manifest:full-path="Pictures/100000010000004000000040A67A03DE43337389.png" manifest:media-type="image/png"/>
  <manifest:file-entry manifest:full-path="Pictures/10000001000000400000004015FC157B688B27E8.png" manifest:media-type="image/png"/>
  <manifest:file-entry manifest:full-path="Pictures/1000000100000040000000408FDC93CE4F93478C.png" manifest:media-type="image/png"/>
  <manifest:file-entry manifest:full-path="Pictures/1000000100000040000000405330911E092C730F.png" manifest:media-type="image/png"/>
  <manifest:file-entry manifest:full-path="Pictures/10000000000000400000004005E1541C8564AF29.jpg" manifest:media-type="image/jpeg"/>
  <manifest:file-entry manifest:full-path="Pictures/100000010000003D0000003DD2214C71F7A4B180.png" manifest:media-type="image/png"/>
  <manifest:file-entry manifest:full-path="Pictures/1000000100000040000000407364A57E8720F647.png" manifest:media-type="image/png"/>
  <manifest:file-entry manifest:full-path="Pictures/100000010000004000000040ED4B30B91D8B01EC.png" manifest:media-type="image/png"/>
  <manifest:file-entry manifest:full-path="Pictures/1000000100000040000000400526222352CB0C98.png" manifest:media-type="image/png"/>
  <manifest:file-entry manifest:full-path="Pictures/100000000000004000000040DCAD9C6172E98902.png" manifest:media-type="image/png"/>
  <manifest:file-entry manifest:full-path="Pictures/10000001000000400000004071509351C7D3246F.png" manifest:media-type="image/png"/>
  <manifest:file-entry manifest:full-path="Pictures/10000000000000400000004088A7981930721C77.png" manifest:media-type="image/png"/>
  <manifest:file-entry manifest:full-path="Pictures/100000000000003500000035BF60AB1FCE27C923.png" manifest:media-type="image/png"/>
  <manifest:file-entry manifest:full-path="Pictures/100000000000004000000040905157A7380E2884.jpg" manifest:media-type="image/jpeg"/>
  <manifest:file-entry manifest:full-path="Pictures/100000010000004000000040BE7CBAE034B5E2E0.png" manifest:media-type="image/png"/>
  <manifest:file-entry manifest:full-path="Pictures/1000000000000040000000402F2BC0343A4C833D.jpg" manifest:media-type="image/jpeg"/>
  <manifest:file-entry manifest:full-path="Pictures/10000001000000400000004048C75034DD8BD41F.png" manifest:media-type="image/png"/>
  <manifest:file-entry manifest:full-path="Pictures/1000000000000040000000403C7E2482CF8CE128.png" manifest:media-type="image/png"/>
  <manifest:file-entry manifest:full-path="Pictures/10000001000000400000004054E6D55C3CD7251A.png" manifest:media-type="image/png"/>
  <manifest:file-entry manifest:full-path="Pictures/100000010000004000000040BA4B99F6AF3C7ED4.png" manifest:media-type="image/png"/>
  <manifest:file-entry manifest:full-path="Pictures/100000010000002800000028B1A5C703955E22D9.png" manifest:media-type="image/png"/>
  <manifest:file-entry manifest:full-path="Pictures/100000010000004000000040B4E71718843543B9.png" manifest:media-type="image/png"/>
  <manifest:file-entry manifest:full-path="Pictures/1000000100000040000000402E77A8E6EE9BF67D.png" manifest:media-type="image/png"/>
  <manifest:file-entry manifest:full-path="Pictures/100000010000004000000040D1E80EB56B9381B0.png" manifest:media-type="image/png"/>
  <manifest:file-entry manifest:full-path="Pictures/10000001000000400000004059AE29157D3BFEC8.png" manifest:media-type="image/png"/>
  <manifest:file-entry manifest:full-path="Pictures/10000000000000400000004082ED60123E72DB8F.png" manifest:media-type="image/png"/>
  <manifest:file-entry manifest:full-path="Pictures/100000010000004000000040D81A396DA1B39571.png" manifest:media-type="image/png"/>
  <manifest:file-entry manifest:full-path="Pictures/1000000100000040000000401EFB991EE59B8F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>
      <style:paragraph-properties fo:margin-top="0in" fo:margin-bottom="0.0972in" style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../../../../users/seanpm2001/reorder_pinned_items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users/seanpm2001/reorder_pinned_items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../../../../seanpm2001%3Ftab=overview&amp;from=2022-07-01&amp;to=2022-07-31&amp;include_header=no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../../../../seanpm2001%3Ftab=overview&amp;from=2022-07-01&amp;to=2022-07-31&amp;include_header=no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a xlink:type="simple" xlink:href="https://github.com/seanwallawalla-software"><draw:frame draw:style-name="fr1" draw:name="Image1" text:anchor-type="as-char" svg:width="0.3543in" svg:height="0.3543in" draw:z-index="2"><draw:image xlink:href="Pictures/100000000000004000000040F53D2C3C6EE72532.jpg" xlink:type="simple" xlink:show="embed" xlink:actuate="onLoad" draw:mime-type="image/jpeg"/><svg:title>@seanwallawalla-software</svg:title></draw:frame></draw:a><text:a xlink:type="simple" xlink:href="https://github.com/seanwallawalla-software" text:style-name="Internet_20_link" text:visited-style-name="Visited_20_Internet_20_Link"><text:s/></text:a><draw:a xlink:type="simple" xlink:href="https://github.com/snu-development"><draw:frame draw:style-name="fr1" draw:name="Image2" text:anchor-type="as-char" svg:width="0.3543in" svg:height="0.3543in" draw:z-index="3"><draw:image xlink:href="Pictures/1000000000000040000000409C73CB0A0ABA6E0A.png" xlink:type="simple" xlink:show="embed" xlink:actuate="onLoad" draw:mime-type="image/png"/><svg:title>@snu-development</svg:title></draw:frame></draw:a><text:a xlink:type="simple" xlink:href="https://github.com/snu-development" text:style-name="Internet_20_link" text:visited-style-name="Visited_20_Internet_20_Link"><text:s/></text:a><draw:a xlink:type="simple" xlink:href="https://github.com/seanpm2001-software"><draw:frame draw:style-name="fr1" draw:name="Image3" text:anchor-type="as-char" svg:width="0.3543in" svg:height="0.3543in" draw:z-index="4"><draw:image xlink:href="Pictures/100000010000004000000040F21C1C22AB6F0F10.png" xlink:type="simple" xlink:show="embed" xlink:actuate="onLoad" draw:mime-type="image/png"/><svg:title>@seanpm2001-software</svg:title></draw:frame></draw:a><text:a xlink:type="simple" xlink:href="https://github.com/seanpm2001-software" text:style-name="Internet_20_link" text:visited-style-name="Visited_20_Internet_20_Link"><text:s/></text:a><draw:a xlink:type="simple" xlink:href="https://github.com/seanpm2001-lifearchive"><draw:frame draw:style-name="fr1" draw:name="Image4" text:anchor-type="as-char" svg:width="0.3543in" svg:height="0.3543in" draw:z-index="5"><draw:image xlink:href="Pictures/1000000000000040000000407FF80C2DB0962D8B.jpg" xlink:type="simple" xlink:show="embed" xlink:actuate="onLoad" draw:mime-type="image/jpeg"/><svg:title>@seanpm2001-lifearchive</svg:title></draw:frame></draw:a><text:a xlink:type="simple" xlink:href="https://github.com/seanpm2001-lifearchive" text:style-name="Internet_20_link" text:visited-style-name="Visited_20_Internet_20_Link"><text:s/></text:a><draw:a xlink:type="simple" xlink:href="https://github.com/QMeadows-development"><draw:frame draw:style-name="fr1" draw:name="Image5" text:anchor-type="as-char" svg:width="0.3543in" svg:height="0.3543in" draw:z-index="6"><draw:image xlink:href="Pictures/1000000000000040000000402C517E974D42655A.jpg" xlink:type="simple" xlink:show="embed" xlink:actuate="onLoad" draw:mime-type="image/jpeg"/><svg:title>@QMeadows-development</svg:title></draw:frame></draw:a><text:a xlink:type="simple" xlink:href="https://github.com/QMeadows-development" text:style-name="Internet_20_link" text:visited-style-name="Visited_20_Internet_20_Link"><text:s/></text:a><draw:a xlink:type="simple" xlink:href="https://github.com/Seanwallawalla-trm"><draw:frame draw:style-name="fr1" draw:name="Image6" text:anchor-type="as-char" svg:width="0.3543in" svg:height="0.3543in" draw:z-index="7"><draw:image xlink:href="Pictures/1000000000000040000000409C4527D9BB7C798B.jpg" xlink:type="simple" xlink:show="embed" xlink:actuate="onLoad" draw:mime-type="image/jpeg"/><svg:title>@Seanwallawalla-trm</svg:title></draw:frame></draw:a><text:a xlink:type="simple" xlink:href="https://github.com/Seanwallawalla-trm" text:style-name="Internet_20_link" text:visited-style-name="Visited_20_Internet_20_Link"><text:s/></text:a><draw:a xlink:type="simple" xlink:href="https://github.com/seanwallawalla-gaming"><draw:frame draw:style-name="fr1" draw:name="Image7" text:anchor-type="as-char" svg:width="0.3543in" svg:height="0.3543in" draw:z-index="8"><draw:image xlink:href="Pictures/100000000000004000000040ED28BE5376C283CD.jpg" xlink:type="simple" xlink:show="embed" xlink:actuate="onLoad" draw:mime-type="image/jpeg"/><svg:title>@seanwallawalla-gaming</svg:title></draw:frame></draw:a><text:a xlink:type="simple" xlink:href="https://github.com/seanwallawalla-gaming" text:style-name="Internet_20_link" text:visited-style-name="Visited_20_Internet_20_Link"><text:s/></text:a><draw:a xlink:type="simple" xlink:href="https://github.com/seanpm2001-all"><draw:frame draw:style-name="fr1" draw:name="Image8" text:anchor-type="as-char" svg:width="0.3543in" svg:height="0.3543in" draw:z-index="9"><draw:image xlink:href="Pictures/1000000100000040000000401F6BF84DA3F4F821.png" xlink:type="simple" xlink:show="embed" xlink:actuate="onLoad" draw:mime-type="image/png"/><svg:title>@seanpm2001-all</svg:title></draw:frame></draw:a><text:a xlink:type="simple" xlink:href="https://github.com/seanpm2001-all" text:style-name="Internet_20_link" text:visited-style-name="Visited_20_Internet_20_Link"><text:s/></text:a><draw:a xlink:type="simple" xlink:href="https://github.com/seanwallawalla-forks"><draw:frame draw:style-name="fr1" draw:name="Image9" text:anchor-type="as-char" svg:width="0.3543in" svg:height="0.3543in" draw:z-index="10"><draw:image xlink:href="Pictures/1000000000000040000000407550AF71A1E2C4A5.png" xlink:type="simple" xlink:show="embed" xlink:actuate="onLoad" draw:mime-type="image/png"/><svg:title>@seanwallawalla-forks</svg:title></draw:frame></draw:a><text:a xlink:type="simple" xlink:href="https://github.com/seanwallawalla-forks" text:style-name="Internet_20_link" text:visited-style-name="Visited_20_Internet_20_Link"><text:s/></text:a><draw:a xlink:type="simple" xlink:href="https://github.com/seanwallawalla-testing"><draw:frame draw:style-name="fr1" draw:name="Image10" text:anchor-type="as-char" svg:width="0.3543in" svg:height="0.3543in" draw:z-index="11"><draw:image xlink:href="Pictures/100000010000004000000040CEB59F28D6569E08.png" xlink:type="simple" xlink:show="embed" xlink:actuate="onLoad" draw:mime-type="image/png"/><svg:title>@seanwallawalla-testing</svg:title></draw:frame></draw:a><text:a xlink:type="simple" xlink:href="https://github.com/seanwallawalla-testing" text:style-name="Internet_20_link" text:visited-style-name="Visited_20_Internet_20_Link"><text:s/></text:a><draw:a xlink:type="simple" xlink:href="https://github.com/seanwallawalla-malware"><draw:frame draw:style-name="fr1" draw:name="Image11" text:anchor-type="as-char" svg:width="0.3543in" svg:height="0.3543in" draw:z-index="12"><draw:image xlink:href="Pictures/10000000000000400000004043C8BC14021018E5.png" xlink:type="simple" xlink:show="embed" xlink:actuate="onLoad" draw:mime-type="image/png"/><svg:title>@seanwallawalla-malware</svg:title></draw:frame></draw:a><text:a xlink:type="simple" xlink:href="https://github.com/seanwallawalla-malware" text:style-name="Internet_20_link" text:visited-style-name="Visited_20_Internet_20_Link"><text:s/></text:a><draw:a xlink:type="simple" xlink:href="https://github.com/seanwallawalla-browserextensions"><draw:frame draw:style-name="fr1" draw:name="Image12" text:anchor-type="as-char" svg:width="0.3543in" svg:height="0.3543in" draw:z-index="13"><draw:image xlink:href="Pictures/100000000000004000000040C232D2DECE1701AC.jpg" xlink:type="simple" xlink:show="embed" xlink:actuate="onLoad" draw:mime-type="image/jpeg"/><svg:title>@seanwallawalla-browserextensions</svg:title></draw:frame></draw:a><text:a xlink:type="simple" xlink:href="https://github.com/seanwallawalla-browserextensions" text:style-name="Internet_20_link" text:visited-style-name="Visited_20_Internet_20_Link"><text:s/></text:a><draw:a xlink:type="simple" xlink:href="https://github.com/seanwallawalla-tools"><draw:frame draw:style-name="fr1" draw:name="Image13" text:anchor-type="as-char" svg:width="0.3543in" svg:height="0.3543in" draw:z-index="14"><draw:image xlink:href="Pictures/100000010000004000000040BF30B28CE4E5E60B.png" xlink:type="simple" xlink:show="embed" xlink:actuate="onLoad" draw:mime-type="image/png"/><svg:title>@seanwallawalla-tools</svg:title></draw:frame></draw:a><text:a xlink:type="simple" xlink:href="https://github.com/seanwallawalla-tools" text:style-name="Internet_20_link" text:visited-style-name="Visited_20_Internet_20_Link"><text:s/></text:a><draw:a xlink:type="simple" xlink:href="https://github.com/seanwallawalla-security"><draw:frame draw:style-name="fr1" draw:name="Image14" text:anchor-type="as-char" svg:width="0.3543in" svg:height="0.3543in" draw:z-index="15"><draw:image xlink:href="Pictures/100000010000004000000040E7B4B184B1351E86.png" xlink:type="simple" xlink:show="embed" xlink:actuate="onLoad" draw:mime-type="image/png"/><svg:title>@seanwallawalla-security</svg:title></draw:frame></draw:a><text:a xlink:type="simple" xlink:href="https://github.com/seanwallawalla-security" text:style-name="Internet_20_link" text:visited-style-name="Visited_20_Internet_20_Link"><text:s/></text:a><draw:a xlink:type="simple" xlink:href="https://github.com/seanwallawalla-operating-systems"><draw:frame draw:style-name="fr1" draw:name="Image15" text:anchor-type="as-char" svg:width="0.3543in" svg:height="0.3543in" draw:z-index="16"><draw:image xlink:href="Pictures/100000010000004000000040DE9E3EE4A041ABF7.png" xlink:type="simple" xlink:show="embed" xlink:actuate="onLoad" draw:mime-type="image/png"/><svg:title>@seanwallawalla-operating-systems</svg:title></draw:frame></draw:a><text:a xlink:type="simple" xlink:href="https://github.com/seanwallawalla-operating-systems" text:style-name="Internet_20_link" text:visited-style-name="Visited_20_Internet_20_Link"><text:s/></text:a><draw:a xlink:type="simple" xlink:href="https://github.com/seanwallawalla-bots"><draw:frame draw:style-name="fr1" draw:name="Image16" text:anchor-type="as-char" svg:width="0.3543in" svg:height="0.3543in" draw:z-index="17"><draw:image xlink:href="Pictures/100000010000004000000040E440A07352E99149.png" xlink:type="simple" xlink:show="embed" xlink:actuate="onLoad" draw:mime-type="image/png"/><svg:title>@seanwallawalla-bots</svg:title></draw:frame></draw:a><text:a xlink:type="simple" xlink:href="https://github.com/seanwallawalla-bots" text:style-name="Internet_20_link" text:visited-style-name="Visited_20_Internet_20_Link"><text:s/></text:a><draw:a xlink:type="simple" xlink:href="https://github.com/seanwallawalla-images"><draw:frame draw:style-name="fr1" draw:name="Image17" text:anchor-type="as-char" svg:width="0.3543in" svg:height="0.3543in" draw:z-index="18"><draw:image xlink:href="Pictures/1000000100000040000000408A8B9AFFD3C52B4B.png" xlink:type="simple" xlink:show="embed" xlink:actuate="onLoad" draw:mime-type="image/png"/><svg:title>@seanwallawalla-images</svg:title></draw:frame></draw:a><text:a xlink:type="simple" xlink:href="https://github.com/seanwallawalla-images" text:style-name="Internet_20_link" text:visited-style-name="Visited_20_Internet_20_Link"><text:s/></text:a><draw:a xlink:type="simple" xlink:href="https://github.com/seanwallawalla-audio"><draw:frame draw:style-name="fr1" draw:name="Image18" text:anchor-type="as-char" svg:width="0.3543in" svg:height="0.3543in" draw:z-index="19"><draw:image xlink:href="Pictures/1000000100000040000000403046420707E09010.png" xlink:type="simple" xlink:show="embed" xlink:actuate="onLoad" draw:mime-type="image/png"/><svg:title>@seanwallawalla-audio</svg:title></draw:frame></draw:a><text:a xlink:type="simple" xlink:href="https://github.com/seanwallawalla-audio" text:style-name="Internet_20_link" text:visited-style-name="Visited_20_Internet_20_Link"><text:s/></text:a><draw:a xlink:type="simple" xlink:href="https://github.com/seanwallawalla-social"><draw:frame draw:style-name="fr1" draw:name="Image19" text:anchor-type="as-char" svg:width="0.3543in" svg:height="0.3543in" draw:z-index="20"><draw:image xlink:href="Pictures/10000001000000400000004066F5906F021107BE.png" xlink:type="simple" xlink:show="embed" xlink:actuate="onLoad" draw:mime-type="image/png"/><svg:title>@seanwallawalla-social</svg:title></draw:frame></draw:a><text:a xlink:type="simple" xlink:href="https://github.com/seanwallawalla-social" text:style-name="Internet_20_link" text:visited-style-name="Visited_20_Internet_20_Link"><text:s/></text:a><draw:a xlink:type="simple" xlink:href="https://github.com/seanwallawalla-jokeprograms"><draw:frame draw:style-name="fr1" draw:name="Image20" text:anchor-type="as-char" svg:width="0.3543in" svg:height="0.3543in" draw:z-index="21"><draw:image xlink:href="Pictures/10000001000000400000004017E3021B9324E3AF.png" xlink:type="simple" xlink:show="embed" xlink:actuate="onLoad" draw:mime-type="image/png"/><svg:title>@seanwallawalla-jokeprograms</svg:title></draw:frame></draw:a><text:a xlink:type="simple" xlink:href="https://github.com/seanwallawalla-jokeprograms" text:style-name="Internet_20_link" text:visited-style-name="Visited_20_Internet_20_Link"><text:s/></text:a><draw:a xlink:type="simple" xlink:href="https://github.com/Degoogle-your-life"><draw:frame draw:style-name="fr1" draw:name="Image21" text:anchor-type="as-char" svg:width="0.3543in" svg:height="0.3543in" draw:z-index="22"><draw:image xlink:href="Pictures/100000000000004000000040EB4663E53A4C0B95.jpg" xlink:type="simple" xlink:show="embed" xlink:actuate="onLoad" draw:mime-type="image/jpeg"/><svg:title>@Degoogle-your-life</svg:title></draw:frame></draw:a><text:a xlink:type="simple" xlink:href="https://github.com/Degoogle-your-life" text:style-name="Internet_20_link" text:visited-style-name="Visited_20_Internet_20_Link"><text:s/></text:a><draw:a xlink:type="simple" xlink:href="https://github.com/CompuSmell"><draw:frame draw:style-name="fr1" draw:name="Image22" text:anchor-type="as-char" svg:width="0.3543in" svg:height="0.3543in" draw:z-index="23"><draw:image xlink:href="Pictures/1000000100000040000000402FFF6A4D1DFFC1DE.png" xlink:type="simple" xlink:show="embed" xlink:actuate="onLoad" draw:mime-type="image/png"/><svg:title>@CompuSmell</svg:title></draw:frame></draw:a><text:a xlink:type="simple" xlink:href="https://github.com/CompuSmell" text:style-name="Internet_20_link" text:visited-style-name="Visited_20_Internet_20_Link"><text:s/></text:a><draw:a xlink:type="simple" xlink:href="https://github.com/Nostalgia-project"><draw:frame draw:style-name="fr1" draw:name="Image23" text:anchor-type="as-char" svg:width="0.3543in" svg:height="0.3543in" draw:z-index="24"><draw:image xlink:href="Pictures/1000000100000040000000407DFEF473E6D9E11B.png" xlink:type="simple" xlink:show="embed" xlink:actuate="onLoad" draw:mime-type="image/png"/><svg:title>@Nostalgia-project</svg:title></draw:frame></draw:a><text:a xlink:type="simple" xlink:href="https://github.com/Nostalgia-project" text:style-name="Internet_20_link" text:visited-style-name="Visited_20_Internet_20_Link"><text:s/></text:a><draw:a xlink:type="simple" xlink:href="https://github.com/Myrick-family-archive"><draw:frame draw:style-name="fr1" draw:name="Image24" text:anchor-type="as-char" svg:width="0.3543in" svg:height="0.3543in" draw:z-index="25"><draw:image xlink:href="Pictures/100000000000004000000040673E3D04F84E6E8C.jpg" xlink:type="simple" xlink:show="embed" xlink:actuate="onLoad" draw:mime-type="image/jpeg"/><svg:title>@Myrick-family-archive</svg:title></draw:frame></draw:a><text:a xlink:type="simple" xlink:href="https://github.com/Myrick-family-archive" text:style-name="Internet_20_link" text:visited-style-name="Visited_20_Internet_20_Link"><text:s/></text:a><draw:a xlink:type="simple" xlink:href="https://github.com/SNU-Programming-Tools"><draw:frame draw:style-name="fr1" draw:name="Image25" text:anchor-type="as-char" svg:width="0.3543in" svg:height="0.3543in" draw:z-index="26"><draw:image xlink:href="Pictures/100000000000003C0000003C4CC16987C1839186.png" xlink:type="simple" xlink:show="embed" xlink:actuate="onLoad" draw:mime-type="image/png"/><svg:title>@SNU-Programming-Tools</svg:title></draw:frame></draw:a><text:a xlink:type="simple" xlink:href="https://github.com/SNU-Programming-Tools" text:style-name="Internet_20_link" text:visited-style-name="Visited_20_Internet_20_Link"><text:s/></text:a><draw:a xlink:type="simple" xlink:href="https://github.com/Seanwallawalla-health"><draw:frame draw:style-name="fr1" draw:name="Image26" text:anchor-type="as-char" svg:width="0.3543in" svg:height="0.3543in" draw:z-index="27"><draw:image xlink:href="Pictures/1000000000000040000000407BCCB27FA27C6785.jpg" xlink:type="simple" xlink:show="embed" xlink:actuate="onLoad" draw:mime-type="image/jpeg"/><svg:title>@Seanwallawalla-health</svg:title></draw:frame></draw:a><text:a xlink:type="simple" xlink:href="https://github.com/Seanwallawalla-health" text:style-name="Internet_20_link" text:visited-style-name="Visited_20_Internet_20_Link"><text:s/></text:a><draw:a xlink:type="simple" xlink:href="https://github.com/Seanpm2001-articles"><draw:frame draw:style-name="fr1" draw:name="Image27" text:anchor-type="as-char" svg:width="0.3543in" svg:height="0.3543in" draw:z-index="28"><draw:image xlink:href="Pictures/100000010000004000000040B9BB048E67E24165.png" xlink:type="simple" xlink:show="embed" xlink:actuate="onLoad" draw:mime-type="image/png"/><svg:title>@Seanpm2001-articles</svg:title></draw:frame></draw:a><text:a xlink:type="simple" xlink:href="https://github.com/Seanpm2001-articles" text:style-name="Internet_20_link" text:visited-style-name="Visited_20_Internet_20_Link"><text:s/></text:a><draw:a xlink:type="simple" xlink:href="https://github.com/GuineaMyrickILifeArchiveProject"><draw:frame draw:style-name="fr1" draw:name="Image28" text:anchor-type="as-char" svg:width="0.3543in" svg:height="0.3543in" draw:z-index="29"><draw:image xlink:href="Pictures/10000000000001A4000001A4EC5D74DC41AF7640.png" xlink:type="simple" xlink:show="embed" xlink:actuate="onLoad" draw:mime-type="image/png"/><svg:title>@GuineaMyrickILifeArchiveProject</svg:title></draw:frame></draw:a><text:a xlink:type="simple" xlink:href="https://github.com/GuineaMyrickILifeArchiveProject" text:style-name="Internet_20_link" text:visited-style-name="Visited_20_Internet_20_Link"><text:s/></text:a><draw:a xlink:type="simple" xlink:href="https://github.com/seanpm2001-libraries"><draw:frame draw:style-name="fr1" draw:name="Image29" text:anchor-type="as-char" svg:width="0.3543in" svg:height="0.3543in" draw:z-index="30"><draw:image xlink:href="Pictures/10000001000000400000004023469E2D17C64869.png" xlink:type="simple" xlink:show="embed" xlink:actuate="onLoad" draw:mime-type="image/png"/><svg:title>@seanpm2001-libraries</svg:title></draw:frame></draw:a><text:a xlink:type="simple" xlink:href="https://github.com/seanpm2001-libraries" text:style-name="Internet_20_link" text:visited-style-name="Visited_20_Internet_20_Link"><text:s/></text:a><draw:a xlink:type="simple" xlink:href="https://github.com/Seanpm2001-discussions"><draw:frame draw:style-name="fr1" draw:name="Image30" text:anchor-type="as-char" svg:width="0.3543in" svg:height="0.3543in" draw:z-index="31"><draw:image xlink:href="Pictures/1000000100000040000000401837AF665BD6850B.png" xlink:type="simple" xlink:show="embed" xlink:actuate="onLoad" draw:mime-type="image/png"/><svg:title>@Seanpm2001-discussions</svg:title></draw:frame></draw:a><text:a xlink:type="simple" xlink:href="https://github.com/Seanpm2001-discussions" text:style-name="Internet_20_link" text:visited-style-name="Visited_20_Internet_20_Link"><text:s/></text:a><draw:a xlink:type="simple" xlink:href="https://github.com/iBlast-Game"><draw:frame draw:style-name="fr1" draw:name="Image31" text:anchor-type="as-char" svg:width="0.3543in" svg:height="0.3543in" draw:z-index="32"><draw:image xlink:href="Pictures/100000000000004000000040D36E929B0A463A9E.jpg" xlink:type="simple" xlink:show="embed" xlink:actuate="onLoad" draw:mime-type="image/jpeg"/><svg:title>@iBlast-Game</svg:title></draw:frame></draw:a><text:a xlink:type="simple" xlink:href="https://github.com/iBlast-Game" text:style-name="Internet_20_link" text:visited-style-name="Visited_20_Internet_20_Link"><text:s/></text:a><draw:a xlink:type="simple" xlink:href="https://github.com/UnitedAutismRights"><draw:frame draw:style-name="fr1" draw:name="Image32" text:anchor-type="as-char" svg:width="0.3543in" svg:height="0.3543in" draw:z-index="33"><draw:image xlink:href="Pictures/100000010000004000000040427B3681A462354D.png" xlink:type="simple" xlink:show="embed" xlink:actuate="onLoad" draw:mime-type="image/png"/><svg:title>@UnitedAutismRights</svg:title></draw:frame></draw:a><text:a xlink:type="simple" xlink:href="https://github.com/UnitedAutismRights" text:style-name="Internet_20_link" text:visited-style-name="Visited_20_Internet_20_Link"><text:s/></text:a><draw:a xlink:type="simple" xlink:href="https://github.com/Seanpm2001-web"><draw:frame draw:style-name="fr1" draw:name="Image33" text:anchor-type="as-char" svg:width="0.3543in" svg:height="0.3543in" draw:z-index="34"><draw:image xlink:href="Pictures/100000010000003700000037FD74F206ECB554A8.png" xlink:type="simple" xlink:show="embed" xlink:actuate="onLoad" draw:mime-type="image/png"/><svg:title>@Seanpm2001-web</svg:title></draw:frame></draw:a><text:a xlink:type="simple" xlink:href="https://github.com/Seanpm2001-web" text:style-name="Internet_20_link" text:visited-style-name="Visited_20_Internet_20_Link"><text:s/></text:a><draw:a xlink:type="simple" xlink:href="https://github.com/Seanpm2001-templates"><draw:frame draw:style-name="fr1" draw:name="Image34" text:anchor-type="as-char" svg:width="0.3543in" svg:height="0.3543in" draw:z-index="35"><draw:image xlink:href="Pictures/1000000100000040000000407F0791AA4470CEF6.png" xlink:type="simple" xlink:show="embed" xlink:actuate="onLoad" draw:mime-type="image/png"/><svg:title>@Seanpm2001-templates</svg:title></draw:frame></draw:a><text:a xlink:type="simple" xlink:href="https://github.com/Seanpm2001-templates" text:style-name="Internet_20_link" text:visited-style-name="Visited_20_Internet_20_Link"><text:s/></text:a><draw:a xlink:type="simple" xlink:href="https://github.com/BGemJam-game"><draw:frame draw:style-name="fr1" draw:name="Image35" text:anchor-type="as-char" svg:width="0.3543in" svg:height="0.3543in" draw:z-index="36"><draw:image xlink:href="Pictures/100000010000004000000040AC3AB9C46562D221.png" xlink:type="simple" xlink:show="embed" xlink:actuate="onLoad" draw:mime-type="image/png"/><svg:title>@BGemJam-game</svg:title></draw:frame></draw:a><text:a xlink:type="simple" xlink:href="https://github.com/BGemJam-game" text:style-name="Internet_20_link" text:visited-style-name="Visited_20_Internet_20_Link"><text:s/></text:a><draw:a xlink:type="simple" xlink:href="https://github.com/NimbleBit-Games"><draw:frame draw:style-name="fr1" draw:name="Image36" text:anchor-type="as-char" svg:width="0.3543in" svg:height="0.3543in" draw:z-index="37"><draw:image xlink:href="Pictures/100000010000004000000040EADA7AA68B397B53.png" xlink:type="simple" xlink:show="embed" xlink:actuate="onLoad" draw:mime-type="image/png"/><svg:title>@NimbleBit-Games</svg:title></draw:frame></draw:a><text:a xlink:type="simple" xlink:href="https://github.com/NimbleBit-Games" text:style-name="Internet_20_link" text:visited-style-name="Visited_20_Internet_20_Link"><text:s/></text:a><draw:a xlink:type="simple" xlink:href="https://github.com/Tetris128"><draw:frame draw:style-name="fr1" draw:name="Image37" text:anchor-type="as-char" svg:width="0.3543in" svg:height="0.3543in" draw:z-index="38"><draw:image xlink:href="Pictures/100000010000004000000040F58D86AF5917312B.png" xlink:type="simple" xlink:show="embed" xlink:actuate="onLoad" draw:mime-type="image/png"/><svg:title>@Tetris128</svg:title></draw:frame></draw:a><text:a xlink:type="simple" xlink:href="https://github.com/Tetris128" text:style-name="Internet_20_link" text:visited-style-name="Visited_20_Internet_20_Link"><text:s/></text:a><draw:a xlink:type="simple" xlink:href="https://github.com/seanpm2001-datapacks"><draw:frame draw:style-name="fr1" draw:name="Image38" text:anchor-type="as-char" svg:width="0.3543in" svg:height="0.3543in" draw:z-index="39"><draw:image xlink:href="Pictures/100000010000004000000040A8E22FB5EBB8A3CC.png" xlink:type="simple" xlink:show="embed" xlink:actuate="onLoad" draw:mime-type="image/png"/><svg:title>@seanpm2001-datapacks</svg:title></draw:frame></draw:a><text:a xlink:type="simple" xlink:href="https://github.com/seanpm2001-datapacks" text:style-name="Internet_20_link" text:visited-style-name="Visited_20_Internet_20_Link"><text:s/></text:a><draw:a xlink:type="simple" xlink:href="https://github.com/MCPYE"><draw:frame draw:style-name="fr1" draw:name="Image39" text:anchor-type="as-char" svg:width="0.3543in" svg:height="0.3543in" draw:z-index="40"><draw:image xlink:href="Pictures/100000010000004000000040BAF8AA9E0BC174AC.png" xlink:type="simple" xlink:show="embed" xlink:actuate="onLoad" draw:mime-type="image/png"/><svg:title>@MCPYE</svg:title></draw:frame></draw:a><text:a xlink:type="simple" xlink:href="https://github.com/MCPYE" text:style-name="Internet_20_link" text:visited-style-name="Visited_20_Internet_20_Link"><text:s/></text:a><draw:a xlink:type="simple" xlink:href="https://github.com/Seanpm2001-research"><draw:frame draw:style-name="fr1" draw:name="Image40" text:anchor-type="as-char" svg:width="0.3543in" svg:height="0.3543in" draw:z-index="41"><draw:image xlink:href="Pictures/10000000000000400000004014FA587938460688.png" xlink:type="simple" xlink:show="embed" xlink:actuate="onLoad" draw:mime-type="image/png"/><svg:title>@Seanpm2001-research</svg:title></draw:frame></draw:a><text:a xlink:type="simple" xlink:href="https://github.com/Seanpm2001-research" text:style-name="Internet_20_link" text:visited-style-name="Visited_20_Internet_20_Link"><text:s/></text:a><draw:a xlink:type="simple" xlink:href="https://github.com/Seanpm2001-languages"><draw:frame draw:style-name="fr1" draw:name="Image41" text:anchor-type="as-char" svg:width="0.3543in" svg:height="0.3543in" draw:z-index="42"><draw:image xlink:href="Pictures/100000010000004000000040B749A4280BCE882D.png" xlink:type="simple" xlink:show="embed" xlink:actuate="onLoad" draw:mime-type="image/png"/><svg:title>@Seanpm2001-languages</svg:title></draw:frame></draw:a><text:a xlink:type="simple" xlink:href="https://github.com/Seanpm2001-languages" text:style-name="Internet_20_link" text:visited-style-name="Visited_20_Internet_20_Link"><text:s/></text:a><draw:a xlink:type="simple" xlink:href="https://github.com/Gaslight-Galactica"><draw:frame draw:style-name="fr1" draw:name="Image42" text:anchor-type="as-char" svg:width="0.3543in" svg:height="0.3543in" draw:z-index="43"><draw:image xlink:href="Pictures/10000000000000400000004003B5B98F6D8ADF24.png" xlink:type="simple" xlink:show="embed" xlink:actuate="onLoad" draw:mime-type="image/png"/><svg:title>@Gaslight-Galactica</svg:title></draw:frame></draw:a><text:a xlink:type="simple" xlink:href="https://github.com/Gaslight-Galactica" text:style-name="Internet_20_link" text:visited-style-name="Visited_20_Internet_20_Link"><text:s/></text:a><draw:a xlink:type="simple" xlink:href="https://github.com/Year-of-the-Linux-desktop"><draw:frame draw:style-name="fr1" draw:name="Image43" text:anchor-type="as-char" svg:width="0.3543in" svg:height="0.3543in" draw:z-index="44"><draw:image xlink:href="Pictures/100000010000004000000040D848A508474977A5.png" xlink:type="simple" xlink:show="embed" xlink:actuate="onLoad" draw:mime-type="image/png"/><svg:title>@Year-of-the-Linux-desktop</svg:title></draw:frame></draw:a><text:a xlink:type="simple" xlink:href="https://github.com/Year-of-the-Linux-desktop" text:style-name="Internet_20_link" text:visited-style-name="Visited_20_Internet_20_Link"><text:s/></text:a><draw:a xlink:type="simple" xlink:href="https://github.com/Seanpm2001-reddit"><draw:frame draw:style-name="fr1" draw:name="Image44" text:anchor-type="as-char" svg:width="0.3543in" svg:height="0.3543in" draw:z-index="45"><draw:image xlink:href="Pictures/10000001000000400000004000E2A92AF24FA1C1.png" xlink:type="simple" xlink:show="embed" xlink:actuate="onLoad" draw:mime-type="image/png"/><svg:title>@Seanpm2001-reddit</svg:title></draw:frame></draw:a><text:a xlink:type="simple" xlink:href="https://github.com/Seanpm2001-reddit" text:style-name="Internet_20_link" text:visited-style-name="Visited_20_Internet_20_Link"><text:s/></text:a><draw:a xlink:type="simple" xlink:href="https://github.com/Seanpm2001-Discord"><draw:frame draw:style-name="fr1" draw:name="Image45" text:anchor-type="as-char" svg:width="0.3543in" svg:height="0.3543in" draw:z-index="46"><draw:image xlink:href="Pictures/10000001000000400000004047E128D642043B4E.png" xlink:type="simple" xlink:show="embed" xlink:actuate="onLoad" draw:mime-type="image/png"/><svg:title>@Seanpm2001-Discord</svg:title></draw:frame></draw:a><text:a xlink:type="simple" xlink:href="https://github.com/Seanpm2001-Discord" text:style-name="Internet_20_link" text:visited-style-name="Visited_20_Internet_20_Link"><text:s/></text:a><draw:a xlink:type="simple" xlink:href="https://github.com/Seanpm2001-Anime"><draw:frame draw:style-name="fr1" draw:name="Image46" text:anchor-type="as-char" svg:width="0.3543in" svg:height="0.3543in" draw:z-index="47"><draw:image xlink:href="Pictures/100000000000004000000040AA67AD2F10A8EE73.png" xlink:type="simple" xlink:show="embed" xlink:actuate="onLoad" draw:mime-type="image/png"/><svg:title>@Seanpm2001-Anime</svg:title></draw:frame></draw:a><text:a xlink:type="simple" xlink:href="https://github.com/Seanpm2001-Anime" text:style-name="Internet_20_link" text:visited-style-name="Visited_20_Internet_20_Link"><text:s/></text:a><draw:a xlink:type="simple" xlink:href="https://github.com/Seanpm2001-maps"><draw:frame draw:style-name="fr1" draw:name="Image47" text:anchor-type="as-char" svg:width="0.3543in" svg:height="0.3543in" draw:z-index="48"><draw:image xlink:href="Pictures/100000000000004000000040A49AECC3DD0BF02C.jpg" xlink:type="simple" xlink:show="embed" xlink:actuate="onLoad" draw:mime-type="image/jpeg"/><svg:title>@Seanpm2001-maps</svg:title></draw:frame></draw:a><text:a xlink:type="simple" xlink:href="https://github.com/Seanpm2001-maps" text:style-name="Internet_20_link" text:visited-style-name="Visited_20_Internet_20_Link"><text:s/></text:a><draw:a xlink:type="simple" xlink:href="https://github.com/Seanpm2001-Hardware"><draw:frame draw:style-name="fr1" draw:name="Image48" text:anchor-type="as-char" svg:width="0.3543in" svg:height="0.3543in" draw:z-index="49"><draw:image xlink:href="Pictures/100000010000004000000040C9B1C6BE50C8F637.png" xlink:type="simple" xlink:show="embed" xlink:actuate="onLoad" draw:mime-type="image/png"/><svg:title>@Seanpm2001-Hardware</svg:title></draw:frame></draw:a><text:a xlink:type="simple" xlink:href="https://github.com/Seanpm2001-Hardware" text:style-name="Internet_20_link" text:visited-style-name="Visited_20_Internet_20_Link"><text:s/></text:a><draw:a xlink:type="simple" xlink:href="https://github.com/Seanpm2001-Microsoft"><draw:frame draw:style-name="fr1" draw:name="Image49" text:anchor-type="as-char" svg:width="0.3543in" svg:height="0.3543in" draw:z-index="50"><draw:image xlink:href="Pictures/1000000000000040000000409BF68AA96BD8EF36.jpg" xlink:type="simple" xlink:show="embed" xlink:actuate="onLoad" draw:mime-type="image/jpeg"/><svg:title>@Seanpm2001-Microsoft</svg:title></draw:frame></draw:a><text:a xlink:type="simple" xlink:href="https://github.com/Seanpm2001-Microsoft" text:style-name="Internet_20_link" text:visited-style-name="Visited_20_Internet_20_Link"><text:s/></text:a><draw:a xlink:type="simple" xlink:href="https://github.com/Seanpm2001-gaming"><draw:frame draw:style-name="fr1" draw:name="Image50" text:anchor-type="as-char" svg:width="0.3543in" svg:height="0.3543in" draw:z-index="51"><draw:image xlink:href="Pictures/10000000000000400000004015120810EBCF6D17.png" xlink:type="simple" xlink:show="embed" xlink:actuate="onLoad" draw:mime-type="image/png"/><svg:title>@Seanpm2001-gaming</svg:title></draw:frame></draw:a><text:a xlink:type="simple" xlink:href="https://github.com/Seanpm2001-gaming" text:style-name="Internet_20_link" text:visited-style-name="Visited_20_Internet_20_Link"><text:s/></text:a><draw:a xlink:type="simple" xlink:href="https://github.com/Seanpm2001-Politics"><draw:frame draw:style-name="fr1" draw:name="Image51" text:anchor-type="as-char" svg:width="0.3543in" svg:height="0.3543in" draw:z-index="52"><draw:image xlink:href="Pictures/100000010000004000000040C75D78CB3AD2E3D8.png" xlink:type="simple" xlink:show="embed" xlink:actuate="onLoad" draw:mime-type="image/png"/><svg:title>@Seanpm2001-Politics</svg:title></draw:frame></draw:a><text:a xlink:type="simple" xlink:href="https://github.com/Seanpm2001-Politics" text:style-name="Internet_20_link" text:visited-style-name="Visited_20_Internet_20_Link"><text:s/></text:a><draw:a xlink:type="simple" xlink:href="https://github.com/SNU-Translate"><draw:frame draw:style-name="fr1" draw:name="Image52" text:anchor-type="as-char" svg:width="0.3543in" svg:height="0.3543in" draw:z-index="53"><draw:image xlink:href="Pictures/100000000000003C0000003C4CC16987C1839186.png" xlink:type="simple" xlink:show="embed" xlink:actuate="onLoad" draw:mime-type="image/png"/><svg:title>@SNU-Translate</svg:title></draw:frame></draw:a><text:a xlink:type="simple" xlink:href="https://github.com/SNU-Translate" text:style-name="Internet_20_link" text:visited-style-name="Visited_20_Internet_20_Link"><text:s/></text:a><draw:a xlink:type="simple" xlink:href="https://github.com/WacOS-Dev"><draw:frame draw:style-name="fr1" draw:name="Image53" text:anchor-type="as-char" svg:width="0.3543in" svg:height="0.3543in" draw:z-index="54"><draw:image xlink:href="Pictures/100000010000004000000040BE7CBAE034B5E2E0.png" xlink:type="simple" xlink:show="embed" xlink:actuate="onLoad" draw:mime-type="image/png"/><svg:title>@WacOS-Dev</svg:title></draw:frame></draw:a><text:a xlink:type="simple" xlink:href="https://github.com/WacOS-Dev" text:style-name="Internet_20_link" text:visited-style-name="Visited_20_Internet_20_Link"><text:s/></text:a><draw:a xlink:type="simple" xlink:href="https://github.com/Seanpm2001-privacy"><draw:frame draw:style-name="fr1" draw:name="Image54" text:anchor-type="as-char" svg:width="0.3543in" svg:height="0.3543in" draw:z-index="55"><draw:image xlink:href="Pictures/1000000100000040000000406EF155F7EE1C13FD.png" xlink:type="simple" xlink:show="embed" xlink:actuate="onLoad" draw:mime-type="image/png"/><svg:title>@Seanpm2001-privacy</svg:title></draw:frame></draw:a><text:a xlink:type="simple" xlink:href="https://github.com/Seanpm2001-privacy" text:style-name="Internet_20_link" text:visited-style-name="Visited_20_Internet_20_Link"><text:s/></text:a><draw:a xlink:type="simple" xlink:href="https://github.com/Seanpm2001-Android"><draw:frame draw:style-name="fr1" draw:name="Image55" text:anchor-type="as-char" svg:width="0.3543in" svg:height="0.3543in" draw:z-index="56"><draw:image xlink:href="Pictures/100000010000004000000040838606948E1D0223.png" xlink:type="simple" xlink:show="embed" xlink:actuate="onLoad" draw:mime-type="image/png"/><svg:title>@Seanpm2001-Android</svg:title></draw:frame></draw:a><text:a xlink:type="simple" xlink:href="https://github.com/Seanpm2001-Android" text:style-name="Internet_20_link" text:visited-style-name="Visited_20_Internet_20_Link"><text:s/></text:a><draw:a xlink:type="simple" xlink:href="https://github.com/Seanpm2001-Apple"><draw:frame draw:style-name="fr1" draw:name="Image56" text:anchor-type="as-char" svg:width="0.3543in" svg:height="0.3543in" draw:z-index="57"><draw:image xlink:href="Pictures/100000010000004000000040A08D9DB5C007EF54.png" xlink:type="simple" xlink:show="embed" xlink:actuate="onLoad" draw:mime-type="image/png"/><svg:title>@Seanpm2001-Apple</svg:title></draw:frame></draw:a><text:a xlink:type="simple" xlink:href="https://github.com/Seanpm2001-Apple" text:style-name="Internet_20_link" text:visited-style-name="Visited_20_Internet_20_Link"><text:s/></text:a><draw:a xlink:type="simple" xlink:href="https://github.com/Seanpm2001-video"><draw:frame draw:style-name="fr1" draw:name="Image57" text:anchor-type="as-char" svg:width="0.3543in" svg:height="0.3543in" draw:z-index="58"><draw:image xlink:href="Pictures/1000000100000040000000406003BAC7D3F6BABA.png" xlink:type="simple" xlink:show="embed" xlink:actuate="onLoad" draw:mime-type="image/png"/><svg:title>@Seanpm2001-video</svg:title></draw:frame></draw:a><text:a xlink:type="simple" xlink:href="https://github.com/Seanpm2001-video" text:style-name="Internet_20_link" text:visited-style-name="Visited_20_Internet_20_Link"><text:s/></text:a><draw:a xlink:type="simple" xlink:href="https://github.com/CamCamPlus"><draw:frame draw:style-name="fr1" draw:name="Image58" text:anchor-type="as-char" svg:width="0.3543in" svg:height="0.3543in" draw:z-index="59"><draw:image xlink:href="Pictures/100000000000004000000040BCD188F68611C55E.jpg" xlink:type="simple" xlink:show="embed" xlink:actuate="onLoad" draw:mime-type="image/jpeg"/><svg:title>@CamCamPlus</svg:title></draw:frame></draw:a><text:a xlink:type="simple" xlink:href="https://github.com/CamCamPlus" text:style-name="Internet_20_link" text:visited-style-name="Visited_20_Internet_20_Link"><text:s/></text:a><draw:a xlink:type="simple" xlink:href="https://github.com/SVG-video"><draw:frame draw:style-name="fr1" draw:name="Image59" text:anchor-type="as-char" svg:width="0.3543in" svg:height="0.3543in" draw:z-index="60"><draw:image xlink:href="Pictures/100000010000004000000040D0DEB5A593382413.png" xlink:type="simple" xlink:show="embed" xlink:actuate="onLoad" draw:mime-type="image/png"/><svg:title>@SVG-video</svg:title></draw:frame></draw:a><text:a xlink:type="simple" xlink:href="https://github.com/SVG-video" text:style-name="Internet_20_link" text:visited-style-name="Visited_20_Internet_20_Link"><text:s/></text:a><draw:a xlink:type="simple" xlink:href="https://github.com/NimbleBit-Fan-Club"><draw:frame draw:style-name="fr1" draw:name="Image60" text:anchor-type="as-char" svg:width="0.3543in" svg:height="0.3543in" draw:z-index="61"><draw:image xlink:href="Pictures/10000001000000400000004022D5712A4DBD3777.png" xlink:type="simple" xlink:show="embed" xlink:actuate="onLoad" draw:mime-type="image/png"/><svg:title>@NimbleBit-Fan-Club</svg:title></draw:frame></draw:a><text:a xlink:type="simple" xlink:href="https://github.com/NimbleBit-Fan-Club" text:style-name="Internet_20_link" text:visited-style-name="Visited_20_Internet_20_Link"><text:s/></text:a><draw:a xlink:type="simple" xlink:href="https://github.com/Skeuowie"><draw:frame draw:style-name="fr1" draw:name="Image61" text:anchor-type="as-char" svg:width="0.3543in" svg:height="0.3543in" draw:z-index="62"><draw:image xlink:href="Pictures/1000000000000040000000402E08679D9D550F85.jpg" xlink:type="simple" xlink:show="embed" xlink:actuate="onLoad" draw:mime-type="image/jpeg"/><svg:title>@Skeuowie</svg:title></draw:frame></draw:a><text:a xlink:type="simple" xlink:href="https://github.com/Skeuowie" text:style-name="Internet_20_link" text:visited-style-name="Visited_20_Internet_20_Link"><text:s/></text:a><draw:a xlink:type="simple" xlink:href="https://github.com/BluPhone"><draw:frame draw:style-name="fr1" draw:name="Image62" text:anchor-type="as-char" svg:width="0.3543in" svg:height="0.3543in" draw:z-index="63"><draw:image xlink:href="Pictures/100000000000004000000040AE47D2945FAF419F.jpg" xlink:type="simple" xlink:show="embed" xlink:actuate="onLoad" draw:mime-type="image/jpeg"/><svg:title>@BluPhone</svg:title></draw:frame></draw:a><text:a xlink:type="simple" xlink:href="https://github.com/BluPhone" text:style-name="Internet_20_link" text:visited-style-name="Visited_20_Internet_20_Link"><text:s/></text:a><draw:a xlink:type="simple" xlink:href="https://github.com/Seanpm2001-BlueTooth"><draw:frame draw:style-name="fr1" draw:name="Image63" text:anchor-type="as-char" svg:width="0.3543in" svg:height="0.3543in" draw:z-index="64"><draw:image xlink:href="Pictures/100000010000004000000040E7C3665FA55369D4.png" xlink:type="simple" xlink:show="embed" xlink:actuate="onLoad" draw:mime-type="image/png"/><svg:title>@Seanpm2001-BlueTooth</svg:title></draw:frame></draw:a><text:a xlink:type="simple" xlink:href="https://github.com/Seanpm2001-BlueTooth" text:style-name="Internet_20_link" text:visited-style-name="Visited_20_Internet_20_Link"><text:s/></text:a><draw:a xlink:type="simple" xlink:href="https://github.com/LinkLax-Dev"><draw:frame draw:style-name="fr1" draw:name="Image64" text:anchor-type="as-char" svg:width="0.3543in" svg:height="0.3543in" draw:z-index="65"><draw:image xlink:href="Pictures/100000000000004000000040B32590B2B43C0B10.jpg" xlink:type="simple" xlink:show="embed" xlink:actuate="onLoad" draw:mime-type="image/jpeg"/><svg:title>@LinkLax-Dev</svg:title></draw:frame></draw:a><text:a xlink:type="simple" xlink:href="https://github.com/LinkLax-Dev" text:style-name="Internet_20_link" text:visited-style-name="Visited_20_Internet_20_Link"><text:s/></text:a><draw:a xlink:type="simple" xlink:href="https://github.com/uOffice"><draw:frame draw:style-name="fr1" draw:name="Image65" text:anchor-type="as-char" svg:width="0.3543in" svg:height="0.3543in" draw:z-index="66"><draw:image xlink:href="Pictures/10000001000000400000004037AAC076E74923C2.png" xlink:type="simple" xlink:show="embed" xlink:actuate="onLoad" draw:mime-type="image/png"/><svg:title>@uOffice</svg:title></draw:frame></draw:a><text:a xlink:type="simple" xlink:href="https://github.com/uOffice" text:style-name="Internet_20_link" text:visited-style-name="Visited_20_Internet_20_Link"><text:s/></text:a><draw:a xlink:type="simple" xlink:href="https://github.com/Seanpm2001-personal"><draw:frame draw:style-name="fr1" draw:name="Image66" text:anchor-type="as-char" svg:width="0.3543in" svg:height="0.3543in" draw:z-index="67"><draw:image xlink:href="Pictures/1000000000000040000000403245BC4527B8A460.jpg" xlink:type="simple" xlink:show="embed" xlink:actuate="onLoad" draw:mime-type="image/jpeg"/><svg:title>@Seanpm2001-personal</svg:title></draw:frame></draw:a><text:a xlink:type="simple" xlink:href="https://github.com/Seanpm2001-personal" text:style-name="Internet_20_link" text:visited-style-name="Visited_20_Internet_20_Link"><text:s/></text:a><draw:a xlink:type="simple" xlink:href="https://github.com/Seanpm2001-documents"><draw:frame draw:style-name="fr1" draw:name="Image67" text:anchor-type="as-char" svg:width="0.3543in" svg:height="0.3543in" draw:z-index="68"><draw:image xlink:href="Pictures/10000000000000400000004084A2BD7E971E5DF2.jpg" xlink:type="simple" xlink:show="embed" xlink:actuate="onLoad" draw:mime-type="image/jpeg"/><svg:title>@Seanpm2001-documents</svg:title></draw:frame></draw:a><text:a xlink:type="simple" xlink:href="https://github.com/Seanpm2001-documents" text:style-name="Internet_20_link" text:visited-style-name="Visited_20_Internet_20_Link"><text:s/></text:a><draw:a xlink:type="simple" xlink:href="https://github.com/UltraSwitch"><draw:frame draw:style-name="fr1" draw:name="Image68" text:anchor-type="as-char" svg:width="0.3543in" svg:height="0.3543in" draw:z-index="69"><draw:image xlink:href="Pictures/1000000100000040000000409019B1208B703EBF.png" xlink:type="simple" xlink:show="embed" xlink:actuate="onLoad" draw:mime-type="image/png"/><svg:title>@UltraSwitch</svg:title></draw:frame></draw:a><text:a xlink:type="simple" xlink:href="https://github.com/UltraSwitch" text:style-name="Internet_20_link" text:visited-style-name="Visited_20_Internet_20_Link"><text:s/></text:a><draw:a xlink:type="simple" xlink:href="https://github.com/MammalTown"><draw:frame draw:style-name="fr1" draw:name="Image69" text:anchor-type="as-char" svg:width="0.3543in" svg:height="0.3543in" draw:z-index="70"><draw:image xlink:href="Pictures/10000001000000400000004056296214A46007AC.png" xlink:type="simple" xlink:show="embed" xlink:actuate="onLoad" draw:mime-type="image/png"/><svg:title>@MammalTown</svg:title></draw:frame></draw:a><text:a xlink:type="simple" xlink:href="https://github.com/MammalTown" text:style-name="Internet_20_link" text:visited-style-name="Visited_20_Internet_20_Link"><text:s/></text:a><draw:a xlink:type="simple" xlink:href="https://github.com/Seanpm2001-tech-support"><draw:frame draw:style-name="fr1" draw:name="Image70" text:anchor-type="as-char" svg:width="0.3543in" svg:height="0.3543in" draw:z-index="71"><draw:image xlink:href="Pictures/100000000000002000000020530B58B6D35CE3C2.jpg" xlink:type="simple" xlink:show="embed" xlink:actuate="onLoad" draw:mime-type="image/jpeg"/><svg:title>@Seanpm2001-tech-support</svg:title></draw:frame></draw:a><text:a xlink:type="simple" xlink:href="https://github.com/Seanpm2001-tech-support" text:style-name="Internet_20_link" text:visited-style-name="Visited_20_Internet_20_Link"><text:s/></text:a><draw:a xlink:type="simple" xlink:href="https://github.com/seanpm2001-lifearchive-extras"><draw:frame draw:style-name="fr1" draw:name="Image71" text:anchor-type="as-char" svg:width="0.3543in" svg:height="0.3543in" draw:z-index="72"><draw:image xlink:href="Pictures/1000000000000040000000403899D6A6DE3F987A.jpg" xlink:type="simple" xlink:show="embed" xlink:actuate="onLoad" draw:mime-type="image/jpeg"/><svg:title>@seanpm2001-lifearchive-extras</svg:title></draw:frame></draw:a><text:a xlink:type="simple" xlink:href="https://github.com/seanpm2001-lifearchive-extras" text:style-name="Internet_20_link" text:visited-style-name="Visited_20_Internet_20_Link"><text:s/></text:a><draw:a xlink:type="simple" xlink:href="https://github.com/GK-Keyboard"><draw:frame draw:style-name="fr1" draw:name="Image72" text:anchor-type="as-char" svg:width="0.3543in" svg:height="0.3543in" draw:z-index="73"><draw:image xlink:href="Pictures/100000000000004000000040AA59E62D78AA28C7.png" xlink:type="simple" xlink:show="embed" xlink:actuate="onLoad" draw:mime-type="image/png"/><svg:title>@GK-Keyboard</svg:title></draw:frame></draw:a><text:a xlink:type="simple" xlink:href="https://github.com/GK-Keyboard" text:style-name="Internet_20_link" text:visited-style-name="Visited_20_Internet_20_Link"><text:s/></text:a><draw:a xlink:type="simple" xlink:href="https://github.com/SNU-0D"><draw:frame draw:style-name="fr1" draw:name="Image73" text:anchor-type="as-char" svg:width="0.3543in" svg:height="0.3543in" draw:z-index="74"><draw:image xlink:href="Pictures/100000000000003C0000003C4CC16987C1839186.png" xlink:type="simple" xlink:show="embed" xlink:actuate="onLoad" draw:mime-type="image/png"/><svg:title>@SNU-0D</svg:title></draw:frame></draw:a><text:a xlink:type="simple" xlink:href="https://github.com/SNU-0D" text:style-name="Internet_20_link" text:visited-style-name="Visited_20_Internet_20_Link"><text:s/></text:a><draw:a xlink:type="simple" xlink:href="https://github.com/SNU-1D"><draw:frame draw:style-name="fr1" draw:name="Image74" text:anchor-type="as-char" svg:width="0.3543in" svg:height="0.3543in" draw:z-index="75"><draw:image xlink:href="Pictures/100000000000003C0000003C4CC16987C1839186.png" xlink:type="simple" xlink:show="embed" xlink:actuate="onLoad" draw:mime-type="image/png"/><svg:title>@SNU-1D</svg:title></draw:frame></draw:a><text:a xlink:type="simple" xlink:href="https://github.com/SNU-1D" text:style-name="Internet_20_link" text:visited-style-name="Visited_20_Internet_20_Link"><text:s/></text:a><draw:a xlink:type="simple" xlink:href="https://github.com/SNU-2D"><draw:frame draw:style-name="fr1" draw:name="Image75" text:anchor-type="as-char" svg:width="0.3543in" svg:height="0.3543in" draw:z-index="76"><draw:image xlink:href="Pictures/100000000000003C0000003C4CC16987C1839186.png" xlink:type="simple" xlink:show="embed" xlink:actuate="onLoad" draw:mime-type="image/png"/><svg:title>@SNU-2D</svg:title></draw:frame></draw:a><text:a xlink:type="simple" xlink:href="https://github.com/SNU-2D" text:style-name="Internet_20_link" text:visited-style-name="Visited_20_Internet_20_Link"><text:s/></text:a><draw:a xlink:type="simple" xlink:href="https://github.com/SNU-3D"><draw:frame draw:style-name="fr1" draw:name="Image76" text:anchor-type="as-char" svg:width="0.3543in" svg:height="0.3543in" draw:z-index="77"><draw:image xlink:href="Pictures/100000000000003C0000003C4CC16987C1839186.png" xlink:type="simple" xlink:show="embed" xlink:actuate="onLoad" draw:mime-type="image/png"/><svg:title>@SNU-3D</svg:title></draw:frame></draw:a><text:a xlink:type="simple" xlink:href="https://github.com/SNU-3D" text:style-name="Internet_20_link" text:visited-style-name="Visited_20_Internet_20_Link"><text:s/></text:a><draw:a xlink:type="simple" xlink:href="https://github.com/SNU-4D"><draw:frame draw:style-name="fr1" draw:name="Image77" text:anchor-type="as-char" svg:width="0.3543in" svg:height="0.3543in" draw:z-index="78"><draw:image xlink:href="Pictures/100000000000003C0000003C4CC16987C1839186.png" xlink:type="simple" xlink:show="embed" xlink:actuate="onLoad" draw:mime-type="image/png"/><svg:title>@SNU-4D</svg:title></draw:frame></draw:a><text:a xlink:type="simple" xlink:href="https://github.com/SNU-4D" text:style-name="Internet_20_link" text:visited-style-name="Visited_20_Internet_20_Link"><text:s/></text:a><draw:a xlink:type="simple" xlink:href="https://github.com/FourThousandNinetySix"><draw:frame draw:style-name="fr1" draw:name="Image78" text:anchor-type="as-char" svg:width="0.3543in" svg:height="0.3543in" draw:z-index="79"><draw:image xlink:href="Pictures/100000000000004000000040A3835CC4094F9849.jpg" xlink:type="simple" xlink:show="embed" xlink:actuate="onLoad" draw:mime-type="image/jpeg"/><svg:title>@FourThousandNinetySix</svg:title></draw:frame></draw:a><text:a xlink:type="simple" xlink:href="https://github.com/FourThousandNinetySix" text:style-name="Internet_20_link" text:visited-style-name="Visited_20_Internet_20_Link"><text:s/></text:a><draw:a xlink:type="simple" xlink:href="https://github.com/SNU-TV"><draw:frame draw:style-name="fr1" draw:name="Image79" text:anchor-type="as-char" svg:width="0.3543in" svg:height="0.3543in" draw:z-index="80"><draw:image xlink:href="Pictures/100000000000003C0000003C4CC16987C1839186.png" xlink:type="simple" xlink:show="embed" xlink:actuate="onLoad" draw:mime-type="image/png"/><svg:title>@SNU-TV</svg:title></draw:frame></draw:a><text:a xlink:type="simple" xlink:href="https://github.com/SNU-TV" text:style-name="Internet_20_link" text:visited-style-name="Visited_20_Internet_20_Link"><text:s/></text:a><draw:a xlink:type="simple" xlink:href="https://github.com/SNU-Beliefs"><draw:frame draw:style-name="fr1" draw:name="Image80" text:anchor-type="as-char" svg:width="0.3543in" svg:height="0.3543in" draw:z-index="81"><draw:image xlink:href="Pictures/100000000000003C0000003C4CC16987C1839186.png" xlink:type="simple" xlink:show="embed" xlink:actuate="onLoad" draw:mime-type="image/png"/><svg:title>@SNU-Beliefs</svg:title></draw:frame></draw:a><text:a xlink:type="simple" xlink:href="https://github.com/SNU-Beliefs" text:style-name="Internet_20_link" text:visited-style-name="Visited_20_Internet_20_Link"><text:s/></text:a><draw:a xlink:type="simple" xlink:href="https://github.com/SNU-Sports"><draw:frame draw:style-name="fr1" draw:name="Image81" text:anchor-type="as-char" svg:width="0.3543in" svg:height="0.3543in" draw:z-index="82"><draw:image xlink:href="Pictures/100000000000003C0000003C4CC16987C1839186.png" xlink:type="simple" xlink:show="embed" xlink:actuate="onLoad" draw:mime-type="image/png"/><svg:title>@SNU-Sports</svg:title></draw:frame></draw:a><text:a xlink:type="simple" xlink:href="https://github.com/SNU-Sports" text:style-name="Internet_20_link" text:visited-style-name="Visited_20_Internet_20_Link"><text:s/></text:a><draw:a xlink:type="simple" xlink:href="https://github.com/SNU-Vexillology"><draw:frame draw:style-name="fr1" draw:name="Image82" text:anchor-type="as-char" svg:width="0.3543in" svg:height="0.3543in" draw:z-index="83"><draw:image xlink:href="Pictures/100000000000003C0000003C4CC16987C1839186.png" xlink:type="simple" xlink:show="embed" xlink:actuate="onLoad" draw:mime-type="image/png"/><svg:title>@SNU-Vexillology</svg:title></draw:frame></draw:a><text:a xlink:type="simple" xlink:href="https://github.com/SNU-Vexillology" text:style-name="Internet_20_link" text:visited-style-name="Visited_20_Internet_20_Link"><text:s/></text:a><draw:a xlink:type="simple" xlink:href="https://github.com/SNU-eGret"><draw:frame draw:style-name="fr1" draw:name="Image83" text:anchor-type="as-char" svg:width="0.3543in" svg:height="0.3543in" draw:z-index="84"><draw:image xlink:href="Pictures/100000000000003C0000003C4CC16987C1839186.png" xlink:type="simple" xlink:show="embed" xlink:actuate="onLoad" draw:mime-type="image/png"/><svg:title>@SNU-eGret</svg:title></draw:frame></draw:a><text:a xlink:type="simple" xlink:href="https://github.com/SNU-eGret" text:style-name="Internet_20_link" text:visited-style-name="Visited_20_Internet_20_Link"><text:s/></text:a><draw:a xlink:type="simple" xlink:href="https://github.com/SNU-Wiki"><draw:frame draw:style-name="fr1" draw:name="Image84" text:anchor-type="as-char" svg:width="0.3543in" svg:height="0.3543in" draw:z-index="85"><draw:image xlink:href="Pictures/100000000000003C0000003C4CC16987C1839186.png" xlink:type="simple" xlink:show="embed" xlink:actuate="onLoad" draw:mime-type="image/png"/><svg:title>@SNU-Wiki</svg:title></draw:frame></draw:a><text:a xlink:type="simple" xlink:href="https://github.com/SNU-Wiki" text:style-name="Internet_20_link" text:visited-style-name="Visited_20_Internet_20_Link"><text:s/></text:a><draw:a xlink:type="simple" xlink:href="https://github.com/SNU-Users"><draw:frame draw:style-name="fr1" draw:name="Image85" text:anchor-type="as-char" svg:width="0.3543in" svg:height="0.3543in" draw:z-index="86"><draw:image xlink:href="Pictures/100000000000003C0000003C4CC16987C1839186.png" xlink:type="simple" xlink:show="embed" xlink:actuate="onLoad" draw:mime-type="image/png"/><svg:title>@SNU-Users</svg:title></draw:frame></draw:a><text:a xlink:type="simple" xlink:href="https://github.com/SNU-Users" text:style-name="Internet_20_link" text:visited-style-name="Visited_20_Internet_20_Link"><text:s/></text:a><draw:a xlink:type="simple" xlink:href="https://github.com/UltraSwitch-dev"><draw:frame draw:style-name="fr1" draw:name="Image86" text:anchor-type="as-char" svg:width="0.3543in" svg:height="0.3543in" draw:z-index="87"><draw:image xlink:href="Pictures/100000000000004000000040C4A528A6F9CB2255.jpg" xlink:type="simple" xlink:show="embed" xlink:actuate="onLoad" draw:mime-type="image/jpeg"/><svg:title>@UltraSwitch-dev</svg:title></draw:frame></draw:a><text:a xlink:type="simple" xlink:href="https://github.com/UltraSwitch-dev" text:style-name="Internet_20_link" text:visited-style-name="Visited_20_Internet_20_Link"><text:s/></text:a><draw:a xlink:type="simple" xlink:href="https://github.com/UltraCompass"><draw:frame draw:style-name="fr1" draw:name="Image87" text:anchor-type="as-char" svg:width="0.3543in" svg:height="0.3543in" draw:z-index="88"><draw:image xlink:href="Pictures/100000010000004000000040DE3053CB291AD4E6.png" xlink:type="simple" xlink:show="embed" xlink:actuate="onLoad" draw:mime-type="image/png"/><svg:title>@UltraCompass</svg:title></draw:frame></draw:a><text:a xlink:type="simple" xlink:href="https://github.com/UltraCompass" text:style-name="Internet_20_link" text:visited-style-name="Visited_20_Internet_20_Link"><text:s/></text:a><draw:a xlink:type="simple" xlink:href="https://github.com/seanpm2001-nostalgia"><draw:frame draw:style-name="fr1" draw:name="Image88" text:anchor-type="as-char" svg:width="0.3543in" svg:height="0.3543in" draw:z-index="89"><draw:image xlink:href="Pictures/1000000100000040000000404A4F4D20332BED5B.png" xlink:type="simple" xlink:show="embed" xlink:actuate="onLoad" draw:mime-type="image/png"/><svg:title>@seanpm2001-nostalgia</svg:title></draw:frame></draw:a><text:a xlink:type="simple" xlink:href="https://github.com/seanpm2001-nostalgia" text:style-name="Internet_20_link" text:visited-style-name="Visited_20_Internet_20_Link"><text:s/></text:a><draw:a xlink:type="simple" xlink:href="https://github.com/seanpm2001-themes"><draw:frame draw:style-name="fr1" draw:name="Image89" text:anchor-type="as-char" svg:width="0.3543in" svg:height="0.3543in" draw:z-index="90"><draw:image xlink:href="Pictures/1000000100000040000000409F8929BB9B4AA142.png" xlink:type="simple" xlink:show="embed" xlink:actuate="onLoad" draw:mime-type="image/png"/><svg:title>@seanpm2001-themes</svg:title></draw:frame></draw:a><text:a xlink:type="simple" xlink:href="https://github.com/seanpm2001-themes" text:style-name="Internet_20_link" text:visited-style-name="Visited_20_Internet_20_Link"><text:s/></text:a><draw:a xlink:type="simple" xlink:href="https://github.com/seanpm2001-psychology"><draw:frame draw:style-name="fr1" draw:name="Image90" text:anchor-type="as-char" svg:width="0.3543in" svg:height="0.3543in" draw:z-index="91"><draw:image xlink:href="Pictures/1000000100000040000000402E4315E02E2362D5.png" xlink:type="simple" xlink:show="embed" xlink:actuate="onLoad" draw:mime-type="image/png"/><svg:title>@seanpm2001-psychology</svg:title></draw:frame></draw:a><text:a xlink:type="simple" xlink:href="https://github.com/seanpm2001-psychology" text:style-name="Internet_20_link" text:visited-style-name="Visited_20_Internet_20_Link"><text:s/></text:a><draw:a xlink:type="simple" xlink:href="https://github.com/seanpm2001-GNOME"><draw:frame draw:style-name="fr1" draw:name="Image91" text:anchor-type="as-char" svg:width="0.3543in" svg:height="0.3543in" draw:z-index="92"><draw:image xlink:href="Pictures/1000000100000040000000407E4FC33457933085.png" xlink:type="simple" xlink:show="embed" xlink:actuate="onLoad" draw:mime-type="image/png"/><svg:title>@seanpm2001-GNOME</svg:title></draw:frame></draw:a><text:a xlink:type="simple" xlink:href="https://github.com/seanpm2001-GNOME" text:style-name="Internet_20_link" text:visited-style-name="Visited_20_Internet_20_Link"><text:s/></text:a><draw:a xlink:type="simple" xlink:href="https://github.com/Seanpm2001-KDE"><draw:frame draw:style-name="fr1" draw:name="Image92" text:anchor-type="as-char" svg:width="0.3543in" svg:height="0.3543in" draw:z-index="93"><draw:image xlink:href="Pictures/1000000000000040000000400E3D9991B35B3F09.jpg" xlink:type="simple" xlink:show="embed" xlink:actuate="onLoad" draw:mime-type="image/jpeg"/><svg:title>@Seanpm2001-KDE</svg:title></draw:frame></draw:a><text:a xlink:type="simple" xlink:href="https://github.com/Seanpm2001-KDE" text:style-name="Internet_20_link" text:visited-style-name="Visited_20_Internet_20_Link"><text:s/></text:a><draw:a xlink:type="simple" xlink:href="https://github.com/Code-distancing"><draw:frame draw:style-name="fr1" draw:name="Image93" text:anchor-type="as-char" svg:width="0.3543in" svg:height="0.3543in" draw:z-index="94"><draw:image xlink:href="Pictures/100000000000004000000040A4CF7925BE169226.jpg" xlink:type="simple" xlink:show="embed" xlink:actuate="onLoad" draw:mime-type="image/jpeg"/><svg:title>@Code-distancing</svg:title></draw:frame></draw:a><text:a xlink:type="simple" xlink:href="https://github.com/Code-distancing" text:style-name="Internet_20_link" text:visited-style-name="Visited_20_Internet_20_Link"><text:s/></text:a><draw:a xlink:type="simple" xlink:href="https://github.com/Seanpm2001-COVID-19"><draw:frame draw:style-name="fr1" draw:name="Image94" text:anchor-type="as-char" svg:width="0.3543in" svg:height="0.3543in" draw:z-index="95"><draw:image xlink:href="Pictures/1000000000000040000000405C94AE0027CA2FC0.jpg" xlink:type="simple" xlink:show="embed" xlink:actuate="onLoad" draw:mime-type="image/jpeg"/><svg:title>@Seanpm2001-COVID-19</svg:title></draw:frame></draw:a><text:a xlink:type="simple" xlink:href="https://github.com/Seanpm2001-COVID-19" text:style-name="Internet_20_link" text:visited-style-name="Visited_20_Internet_20_Link"><text:s/></text:a><draw:a xlink:type="simple" xlink:href="https://github.com/Seanpm2001-virtual-machines"><draw:frame draw:style-name="fr1" draw:name="Image95" text:anchor-type="as-char" svg:width="0.3543in" svg:height="0.3543in" draw:z-index="96"><draw:image xlink:href="Pictures/100000010000004000000040C9E1DDE36888F9DC.png" xlink:type="simple" xlink:show="embed" xlink:actuate="onLoad" draw:mime-type="image/png"/><svg:title>@Seanpm2001-virtual-machines</svg:title></draw:frame></draw:a><text:a xlink:type="simple" xlink:href="https://github.com/Seanpm2001-virtual-machines" text:style-name="Internet_20_link" text:visited-style-name="Visited_20_Internet_20_Link"><text:s/></text:a><draw:a xlink:type="simple" xlink:href="https://github.com/Seanpm2001-Mozilla"><draw:frame draw:style-name="fr1" draw:name="Image96" text:anchor-type="as-char" svg:width="0.3543in" svg:height="0.3543in" draw:z-index="97"><draw:image xlink:href="Pictures/100000010000004000000040C7EA09F571A2663C.png" xlink:type="simple" xlink:show="embed" xlink:actuate="onLoad" draw:mime-type="image/png"/><svg:title>@Seanpm2001-Mozilla</svg:title></draw:frame></draw:a><text:a xlink:type="simple" xlink:href="https://github.com/Seanpm2001-Mozilla" text:style-name="Internet_20_link" text:visited-style-name="Visited_20_Internet_20_Link"><text:s/></text:a><draw:a xlink:type="simple" xlink:href="https://github.com/Seanpm2001-Godzilab"><draw:frame draw:style-name="fr1" draw:name="Image97" text:anchor-type="as-char" svg:width="0.3543in" svg:height="0.3543in" draw:z-index="98"><draw:image xlink:href="Pictures/100000010000004000000040348CEDE819EBEE7C.png" xlink:type="simple" xlink:show="embed" xlink:actuate="onLoad" draw:mime-type="image/png"/><svg:title>@Seanpm2001-Godzilab</svg:title></draw:frame></draw:a><text:a xlink:type="simple" xlink:href="https://github.com/Seanpm2001-Godzilab" text:style-name="Internet_20_link" text:visited-style-name="Visited_20_Internet_20_Link"><text:s/></text:a><draw:a xlink:type="simple" xlink:href="https://github.com/Seanpm2001-Glu"><draw:frame draw:style-name="fr1" draw:name="Image98" text:anchor-type="as-char" svg:width="0.3543in" svg:height="0.3543in" draw:z-index="99"><draw:image xlink:href="Pictures/100000000000004000000040DDC48B972CDDFFBA.jpg" xlink:type="simple" xlink:show="embed" xlink:actuate="onLoad" draw:mime-type="image/jpeg"/><svg:title>@Seanpm2001-Glu</svg:title></draw:frame></draw:a><text:a xlink:type="simple" xlink:href="https://github.com/Seanpm2001-Glu" text:style-name="Internet_20_link" text:visited-style-name="Visited_20_Internet_20_Link"><text:s/></text:a><draw:a xlink:type="simple" xlink:href="https://github.com/Underune-maker"><draw:frame draw:style-name="fr1" draw:name="Image99" text:anchor-type="as-char" svg:width="0.3543in" svg:height="0.3543in" draw:z-index="100"><draw:image xlink:href="Pictures/1000000100000040000000409EAFC7316A1DADF1.png" xlink:type="simple" xlink:show="embed" xlink:actuate="onLoad" draw:mime-type="image/png"/><svg:title>@Underune-maker</svg:title></draw:frame></draw:a><text:a xlink:type="simple" xlink:href="https://github.com/Underune-maker" text:style-name="Internet_20_link" text:visited-style-name="Visited_20_Internet_20_Link"><text:s/></text:a><draw:a xlink:type="simple" xlink:href="https://github.com/Snail-bob-maker"><draw:frame draw:style-name="fr1" draw:name="Image100" text:anchor-type="as-char" svg:width="0.3543in" svg:height="0.3543in" draw:z-index="101"><draw:image xlink:href="Pictures/10000001000000400000004066B6166DA1DE786B.png" xlink:type="simple" xlink:show="embed" xlink:actuate="onLoad" draw:mime-type="image/png"/><svg:title>@Snail-bob-maker</svg:title></draw:frame></draw:a><text:a xlink:type="simple" xlink:href="https://github.com/Snail-bob-maker" text:style-name="Internet_20_link" text:visited-style-name="Visited_20_Internet_20_Link"><text:s/></text:a><draw:a xlink:type="simple" xlink:href="https://github.com/Egg-org"><draw:frame draw:style-name="fr1" draw:name="Image101" text:anchor-type="as-char" svg:width="0.3543in" svg:height="0.3543in" draw:z-index="102"><draw:image xlink:href="Pictures/10000000000000400000004060595B28CF20DA30.jpg" xlink:type="simple" xlink:show="embed" xlink:actuate="onLoad" draw:mime-type="image/jpeg"/><svg:title>@Egg-org</svg:title></draw:frame></draw:a><text:a xlink:type="simple" xlink:href="https://github.com/Egg-org" text:style-name="Internet_20_link" text:visited-style-name="Visited_20_Internet_20_Link"><text:s/></text:a><draw:a xlink:type="simple" xlink:href="https://github.com/Economica-dev"><draw:frame draw:style-name="fr1" draw:name="Image102" text:anchor-type="as-char" svg:width="0.3543in" svg:height="0.3543in" draw:z-index="103"><draw:image xlink:href="Pictures/100000000000004000000040C99CF981EF6948EA.jpg" xlink:type="simple" xlink:show="embed" xlink:actuate="onLoad" draw:mime-type="image/jpeg"/><svg:title>@Economica-dev</svg:title></draw:frame></draw:a><text:a xlink:type="simple" xlink:href="https://github.com/Economica-dev" text:style-name="Internet_20_link" text:visited-style-name="Visited_20_Internet_20_Link"><text:s/></text:a><draw:a xlink:type="simple" xlink:href="https://github.com/OpenTowers"><draw:frame draw:style-name="fr1" draw:name="Image103" text:anchor-type="as-char" svg:width="0.3543in" svg:height="0.3543in" draw:z-index="104"><draw:image xlink:href="Pictures/100000010000004000000040A7EEC1ED3C94BCF1.png" xlink:type="simple" xlink:show="embed" xlink:actuate="onLoad" draw:mime-type="image/png"/><svg:title>@OpenTowers</svg:title></draw:frame></draw:a><text:a xlink:type="simple" xlink:href="https://github.com/OpenTowers" text:style-name="Internet_20_link" text:visited-style-name="Visited_20_Internet_20_Link"><text:s/></text:a><draw:a xlink:type="simple" xlink:href="https://github.com/MadLibby"><draw:frame draw:style-name="fr1" draw:name="Image104" text:anchor-type="as-char" svg:width="0.3543in" svg:height="0.3543in" draw:z-index="105"><draw:image xlink:href="Pictures/100000000000004000000040FB2FDA9320E47347.jpg" xlink:type="simple" xlink:show="embed" xlink:actuate="onLoad" draw:mime-type="image/jpeg"/><svg:title>@MadLibby</svg:title></draw:frame></draw:a><text:a xlink:type="simple" xlink:href="https://github.com/MadLibby" text:style-name="Internet_20_link" text:visited-style-name="Visited_20_Internet_20_Link"><text:s/></text:a><draw:a xlink:type="simple" xlink:href="https://github.com/Virtual-VHS"><draw:frame draw:style-name="fr1" draw:name="Image105" text:anchor-type="as-char" svg:width="0.3543in" svg:height="0.3543in" draw:z-index="106"><draw:image xlink:href="Pictures/100000000000004000000040E8536610ABD163B5.jpg" xlink:type="simple" xlink:show="embed" xlink:actuate="onLoad" draw:mime-type="image/jpeg"/><svg:title>@Virtual-VHS</svg:title></draw:frame></draw:a><text:a xlink:type="simple" xlink:href="https://github.com/Virtual-VHS" text:style-name="Internet_20_link" text:visited-style-name="Visited_20_Internet_20_Link"><text:s/></text:a><draw:a xlink:type="simple" xlink:href="https://github.com/Ultra-image-studio"><draw:frame draw:style-name="fr1" draw:name="Image106" text:anchor-type="as-char" svg:width="0.3543in" svg:height="0.3543in" draw:z-index="107"><draw:image xlink:href="Pictures/1000000100000040000000402530448E9468E979.png" xlink:type="simple" xlink:show="embed" xlink:actuate="onLoad" draw:mime-type="image/png"/><svg:title>@Ultra-image-studio</svg:title></draw:frame></draw:a><text:a xlink:type="simple" xlink:href="https://github.com/Ultra-image-studio" text:style-name="Internet_20_link" text:visited-style-name="Visited_20_Internet_20_Link"><text:s/></text:a><draw:a xlink:type="simple" xlink:href="https://github.com/Seanpm2001-SUPERCELL"><draw:frame draw:style-name="fr1" draw:name="Image107" text:anchor-type="as-char" svg:width="0.3543in" svg:height="0.3543in" draw:z-index="108"><draw:image xlink:href="Pictures/100000010000004000000040A9E768D3D42330B5.png" xlink:type="simple" xlink:show="embed" xlink:actuate="onLoad" draw:mime-type="image/png"/><svg:title>@Seanpm2001-SUPERCELL</svg:title></draw:frame></draw:a><text:a xlink:type="simple" xlink:href="https://github.com/Seanpm2001-SUPERCELL" text:style-name="Internet_20_link" text:visited-style-name="Visited_20_Internet_20_Link"><text:s/></text:a><draw:a xlink:type="simple" xlink:href="https://github.com/Seanpm2001-Storm8"><draw:frame draw:style-name="fr1" draw:name="Image108" text:anchor-type="as-char" svg:width="0.3543in" svg:height="0.3543in" draw:z-index="109"><draw:image xlink:href="Pictures/1000000000000040000000401DE321F1C63DB5CE.jpg" xlink:type="simple" xlink:show="embed" xlink:actuate="onLoad" draw:mime-type="image/jpeg"/><svg:title>@Seanpm2001-Storm8</svg:title></draw:frame></draw:a><text:a xlink:type="simple" xlink:href="https://github.com/Seanpm2001-Storm8" text:style-name="Internet_20_link" text:visited-style-name="Visited_20_Internet_20_Link"><text:s/></text:a><draw:a xlink:type="simple" xlink:href="https://github.com/Seanpm2001-mhgames"><draw:frame draw:style-name="fr1" draw:name="Image109" text:anchor-type="as-char" svg:width="0.3543in" svg:height="0.3543in" draw:z-index="110"><draw:image xlink:href="Pictures/100000010000003C0000003C819C8099EA673229.png" xlink:type="simple" xlink:show="embed" xlink:actuate="onLoad" draw:mime-type="image/png"/><svg:title>@Seanpm2001-mhgames</svg:title></draw:frame></draw:a><text:a xlink:type="simple" xlink:href="https://github.com/Seanpm2001-mhgames" text:style-name="Internet_20_link" text:visited-style-name="Visited_20_Internet_20_Link"><text:s/></text:a><draw:a xlink:type="simple" xlink:href="https://github.com/Seanpm2001-Nintendo"><draw:frame draw:style-name="fr1" draw:name="Image110" text:anchor-type="as-char" svg:width="0.3543in" svg:height="0.3543in" draw:z-index="111"><draw:image xlink:href="Pictures/1000000000000040000000402A38CB891588BDDD.png" xlink:type="simple" xlink:show="embed" xlink:actuate="onLoad" draw:mime-type="image/png"/><svg:title>@Seanpm2001-Nintendo</svg:title></draw:frame></draw:a><text:a xlink:type="simple" xlink:href="https://github.com/Seanpm2001-Nintendo" text:style-name="Internet_20_link" text:visited-style-name="Visited_20_Internet_20_Link"><text:s/></text:a><draw:a xlink:type="simple" xlink:href="https://github.com/Seanpm2001-SEGA"><draw:frame draw:style-name="fr1" draw:name="Image111" text:anchor-type="as-char" svg:width="0.3543in" svg:height="0.3543in" draw:z-index="112"><draw:image xlink:href="Pictures/1000000000000040000000409C8DB9802289D1B0.jpg" xlink:type="simple" xlink:show="embed" xlink:actuate="onLoad" draw:mime-type="image/jpeg"/><svg:title>@Seanpm2001-SEGA</svg:title></draw:frame></draw:a><text:a xlink:type="simple" xlink:href="https://github.com/Seanpm2001-SEGA" text:style-name="Internet_20_link" text:visited-style-name="Visited_20_Internet_20_Link"><text:s/></text:a><draw:a xlink:type="simple" xlink:href="https://github.com/seanpm2001-Popcapgames"><draw:frame draw:style-name="fr1" draw:name="Image112" text:anchor-type="as-char" svg:width="0.3543in" svg:height="0.3543in" draw:z-index="113"><draw:image xlink:href="Pictures/10000000000000400000004063E21F852D5F5643.jpg" xlink:type="simple" xlink:show="embed" xlink:actuate="onLoad" draw:mime-type="image/jpeg"/><svg:title>@seanpm2001-Popcapgames</svg:title></draw:frame></draw:a><text:a xlink:type="simple" xlink:href="https://github.com/seanpm2001-Popcapgames" text:style-name="Internet_20_link" text:visited-style-name="Visited_20_Internet_20_Link"><text:s/></text:a><draw:a xlink:type="simple" xlink:href="https://github.com/Seanpm2001-education"><draw:frame draw:style-name="fr1" draw:name="Image113" text:anchor-type="as-char" svg:width="0.3543in" svg:height="0.3543in" draw:z-index="114"><draw:image xlink:href="Pictures/100000010000004000000040BF7D4C5EDB9127CA.png" xlink:type="simple" xlink:show="embed" xlink:actuate="onLoad" draw:mime-type="image/png"/><svg:title>@Seanpm2001-education</svg:title></draw:frame></draw:a><text:a xlink:type="simple" xlink:href="https://github.com/Seanpm2001-education" text:style-name="Internet_20_link" text:visited-style-name="Visited_20_Internet_20_Link"><text:s/></text:a><draw:a xlink:type="simple" xlink:href="https://github.com/Seanpm2001-MostDeveloped"><draw:frame draw:style-name="fr1" draw:name="Image114" text:anchor-type="as-char" svg:width="0.3543in" svg:height="0.3543in" draw:z-index="115"><draw:image xlink:href="Pictures/10000000000000400000004039AF50C927C9B536.jpg" xlink:type="simple" xlink:show="embed" xlink:actuate="onLoad" draw:mime-type="image/jpeg"/><svg:title>@Seanpm2001-MostDeveloped</svg:title></draw:frame></draw:a><text:a xlink:type="simple" xlink:href="https://github.com/Seanpm2001-MostDeveloped" text:style-name="Internet_20_link" text:visited-style-name="Visited_20_Internet_20_Link"><text:s/></text:a><draw:a xlink:type="simple" xlink:href="https://github.com/Seanpm2001-Rovio"><draw:frame draw:style-name="fr1" draw:name="Image115" text:anchor-type="as-char" svg:width="0.3543in" svg:height="0.3543in" draw:z-index="116"><draw:image xlink:href="Pictures/100000000000004000000040D52E4611AC20D4C7.png" xlink:type="simple" xlink:show="embed" xlink:actuate="onLoad" draw:mime-type="image/png"/><svg:title>@Seanpm2001-Rovio</svg:title></draw:frame></draw:a><text:a xlink:type="simple" xlink:href="https://github.com/Seanpm2001-Rovio" text:style-name="Internet_20_link" text:visited-style-name="Visited_20_Internet_20_Link"><text:s/></text:a><draw:a xlink:type="simple" xlink:href="https://github.com/Seanpm2001-Firefox"><draw:frame draw:style-name="fr1" draw:name="Image116" text:anchor-type="as-char" svg:width="0.3543in" svg:height="0.3543in" draw:z-index="117"><draw:image xlink:href="Pictures/10000001000000400000004000714F2D4BF4F303.png" xlink:type="simple" xlink:show="embed" xlink:actuate="onLoad" draw:mime-type="image/png"/><svg:title>@Seanpm2001-Firefox</svg:title></draw:frame></draw:a><text:a xlink:type="simple" xlink:href="https://github.com/Seanpm2001-Firefox" text:style-name="Internet_20_link" text:visited-style-name="Visited_20_Internet_20_Link"><text:s/></text:a><draw:a xlink:type="simple" xlink:href="https://github.com/Seanpm2001-Minecraft"><draw:frame draw:style-name="fr1" draw:name="Image117" text:anchor-type="as-char" svg:width="0.3543in" svg:height="0.3543in" draw:z-index="118"><draw:image xlink:href="Pictures/1000000100000040000000405E7DE08F5197414C.png" xlink:type="simple" xlink:show="embed" xlink:actuate="onLoad" draw:mime-type="image/png"/><svg:title>@Seanpm2001-Minecraft</svg:title></draw:frame></draw:a><text:a xlink:type="simple" xlink:href="https://github.com/Seanpm2001-Minecraft" text:style-name="Internet_20_link" text:visited-style-name="Visited_20_Internet_20_Link"><text:s/></text:a><draw:a xlink:type="simple" xlink:href="https://github.com/Seanpm2001-Windows"><draw:frame draw:style-name="fr1" draw:name="Image118" text:anchor-type="as-char" svg:width="0.3543in" svg:height="0.3543in" draw:z-index="119"><draw:image xlink:href="Pictures/100000000000004000000040C1E480EB84112B40.jpg" xlink:type="simple" xlink:show="embed" xlink:actuate="onLoad" draw:mime-type="image/jpeg"/><svg:title>@Seanpm2001-Windows</svg:title></draw:frame></draw:a><text:a xlink:type="simple" xlink:href="https://github.com/Seanpm2001-Windows" text:style-name="Internet_20_link" text:visited-style-name="Visited_20_Internet_20_Link"><text:s/></text:a><draw:a xlink:type="simple" xlink:href="https://github.com/Seanpm2001-Linux"><draw:frame draw:style-name="fr1" draw:name="Image119" text:anchor-type="as-char" svg:width="0.3543in" svg:height="0.3543in" draw:z-index="120"><draw:image xlink:href="Pictures/10000001000000400000004054E6D55C3CD7251A.png" xlink:type="simple" xlink:show="embed" xlink:actuate="onLoad" draw:mime-type="image/png"/><svg:title>@Seanpm2001-Linux</svg:title></draw:frame></draw:a><text:a xlink:type="simple" xlink:href="https://github.com/Seanpm2001-Linux" text:style-name="Internet_20_link" text:visited-style-name="Visited_20_Internet_20_Link"><text:s/></text:a><draw:a xlink:type="simple" xlink:href="https://github.com/Seanpm2001-Python"><draw:frame draw:style-name="fr1" draw:name="Image120" text:anchor-type="as-char" svg:width="0.3543in" svg:height="0.3543in" draw:z-index="121"><draw:image xlink:href="Pictures/100000010000004000000040B749A4280BCE882D.png" xlink:type="simple" xlink:show="embed" xlink:actuate="onLoad" draw:mime-type="image/png"/><svg:title>@Seanpm2001-Python</svg:title></draw:frame></draw:a><text:a xlink:type="simple" xlink:href="https://github.com/Seanpm2001-Python" text:style-name="Internet_20_link" text:visited-style-name="Visited_20_Internet_20_Link"><text:s/></text:a><draw:a xlink:type="simple" xlink:href="https://github.com/Seanpm2001-CPP-Lang"><draw:frame draw:style-name="fr1" draw:name="Image121" text:anchor-type="as-char" svg:width="0.3543in" svg:height="0.3543in" draw:z-index="122"><draw:image xlink:href="Pictures/1000000100000040000000401C8A7BD27FB29279.png" xlink:type="simple" xlink:show="embed" xlink:actuate="onLoad" draw:mime-type="image/png"/><svg:title>@Seanpm2001-CPP-Lang</svg:title></draw:frame></draw:a><text:a xlink:type="simple" xlink:href="https://github.com/Seanpm2001-CPP-Lang" text:style-name="Internet_20_link" text:visited-style-name="Visited_20_Internet_20_Link"><text:s/></text:a><draw:a xlink:type="simple" xlink:href="https://github.com/Seanpm2001-HTML5-Lang"><draw:frame draw:style-name="fr1" draw:name="Image122" text:anchor-type="as-char" svg:width="0.3543in" svg:height="0.3543in" draw:z-index="123"><draw:image xlink:href="Pictures/1000000100000040000000407870668EC85A8F60.png" xlink:type="simple" xlink:show="embed" xlink:actuate="onLoad" draw:mime-type="image/png"/><svg:title>@Seanpm2001-HTML5-Lang</svg:title></draw:frame></draw:a><text:a xlink:type="simple" xlink:href="https://github.com/Seanpm2001-HTML5-Lang" text:style-name="Internet_20_link" text:visited-style-name="Visited_20_Internet_20_Link"><text:s/></text:a><draw:a xlink:type="simple" xlink:href="https://github.com/Seanpm2001-C-lang"><draw:frame draw:style-name="fr1" draw:name="Image123" text:anchor-type="as-char" svg:width="0.3543in" svg:height="0.3543in" draw:z-index="124"><draw:image xlink:href="Pictures/100000010000004000000040CCDCF4FA0D65205D.png" xlink:type="simple" xlink:show="embed" xlink:actuate="onLoad" draw:mime-type="image/png"/><svg:title>@Seanpm2001-C-lang</svg:title></draw:frame></draw:a><text:a xlink:type="simple" xlink:href="https://github.com/Seanpm2001-C-lang" text:style-name="Internet_20_link" text:visited-style-name="Visited_20_Internet_20_Link"><text:s/></text:a><draw:a xlink:type="simple" xlink:href="https://github.com/Seanpm2001-Java-lang"><draw:frame draw:style-name="fr1" draw:name="Image124" text:anchor-type="as-char" svg:width="0.3543in" svg:height="0.3543in" draw:z-index="125"><draw:image xlink:href="Pictures/1000000100000040000000404E238E65F55AFC8D.png" xlink:type="simple" xlink:show="embed" xlink:actuate="onLoad" draw:mime-type="image/png"/><svg:title>@Seanpm2001-Java-lang</svg:title></draw:frame></draw:a><text:a xlink:type="simple" xlink:href="https://github.com/Seanpm2001-Java-lang" text:style-name="Internet_20_link" text:visited-style-name="Visited_20_Internet_20_Link"><text:s/></text:a><draw:a xlink:type="simple" xlink:href="https://github.com/Seanpm2001-Shell-lang"><draw:frame draw:style-name="fr1" draw:name="Image125" text:anchor-type="as-char" svg:width="0.3543in" svg:height="0.3543in" draw:z-index="126"><draw:image xlink:href="Pictures/1000000100000040000000409C06DD584606B5CF.png" xlink:type="simple" xlink:show="embed" xlink:actuate="onLoad" draw:mime-type="image/png"/><svg:title>@Seanpm2001-Shell-lang</svg:title></draw:frame></draw:a><text:a xlink:type="simple" xlink:href="https://github.com/Seanpm2001-Shell-lang" text:style-name="Internet_20_link" text:visited-style-name="Visited_20_Internet_20_Link"><text:s/></text:a><draw:a xlink:type="simple" xlink:href="https://github.com/Seanpm2001-PHP-lang"><draw:frame draw:style-name="fr1" draw:name="Image126" text:anchor-type="as-char" svg:width="0.3543in" svg:height="0.3543in" draw:z-index="127"><draw:image xlink:href="Pictures/1000000100000040000000405840E0D5DC20009F.png" xlink:type="simple" xlink:show="embed" xlink:actuate="onLoad" draw:mime-type="image/png"/><svg:title>@Seanpm2001-PHP-lang</svg:title></draw:frame></draw:a><text:a xlink:type="simple" xlink:href="https://github.com/Seanpm2001-PHP-lang" text:style-name="Internet_20_link" text:visited-style-name="Visited_20_Internet_20_Link"><text:s/></text:a><draw:a xlink:type="simple" xlink:href="https://github.com/Seanpm2001-JavaScript-lang"><draw:frame draw:style-name="fr1" draw:name="Image127" text:anchor-type="as-char" svg:width="0.3543in" svg:height="0.3543in" draw:z-index="128"><draw:image xlink:href="Pictures/100000000000004000000040BB29A116BF03D1CE.png" xlink:type="simple" xlink:show="embed" xlink:actuate="onLoad" draw:mime-type="image/png"/><svg:title>@Seanpm2001-JavaScript-lang</svg:title></draw:frame></draw:a><text:a xlink:type="simple" xlink:href="https://github.com/Seanpm2001-JavaScript-lang" text:style-name="Internet_20_link" text:visited-style-name="Visited_20_Internet_20_Link"><text:s/></text:a><draw:a xlink:type="simple" xlink:href="https://github.com/Seanpm2001-GoogleGo-lang"><draw:frame draw:style-name="fr1" draw:name="Image128" text:anchor-type="as-char" svg:width="0.3543in" svg:height="0.3543in" draw:z-index="129"><draw:image xlink:href="Pictures/1000000100000040000000403F3E407D56704082.png" xlink:type="simple" xlink:show="embed" xlink:actuate="onLoad" draw:mime-type="image/png"/><svg:title>@Seanpm2001-GoogleGo-lang</svg:title></draw:frame></draw:a><text:a xlink:type="simple" xlink:href="https://github.com/Seanpm2001-GoogleGo-lang" text:style-name="Internet_20_link" text:visited-style-name="Visited_20_Internet_20_Link"><text:s/></text:a><draw:a xlink:type="simple" xlink:href="https://github.com/Seanpm2001-Vala-lang"><draw:frame draw:style-name="fr1" draw:name="Image129" text:anchor-type="as-char" svg:width="0.3543in" svg:height="0.3543in" draw:z-index="130"><draw:image xlink:href="Pictures/10000001000000400000004072CCBDC24B4A502F.png" xlink:type="simple" xlink:show="embed" xlink:actuate="onLoad" draw:mime-type="image/png"/><svg:title>@Seanpm2001-Vala-lang</svg:title></draw:frame></draw:a><text:a xlink:type="simple" xlink:href="https://github.com/Seanpm2001-Vala-lang" text:style-name="Internet_20_link" text:visited-style-name="Visited_20_Internet_20_Link"><text:s/></text:a><draw:a xlink:type="simple" xlink:href="https://github.com/Seanpm2001-Nim-lang"><draw:frame draw:style-name="fr1" draw:name="Image130" text:anchor-type="as-char" svg:width="0.3543in" svg:height="0.3543in" draw:z-index="131"><draw:image xlink:href="Pictures/100000000000004000000040DCAD9C6172E98902.png" xlink:type="simple" xlink:show="embed" xlink:actuate="onLoad" draw:mime-type="image/png"/><svg:title>@Seanpm2001-Nim-lang</svg:title></draw:frame></draw:a><text:a xlink:type="simple" xlink:href="https://github.com/Seanpm2001-Nim-lang" text:style-name="Internet_20_link" text:visited-style-name="Visited_20_Internet_20_Link"><text:s/></text:a><draw:a xlink:type="simple" xlink:href="https://github.com/Seanpm2001-Pascal-lang"><draw:frame draw:style-name="fr1" draw:name="Image131" text:anchor-type="as-char" svg:width="0.3543in" svg:height="0.3543in" draw:z-index="132"><draw:image xlink:href="Pictures/100000000000004000000040EF06D7A844313B41.jpg" xlink:type="simple" xlink:show="embed" xlink:actuate="onLoad" draw:mime-type="image/jpeg"/><svg:title>@Seanpm2001-Pascal-lang</svg:title></draw:frame></draw:a><text:a xlink:type="simple" xlink:href="https://github.com/Seanpm2001-Pascal-lang" text:style-name="Internet_20_link" text:visited-style-name="Visited_20_Internet_20_Link"><text:s/></text:a><draw:a xlink:type="simple" xlink:href="https://github.com/Seanpm2001-Assembly-lang"><draw:frame draw:style-name="fr1" draw:name="Image132" text:anchor-type="as-char" svg:width="0.3543in" svg:height="0.3543in" draw:z-index="133"><draw:image xlink:href="Pictures/10000000000000400000004026196E0BD57BBAD4.png" xlink:type="simple" xlink:show="embed" xlink:actuate="onLoad" draw:mime-type="image/png"/><svg:title>@Seanpm2001-Assembly-lang</svg:title></draw:frame></draw:a><text:a xlink:type="simple" xlink:href="https://github.com/Seanpm2001-Assembly-lang" text:style-name="Internet_20_link" text:visited-style-name="Visited_20_Internet_20_Link"><text:s/></text:a><draw:a xlink:type="simple" xlink:href="https://github.com/Seanpm2001-Perl-lang"><draw:frame draw:style-name="fr1" draw:name="Image133" text:anchor-type="as-char" svg:width="0.3543in" svg:height="0.3543in" draw:z-index="134"><draw:image xlink:href="Pictures/100000010000004000000040392F6D6BDA5CBE98.png" xlink:type="simple" xlink:show="embed" xlink:actuate="onLoad" draw:mime-type="image/png"/><svg:title>@Seanpm2001-Perl-lang</svg:title></draw:frame></draw:a><text:a xlink:type="simple" xlink:href="https://github.com/Seanpm2001-Perl-lang" text:style-name="Internet_20_link" text:visited-style-name="Visited_20_Internet_20_Link"><text:s/></text:a><draw:a xlink:type="simple" xlink:href="https://github.com/Seanpm2001-Rust-lang"><draw:frame draw:style-name="fr1" draw:name="Image134" text:anchor-type="as-char" svg:width="0.3543in" svg:height="0.3543in" draw:z-index="135"><draw:image xlink:href="Pictures/100000000000004000000040CACC522F1C695BB9.jpg" xlink:type="simple" xlink:show="embed" xlink:actuate="onLoad" draw:mime-type="image/jpeg"/><svg:title>@Seanpm2001-Rust-lang</svg:title></draw:frame></draw:a><text:a xlink:type="simple" xlink:href="https://github.com/Seanpm2001-Rust-lang" text:style-name="Internet_20_link" text:visited-style-name="Visited_20_Internet_20_Link"><text:s/></text:a><draw:a xlink:type="simple" xlink:href="https://github.com/Seanpm2001-Elixir-lang"><draw:frame draw:style-name="fr1" draw:name="Image135" text:anchor-type="as-char" svg:width="0.3543in" svg:height="0.3543in" draw:z-index="136"><draw:image xlink:href="Pictures/100000010000004000000040C457D5BC1D040649.png" xlink:type="simple" xlink:show="embed" xlink:actuate="onLoad" draw:mime-type="image/png"/><svg:title>@Seanpm2001-Elixir-lang</svg:title></draw:frame></draw:a><text:a xlink:type="simple" xlink:href="https://github.com/Seanpm2001-Elixir-lang" text:style-name="Internet_20_link" text:visited-style-name="Visited_20_Internet_20_Link"><text:s/></text:a><draw:a xlink:type="simple" xlink:href="https://github.com/Seanpm2001-Modelica-lang"><draw:frame draw:style-name="fr1" draw:name="Image136" text:anchor-type="as-char" svg:width="0.3543in" svg:height="0.3543in" draw:z-index="137"><draw:image xlink:href="Pictures/1000000100000040000000407D506C510FB7B9C4.png" xlink:type="simple" xlink:show="embed" xlink:actuate="onLoad" draw:mime-type="image/png"/><svg:title>@Seanpm2001-Modelica-lang</svg:title></draw:frame></draw:a><text:a xlink:type="simple" xlink:href="https://github.com/Seanpm2001-Modelica-lang" text:style-name="Internet_20_link" text:visited-style-name="Visited_20_Internet_20_Link"><text:s/></text:a><draw:a xlink:type="simple" xlink:href="https://github.com/Seanpm2001-Haskell-lang"><draw:frame draw:style-name="fr1" draw:name="Image137" text:anchor-type="as-char" svg:width="0.3543in" svg:height="0.3543in" draw:z-index="138"><draw:image xlink:href="Pictures/100000010000004000000040FE115FA314648E08.png" xlink:type="simple" xlink:show="embed" xlink:actuate="onLoad" draw:mime-type="image/png"/><svg:title>@Seanpm2001-Haskell-lang</svg:title></draw:frame></draw:a><text:a xlink:type="simple" xlink:href="https://github.com/Seanpm2001-Haskell-lang" text:style-name="Internet_20_link" text:visited-style-name="Visited_20_Internet_20_Link"><text:s/></text:a><draw:a xlink:type="simple" xlink:href="https://github.com/Seanpm2001-Boo-lang"><draw:frame draw:style-name="fr1" draw:name="Image138" text:anchor-type="as-char" svg:width="0.3543in" svg:height="0.3543in" draw:z-index="139"><draw:image xlink:href="Pictures/100000010000002A0000002A3D9EF5FC17AD1E56.png" xlink:type="simple" xlink:show="embed" xlink:actuate="onLoad" draw:mime-type="image/png"/><svg:title>@Seanpm2001-Boo-lang</svg:title></draw:frame></draw:a><text:a xlink:type="simple" xlink:href="https://github.com/Seanpm2001-Boo-lang" text:style-name="Internet_20_link" text:visited-style-name="Visited_20_Internet_20_Link"><text:s/></text:a><draw:a xlink:type="simple" xlink:href="https://github.com/Seanpm2001-Genie-lang"><draw:frame draw:style-name="fr1" draw:name="Image139" text:anchor-type="as-char" svg:width="0.3543in" svg:height="0.3543in" draw:z-index="140"><draw:image xlink:href="Pictures/100000010000004000000040F5B340C6082FEEAF.png" xlink:type="simple" xlink:show="embed" xlink:actuate="onLoad" draw:mime-type="image/png"/><svg:title>@Seanpm2001-Genie-lang</svg:title></draw:frame></draw:a><text:a xlink:type="simple" xlink:href="https://github.com/Seanpm2001-Genie-lang" text:style-name="Internet_20_link" text:visited-style-name="Visited_20_Internet_20_Link"><text:s/></text:a><draw:a xlink:type="simple" xlink:href="https://github.com/Seanpm2001-Erlang-lang"><draw:frame draw:style-name="fr1" draw:name="Image140" text:anchor-type="as-char" svg:width="0.3543in" svg:height="0.3543in" draw:z-index="141"><draw:image xlink:href="Pictures/1000000100000040000000406A958B6554CB2344.png" xlink:type="simple" xlink:show="embed" xlink:actuate="onLoad" draw:mime-type="image/png"/><svg:title>@Seanpm2001-Erlang-lang</svg:title></draw:frame></draw:a><text:a xlink:type="simple" xlink:href="https://github.com/Seanpm2001-Erlang-lang" text:style-name="Internet_20_link" text:visited-style-name="Visited_20_Internet_20_Link"><text:s/></text:a><draw:a xlink:type="simple" xlink:href="https://github.com/Seanpm2001-Lua-lang"><draw:frame draw:style-name="fr1" draw:name="Image141" text:anchor-type="as-char" svg:width="0.3543in" svg:height="0.3543in" draw:z-index="142"><draw:image xlink:href="Pictures/100000010000004000000040CC89645A71E56DE5.png" xlink:type="simple" xlink:show="embed" xlink:actuate="onLoad" draw:mime-type="image/png"/><svg:title>@Seanpm2001-Lua-lang</svg:title></draw:frame></draw:a><text:a xlink:type="simple" xlink:href="https://github.com/Seanpm2001-Lua-lang" text:style-name="Internet_20_link" text:visited-style-name="Visited_20_Internet_20_Link"><text:s/></text:a><draw:a xlink:type="simple" xlink:href="https://github.com/Seanpm2001-Inno-setup-lang"><draw:frame draw:style-name="fr1" draw:name="Image142" text:anchor-type="as-char" svg:width="0.3543in" svg:height="0.3543in" draw:z-index="143"><draw:image xlink:href="Pictures/100000010000004000000040B09B88AE458379B8.png" xlink:type="simple" xlink:show="embed" xlink:actuate="onLoad" draw:mime-type="image/png"/><svg:title>@Seanpm2001-Inno-setup-lang</svg:title></draw:frame></draw:a><text:a xlink:type="simple" xlink:href="https://github.com/Seanpm2001-Inno-setup-lang" text:style-name="Internet_20_link" text:visited-style-name="Visited_20_Internet_20_Link"><text:s/></text:a><draw:a xlink:type="simple" xlink:href="https://github.com/Seanpm2001-Kotlin-lang"><draw:frame draw:style-name="fr1" draw:name="Image143" text:anchor-type="as-char" svg:width="0.3543in" svg:height="0.3543in" draw:z-index="144"><draw:image xlink:href="Pictures/100000010000004000000040D2762C62A348548F.png" xlink:type="simple" xlink:show="embed" xlink:actuate="onLoad" draw:mime-type="image/png"/><svg:title>@Seanpm2001-Kotlin-lang</svg:title></draw:frame></draw:a><text:a xlink:type="simple" xlink:href="https://github.com/Seanpm2001-Kotlin-lang" text:style-name="Internet_20_link" text:visited-style-name="Visited_20_Internet_20_Link"><text:s/></text:a><draw:a xlink:type="simple" xlink:href="https://github.com/Seanpm2001-Lisp-lang"><draw:frame draw:style-name="fr1" draw:name="Image144" text:anchor-type="as-char" svg:width="0.3543in" svg:height="0.3543in" draw:z-index="145"><draw:image xlink:href="Pictures/100000010000004000000040C84FF010D5C770F5.png" xlink:type="simple" xlink:show="embed" xlink:actuate="onLoad" draw:mime-type="image/png"/><svg:title>@Seanpm2001-Lisp-lang</svg:title></draw:frame></draw:a><text:a xlink:type="simple" xlink:href="https://github.com/Seanpm2001-Lisp-lang" text:style-name="Internet_20_link" text:visited-style-name="Visited_20_Internet_20_Link"><text:s/></text:a><draw:a xlink:type="simple" xlink:href="https://github.com/Seanpm2001-Scheme-lang"><draw:frame draw:style-name="fr1" draw:name="Image145" text:anchor-type="as-char" svg:width="0.3543in" svg:height="0.3543in" draw:z-index="146"><draw:image xlink:href="Pictures/100000010000004000000040E83DF35520CB7AA6.png" xlink:type="simple" xlink:show="embed" xlink:actuate="onLoad" draw:mime-type="image/png"/><svg:title>@Seanpm2001-Scheme-lang</svg:title></draw:frame></draw:a><text:a xlink:type="simple" xlink:href="https://github.com/Seanpm2001-Scheme-lang" text:style-name="Internet_20_link" text:visited-style-name="Visited_20_Internet_20_Link"><text:s/></text:a><draw:a xlink:type="simple" xlink:href="https://github.com/Seanpm2001-COBOL-Lang"><draw:frame draw:style-name="fr1" draw:name="Image146" text:anchor-type="as-char" svg:width="0.3543in" svg:height="0.3543in" draw:z-index="147"><draw:image xlink:href="Pictures/100000010000004000000040150833F4C02BEEA1.png" xlink:type="simple" xlink:show="embed" xlink:actuate="onLoad" draw:mime-type="image/png"/><svg:title>@Seanpm2001-COBOL-Lang</svg:title></draw:frame></draw:a><text:a xlink:type="simple" xlink:href="https://github.com/Seanpm2001-COBOL-Lang" text:style-name="Internet_20_link" text:visited-style-name="Visited_20_Internet_20_Link"><text:s/></text:a><draw:a xlink:type="simple" xlink:href="https://github.com/Seanpm2001-FORTRAN-Lang"><draw:frame draw:style-name="fr1" draw:name="Image147" text:anchor-type="as-char" svg:width="0.3543in" svg:height="0.3543in" draw:z-index="148"><draw:image xlink:href="Pictures/10000001000000400000004081613CD1951B2C48.png" xlink:type="simple" xlink:show="embed" xlink:actuate="onLoad" draw:mime-type="image/png"/><svg:title>@Seanpm2001-FORTRAN-Lang</svg:title></draw:frame></draw:a><text:a xlink:type="simple" xlink:href="https://github.com/Seanpm2001-FORTRAN-Lang" text:style-name="Internet_20_link" text:visited-style-name="Visited_20_Internet_20_Link"><text:s/></text:a><draw:a xlink:type="simple" xlink:href="https://github.com/Seanpm2001-VisualBasicScript-lang"><draw:frame draw:style-name="fr1" draw:name="Image148" text:anchor-type="as-char" svg:width="0.3543in" svg:height="0.3543in" draw:z-index="149"><draw:image xlink:href="Pictures/100000010000002000000020A1531920954A2A45.png" xlink:type="simple" xlink:show="embed" xlink:actuate="onLoad" draw:mime-type="image/png"/><svg:title>@Seanpm2001-VisualBasicScript-lang</svg:title></draw:frame></draw:a><text:a xlink:type="simple" xlink:href="https://github.com/Seanpm2001-VisualBasicScript-lang" text:style-name="Internet_20_link" text:visited-style-name="Visited_20_Internet_20_Link"><text:s/></text:a><draw:a xlink:type="simple" xlink:href="https://github.com/Seanpm2001-PostScript-lang"><draw:frame draw:style-name="fr1" draw:name="Image149" text:anchor-type="as-char" svg:width="0.3543in" svg:height="0.3543in" draw:z-index="150"><draw:image xlink:href="Pictures/1000000100000040000000404270EE2402AC28E7.png" xlink:type="simple" xlink:show="embed" xlink:actuate="onLoad" draw:mime-type="image/png"/><svg:title>@Seanpm2001-PostScript-lang</svg:title></draw:frame></draw:a><text:a xlink:type="simple" xlink:href="https://github.com/Seanpm2001-PostScript-lang" text:style-name="Internet_20_link" text:visited-style-name="Visited_20_Internet_20_Link"><text:s/></text:a><draw:a xlink:type="simple" xlink:href="https://github.com/Seanpm2001-TypeScript-lang"><draw:frame draw:style-name="fr1" draw:name="Image150" text:anchor-type="as-char" svg:width="0.3543in" svg:height="0.3543in" draw:z-index="151"><draw:image xlink:href="Pictures/10000001000000400000004098BFADE3438D421C.png" xlink:type="simple" xlink:show="embed" xlink:actuate="onLoad" draw:mime-type="image/png"/><svg:title>@Seanpm2001-TypeScript-lang</svg:title></draw:frame></draw:a><text:a xlink:type="simple" xlink:href="https://github.com/Seanpm2001-TypeScript-lang" text:style-name="Internet_20_link" text:visited-style-name="Visited_20_Internet_20_Link"><text:s/></text:a><draw:a xlink:type="simple" xlink:href="https://github.com/Seanpm2001-Ruby-lang"><draw:frame draw:style-name="fr1" draw:name="Image151" text:anchor-type="as-char" svg:width="0.3543in" svg:height="0.3543in" draw:z-index="152"><draw:image xlink:href="Pictures/1000000000000040000000403827B60B411A5502.jpg" xlink:type="simple" xlink:show="embed" xlink:actuate="onLoad" draw:mime-type="image/jpeg"/><svg:title>@Seanpm2001-Ruby-lang</svg:title></draw:frame></draw:a><text:a xlink:type="simple" xlink:href="https://github.com/Seanpm2001-Ruby-lang" text:style-name="Internet_20_link" text:visited-style-name="Visited_20_Internet_20_Link"><text:s/></text:a><draw:a xlink:type="simple" xlink:href="https://github.com/Seanpm2001-QSharp-lang"><draw:frame draw:style-name="fr1" draw:name="Image152" text:anchor-type="as-char" svg:width="0.3543in" svg:height="0.3543in" draw:z-index="153"><draw:image xlink:href="Pictures/1000000100000040000000406540E6930D76A874.png" xlink:type="simple" xlink:show="embed" xlink:actuate="onLoad" draw:mime-type="image/png"/><svg:title>@Seanpm2001-QSharp-lang</svg:title></draw:frame></draw:a><text:a xlink:type="simple" xlink:href="https://github.com/Seanpm2001-QSharp-lang" text:style-name="Internet_20_link" text:visited-style-name="Visited_20_Internet_20_Link"><text:s/></text:a><draw:a xlink:type="simple" xlink:href="https://github.com/Seanpm2001-FSharp-lang"><draw:frame draw:style-name="fr1" draw:name="Image153" text:anchor-type="as-char" svg:width="0.3543in" svg:height="0.3543in" draw:z-index="154"><draw:image xlink:href="Pictures/1000000100000040000000404FCAE03C626062B3.png" xlink:type="simple" xlink:show="embed" xlink:actuate="onLoad" draw:mime-type="image/png"/><svg:title>@Seanpm2001-FSharp-lang</svg:title></draw:frame></draw:a><text:a xlink:type="simple" xlink:href="https://github.com/Seanpm2001-FSharp-lang" text:style-name="Internet_20_link" text:visited-style-name="Visited_20_Internet_20_Link"><text:s/></text:a><draw:a xlink:type="simple" xlink:href="https://github.com/Seanpm2001-Objective-C-Lang"><draw:frame draw:style-name="fr1" draw:name="Image154" text:anchor-type="as-char" svg:width="0.3543in" svg:height="0.3543in" draw:z-index="155"><draw:image xlink:href="Pictures/100000010000004000000040B280FFA5A4A36222.png" xlink:type="simple" xlink:show="embed" xlink:actuate="onLoad" draw:mime-type="image/png"/><svg:title>@Seanpm2001-Objective-C-Lang</svg:title></draw:frame></draw:a><text:a xlink:type="simple" xlink:href="https://github.com/Seanpm2001-Objective-C-Lang" text:style-name="Internet_20_link" text:visited-style-name="Visited_20_Internet_20_Link"><text:s/></text:a><draw:a xlink:type="simple" xlink:href="https://github.com/Seanpm2001-Swift-lang"><draw:frame draw:style-name="fr1" draw:name="Image155" text:anchor-type="as-char" svg:width="0.3543in" svg:height="0.3543in" draw:z-index="156"><draw:image xlink:href="Pictures/1000000100000040000000406CB28C533F2F026D.png" xlink:type="simple" xlink:show="embed" xlink:actuate="onLoad" draw:mime-type="image/png"/><svg:title>@Seanpm2001-Swift-lang</svg:title></draw:frame></draw:a><text:a xlink:type="simple" xlink:href="https://github.com/Seanpm2001-Swift-lang" text:style-name="Internet_20_link" text:visited-style-name="Visited_20_Internet_20_Link"><text:s/></text:a><draw:a xlink:type="simple" xlink:href="https://github.com/Seanpm2001-Scala-lang"><draw:frame draw:style-name="fr1" draw:name="Image156" text:anchor-type="as-char" svg:width="0.3543in" svg:height="0.3543in" draw:z-index="157"><draw:image xlink:href="Pictures/100000010000004000000040FCE238E25CB49A3E.png" xlink:type="simple" xlink:show="embed" xlink:actuate="onLoad" draw:mime-type="image/png"/><svg:title>@Seanpm2001-Scala-lang</svg:title></draw:frame></draw:a><text:a xlink:type="simple" xlink:href="https://github.com/Seanpm2001-Scala-lang" text:style-name="Internet_20_link" text:visited-style-name="Visited_20_Internet_20_Link"><text:s/></text:a><draw:a xlink:type="simple" xlink:href="https://github.com/Seanpm2001-CSS-Lang"><draw:frame draw:style-name="fr1" draw:name="Image157" text:anchor-type="as-char" svg:width="0.3543in" svg:height="0.3543in" draw:z-index="158"><draw:image xlink:href="Pictures/1000000100000040000000406DE5B8CEFD1343AC.png" xlink:type="simple" xlink:show="embed" xlink:actuate="onLoad" draw:mime-type="image/png"/><svg:title>@Seanpm2001-CSS-Lang</svg:title></draw:frame></draw:a><text:a xlink:type="simple" xlink:href="https://github.com/Seanpm2001-CSS-Lang" text:style-name="Internet_20_link" text:visited-style-name="Visited_20_Internet_20_Link"><text:s/></text:a><draw:a xlink:type="simple" xlink:href="https://github.com/Seanpm2001-D-lang"><draw:frame draw:style-name="fr1" draw:name="Image158" text:anchor-type="as-char" svg:width="0.3543in" svg:height="0.3543in" draw:z-index="159"><draw:image xlink:href="Pictures/100000010000004000000040B58E33E3E9794B42.png" xlink:type="simple" xlink:show="embed" xlink:actuate="onLoad" draw:mime-type="image/png"/><svg:title>@Seanpm2001-D-lang</svg:title></draw:frame></draw:a><text:a xlink:type="simple" xlink:href="https://github.com/Seanpm2001-D-lang" text:style-name="Internet_20_link" text:visited-style-name="Visited_20_Internet_20_Link"><text:s/></text:a><draw:a xlink:type="simple" xlink:href="https://github.com/Seanpm2001-LispFlavoredErlang-Lang"><draw:frame draw:style-name="fr1" draw:name="Image159" text:anchor-type="as-char" svg:width="0.3543in" svg:height="0.3543in" draw:z-index="160"><draw:image xlink:href="Pictures/1000000100000040000000406CF5B86AD1959A7C.png" xlink:type="simple" xlink:show="embed" xlink:actuate="onLoad" draw:mime-type="image/png"/><svg:title>@Seanpm2001-LispFlavoredErlang-Lang</svg:title></draw:frame></draw:a><text:a xlink:type="simple" xlink:href="https://github.com/Seanpm2001-LispFlavoredErlang-Lang" text:style-name="Internet_20_link" text:visited-style-name="Visited_20_Internet_20_Link"><text:s/></text:a><draw:a xlink:type="simple" xlink:href="https://github.com/seanpm2001-R-lang"><draw:frame draw:style-name="fr1" draw:name="Image160" text:anchor-type="as-char" svg:width="0.3543in" svg:height="0.3543in" draw:z-index="161"><draw:image xlink:href="Pictures/100000010000004000000040A0C56A1633208B23.png" xlink:type="simple" xlink:show="embed" xlink:actuate="onLoad" draw:mime-type="image/png"/><svg:title>@seanpm2001-R-lang</svg:title></draw:frame></draw:a><text:a xlink:type="simple" xlink:href="https://github.com/seanpm2001-R-lang" text:style-name="Internet_20_link" text:visited-style-name="Visited_20_Internet_20_Link"><text:s/></text:a><draw:a xlink:type="simple" xlink:href="https://github.com/Seanpm2001-REBOL-Lang"><draw:frame draw:style-name="fr1" draw:name="Image161" text:anchor-type="as-char" svg:width="0.3543in" svg:height="0.3543in" draw:z-index="162"><draw:image xlink:href="Pictures/100000010000004000000040AB799652A2D54BEE.png" xlink:type="simple" xlink:show="embed" xlink:actuate="onLoad" draw:mime-type="image/png"/><svg:title>@Seanpm2001-REBOL-Lang</svg:title></draw:frame></draw:a><text:a xlink:type="simple" xlink:href="https://github.com/Seanpm2001-REBOL-Lang" text:style-name="Internet_20_link" text:visited-style-name="Visited_20_Internet_20_Link"><text:s/></text:a><draw:a xlink:type="simple" xlink:href="https://github.com/Seanpm2001-Objective-J-Lang"><draw:frame draw:style-name="fr1" draw:name="Image162" text:anchor-type="as-char" svg:width="0.3543in" svg:height="0.3543in" draw:z-index="163"><draw:image xlink:href="Pictures/100000010000004000000040877AC4F78C3AB0F5.png" xlink:type="simple" xlink:show="embed" xlink:actuate="onLoad" draw:mime-type="image/png"/><svg:title>@Seanpm2001-Objective-J-Lang</svg:title></draw:frame></draw:a><text:a xlink:type="simple" xlink:href="https://github.com/Seanpm2001-Objective-J-Lang" text:style-name="Internet_20_link" text:visited-style-name="Visited_20_Internet_20_Link"><text:s/></text:a><draw:a xlink:type="simple" xlink:href="https://github.com/Seanpm2001-SQL-Lang"><draw:frame draw:style-name="fr1" draw:name="Image163" text:anchor-type="as-char" svg:width="0.3543in" svg:height="0.3543in" draw:z-index="164"><draw:image xlink:href="Pictures/1000000100000040000000406CD0BB128D9966C9.png" xlink:type="simple" xlink:show="embed" xlink:actuate="onLoad" draw:mime-type="image/png"/><svg:title>@Seanpm2001-SQL-Lang</svg:title></draw:frame></draw:a><text:a xlink:type="simple" xlink:href="https://github.com/Seanpm2001-SQL-Lang" text:style-name="Internet_20_link" text:visited-style-name="Visited_20_Internet_20_Link"><text:s/></text:a><draw:a xlink:type="simple" xlink:href="https://github.com/Seanpm2001-Piglatin-lang"><draw:frame draw:style-name="fr1" draw:name="Image164" text:anchor-type="as-char" svg:width="0.3543in" svg:height="0.3543in" draw:z-index="165"><draw:image xlink:href="Pictures/1000000100000040000000406C11CB21EBEC54A3.png" xlink:type="simple" xlink:show="embed" xlink:actuate="onLoad" draw:mime-type="image/png"/><svg:title>@Seanpm2001-Piglatin-lang</svg:title></draw:frame></draw:a><text:a xlink:type="simple" xlink:href="https://github.com/Seanpm2001-Piglatin-lang" text:style-name="Internet_20_link" text:visited-style-name="Visited_20_Internet_20_Link"><text:s/></text:a><draw:a xlink:type="simple" xlink:href="https://github.com/Seanpm2001-CSharp-lang"><draw:frame draw:style-name="fr1" draw:name="Image165" text:anchor-type="as-char" svg:width="0.3543in" svg:height="0.3543in" draw:z-index="166"><draw:image xlink:href="Pictures/100000010000004000000040EDADBD7678647062.png" xlink:type="simple" xlink:show="embed" xlink:actuate="onLoad" draw:mime-type="image/png"/><svg:title>@Seanpm2001-CSharp-lang</svg:title></draw:frame></draw:a><text:a xlink:type="simple" xlink:href="https://github.com/Seanpm2001-CSharp-lang" text:style-name="Internet_20_link" text:visited-style-name="Visited_20_Internet_20_Link"><text:s/></text:a><draw:a xlink:type="simple" xlink:href="https://github.com/Seanpm2001-ALGOL-Lang"><draw:frame draw:style-name="fr1" draw:name="Image166" text:anchor-type="as-char" svg:width="0.3543in" svg:height="0.3543in" draw:z-index="167"><draw:image xlink:href="Pictures/100000000000004000000040DCEEB62EE908691F.jpg" xlink:type="simple" xlink:show="embed" xlink:actuate="onLoad" draw:mime-type="image/jpeg"/><svg:title>@Seanpm2001-ALGOL-Lang</svg:title></draw:frame></draw:a><text:a xlink:type="simple" xlink:href="https://github.com/Seanpm2001-ALGOL-Lang" text:style-name="Internet_20_link" text:visited-style-name="Visited_20_Internet_20_Link"><text:s/></text:a><draw:a xlink:type="simple" xlink:href="https://github.com/Seanpm2001-Hack-lang"><draw:frame draw:style-name="fr1" draw:name="Image167" text:anchor-type="as-char" svg:width="0.3543in" svg:height="0.3543in" draw:z-index="168"><draw:image xlink:href="Pictures/1000000100000040000000401296ADDC3915FA7C.png" xlink:type="simple" xlink:show="embed" xlink:actuate="onLoad" draw:mime-type="image/png"/><svg:title>@Seanpm2001-Hack-lang</svg:title></draw:frame></draw:a><text:a xlink:type="simple" xlink:href="https://github.com/Seanpm2001-Hack-lang" text:style-name="Internet_20_link" text:visited-style-name="Visited_20_Internet_20_Link"><text:s/></text:a><draw:a xlink:type="simple" xlink:href="https://github.com/Seanpm2001-Julia-lang"><draw:frame draw:style-name="fr1" draw:name="Image168" text:anchor-type="as-char" svg:width="0.3543in" svg:height="0.3543in" draw:z-index="169"><draw:image xlink:href="Pictures/1000000100000040000000401EA872C623F72777.png" xlink:type="simple" xlink:show="embed" xlink:actuate="onLoad" draw:mime-type="image/png"/><svg:title>@Seanpm2001-Julia-lang</svg:title></draw:frame></draw:a><text:a xlink:type="simple" xlink:href="https://github.com/Seanpm2001-Julia-lang" text:style-name="Internet_20_link" text:visited-style-name="Visited_20_Internet_20_Link"><text:s/></text:a><draw:a xlink:type="simple" xlink:href="https://github.com/Seanpm2001-AWK-Lang"><draw:frame draw:style-name="fr1" draw:name="Image169" text:anchor-type="as-char" svg:width="0.3543in" svg:height="0.3543in" draw:z-index="170"><draw:image xlink:href="Pictures/100000000000004000000040D21B09DA041D8D86.png" xlink:type="simple" xlink:show="embed" xlink:actuate="onLoad" draw:mime-type="image/png"/><svg:title>@Seanpm2001-AWK-Lang</svg:title></draw:frame></draw:a><text:a xlink:type="simple" xlink:href="https://github.com/Seanpm2001-AWK-Lang" text:style-name="Internet_20_link" text:visited-style-name="Visited_20_Internet_20_Link"><text:s/></text:a><draw:a xlink:type="simple" xlink:href="https://github.com/Seanpm2001-M4-Lang"><draw:frame draw:style-name="fr1" draw:name="Image170" text:anchor-type="as-char" svg:width="0.3543in" svg:height="0.3543in" draw:z-index="171"><draw:image xlink:href="Pictures/100000000000004000000040C443D9C2037A50A3.png" xlink:type="simple" xlink:show="embed" xlink:actuate="onLoad" draw:mime-type="image/png"/><svg:title>@Seanpm2001-M4-Lang</svg:title></draw:frame></draw:a><text:a xlink:type="simple" xlink:href="https://github.com/Seanpm2001-M4-Lang" text:style-name="Internet_20_link" text:visited-style-name="Visited_20_Internet_20_Link"><text:s/></text:a><draw:a xlink:type="simple" xlink:href="https://github.com/Seanpm2001-GLSL-Lang"><draw:frame draw:style-name="fr1" draw:name="Image171" text:anchor-type="as-char" svg:width="0.3543in" svg:height="0.3543in" draw:z-index="172"><draw:image xlink:href="Pictures/10000001000000400000004011BCBC95A49F9F4C.png" xlink:type="simple" xlink:show="embed" xlink:actuate="onLoad" draw:mime-type="image/png"/><svg:title>@Seanpm2001-GLSL-Lang</svg:title></draw:frame></draw:a><text:a xlink:type="simple" xlink:href="https://github.com/Seanpm2001-GLSL-Lang" text:style-name="Internet_20_link" text:visited-style-name="Visited_20_Internet_20_Link"><text:s/></text:a><draw:a xlink:type="simple" xlink:href="https://github.com/Seanpm2001-ActionScript-lang"><draw:frame draw:style-name="fr1" draw:name="Image172" text:anchor-type="as-char" svg:width="0.3543in" svg:height="0.3543in" draw:z-index="173"><draw:image xlink:href="Pictures/1000000100000040000000403C6005B42D6ED9BD.png" xlink:type="simple" xlink:show="embed" xlink:actuate="onLoad" draw:mime-type="image/png"/><svg:title>@Seanpm2001-ActionScript-lang</svg:title></draw:frame></draw:a><text:a xlink:type="simple" xlink:href="https://github.com/Seanpm2001-ActionScript-lang" text:style-name="Internet_20_link" text:visited-style-name="Visited_20_Internet_20_Link"><text:s/></text:a><draw:a xlink:type="simple" xlink:href="https://github.com/Seanpm2001-PowerShell-lang"><draw:frame draw:style-name="fr1" draw:name="Image173" text:anchor-type="as-char" svg:width="0.3543in" svg:height="0.3543in" draw:z-index="174"><draw:image xlink:href="Pictures/100000010000004000000040729BB6029C6E5EE1.png" xlink:type="simple" xlink:show="embed" xlink:actuate="onLoad" draw:mime-type="image/png"/><svg:title>@Seanpm2001-PowerShell-lang</svg:title></draw:frame></draw:a><text:a xlink:type="simple" xlink:href="https://github.com/Seanpm2001-PowerShell-lang" text:style-name="Internet_20_link" text:visited-style-name="Visited_20_Internet_20_Link"><text:s/></text:a><draw:a xlink:type="simple" xlink:href="https://github.com/Seanpm2001-BrightScript-lang"><draw:frame draw:style-name="fr1" draw:name="Image174" text:anchor-type="as-char" svg:width="0.3543in" svg:height="0.3543in" draw:z-index="175"><draw:image xlink:href="Pictures/100000010000004000000040F5E246970DD22117.png" xlink:type="simple" xlink:show="embed" xlink:actuate="onLoad" draw:mime-type="image/png"/><svg:title>@Seanpm2001-BrightScript-lang</svg:title></draw:frame></draw:a><text:a xlink:type="simple" xlink:href="https://github.com/Seanpm2001-BrightScript-lang" text:style-name="Internet_20_link" text:visited-style-name="Visited_20_Internet_20_Link"><text:s/></text:a><draw:a xlink:type="simple" xlink:href="https://github.com/Seanpm2001-Crystal-lang"><draw:frame draw:style-name="fr1" draw:name="Image175" text:anchor-type="as-char" svg:width="0.3543in" svg:height="0.3543in" draw:z-index="176"><draw:image xlink:href="Pictures/10000001000000400000004081723F48203836F9.png" xlink:type="simple" xlink:show="embed" xlink:actuate="onLoad" draw:mime-type="image/png"/><svg:title>@Seanpm2001-Crystal-lang</svg:title></draw:frame></draw:a><text:a xlink:type="simple" xlink:href="https://github.com/Seanpm2001-Crystal-lang" text:style-name="Internet_20_link" text:visited-style-name="Visited_20_Internet_20_Link"><text:s/></text:a><draw:a xlink:type="simple" xlink:href="https://github.com/Seanpm2001-AppleScript-lang"><draw:frame draw:style-name="fr1" draw:name="Image176" text:anchor-type="as-char" svg:width="0.3543in" svg:height="0.3543in" draw:z-index="177"><draw:image xlink:href="Pictures/1000000100000040000000406C4467AF4E71A838.png" xlink:type="simple" xlink:show="embed" xlink:actuate="onLoad" draw:mime-type="image/png"/><svg:title>@Seanpm2001-AppleScript-lang</svg:title></draw:frame></draw:a><text:a xlink:type="simple" xlink:href="https://github.com/Seanpm2001-AppleScript-lang" text:style-name="Internet_20_link" text:visited-style-name="Visited_20_Internet_20_Link"><text:s/></text:a><draw:a xlink:type="simple" xlink:href="https://github.com/Seanpm2001-Liquid-lang"><draw:frame draw:style-name="fr1" draw:name="Image177" text:anchor-type="as-char" svg:width="0.3543in" svg:height="0.3543in" draw:z-index="178"><draw:image xlink:href="Pictures/100000010000004000000040D5FBCC994ABF0ECD.png" xlink:type="simple" xlink:show="embed" xlink:actuate="onLoad" draw:mime-type="image/png"/><svg:title>@Seanpm2001-Liquid-lang</svg:title></draw:frame></draw:a><text:a xlink:type="simple" xlink:href="https://github.com/Seanpm2001-Liquid-lang" text:style-name="Internet_20_link" text:visited-style-name="Visited_20_Internet_20_Link"><text:s/></text:a><draw:a xlink:type="simple" xlink:href="https://github.com/Seanpm2001-Applications"><draw:frame draw:style-name="fr1" draw:name="Image178" text:anchor-type="as-char" svg:width="0.3543in" svg:height="0.3543in" draw:z-index="179"><draw:image xlink:href="Pictures/100000000000004000000040E219351C6DA2EF07.jpg" xlink:type="simple" xlink:show="embed" xlink:actuate="onLoad" draw:mime-type="image/jpeg"/><svg:title>@Seanpm2001-Applications</svg:title></draw:frame></draw:a><text:a xlink:type="simple" xlink:href="https://github.com/Seanpm2001-Applications" text:style-name="Internet_20_link" text:visited-style-name="Visited_20_Internet_20_Link"><text:s/></text:a><draw:a xlink:type="simple" xlink:href="https://github.com/Seanpm2001-Google"><draw:frame draw:style-name="fr1" draw:name="Image179" text:anchor-type="as-char" svg:width="0.3543in" svg:height="0.3543in" draw:z-index="180"><draw:image xlink:href="Pictures/100000010000004000000040E6980B93B5928106.png" xlink:type="simple" xlink:show="embed" xlink:actuate="onLoad" draw:mime-type="image/png"/><svg:title>@Seanpm2001-Google</svg:title></draw:frame></draw:a><text:a xlink:type="simple" xlink:href="https://github.com/Seanpm2001-Google" text:style-name="Internet_20_link" text:visited-style-name="Visited_20_Internet_20_Link"><text:s/></text:a><draw:a xlink:type="simple" xlink:href="https://github.com/Seanpm2001-Operating-Systems"><draw:frame draw:style-name="fr1" draw:name="Image180" text:anchor-type="as-char" svg:width="0.3543in" svg:height="0.3543in" draw:z-index="181"><draw:image xlink:href="Pictures/100000000000004000000040AEF51D07B93B69C2.jpg" xlink:type="simple" xlink:show="embed" xlink:actuate="onLoad" draw:mime-type="image/jpeg"/><svg:title>@Seanpm2001-Operating-Systems</svg:title></draw:frame></draw:a><text:a xlink:type="simple" xlink:href="https://github.com/Seanpm2001-Operating-Systems" text:style-name="Internet_20_link" text:visited-style-name="Visited_20_Internet_20_Link"><text:s/></text:a><draw:a xlink:type="simple" xlink:href="https://github.com/Seanpm2001-iOS"><draw:frame draw:style-name="fr1" draw:name="Image181" text:anchor-type="as-char" svg:width="0.3543in" svg:height="0.3543in" draw:z-index="182"><draw:image xlink:href="Pictures/1000000100000040000000406A43BA6C389B71B0.png" xlink:type="simple" xlink:show="embed" xlink:actuate="onLoad" draw:mime-type="image/png"/><svg:title>@Seanpm2001-iOS</svg:title></draw:frame></draw:a><text:a xlink:type="simple" xlink:href="https://github.com/Seanpm2001-iOS" text:style-name="Internet_20_link" text:visited-style-name="Visited_20_Internet_20_Link"><text:s/></text:a><draw:a xlink:type="simple" xlink:href="https://github.com/Seanpm2001-HyperHippo"><draw:frame draw:style-name="fr1" draw:name="Image182" text:anchor-type="as-char" svg:width="0.3543in" svg:height="0.3543in" draw:z-index="183"><draw:image xlink:href="Pictures/100000000000004000000040642B773D30098CCE.png" xlink:type="simple" xlink:show="embed" xlink:actuate="onLoad" draw:mime-type="image/png"/><svg:title>@Seanpm2001-HyperHippo</svg:title></draw:frame></draw:a><text:a xlink:type="simple" xlink:href="https://github.com/Seanpm2001-HyperHippo" text:style-name="Internet_20_link" text:visited-style-name="Visited_20_Internet_20_Link"><text:s/></text:a><draw:a xlink:type="simple" xlink:href="https://github.com/Seanpm2001-KolibriGames"><draw:frame draw:style-name="fr1" draw:name="Image183" text:anchor-type="as-char" svg:width="0.3543in" svg:height="0.3543in" draw:z-index="184"><draw:image xlink:href="Pictures/100000000000004000000040C0D1F7FAE52EFDD0.jpg" xlink:type="simple" xlink:show="embed" xlink:actuate="onLoad" draw:mime-type="image/jpeg"/><svg:title>@Seanpm2001-KolibriGames</svg:title></draw:frame></draw:a><text:a xlink:type="simple" xlink:href="https://github.com/Seanpm2001-KolibriGames" text:style-name="Internet_20_link" text:visited-style-name="Visited_20_Internet_20_Link"><text:s/></text:a><draw:a xlink:type="simple" xlink:href="https://github.com/Seanpm2001-HalfBrick-games"><draw:frame draw:style-name="fr1" draw:name="Image184" text:anchor-type="as-char" svg:width="0.3543in" svg:height="0.3543in" draw:z-index="185"><draw:image xlink:href="Pictures/100000000000004000000040D7467EF85D7DF72C.png" xlink:type="simple" xlink:show="embed" xlink:actuate="onLoad" draw:mime-type="image/png"/><svg:title>@Seanpm2001-HalfBrick-games</svg:title></draw:frame></draw:a><text:a xlink:type="simple" xlink:href="https://github.com/Seanpm2001-HalfBrick-games" text:style-name="Internet_20_link" text:visited-style-name="Visited_20_Internet_20_Link"><text:s/></text:a><draw:a xlink:type="simple" xlink:href="https://github.com/Seanpm2001-EAGames"><draw:frame draw:style-name="fr1" draw:name="Image185" text:anchor-type="as-char" svg:width="0.3543in" svg:height="0.3543in" draw:z-index="186"><draw:image xlink:href="Pictures/100000010000004000000040D65D8EEEE1B76B1B.png" xlink:type="simple" xlink:show="embed" xlink:actuate="onLoad" draw:mime-type="image/png"/><svg:title>@Seanpm2001-EAGames</svg:title></draw:frame></draw:a><text:a xlink:type="simple" xlink:href="https://github.com/Seanpm2001-EAGames" text:style-name="Internet_20_link" text:visited-style-name="Visited_20_Internet_20_Link"><text:s/></text:a><draw:a xlink:type="simple" xlink:href="https://github.com/Seanpm2001-Disney"><draw:frame draw:style-name="fr1" draw:name="Image186" text:anchor-type="as-char" svg:width="0.3543in" svg:height="0.3543in" draw:z-index="187"><draw:image xlink:href="Pictures/10000001000000400000004042DF1F75392F5B5C.png" xlink:type="simple" xlink:show="embed" xlink:actuate="onLoad" draw:mime-type="image/png"/><svg:title>@Seanpm2001-Disney</svg:title></draw:frame></draw:a><text:a xlink:type="simple" xlink:href="https://github.com/Seanpm2001-Disney" text:style-name="Internet_20_link" text:visited-style-name="Visited_20_Internet_20_Link"><text:s/></text:a><draw:a xlink:type="simple" xlink:href="https://github.com/Seanpm2001-Apps"><draw:frame draw:style-name="fr1" draw:name="Image187" text:anchor-type="as-char" svg:width="0.3543in" svg:height="0.3543in" draw:z-index="188"><draw:image xlink:href="Pictures/100000000000004000000040D005E9AD96C14DF8.jpg" xlink:type="simple" xlink:show="embed" xlink:actuate="onLoad" draw:mime-type="image/jpeg"/><svg:title>@Seanpm2001-Apps</svg:title></draw:frame></draw:a><text:a xlink:type="simple" xlink:href="https://github.com/Seanpm2001-Apps" text:style-name="Internet_20_link" text:visited-style-name="Visited_20_Internet_20_Link"><text:s/></text:a><draw:a xlink:type="simple" xlink:href="https://github.com/Seanpm2001-Emulators"><draw:frame draw:style-name="fr1" draw:name="Image188" text:anchor-type="as-char" svg:width="0.3543in" svg:height="0.3543in" draw:z-index="189"><draw:image xlink:href="Pictures/100000010000004000000040AA52289C545C7755.png" xlink:type="simple" xlink:show="embed" xlink:actuate="onLoad" draw:mime-type="image/png"/><svg:title>@Seanpm2001-Emulators</svg:title></draw:frame></draw:a><text:a xlink:type="simple" xlink:href="https://github.com/Seanpm2001-Emulators" text:style-name="Internet_20_link" text:visited-style-name="Visited_20_Internet_20_Link"><text:s/></text:a><draw:a xlink:type="simple" xlink:href="https://github.com/Seanpm2001-VoiceGod"><draw:frame draw:style-name="fr1" draw:name="Image189" text:anchor-type="as-char" svg:width="0.3543in" svg:height="0.3543in" draw:z-index="190"><draw:image xlink:href="Pictures/100000010000004000000040E2A282218A3C67A7.png" xlink:type="simple" xlink:show="embed" xlink:actuate="onLoad" draw:mime-type="image/png"/><svg:title>@Seanpm2001-VoiceGod</svg:title></draw:frame></draw:a><text:a xlink:type="simple" xlink:href="https://github.com/Seanpm2001-VoiceGod" text:style-name="Internet_20_link" text:visited-style-name="Visited_20_Internet_20_Link"><text:s/></text:a><draw:a xlink:type="simple" xlink:href="https://github.com/TalkScript"><draw:frame draw:style-name="fr1" draw:name="Image190" text:anchor-type="as-char" svg:width="0.3543in" svg:height="0.3543in" draw:z-index="191"><draw:image xlink:href="Pictures/1000000000000040000000404B6A7701AD4F13BD.jpg" xlink:type="simple" xlink:show="embed" xlink:actuate="onLoad" draw:mime-type="image/jpeg"/><svg:title>@TalkScript</svg:title></draw:frame></draw:a><text:a xlink:type="simple" xlink:href="https://github.com/TalkScript" text:style-name="Internet_20_link" text:visited-style-name="Visited_20_Internet_20_Link"><text:s/></text:a><draw:a xlink:type="simple" xlink:href="https://github.com/Matrix-lang"><draw:frame draw:style-name="fr1" draw:name="Image191" text:anchor-type="as-char" svg:width="0.3543in" svg:height="0.3543in" draw:z-index="192"><draw:image xlink:href="Pictures/1000000100000040000000406EA09169DFE5C2D1.png" xlink:type="simple" xlink:show="embed" xlink:actuate="onLoad" draw:mime-type="image/png"/><svg:title>@Matrix-lang</svg:title></draw:frame></draw:a><text:a xlink:type="simple" xlink:href="https://github.com/Matrix-lang" text:style-name="Internet_20_link" text:visited-style-name="Visited_20_Internet_20_Link"><text:s/></text:a><draw:a xlink:type="simple" xlink:href="https://github.com/Timeout-toolkit"><draw:frame draw:style-name="fr1" draw:name="Image192" text:anchor-type="as-char" svg:width="0.3543in" svg:height="0.3543in" draw:z-index="193"><draw:image xlink:href="Pictures/1000000100000040000000408DFD549D5F976C3B.png" xlink:type="simple" xlink:show="embed" xlink:actuate="onLoad" draw:mime-type="image/png"/><svg:title>@Timeout-toolkit</svg:title></draw:frame></draw:a><text:a xlink:type="simple" xlink:href="https://github.com/Timeout-toolkit" text:style-name="Internet_20_link" text:visited-style-name="Visited_20_Internet_20_Link"><text:s/></text:a><draw:a xlink:type="simple" xlink:href="https://github.com/Doorcrete"><draw:frame draw:style-name="fr1" draw:name="Image193" text:anchor-type="as-char" svg:width="0.3543in" svg:height="0.3543in" draw:z-index="194"><draw:image xlink:href="Pictures/100000000000004000000040EC447E8DC8D8ABA1.jpg" xlink:type="simple" xlink:show="embed" xlink:actuate="onLoad" draw:mime-type="image/jpeg"/><svg:title>@Doorcrete</svg:title></draw:frame></draw:a><text:a xlink:type="simple" xlink:href="https://github.com/Doorcrete" text:style-name="Internet_20_link" text:visited-style-name="Visited_20_Internet_20_Link"><text:s/></text:a><draw:a xlink:type="simple" xlink:href="https://github.com/Seanpm2001-Food-Index"><draw:frame draw:style-name="fr1" draw:name="Image194" text:anchor-type="as-char" svg:width="0.3543in" svg:height="0.3543in" draw:z-index="195"><draw:image xlink:href="Pictures/1000000100000040000000401A70FF00B39A5A59.png" xlink:type="simple" xlink:show="embed" xlink:actuate="onLoad" draw:mime-type="image/png"/><svg:title>@Seanpm2001-Food-Index</svg:title></draw:frame></draw:a><text:a xlink:type="simple" xlink:href="https://github.com/Seanpm2001-Food-Index" text:style-name="Internet_20_link" text:visited-style-name="Visited_20_Internet_20_Link"><text:s/></text:a><draw:a xlink:type="simple" xlink:href="https://github.com/Slaveworks"><draw:frame draw:style-name="fr1" draw:name="Image195" text:anchor-type="as-char" svg:width="0.3543in" svg:height="0.3543in" draw:z-index="196"><draw:image xlink:href="Pictures/100000010000004000000040BBA1508CA3364E60.png" xlink:type="simple" xlink:show="embed" xlink:actuate="onLoad" draw:mime-type="image/png"/><svg:title>@Slaveworks</svg:title></draw:frame></draw:a><text:a xlink:type="simple" xlink:href="https://github.com/Slaveworks" text:style-name="Internet_20_link" text:visited-style-name="Visited_20_Internet_20_Link"><text:s/></text:a><draw:a xlink:type="simple" xlink:href="https://github.com/Ucuntu"><draw:frame draw:style-name="fr1" draw:name="Image196" text:anchor-type="as-char" svg:width="0.3543in" svg:height="0.3543in" draw:z-index="197"><draw:image xlink:href="Pictures/100000010000004000000040DC50DFED47E8089D.png" xlink:type="simple" xlink:show="embed" xlink:actuate="onLoad" draw:mime-type="image/png"/><svg:title>@Ucuntu</svg:title></draw:frame></draw:a><text:a xlink:type="simple" xlink:href="https://github.com/Ucuntu" text:style-name="Internet_20_link" text:visited-style-name="Visited_20_Internet_20_Link"><text:s/></text:a><draw:a xlink:type="simple" xlink:href="https://github.com/Pri-Fiy"><draw:frame draw:style-name="fr1" draw:name="Image197" text:anchor-type="as-char" svg:width="0.3543in" svg:height="0.3543in" draw:z-index="198"><draw:image xlink:href="Pictures/10000000000000400000004008C297D0A2B437E4.jpg" xlink:type="simple" xlink:show="embed" xlink:actuate="onLoad" draw:mime-type="image/jpeg"/><svg:title>@Pri-Fiy</svg:title></draw:frame></draw:a><text:a xlink:type="simple" xlink:href="https://github.com/Pri-Fiy" text:style-name="Internet_20_link" text:visited-style-name="Visited_20_Internet_20_Link"><text:s/></text:a><draw:a xlink:type="simple" xlink:href="https://github.com/Branch-Ranch"><draw:frame draw:style-name="fr1" draw:name="Image198" text:anchor-type="as-char" svg:width="0.3543in" svg:height="0.3543in" draw:z-index="199"><draw:image xlink:href="Pictures/100000010000004000000040F079066BA4DDCEF4.png" xlink:type="simple" xlink:show="embed" xlink:actuate="onLoad" draw:mime-type="image/png"/><svg:title>@Branch-Ranch</svg:title></draw:frame></draw:a><text:a xlink:type="simple" xlink:href="https://github.com/Branch-Ranch" text:style-name="Internet_20_link" text:visited-style-name="Visited_20_Internet_20_Link"><text:s/></text:a><draw:a xlink:type="simple" xlink:href="https://github.com/AdBool"><draw:frame draw:style-name="fr1" draw:name="Image199" text:anchor-type="as-char" svg:width="0.3543in" svg:height="0.3543in" draw:z-index="200"><draw:image xlink:href="Pictures/1000000100000040000000405330911E092C730F.png" xlink:type="simple" xlink:show="embed" xlink:actuate="onLoad" draw:mime-type="image/png"/><svg:title>@AdBool</svg:title></draw:frame></draw:a><text:a xlink:type="simple" xlink:href="https://github.com/AdBool" text:style-name="Internet_20_link" text:visited-style-name="Visited_20_Internet_20_Link"><text:s/></text:a><draw:a xlink:type="simple" xlink:href="https://github.com/YKDefender"><draw:frame draw:style-name="fr1" draw:name="Image200" text:anchor-type="as-char" svg:width="0.3543in" svg:height="0.3543in" draw:z-index="201"><draw:image xlink:href="Pictures/1000000000000040000000404FA422E4EE3003D3.png" xlink:type="simple" xlink:show="embed" xlink:actuate="onLoad" draw:mime-type="image/png"/><svg:title>@YKDefender</svg:title></draw:frame></draw:a><text:a xlink:type="simple" xlink:href="https://github.com/YKDefender" text:style-name="Internet_20_link" text:visited-style-name="Visited_20_Internet_20_Link"><text:s/></text:a><draw:a xlink:type="simple" xlink:href="https://github.com/Keyoff-dev"><draw:frame draw:style-name="fr1" draw:name="Image201" text:anchor-type="as-char" svg:width="0.3543in" svg:height="0.3543in" draw:z-index="202"><draw:image xlink:href="Pictures/100000000000004000000040AA59E62D78AA28C7.png" xlink:type="simple" xlink:show="embed" xlink:actuate="onLoad" draw:mime-type="image/png"/><svg:title>@Keyoff-dev</svg:title></draw:frame></draw:a><text:a xlink:type="simple" xlink:href="https://github.com/Keyoff-dev" text:style-name="Internet_20_link" text:visited-style-name="Visited_20_Internet_20_Link"><text:s/></text:a><draw:a xlink:type="simple" xlink:href="https://github.com/Nost-Gia-OS"><draw:frame draw:style-name="fr1" draw:name="Image202" text:anchor-type="as-char" svg:width="0.3543in" svg:height="0.3543in" draw:z-index="203"><draw:image xlink:href="Pictures/10000001000000400000004049688651C1DA0301.png" xlink:type="simple" xlink:show="embed" xlink:actuate="onLoad" draw:mime-type="image/png"/><svg:title>@Nost-Gia-OS</svg:title></draw:frame></draw:a><text:a xlink:type="simple" xlink:href="https://github.com/Nost-Gia-OS" text:style-name="Internet_20_link" text:visited-style-name="Visited_20_Internet_20_Link"><text:s/></text:a><draw:a xlink:type="simple" xlink:href="https://github.com/PhD-In-PHP"><draw:frame draw:style-name="fr1" draw:name="Image203" text:anchor-type="as-char" svg:width="0.3543in" svg:height="0.3543in" draw:z-index="204"><draw:image xlink:href="Pictures/1000000000000040000000408A9B5CA0D819714A.jpg" xlink:type="simple" xlink:show="embed" xlink:actuate="onLoad" draw:mime-type="image/jpeg"/><svg:title>@PhD-In-PHP</svg:title></draw:frame></draw:a><text:a xlink:type="simple" xlink:href="https://github.com/PhD-In-PHP" text:style-name="Internet_20_link" text:visited-style-name="Visited_20_Internet_20_Link"><text:s/></text:a><draw:a xlink:type="simple" xlink:href="https://github.com/AudiBass-Manager"><draw:frame draw:style-name="fr1" draw:name="Image204" text:anchor-type="as-char" svg:width="0.3543in" svg:height="0.3543in" draw:z-index="205"><draw:image xlink:href="Pictures/100000010000004000000040C178746FB4F4F038.png" xlink:type="simple" xlink:show="embed" xlink:actuate="onLoad" draw:mime-type="image/png"/><svg:title>@AudiBass-Manager</svg:title></draw:frame></draw:a><text:a xlink:type="simple" xlink:href="https://github.com/AudiBass-Manager" text:style-name="Internet_20_link" text:visited-style-name="Visited_20_Internet_20_Link"><text:s/></text:a><draw:a xlink:type="simple" xlink:href="https://github.com/Blue-Dentures"><draw:frame draw:style-name="fr1" draw:name="Image205" text:anchor-type="as-char" svg:width="0.3543in" svg:height="0.3543in" draw:z-index="206"><draw:image xlink:href="Pictures/10000001000000400000004062F7EA694D47E9A8.png" xlink:type="simple" xlink:show="embed" xlink:actuate="onLoad" draw:mime-type="image/png"/><svg:title>@Blue-Dentures</svg:title></draw:frame></draw:a><text:a xlink:type="simple" xlink:href="https://github.com/Blue-Dentures" text:style-name="Internet_20_link" text:visited-style-name="Visited_20_Internet_20_Link"><text:s/></text:a><draw:a xlink:type="simple" xlink:href="https://github.com/ProTraApp"><draw:frame draw:style-name="fr1" draw:name="Image206" text:anchor-type="as-char" svg:width="0.3543in" svg:height="0.3543in" draw:z-index="207"><draw:image xlink:href="Pictures/100000010000004000000040AC2D2BF799841EAA.png" xlink:type="simple" xlink:show="embed" xlink:actuate="onLoad" draw:mime-type="image/png"/><svg:title>@ProTraApp</svg:title></draw:frame></draw:a><text:a xlink:type="simple" xlink:href="https://github.com/ProTraApp" text:style-name="Internet_20_link" text:visited-style-name="Visited_20_Internet_20_Link"><text:s/></text:a><draw:a xlink:type="simple" xlink:href="https://github.com/Seanpm2001-food"><draw:frame draw:style-name="fr1" draw:name="Image207" text:anchor-type="as-char" svg:width="0.3543in" svg:height="0.3543in" draw:z-index="208"><draw:image xlink:href="Pictures/100000010000004000000040C13257D5892D440B.png" xlink:type="simple" xlink:show="embed" xlink:actuate="onLoad" draw:mime-type="image/png"/><svg:title>@Seanpm2001-food</svg:title></draw:frame></draw:a><text:a xlink:type="simple" xlink:href="https://github.com/Seanpm2001-food" text:style-name="Internet_20_link" text:visited-style-name="Visited_20_Internet_20_Link"><text:s/></text:a><draw:a xlink:type="simple" xlink:href="https://github.com/Seanpm2001-forkbombs"><draw:frame draw:style-name="fr1" draw:name="Image208" text:anchor-type="as-char" svg:width="0.3543in" svg:height="0.3543in" draw:z-index="209"><draw:image xlink:href="Pictures/100000010000004000000040E7BCAD2503D32AF4.png" xlink:type="simple" xlink:show="embed" xlink:actuate="onLoad" draw:mime-type="image/png"/><svg:title>@Seanpm2001-forkbombs</svg:title></draw:frame></draw:a><text:a xlink:type="simple" xlink:href="https://github.com/Seanpm2001-forkbombs" text:style-name="Internet_20_link" text:visited-style-name="Visited_20_Internet_20_Link"><text:s/></text:a><draw:a xlink:type="simple" xlink:href="https://github.com/SociaShame"><draw:frame draw:style-name="fr1" draw:name="Image209" text:anchor-type="as-char" svg:width="0.3543in" svg:height="0.3543in" draw:z-index="210"><draw:image xlink:href="Pictures/1000000000000040000000402B2FBFBD6485D76D.jpg" xlink:type="simple" xlink:show="embed" xlink:actuate="onLoad" draw:mime-type="image/jpeg"/><svg:title>@SociaShame</svg:title></draw:frame></draw:a><text:a xlink:type="simple" xlink:href="https://github.com/SociaShame" text:style-name="Internet_20_link" text:visited-style-name="Visited_20_Internet_20_Link"><text:s/></text:a><draw:a xlink:type="simple" xlink:href="https://github.com/CrossCompatXU"><draw:frame draw:style-name="fr1" draw:name="Image210" text:anchor-type="as-char" svg:width="0.3543in" svg:height="0.3543in" draw:z-index="211"><draw:image xlink:href="Pictures/100000000000004000000040AEF51D07B93B69C2.jpg" xlink:type="simple" xlink:show="embed" xlink:actuate="onLoad" draw:mime-type="image/jpeg"/><svg:title>@CrossCompatXU</svg:title></draw:frame></draw:a><text:a xlink:type="simple" xlink:href="https://github.com/CrossCompatXU" text:style-name="Internet_20_link" text:visited-style-name="Visited_20_Internet_20_Link"><text:s/></text:a><draw:a xlink:type="simple" xlink:href="https://github.com/Hospital-defender"><draw:frame draw:style-name="fr1" draw:name="Image211" text:anchor-type="as-char" svg:width="0.3543in" svg:height="0.3543in" draw:z-index="212"><draw:image xlink:href="Pictures/1000000100000040000000401C80FA566BD24738.png" xlink:type="simple" xlink:show="embed" xlink:actuate="onLoad" draw:mime-type="image/png"/><svg:title>@Hospital-defender</svg:title></draw:frame></draw:a><text:a xlink:type="simple" xlink:href="https://github.com/Hospital-defender" text:style-name="Internet_20_link" text:visited-style-name="Visited_20_Internet_20_Link"><text:s/></text:a><draw:a xlink:type="simple" xlink:href="https://github.com/The-offline-experience"><draw:frame draw:style-name="fr1" draw:name="Image212" text:anchor-type="as-char" svg:width="0.3543in" svg:height="0.3543in" draw:z-index="213"><draw:image xlink:href="Pictures/10000001000000400000004067DB0E7CF7F487F3.png" xlink:type="simple" xlink:show="embed" xlink:actuate="onLoad" draw:mime-type="image/png"/><svg:title>@The-offline-experience</svg:title></draw:frame></draw:a><text:a xlink:type="simple" xlink:href="https://github.com/The-offline-experience" text:style-name="Internet_20_link" text:visited-style-name="Visited_20_Internet_20_Link"><text:s/></text:a><draw:a xlink:type="simple" xlink:href="https://github.com/HealthMeterMaximum"><draw:frame draw:style-name="fr1" draw:name="Image213" text:anchor-type="as-char" svg:width="0.3543in" svg:height="0.3543in" draw:z-index="214"><draw:image xlink:href="Pictures/10000001000000400000004072567EC6B73AE3DC.png" xlink:type="simple" xlink:show="embed" xlink:actuate="onLoad" draw:mime-type="image/png"/><svg:title>@HealthMeterMaximum</svg:title></draw:frame></draw:a><text:a xlink:type="simple" xlink:href="https://github.com/HealthMeterMaximum" text:style-name="Internet_20_link" text:visited-style-name="Visited_20_Internet_20_Link"><text:s/></text:a><draw:a xlink:type="simple" xlink:href="https://github.com/UI-Tour-Guide"><draw:frame draw:style-name="fr1" draw:name="Image214" text:anchor-type="as-char" svg:width="0.3543in" svg:height="0.3543in" draw:z-index="215"><draw:image xlink:href="Pictures/1000000000000040000000400F2595EA34859F24.jpg" xlink:type="simple" xlink:show="embed" xlink:actuate="onLoad" draw:mime-type="image/jpeg"/><svg:title>@UI-Tour-Guide</svg:title></draw:frame></draw:a><text:a xlink:type="simple" xlink:href="https://github.com/UI-Tour-Guide" text:style-name="Internet_20_link" text:visited-style-name="Visited_20_Internet_20_Link"><text:s/></text:a><draw:a xlink:type="simple" xlink:href="https://github.com/ChromaTagsForGit"><draw:frame draw:style-name="fr1" draw:name="Image215" text:anchor-type="as-char" svg:width="0.3543in" svg:height="0.3543in" draw:z-index="216"><draw:image xlink:href="Pictures/1000000100000040000000408E168A3067FC17D7.png" xlink:type="simple" xlink:show="embed" xlink:actuate="onLoad" draw:mime-type="image/png"/><svg:title>@ChromaTagsForGit</svg:title></draw:frame></draw:a><text:a xlink:type="simple" xlink:href="https://github.com/ChromaTagsForGit" text:style-name="Internet_20_link" text:visited-style-name="Visited_20_Internet_20_Link"><text:s/></text:a><draw:a xlink:type="simple" xlink:href="https://github.com/DentalBar-Whitetooth-pro"><draw:frame draw:style-name="fr1" draw:name="Image216" text:anchor-type="as-char" svg:width="0.3543in" svg:height="0.3543in" draw:z-index="217"><draw:image xlink:href="Pictures/100000000000004000000040F67E8356ABF2550B.jpg" xlink:type="simple" xlink:show="embed" xlink:actuate="onLoad" draw:mime-type="image/jpeg"/><svg:title>@DentalBar-Whitetooth-pro</svg:title></draw:frame></draw:a><text:a xlink:type="simple" xlink:href="https://github.com/DentalBar-Whitetooth-pro" text:style-name="Internet_20_link" text:visited-style-name="Visited_20_Internet_20_Link"><text:s/></text:a><draw:a xlink:type="simple" xlink:href="https://github.com/Seanpm2001-Ubuntu"><draw:frame draw:style-name="fr1" draw:name="Image217" text:anchor-type="as-char" svg:width="0.3543in" svg:height="0.3543in" draw:z-index="218"><draw:image xlink:href="Pictures/100000010000004000000040B1946103CCA15CD4.png" xlink:type="simple" xlink:show="embed" xlink:actuate="onLoad" draw:mime-type="image/png"/><svg:title>@Seanpm2001-Ubuntu</svg:title></draw:frame></draw:a><text:a xlink:type="simple" xlink:href="https://github.com/Seanpm2001-Ubuntu" text:style-name="Internet_20_link" text:visited-style-name="Visited_20_Internet_20_Link"><text:s/></text:a><draw:a xlink:type="simple" xlink:href="https://github.com/Perl-harbor"><draw:frame draw:style-name="fr1" draw:name="Image218" text:anchor-type="as-char" svg:width="0.3543in" svg:height="0.3543in" draw:z-index="219"><draw:image xlink:href="Pictures/1000000000000040000000408D74D4E37A4C8AA1.jpg" xlink:type="simple" xlink:show="embed" xlink:actuate="onLoad" draw:mime-type="image/jpeg"/><svg:title>@Perl-harbor</svg:title></draw:frame></draw:a><text:a xlink:type="simple" xlink:href="https://github.com/Perl-harbor" text:style-name="Internet_20_link" text:visited-style-name="Visited_20_Internet_20_Link"><text:s/></text:a><draw:a xlink:type="simple" xlink:href="https://github.com/Candroid-dev"><draw:frame draw:style-name="fr1" draw:name="Image219" text:anchor-type="as-char" svg:width="0.3543in" svg:height="0.3543in" draw:z-index="220"><draw:image xlink:href="Pictures/100000010000004000000040BF62AB15D6B6BD6B.png" xlink:type="simple" xlink:show="embed" xlink:actuate="onLoad" draw:mime-type="image/png"/><svg:title>@Candroid-dev</svg:title></draw:frame></draw:a><text:a xlink:type="simple" xlink:href="https://github.com/Candroid-dev" text:style-name="Internet_20_link" text:visited-style-name="Visited_20_Internet_20_Link"><text:s/></text:a><draw:a xlink:type="simple" xlink:href="https://github.com/Seanpm2001-AirBnB"><draw:frame draw:style-name="fr1" draw:name="Image220" text:anchor-type="as-char" svg:width="0.3543in" svg:height="0.3543in" draw:z-index="221"><draw:image xlink:href="Pictures/100000010000004000000040C9E86F3AF86B2497.png" xlink:type="simple" xlink:show="embed" xlink:actuate="onLoad" draw:mime-type="image/png"/><svg:title>@Seanpm2001-AirBnB</svg:title></draw:frame></draw:a><text:a xlink:type="simple" xlink:href="https://github.com/Seanpm2001-AirBnB" text:style-name="Internet_20_link" text:visited-style-name="Visited_20_Internet_20_Link"><text:s/></text:a><draw:a xlink:type="simple" xlink:href="https://github.com/Seanpm2001-Dronemap"><draw:frame draw:style-name="fr1" draw:name="Image221" text:anchor-type="as-char" svg:width="0.3543in" svg:height="0.3543in" draw:z-index="222"><draw:image xlink:href="Pictures/10000001000000400000004038E71D13D7C22586.png" xlink:type="simple" xlink:show="embed" xlink:actuate="onLoad" draw:mime-type="image/png"/><svg:title>@Seanpm2001-Dronemap</svg:title></draw:frame></draw:a><text:a xlink:type="simple" xlink:href="https://github.com/Seanpm2001-Dronemap" text:style-name="Internet_20_link" text:visited-style-name="Visited_20_Internet_20_Link"><text:s/></text:a><draw:a xlink:type="simple" xlink:href="https://github.com/Team8Collection"><draw:frame draw:style-name="fr1" draw:name="Image222" text:anchor-type="as-char" svg:width="0.3543in" svg:height="0.3543in" draw:z-index="223"><draw:image xlink:href="Pictures/1000000000000040000000400E58BCD8346FBB0A.png" xlink:type="simple" xlink:show="embed" xlink:actuate="onLoad" draw:mime-type="image/png"/><svg:title>@Team8Collection</svg:title></draw:frame></draw:a><text:a xlink:type="simple" xlink:href="https://github.com/Team8Collection" text:style-name="Internet_20_link" text:visited-style-name="Visited_20_Internet_20_Link"><text:s/></text:a><draw:a xlink:type="simple" xlink:href="https://github.com/GratyBot"><draw:frame draw:style-name="fr1" draw:name="Image223" text:anchor-type="as-char" svg:width="0.3543in" svg:height="0.3543in" draw:z-index="224"><draw:image xlink:href="Pictures/1000000000000040000000401E45170AFB6F9BFD.jpg" xlink:type="simple" xlink:show="embed" xlink:actuate="onLoad" draw:mime-type="image/jpeg"/><svg:title>@GratyBot</svg:title></draw:frame></draw:a><text:a xlink:type="simple" xlink:href="https://github.com/GratyBot" text:style-name="Internet_20_link" text:visited-style-name="Visited_20_Internet_20_Link"><text:s/></text:a><draw:a xlink:type="simple" xlink:href="https://github.com/Advanced-Eye-Chart"><draw:frame draw:style-name="fr1" draw:name="Image224" text:anchor-type="as-char" svg:width="0.3543in" svg:height="0.3543in" draw:z-index="225"><draw:image xlink:href="Pictures/1000000100000040000000408AFF17150C1D9F93.png" xlink:type="simple" xlink:show="embed" xlink:actuate="onLoad" draw:mime-type="image/png"/><svg:title>@Advanced-Eye-Chart</svg:title></draw:frame></draw:a><text:a xlink:type="simple" xlink:href="https://github.com/Advanced-Eye-Chart" text:style-name="Internet_20_link" text:visited-style-name="Visited_20_Internet_20_Link"><text:s/></text:a><draw:a xlink:type="simple" xlink:href="https://github.com/Seanpm2001-NSFW"><draw:frame draw:style-name="fr1" draw:name="Image225" text:anchor-type="as-char" svg:width="0.3543in" svg:height="0.3543in" draw:z-index="226"><draw:image xlink:href="Pictures/10000001000000400000004096CC6CE0585E91C1.png" xlink:type="simple" xlink:show="embed" xlink:actuate="onLoad" draw:mime-type="image/png"/><svg:title>@Seanpm2001-NSFW</svg:title></draw:frame></draw:a><text:a xlink:type="simple" xlink:href="https://github.com/Seanpm2001-NSFW" text:style-name="Internet_20_link" text:visited-style-name="Visited_20_Internet_20_Link"><text:s/></text:a><draw:a xlink:type="simple" xlink:href="https://github.com/Seanpm2001-NewYearsTag"><draw:frame draw:style-name="fr1" draw:name="Image226" text:anchor-type="as-char" svg:width="0.3543in" svg:height="0.3543in" draw:z-index="227"><draw:image xlink:href="Pictures/1000000000000040000000407D16E19B78399AAA.jpg" xlink:type="simple" xlink:show="embed" xlink:actuate="onLoad" draw:mime-type="image/jpeg"/><svg:title>@Seanpm2001-NewYearsTag</svg:title></draw:frame></draw:a><text:a xlink:type="simple" xlink:href="https://github.com/Seanpm2001-NewYearsTag" text:style-name="Internet_20_link" text:visited-style-name="Visited_20_Internet_20_Link"><text:s/></text:a><draw:a xlink:type="simple" xlink:href="https://github.com/Linux-Defender"><draw:frame draw:style-name="fr1" draw:name="Image227" text:anchor-type="as-char" svg:width="0.3543in" svg:height="0.3543in" draw:z-index="228"><draw:image xlink:href="Pictures/100000010000004000000040F081EBA56A15E259.png" xlink:type="simple" xlink:show="embed" xlink:actuate="onLoad" draw:mime-type="image/png"/><svg:title>@Linux-Defender</svg:title></draw:frame></draw:a><text:a xlink:type="simple" xlink:href="https://github.com/Linux-Defender" text:style-name="Internet_20_link" text:visited-style-name="Visited_20_Internet_20_Link"><text:s/></text:a><draw:a xlink:type="simple" xlink:href="https://github.com/SuperPower-laptops"><draw:frame draw:style-name="fr1" draw:name="Image228" text:anchor-type="as-char" svg:width="0.3543in" svg:height="0.3543in" draw:z-index="229"><draw:image xlink:href="Pictures/10000000000000400000004019349920362960C8.jpg" xlink:type="simple" xlink:show="embed" xlink:actuate="onLoad" draw:mime-type="image/jpeg"/><svg:title>@SuperPower-laptops</svg:title></draw:frame></draw:a><text:a xlink:type="simple" xlink:href="https://github.com/SuperPower-laptops" text:style-name="Internet_20_link" text:visited-style-name="Visited_20_Internet_20_Link"><text:s/></text:a><draw:a xlink:type="simple" xlink:href="https://github.com/Reactop-computers"><draw:frame draw:style-name="fr1" draw:name="Image229" text:anchor-type="as-char" svg:width="0.3543in" svg:height="0.3543in" draw:z-index="230"><draw:image xlink:href="Pictures/100000000000004000000040C578CCEE35173166.png" xlink:type="simple" xlink:show="embed" xlink:actuate="onLoad" draw:mime-type="image/png"/><svg:title>@Reactop-computers</svg:title></draw:frame></draw:a><text:a xlink:type="simple" xlink:href="https://github.com/Reactop-computers" text:style-name="Internet_20_link" text:visited-style-name="Visited_20_Internet_20_Link"><text:s/></text:a><draw:a xlink:type="simple" xlink:href="https://github.com/V-Reshot"><draw:frame draw:style-name="fr1" draw:name="Image230" text:anchor-type="as-char" svg:width="0.3543in" svg:height="0.3543in" draw:z-index="231"><draw:image xlink:href="Pictures/1000000100000040000000404713845713EA772B.png" xlink:type="simple" xlink:show="embed" xlink:actuate="onLoad" draw:mime-type="image/png"/><svg:title>@V-Reshot</svg:title></draw:frame></draw:a><text:a xlink:type="simple" xlink:href="https://github.com/V-Reshot" text:style-name="Internet_20_link" text:visited-style-name="Visited_20_Internet_20_Link"><text:s/></text:a><draw:a xlink:type="simple" xlink:href="https://github.com/Ratiyo"><draw:frame draw:style-name="fr1" draw:name="Image231" text:anchor-type="as-char" svg:width="0.3543in" svg:height="0.3543in" draw:z-index="232"><draw:image xlink:href="Pictures/100000010000004000000040DE44DE945B5BD881.png" xlink:type="simple" xlink:show="embed" xlink:actuate="onLoad" draw:mime-type="image/png"/><svg:title>@Ratiyo</svg:title></draw:frame></draw:a><text:a xlink:type="simple" xlink:href="https://github.com/Ratiyo" text:style-name="Internet_20_link" text:visited-style-name="Visited_20_Internet_20_Link"><text:s/></text:a><draw:a xlink:type="simple" xlink:href="https://github.com/CH3-c-K"><draw:frame draw:style-name="fr1" draw:name="Image232" text:anchor-type="as-char" svg:width="0.3543in" svg:height="0.3543in" draw:z-index="233"><draw:image xlink:href="Pictures/100000010000004000000040040398761BD9C187.png" xlink:type="simple" xlink:show="embed" xlink:actuate="onLoad" draw:mime-type="image/png"/><svg:title>@CH3-c-K</svg:title></draw:frame></draw:a><text:a xlink:type="simple" xlink:href="https://github.com/CH3-c-K" text:style-name="Internet_20_link" text:visited-style-name="Visited_20_Internet_20_Link"><text:s/></text:a><draw:a xlink:type="simple" xlink:href="https://github.com/SNU-CloudDrive"><draw:frame draw:style-name="fr1" draw:name="Image233" text:anchor-type="as-char" svg:width="0.3543in" svg:height="0.3543in" draw:z-index="234"><draw:image xlink:href="Pictures/100000010000004000000040AD1988588177741D.png" xlink:type="simple" xlink:show="embed" xlink:actuate="onLoad" draw:mime-type="image/png"/><svg:title>@SNU-CloudDrive</svg:title></draw:frame></draw:a><text:a xlink:type="simple" xlink:href="https://github.com/SNU-CloudDrive" text:style-name="Internet_20_link" text:visited-style-name="Visited_20_Internet_20_Link"><text:s/></text:a><draw:a xlink:type="simple" xlink:href="https://github.com/PhoneHome-dev"><draw:frame draw:style-name="fr1" draw:name="Image234" text:anchor-type="as-char" svg:width="0.3543in" svg:height="0.3543in" draw:z-index="235"><draw:image xlink:href="Pictures/10000001000000400000004033722D1E99E07811.png" xlink:type="simple" xlink:show="embed" xlink:actuate="onLoad" draw:mime-type="image/png"/><svg:title>@PhoneHome-dev</svg:title></draw:frame></draw:a><text:a xlink:type="simple" xlink:href="https://github.com/PhoneHome-dev" text:style-name="Internet_20_link" text:visited-style-name="Visited_20_Internet_20_Link"><text:s/></text:a><draw:a xlink:type="simple" xlink:href="https://github.com/Seanpm2001-support"><draw:frame draw:style-name="fr1" draw:name="Image235" text:anchor-type="as-char" svg:width="0.3543in" svg:height="0.3543in" draw:z-index="236"><draw:image xlink:href="Pictures/10000000000000400000004097F48E4798ADA53C.jpg" xlink:type="simple" xlink:show="embed" xlink:actuate="onLoad" draw:mime-type="image/jpeg"/><svg:title>@Seanpm2001-support</svg:title></draw:frame></draw:a><text:a xlink:type="simple" xlink:href="https://github.com/Seanpm2001-support" text:style-name="Internet_20_link" text:visited-style-name="Visited_20_Internet_20_Link"><text:s/></text:a><draw:a xlink:type="simple" xlink:href="https://github.com/RailRam-TrainCollection"><draw:frame draw:style-name="fr1" draw:name="Image236" text:anchor-type="as-char" svg:width="0.3543in" svg:height="0.3543in" draw:z-index="237"><draw:image xlink:href="Pictures/100000010000004000000040AB86F998BE52ABF0.png" xlink:type="simple" xlink:show="embed" xlink:actuate="onLoad" draw:mime-type="image/png"/><svg:title>@RailRam-TrainCollection</svg:title></draw:frame></draw:a><text:a xlink:type="simple" xlink:href="https://github.com/RailRam-TrainCollection" text:style-name="Internet_20_link" text:visited-style-name="Visited_20_Internet_20_Link"><text:s/></text:a><draw:a xlink:type="simple" xlink:href="https://github.com/MicroMiniwave"><draw:frame draw:style-name="fr1" draw:name="Image237" text:anchor-type="as-char" svg:width="0.3543in" svg:height="0.3543in" draw:z-index="238"><draw:image xlink:href="Pictures/1000000100000040000000409AACC95729FBE3F4.png" xlink:type="simple" xlink:show="embed" xlink:actuate="onLoad" draw:mime-type="image/png"/><svg:title>@MicroMiniwave</svg:title></draw:frame></draw:a><text:a xlink:type="simple" xlink:href="https://github.com/MicroMiniwave" text:style-name="Internet_20_link" text:visited-style-name="Visited_20_Internet_20_Link"><text:s/></text:a><draw:a xlink:type="simple" xlink:href="https://github.com/VirtualHome-dev"><draw:frame draw:style-name="fr1" draw:name="Image238" text:anchor-type="as-char" svg:width="0.3543in" svg:height="0.3543in" draw:z-index="239"><draw:image xlink:href="Pictures/10000001000000400000004094733CEB0060FEF4.png" xlink:type="simple" xlink:show="embed" xlink:actuate="onLoad" draw:mime-type="image/png"/><svg:title>@VirtualHome-dev</svg:title></draw:frame></draw:a><text:a xlink:type="simple" xlink:href="https://github.com/VirtualHome-dev" text:style-name="Internet_20_link" text:visited-style-name="Visited_20_Internet_20_Link"><text:s/></text:a><draw:a xlink:type="simple" xlink:href="https://github.com/9x-Internet"><draw:frame draw:style-name="fr1" draw:name="Image239" text:anchor-type="as-char" svg:width="0.3543in" svg:height="0.3543in" draw:z-index="240"><draw:image xlink:href="Pictures/1000000100000040000000408FDC93CE4F93478C.png" xlink:type="simple" xlink:show="embed" xlink:actuate="onLoad" draw:mime-type="image/png"/><svg:title>@9x-Internet</svg:title></draw:frame></draw:a><text:a xlink:type="simple" xlink:href="https://github.com/9x-Internet" text:style-name="Internet_20_link" text:visited-style-name="Visited_20_Internet_20_Link"><text:s/></text:a><draw:a xlink:type="simple" xlink:href="https://github.com/The-WallaWalla-Anime"><draw:frame draw:style-name="fr1" draw:name="Image240" text:anchor-type="as-char" svg:width="0.3543in" svg:height="0.3543in" draw:z-index="241"><draw:image xlink:href="Pictures/100000010000004000000040258ED40578AF6C5A.png" xlink:type="simple" xlink:show="embed" xlink:actuate="onLoad" draw:mime-type="image/png"/><svg:title>@The-WallaWalla-Anime</svg:title></draw:frame></draw:a><text:a xlink:type="simple" xlink:href="https://github.com/The-WallaWalla-Anime" text:style-name="Internet_20_link" text:visited-style-name="Visited_20_Internet_20_Link"><text:s/></text:a><draw:a xlink:type="simple" xlink:href="https://github.com/PVZ-Custom"><draw:frame draw:style-name="fr1" draw:name="Image241" text:anchor-type="as-char" svg:width="0.3543in" svg:height="0.3543in" draw:z-index="242"><draw:image xlink:href="Pictures/100000010000004000000040DA035A95BF51FA0E.png" xlink:type="simple" xlink:show="embed" xlink:actuate="onLoad" draw:mime-type="image/png"/><svg:title>@PVZ-Custom</svg:title></draw:frame></draw:a><text:a xlink:type="simple" xlink:href="https://github.com/PVZ-Custom" text:style-name="Internet_20_link" text:visited-style-name="Visited_20_Internet_20_Link"><text:s/></text:a><draw:a xlink:type="simple" xlink:href="https://github.com/SNU-TableTopGameHouse"><draw:frame draw:style-name="fr1" draw:name="Image242" text:anchor-type="as-char" svg:width="0.3543in" svg:height="0.3543in" draw:z-index="243"><draw:image xlink:href="Pictures/1000000000000040000000405BB82627A4E56534.png" xlink:type="simple" xlink:show="embed" xlink:actuate="onLoad" draw:mime-type="image/png"/><svg:title>@SNU-TableTopGameHouse</svg:title></draw:frame></draw:a><text:a xlink:type="simple" xlink:href="https://github.com/SNU-TableTopGameHouse" text:style-name="Internet_20_link" text:visited-style-name="Visited_20_Internet_20_Link"><text:s/></text:a><draw:a xlink:type="simple" xlink:href="https://github.com/Bitchecker-dev"><draw:frame draw:style-name="fr1" draw:name="Image243" text:anchor-type="as-char" svg:width="0.3543in" svg:height="0.3543in" draw:z-index="244"><draw:image xlink:href="Pictures/1000000000000040000000400ED3C7E471D43E0E.jpg" xlink:type="simple" xlink:show="embed" xlink:actuate="onLoad" draw:mime-type="image/jpeg"/><svg:title>@Bitchecker-dev</svg:title></draw:frame></draw:a><text:a xlink:type="simple" xlink:href="https://github.com/Bitchecker-dev" text:style-name="Internet_20_link" text:visited-style-name="Visited_20_Internet_20_Link"><text:s/></text:a><draw:a xlink:type="simple" xlink:href="https://github.com/Hatium"><draw:frame draw:style-name="fr1" draw:name="Image244" text:anchor-type="as-char" svg:width="0.3543in" svg:height="0.3543in" draw:z-index="245"><draw:image xlink:href="Pictures/100000010000004000000040AC051435CCB7C0FD.png" xlink:type="simple" xlink:show="embed" xlink:actuate="onLoad" draw:mime-type="image/png"/><svg:title>@Hatium</svg:title></draw:frame></draw:a><text:a xlink:type="simple" xlink:href="https://github.com/Hatium" text:style-name="Internet_20_link" text:visited-style-name="Visited_20_Internet_20_Link"><text:s/></text:a><draw:a xlink:type="simple" xlink:href="https://github.com/OVPVMO-Site"><draw:frame draw:style-name="fr1" draw:name="Image245" text:anchor-type="as-char" svg:width="0.3543in" svg:height="0.3543in" draw:z-index="246"><draw:image xlink:href="Pictures/100000000000004000000040536E7A3C1B043908.jpg" xlink:type="simple" xlink:show="embed" xlink:actuate="onLoad" draw:mime-type="image/jpeg"/><svg:title>@OVPVMO-Site</svg:title></draw:frame></draw:a><text:a xlink:type="simple" xlink:href="https://github.com/OVPVMO-Site" text:style-name="Internet_20_link" text:visited-style-name="Visited_20_Internet_20_Link"><text:s/></text:a><draw:a xlink:type="simple" xlink:href="https://github.com/DOS-Buddy"><draw:frame draw:style-name="fr1" draw:name="Image246" text:anchor-type="as-char" svg:width="0.3543in" svg:height="0.3543in" draw:z-index="247"><draw:image xlink:href="Pictures/10000000000000400000004064457C29CBAA7C07.jpg" xlink:type="simple" xlink:show="embed" xlink:actuate="onLoad" draw:mime-type="image/jpeg"/><svg:title>@DOS-Buddy</svg:title></draw:frame></draw:a><text:a xlink:type="simple" xlink:href="https://github.com/DOS-Buddy" text:style-name="Internet_20_link" text:visited-style-name="Visited_20_Internet_20_Link"><text:s/></text:a><draw:a xlink:type="simple" xlink:href="https://github.com/PYVM-dev"><draw:frame draw:style-name="fr1" draw:name="Image247" text:anchor-type="as-char" svg:width="0.3543in" svg:height="0.3543in" draw:z-index="248"><draw:image xlink:href="Pictures/10000001000000400000004003EEC16F8D202F2E.png" xlink:type="simple" xlink:show="embed" xlink:actuate="onLoad" draw:mime-type="image/png"/><svg:title>@PYVM-dev</svg:title></draw:frame></draw:a><text:a xlink:type="simple" xlink:href="https://github.com/PYVM-dev" text:style-name="Internet_20_link" text:visited-style-name="Visited_20_Internet_20_Link"><text:s/></text:a><draw:a xlink:type="simple" xlink:href="https://github.com/SWave-Starter"><draw:frame draw:style-name="fr1" draw:name="Image248" text:anchor-type="as-char" svg:width="0.3543in" svg:height="0.3543in" draw:z-index="249"><draw:image xlink:href="Pictures/1000000100000040000000400408058C50AB2547.png" xlink:type="simple" xlink:show="embed" xlink:actuate="onLoad" draw:mime-type="image/png"/><svg:title>@SWave-Starter</svg:title></draw:frame></draw:a><text:a xlink:type="simple" xlink:href="https://github.com/SWave-Starter" text:style-name="Internet_20_link" text:visited-style-name="Visited_20_Internet_20_Link"><text:s/></text:a><draw:a xlink:type="simple" xlink:href="https://github.com/SNU-BrowserNose"><draw:frame draw:style-name="fr1" draw:name="Image249" text:anchor-type="as-char" svg:width="0.3543in" svg:height="0.3543in" draw:z-index="250"><draw:image xlink:href="Pictures/1000000000000040000000409C73CB0A0ABA6E0A.png" xlink:type="simple" xlink:show="embed" xlink:actuate="onLoad" draw:mime-type="image/png"/><svg:title>@SNU-BrowserNose</svg:title></draw:frame></draw:a><text:a xlink:type="simple" xlink:href="https://github.com/SNU-BrowserNose" text:style-name="Internet_20_link" text:visited-style-name="Visited_20_Internet_20_Link"><text:s/></text:a><draw:a xlink:type="simple" xlink:href="https://github.com/SNU-CardStack"><draw:frame draw:style-name="fr1" draw:name="Image250" text:anchor-type="as-char" svg:width="0.3543in" svg:height="0.3543in" draw:z-index="251"><draw:image xlink:href="Pictures/1000000000000040000000405BB82627A4E56534.png" xlink:type="simple" xlink:show="embed" xlink:actuate="onLoad" draw:mime-type="image/png"/><svg:title>@SNU-CardStack</svg:title></draw:frame></draw:a><text:a xlink:type="simple" xlink:href="https://github.com/SNU-CardStack" text:style-name="Internet_20_link" text:visited-style-name="Visited_20_Internet_20_Link"><text:s/></text:a><draw:a xlink:type="simple" xlink:href="https://github.com/SNU-PodcastTriPod"><draw:frame draw:style-name="fr1" draw:name="Image251" text:anchor-type="as-char" svg:width="0.3543in" svg:height="0.3543in" draw:z-index="252"><draw:image xlink:href="Pictures/100000000000004000000040F2AE814B4498B859.png" xlink:type="simple" xlink:show="embed" xlink:actuate="onLoad" draw:mime-type="image/png"/><svg:title>@SNU-PodcastTriPod</svg:title></draw:frame></draw:a><text:a xlink:type="simple" xlink:href="https://github.com/SNU-PodcastTriPod" text:style-name="Internet_20_link" text:visited-style-name="Visited_20_Internet_20_Link"><text:s/></text:a><draw:a xlink:type="simple" xlink:href="https://github.com/SNU-Ancestry"><draw:frame draw:style-name="fr1" draw:name="Image252" text:anchor-type="as-char" svg:width="0.3543in" svg:height="0.3543in" draw:z-index="253"><draw:image xlink:href="Pictures/1000000000000040000000409C73CB0A0ABA6E0A.png" xlink:type="simple" xlink:show="embed" xlink:actuate="onLoad" draw:mime-type="image/png"/><svg:title>@SNU-Ancestry</svg:title></draw:frame></draw:a><text:a xlink:type="simple" xlink:href="https://github.com/SNU-Ancestry" text:style-name="Internet_20_link" text:visited-style-name="Visited_20_Internet_20_Link"><text:s/></text:a><draw:a xlink:type="simple" xlink:href="https://github.com/Seanpm2001-PersonalKiosk"><draw:frame draw:style-name="fr1" draw:name="Image253" text:anchor-type="as-char" svg:width="0.3543in" svg:height="0.3543in" draw:z-index="254"><draw:image xlink:href="Pictures/100000010000004000000040F22AA9689303DB43.png" xlink:type="simple" xlink:show="embed" xlink:actuate="onLoad" draw:mime-type="image/png"/><svg:title>@Seanpm2001-PersonalKiosk</svg:title></draw:frame></draw:a><text:a xlink:type="simple" xlink:href="https://github.com/Seanpm2001-PersonalKiosk" text:style-name="Internet_20_link" text:visited-style-name="Visited_20_Internet_20_Link"><text:s/></text:a><draw:a xlink:type="simple" xlink:href="https://github.com/SourceBase-dev"><draw:frame draw:style-name="fr1" draw:name="Image254" text:anchor-type="as-char" svg:width="0.3543in" svg:height="0.3543in" draw:z-index="255"><draw:image xlink:href="Pictures/1000000000000040000000406FF279155AFB2BB7.png" xlink:type="simple" xlink:show="embed" xlink:actuate="onLoad" draw:mime-type="image/png"/><svg:title>@SourceBase-dev</svg:title></draw:frame></draw:a><text:a xlink:type="simple" xlink:href="https://github.com/SourceBase-dev" text:style-name="Internet_20_link" text:visited-style-name="Visited_20_Internet_20_Link"><text:s/></text:a><draw:a xlink:type="simple" xlink:href="https://github.com/TrueTorrent"><draw:frame draw:style-name="fr1" draw:name="Image255" text:anchor-type="as-char" svg:width="0.3543in" svg:height="0.3543in" draw:z-index="256"><draw:image xlink:href="Pictures/100000010000004000000040D41828B186DB542F.png" xlink:type="simple" xlink:show="embed" xlink:actuate="onLoad" draw:mime-type="image/png"/><svg:title>@TrueTorrent</svg:title></draw:frame></draw:a><text:a xlink:type="simple" xlink:href="https://github.com/TrueTorrent" text:style-name="Internet_20_link" text:visited-style-name="Visited_20_Internet_20_Link"><text:s/></text:a><draw:a xlink:type="simple" xlink:href="https://github.com/Go-ogle-engine"><draw:frame draw:style-name="fr1" draw:name="Image256" text:anchor-type="as-char" svg:width="0.3543in" svg:height="0.3543in" draw:z-index="257"><draw:image xlink:href="Pictures/100000000000004000000040EC06DC0A73DB0288.png" xlink:type="simple" xlink:show="embed" xlink:actuate="onLoad" draw:mime-type="image/png"/><svg:title>@Go-ogle-engine</svg:title></draw:frame></draw:a><text:a xlink:type="simple" xlink:href="https://github.com/Go-ogle-engine" text:style-name="Internet_20_link" text:visited-style-name="Visited_20_Internet_20_Link"><text:s/></text:a><draw:a xlink:type="simple" xlink:href="https://github.com/HX-Template"><draw:frame draw:style-name="fr1" draw:name="Image257" text:anchor-type="as-char" svg:width="0.3543in" svg:height="0.3543in" draw:z-index="258"><draw:image xlink:href="Pictures/100000010000004000000040C8A437FF7E29897D.png" xlink:type="simple" xlink:show="embed" xlink:actuate="onLoad" draw:mime-type="image/png"/><svg:title>@HX-Template</svg:title></draw:frame></draw:a><text:a xlink:type="simple" xlink:href="https://github.com/HX-Template" text:style-name="Internet_20_link" text:visited-style-name="Visited_20_Internet_20_Link"><text:s/></text:a><draw:a xlink:type="simple" xlink:href="https://github.com/SNU-WeatherVane"><draw:frame draw:style-name="fr1" draw:name="Image258" text:anchor-type="as-char" svg:width="0.3543in" svg:height="0.3543in" draw:z-index="259"><draw:image xlink:href="Pictures/1000000000000040000000409C73CB0A0ABA6E0A.png" xlink:type="simple" xlink:show="embed" xlink:actuate="onLoad" draw:mime-type="image/png"/><svg:title>@SNU-WeatherVane</svg:title></draw:frame></draw:a><text:a xlink:type="simple" xlink:href="https://github.com/SNU-WeatherVane" text:style-name="Internet_20_link" text:visited-style-name="Visited_20_Internet_20_Link"><text:s/></text:a><draw:a xlink:type="simple" xlink:href="https://github.com/Seanpm2001-Edhesive"><draw:frame draw:style-name="fr1" draw:name="Image259" text:anchor-type="as-char" svg:width="0.3543in" svg:height="0.3543in" draw:z-index="260"><draw:image xlink:href="Pictures/100000000000004000000040AF4265940F63B975.png" xlink:type="simple" xlink:show="embed" xlink:actuate="onLoad" draw:mime-type="image/png"/><svg:title>@Seanpm2001-Edhesive</svg:title></draw:frame></draw:a><text:a xlink:type="simple" xlink:href="https://github.com/Seanpm2001-Edhesive" text:style-name="Internet_20_link" text:visited-style-name="Visited_20_Internet_20_Link"><text:s/></text:a><draw:a xlink:type="simple" xlink:href="https://github.com/Seanpm2001-CS-Class"><draw:frame draw:style-name="fr1" draw:name="Image260" text:anchor-type="as-char" svg:width="0.3543in" svg:height="0.3543in" draw:z-index="261"><draw:image xlink:href="Pictures/100000010000004000000040CE78DD759BB21E33.png" xlink:type="simple" xlink:show="embed" xlink:actuate="onLoad" draw:mime-type="image/png"/><svg:title>@Seanpm2001-CS-Class</svg:title></draw:frame></draw:a><text:a xlink:type="simple" xlink:href="https://github.com/Seanpm2001-CS-Class" text:style-name="Internet_20_link" text:visited-style-name="Visited_20_Internet_20_Link"><text:s/></text:a><draw:a xlink:type="simple" xlink:href="https://github.com/UShortcut-pro"><draw:frame draw:style-name="fr1" draw:name="Image261" text:anchor-type="as-char" svg:width="0.3543in" svg:height="0.3543in" draw:z-index="262"><draw:image xlink:href="Pictures/10000001000000400000004054C4DBAA7E866630.png" xlink:type="simple" xlink:show="embed" xlink:actuate="onLoad" draw:mime-type="image/png"/><svg:title>@UShortcut-pro</svg:title></draw:frame></draw:a><text:a xlink:type="simple" xlink:href="https://github.com/UShortcut-pro" text:style-name="Internet_20_link" text:visited-style-name="Visited_20_Internet_20_Link"><text:s/></text:a><draw:a xlink:type="simple" xlink:href="https://github.com/Talla-browser"><draw:frame draw:style-name="fr1" draw:name="Image262" text:anchor-type="as-char" svg:width="0.3543in" svg:height="0.3543in" draw:z-index="263"><draw:image xlink:href="Pictures/100000000000004000000040D192136E6D4BA198.png" xlink:type="simple" xlink:show="embed" xlink:actuate="onLoad" draw:mime-type="image/png"/><svg:title>@Talla-browser</svg:title></draw:frame></draw:a><text:a xlink:type="simple" xlink:href="https://github.com/Talla-browser" text:style-name="Internet_20_link" text:visited-style-name="Visited_20_Internet_20_Link"><text:s/></text:a><draw:a xlink:type="simple" xlink:href="https://github.com/SNU-PunParlor"><draw:frame draw:style-name="fr1" draw:name="Image263" text:anchor-type="as-char" svg:width="0.3543in" svg:height="0.3543in" draw:z-index="264"><draw:image xlink:href="Pictures/1000000000000040000000409C73CB0A0ABA6E0A.png" xlink:type="simple" xlink:show="embed" xlink:actuate="onLoad" draw:mime-type="image/png"/><svg:title>@SNU-PunParlor</svg:title></draw:frame></draw:a><text:a xlink:type="simple" xlink:href="https://github.com/SNU-PunParlor" text:style-name="Internet_20_link" text:visited-style-name="Visited_20_Internet_20_Link"><text:s/></text:a><draw:a xlink:type="simple" xlink:href="https://github.com/NUNIX-dev"><draw:frame draw:style-name="fr1" draw:name="Image264" text:anchor-type="as-char" svg:width="0.3543in" svg:height="0.3543in" draw:z-index="265"><draw:image xlink:href="Pictures/10000000000000400000004035A934495A098149.jpg" xlink:type="simple" xlink:show="embed" xlink:actuate="onLoad" draw:mime-type="image/jpeg"/><svg:title>@NUNIX-dev</svg:title></draw:frame></draw:a><text:a xlink:type="simple" xlink:href="https://github.com/NUNIX-dev" text:style-name="Internet_20_link" text:visited-style-name="Visited_20_Internet_20_Link"><text:s/></text:a><draw:a xlink:type="simple" xlink:href="https://github.com/Goodbye-world-program"><draw:frame draw:style-name="fr1" draw:name="Image265" text:anchor-type="as-char" svg:width="0.3543in" svg:height="0.3543in" draw:z-index="266"><draw:image xlink:href="Pictures/100000010000004000000040AA5E7D7E720E913D.png" xlink:type="simple" xlink:show="embed" xlink:actuate="onLoad" draw:mime-type="image/png"/><svg:title>@Goodbye-world-program</svg:title></draw:frame></draw:a><text:a xlink:type="simple" xlink:href="https://github.com/Goodbye-world-program" text:style-name="Internet_20_link" text:visited-style-name="Visited_20_Internet_20_Link"><text:s/></text:a><draw:a xlink:type="simple" xlink:href="https://github.com/SNU-OS-Killers"><draw:frame draw:style-name="fr1" draw:name="Image266" text:anchor-type="as-char" svg:width="0.3543in" svg:height="0.3543in" draw:z-index="267"><draw:image xlink:href="Pictures/1000000000000040000000409C73CB0A0ABA6E0A.png" xlink:type="simple" xlink:show="embed" xlink:actuate="onLoad" draw:mime-type="image/png"/><svg:title>@SNU-OS-Killers</svg:title></draw:frame></draw:a><text:a xlink:type="simple" xlink:href="https://github.com/SNU-OS-Killers" text:style-name="Internet_20_link" text:visited-style-name="Visited_20_Internet_20_Link"><text:s/></text:a><draw:a xlink:type="simple" xlink:href="https://github.com/PasswordGeneratorUltimate"><draw:frame draw:style-name="fr1" draw:name="Image267" text:anchor-type="as-char" svg:width="0.3543in" svg:height="0.3543in" draw:z-index="268"><draw:image xlink:href="Pictures/100000010000004000000040CD890CC5C744B986.png" xlink:type="simple" xlink:show="embed" xlink:actuate="onLoad" draw:mime-type="image/png"/><svg:title>@PasswordGeneratorUltimate</svg:title></draw:frame></draw:a><text:a xlink:type="simple" xlink:href="https://github.com/PasswordGeneratorUltimate" text:style-name="Internet_20_link" text:visited-style-name="Visited_20_Internet_20_Link"><text:s/></text:a><draw:a xlink:type="simple" xlink:href="https://github.com/uDonate"><draw:frame draw:style-name="fr1" draw:name="Image268" text:anchor-type="as-char" svg:width="0.3543in" svg:height="0.3543in" draw:z-index="269"><draw:image xlink:href="Pictures/1000000000000040000000401F9CBA858B6A7CB3.jpg" xlink:type="simple" xlink:show="embed" xlink:actuate="onLoad" draw:mime-type="image/jpeg"/><svg:title>@uDonate</svg:title></draw:frame></draw:a><text:a xlink:type="simple" xlink:href="https://github.com/uDonate" text:style-name="Internet_20_link" text:visited-style-name="Visited_20_Internet_20_Link"><text:s/></text:a><draw:a xlink:type="simple" xlink:href="https://github.com/AGRAN-lang"><draw:frame draw:style-name="fr1" draw:name="Image269" text:anchor-type="as-char" svg:width="0.3543in" svg:height="0.3543in" draw:z-index="270"><draw:image xlink:href="Pictures/100000010000004000000040D883CF41CFA49892.png" xlink:type="simple" xlink:show="embed" xlink:actuate="onLoad" draw:mime-type="image/png"/><svg:title>@AGRAN-lang</svg:title></draw:frame></draw:a><text:a xlink:type="simple" xlink:href="https://github.com/AGRAN-lang" text:style-name="Internet_20_link" text:visited-style-name="Visited_20_Internet_20_Link"><text:s/></text:a><draw:a xlink:type="simple" xlink:href="https://github.com/Meme-machine-2019"><draw:frame draw:style-name="fr1" draw:name="Image270" text:anchor-type="as-char" svg:width="0.3543in" svg:height="0.3543in" draw:z-index="271"><draw:image xlink:href="Pictures/100000010000004000000040A893D69B3A40B652.png" xlink:type="simple" xlink:show="embed" xlink:actuate="onLoad" draw:mime-type="image/png"/><svg:title>@Meme-machine-2019</svg:title></draw:frame></draw:a><text:a xlink:type="simple" xlink:href="https://github.com/Meme-machine-2019" text:style-name="Internet_20_link" text:visited-style-name="Visited_20_Internet_20_Link"><text:s/></text:a><draw:a xlink:type="simple" xlink:href="https://github.com/ScriptKidd-toolkit"><draw:frame draw:style-name="fr1" draw:name="Image271" text:anchor-type="as-char" svg:width="0.3543in" svg:height="0.3543in" draw:z-index="272"><draw:image xlink:href="Pictures/1000000000000040000000408EC02865EE00C1D2.png" xlink:type="simple" xlink:show="embed" xlink:actuate="onLoad" draw:mime-type="image/png"/><svg:title>@ScriptKidd-toolkit</svg:title></draw:frame></draw:a><text:a xlink:type="simple" xlink:href="https://github.com/ScriptKidd-toolkit" text:style-name="Internet_20_link" text:visited-style-name="Visited_20_Internet_20_Link"><text:s/></text:a><draw:a xlink:type="simple" xlink:href="https://github.com/Seanpm2001-YouTube"><draw:frame draw:style-name="fr1" draw:name="Image272" text:anchor-type="as-char" svg:width="0.3543in" svg:height="0.3543in" draw:z-index="273"><draw:image xlink:href="Pictures/10000001000000400000004007638CB89C5EF03A.png" xlink:type="simple" xlink:show="embed" xlink:actuate="onLoad" draw:mime-type="image/png"/><svg:title>@Seanpm2001-YouTube</svg:title></draw:frame></draw:a><text:a xlink:type="simple" xlink:href="https://github.com/Seanpm2001-YouTube" text:style-name="Internet_20_link" text:visited-style-name="Visited_20_Internet_20_Link"><text:s/></text:a><draw:a xlink:type="simple" xlink:href="https://github.com/Seanpm2001-Scratch"><draw:frame draw:style-name="fr1" draw:name="Image273" text:anchor-type="as-char" svg:width="0.3543in" svg:height="0.3543in" draw:z-index="274"><draw:image xlink:href="Pictures/100000000000004000000040DF9E943904F565D0.png" xlink:type="simple" xlink:show="embed" xlink:actuate="onLoad" draw:mime-type="image/png"/><svg:title>@Seanpm2001-Scratch</svg:title></draw:frame></draw:a><text:a xlink:type="simple" xlink:href="https://github.com/Seanpm2001-Scratch" text:style-name="Internet_20_link" text:visited-style-name="Visited_20_Internet_20_Link"><text:s/></text:a><draw:a xlink:type="simple" xlink:href="https://github.com/OpenGovernment-dev"><draw:frame draw:style-name="fr1" draw:name="Image274" text:anchor-type="as-char" svg:width="0.3543in" svg:height="0.3543in" draw:z-index="275"><draw:image xlink:href="Pictures/100000000000004000000040B8DB2536DB013127.jpg" xlink:type="simple" xlink:show="embed" xlink:actuate="onLoad" draw:mime-type="image/jpeg"/><svg:title>@OpenGovernment-dev</svg:title></draw:frame></draw:a><text:a xlink:type="simple" xlink:href="https://github.com/OpenGovernment-dev" text:style-name="Internet_20_link" text:visited-style-name="Visited_20_Internet_20_Link"><text:s/></text:a><draw:a xlink:type="simple" xlink:href="https://github.com/FBI-Roleplay-Simulator"><draw:frame draw:style-name="fr1" draw:name="Image275" text:anchor-type="as-char" svg:width="0.3543in" svg:height="0.3543in" draw:z-index="276"><draw:image xlink:href="Pictures/100000010000004000000040ACE6EF398EFF91CE.png" xlink:type="simple" xlink:show="embed" xlink:actuate="onLoad" draw:mime-type="image/png"/><svg:title>@FBI-Roleplay-Simulator</svg:title></draw:frame></draw:a><text:a xlink:type="simple" xlink:href="https://github.com/FBI-Roleplay-Simulator" text:style-name="Internet_20_link" text:visited-style-name="Visited_20_Internet_20_Link"><text:s/></text:a><draw:a xlink:type="simple" xlink:href="https://github.com/DMail-Client"><draw:frame draw:style-name="fr1" draw:name="Image276" text:anchor-type="as-char" svg:width="0.3543in" svg:height="0.3543in" draw:z-index="277"><draw:image xlink:href="Pictures/100000000000004000000040C86C6B8DC56F2344.png" xlink:type="simple" xlink:show="embed" xlink:actuate="onLoad" draw:mime-type="image/png"/><svg:title>@DMail-Client</svg:title></draw:frame></draw:a><text:a xlink:type="simple" xlink:href="https://github.com/DMail-Client" text:style-name="Internet_20_link" text:visited-style-name="Visited_20_Internet_20_Link"><text:s/></text:a><draw:a xlink:type="simple" xlink:href="https://github.com/UltimateCalculator"><draw:frame draw:style-name="fr1" draw:name="Image277" text:anchor-type="as-char" svg:width="0.3543in" svg:height="0.3543in" draw:z-index="278"><draw:image xlink:href="Pictures/10000000000000400000004023E4D516A118DB2F.jpg" xlink:type="simple" xlink:show="embed" xlink:actuate="onLoad" draw:mime-type="image/jpeg"/><svg:title>@UltimateCalculator</svg:title></draw:frame></draw:a><text:a xlink:type="simple" xlink:href="https://github.com/UltimateCalculator" text:style-name="Internet_20_link" text:visited-style-name="Visited_20_Internet_20_Link"><text:s/></text:a><draw:a xlink:type="simple" xlink:href="https://github.com/Seanpm2001-GitHub"><draw:frame draw:style-name="fr1" draw:name="Image278" text:anchor-type="as-char" svg:width="0.3543in" svg:height="0.3543in" draw:z-index="279"><draw:image xlink:href="Pictures/10000000000000400000004000D47CEA90871D07.png" xlink:type="simple" xlink:show="embed" xlink:actuate="onLoad" draw:mime-type="image/png"/><svg:title>@Seanpm2001-GitHub</svg:title></draw:frame></draw:a><text:a xlink:type="simple" xlink:href="https://github.com/Seanpm2001-GitHub" text:style-name="Internet_20_link" text:visited-style-name="Visited_20_Internet_20_Link"><text:s/></text:a><draw:a xlink:type="simple" xlink:href="https://github.com/Engineer-Superdesk"><draw:frame draw:style-name="fr1" draw:name="Image279" text:anchor-type="as-char" svg:width="0.3543in" svg:height="0.3543in" draw:z-index="280"><draw:image xlink:href="Pictures/1000000000000040000000402B9D589D4F293428.jpg" xlink:type="simple" xlink:show="embed" xlink:actuate="onLoad" draw:mime-type="image/jpeg"/><svg:title>@Engineer-Superdesk</svg:title></draw:frame></draw:a><text:a xlink:type="simple" xlink:href="https://github.com/Engineer-Superdesk" text:style-name="Internet_20_link" text:visited-style-name="Visited_20_Internet_20_Link"><text:s/></text:a><draw:a xlink:type="simple" xlink:href="https://github.com/Seanpm2001-NGMoco"><draw:frame draw:style-name="fr1" draw:name="Image280" text:anchor-type="as-char" svg:width="0.3543in" svg:height="0.3543in" draw:z-index="281"><draw:image xlink:href="Pictures/100000000000004000000040F201EF076F1A1DBE.png" xlink:type="simple" xlink:show="embed" xlink:actuate="onLoad" draw:mime-type="image/png"/><svg:title>@Seanpm2001-NGMoco</svg:title></draw:frame></draw:a><text:a xlink:type="simple" xlink:href="https://github.com/Seanpm2001-NGMoco" text:style-name="Internet_20_link" text:visited-style-name="Visited_20_Internet_20_Link"><text:s/></text:a><draw:a xlink:type="simple" xlink:href="https://github.com/Seanpm2001-TeamFortress2"><draw:frame draw:style-name="fr1" draw:name="Image281" text:anchor-type="as-char" svg:width="0.3543in" svg:height="0.3543in" draw:z-index="282"><draw:image xlink:href="Pictures/1000000100000040000000401610A24F172509D7.png" xlink:type="simple" xlink:show="embed" xlink:actuate="onLoad" draw:mime-type="image/png"/><svg:title>@Seanpm2001-TeamFortress2</svg:title></draw:frame></draw:a><text:a xlink:type="simple" xlink:href="https://github.com/Seanpm2001-TeamFortress2" text:style-name="Internet_20_link" text:visited-style-name="Visited_20_Internet_20_Link"><text:s/></text:a><draw:a xlink:type="simple" xlink:href="https://github.com/Seanpm2001-BSD"><draw:frame draw:style-name="fr1" draw:name="Image282" text:anchor-type="as-char" svg:width="0.3543in" svg:height="0.3543in" draw:z-index="283"><draw:image xlink:href="Pictures/1000000000000040000000407E3D8277B300E8D4.png" xlink:type="simple" xlink:show="embed" xlink:actuate="onLoad" draw:mime-type="image/png"/><svg:title>@Seanpm2001-BSD</svg:title></draw:frame></draw:a><text:a xlink:type="simple" xlink:href="https://github.com/Seanpm2001-BSD" text:style-name="Internet_20_link" text:visited-style-name="Visited_20_Internet_20_Link"><text:s/></text:a><draw:a xlink:type="simple" xlink:href="https://github.com/Seanpm2001-Twitter"><draw:frame draw:style-name="fr1" draw:name="Image283" text:anchor-type="as-char" svg:width="0.3543in" svg:height="0.3543in" draw:z-index="284"><draw:image xlink:href="Pictures/1000000100000040000000407D059275638CFAEB.png" xlink:type="simple" xlink:show="embed" xlink:actuate="onLoad" draw:mime-type="image/png"/><svg:title>@Seanpm2001-Twitter</svg:title></draw:frame></draw:a><text:a xlink:type="simple" xlink:href="https://github.com/Seanpm2001-Twitter" text:style-name="Internet_20_link" text:visited-style-name="Visited_20_Internet_20_Link"><text:s/></text:a><draw:a xlink:type="simple" xlink:href="https://github.com/Seanpm2001-MarineBiology"><draw:frame draw:style-name="fr1" draw:name="Image284" text:anchor-type="as-char" svg:width="0.3543in" svg:height="0.3543in" draw:z-index="285"><draw:image xlink:href="Pictures/100000000000004000000040F588D357BAC1754D.jpg" xlink:type="simple" xlink:show="embed" xlink:actuate="onLoad" draw:mime-type="image/jpeg"/><svg:title>@Seanpm2001-MarineBiology</svg:title></draw:frame></draw:a><text:a xlink:type="simple" xlink:href="https://github.com/Seanpm2001-MarineBiology" text:style-name="Internet_20_link" text:visited-style-name="Visited_20_Internet_20_Link"><text:s/></text:a><draw:a xlink:type="simple" xlink:href="https://github.com/Seanpm2001-PocketGems"><draw:frame draw:style-name="fr1" draw:name="Image285" text:anchor-type="as-char" svg:width="0.3543in" svg:height="0.3543in" draw:z-index="286"><draw:image xlink:href="Pictures/10000000000000400000004044E795FBBE43EEBA.jpg" xlink:type="simple" xlink:show="embed" xlink:actuate="onLoad" draw:mime-type="image/jpeg"/><svg:title>@Seanpm2001-PocketGems</svg:title></draw:frame></draw:a><text:a xlink:type="simple" xlink:href="https://github.com/Seanpm2001-PocketGems" text:style-name="Internet_20_link" text:visited-style-name="Visited_20_Internet_20_Link"><text:s/></text:a><draw:a xlink:type="simple" xlink:href="https://github.com/Seanpm2001-Valve"><draw:frame draw:style-name="fr1" draw:name="Image286" text:anchor-type="as-char" svg:width="0.3543in" svg:height="0.3543in" draw:z-index="287"><draw:image xlink:href="Pictures/100000000000004000000040C49705EFF6E377DB.jpg" xlink:type="simple" xlink:show="embed" xlink:actuate="onLoad" draw:mime-type="image/jpeg"/><svg:title>@Seanpm2001-Valve</svg:title></draw:frame></draw:a><text:a xlink:type="simple" xlink:href="https://github.com/Seanpm2001-Valve" text:style-name="Internet_20_link" text:visited-style-name="Visited_20_Internet_20_Link"><text:s/></text:a><draw:a xlink:type="simple" xlink:href="https://github.com/Seanpm2001-Portals"><draw:frame draw:style-name="fr1" draw:name="Image287" text:anchor-type="as-char" svg:width="0.3543in" svg:height="0.3543in" draw:z-index="288"><draw:image xlink:href="Pictures/100000000000004000000040802D8312EC2E779D.jpg" xlink:type="simple" xlink:show="embed" xlink:actuate="onLoad" draw:mime-type="image/jpeg"/><svg:title>@Seanpm2001-Portals</svg:title></draw:frame></draw:a><text:a xlink:type="simple" xlink:href="https://github.com/Seanpm2001-Portals" text:style-name="Internet_20_link" text:visited-style-name="Visited_20_Internet_20_Link"><text:s/></text:a><draw:a xlink:type="simple" xlink:href="https://github.com/Seanpm2001-GDScript-lang"><draw:frame draw:style-name="fr1" draw:name="Image288" text:anchor-type="as-char" svg:width="0.3543in" svg:height="0.3543in" draw:z-index="289"><draw:image xlink:href="Pictures/100000010000004000000040075694D6218B1DF6.png" xlink:type="simple" xlink:show="embed" xlink:actuate="onLoad" draw:mime-type="image/png"/><svg:title>@Seanpm2001-GDScript-lang</svg:title></draw:frame></draw:a><text:a xlink:type="simple" xlink:href="https://github.com/Seanpm2001-GDScript-lang" text:style-name="Internet_20_link" text:visited-style-name="Visited_20_Internet_20_Link"><text:s/></text:a><draw:a xlink:type="simple" xlink:href="https://github.com/Seanpm2001-MinecraftPE"><draw:frame draw:style-name="fr1" draw:name="Image289" text:anchor-type="as-char" svg:width="0.3543in" svg:height="0.3543in" draw:z-index="290"><draw:image xlink:href="Pictures/1000000100000040000000403DAD9D28A0FFDDD1.png" xlink:type="simple" xlink:show="embed" xlink:actuate="onLoad" draw:mime-type="image/png"/><svg:title>@Seanpm2001-MinecraftPE</svg:title></draw:frame></draw:a><text:a xlink:type="simple" xlink:href="https://github.com/Seanpm2001-MinecraftPE" text:style-name="Internet_20_link" text:visited-style-name="Visited_20_Internet_20_Link"><text:s/></text:a><draw:a xlink:type="simple" xlink:href="https://github.com/Seanpm2001-Samsung"><draw:frame draw:style-name="fr1" draw:name="Image290" text:anchor-type="as-char" svg:width="0.3543in" svg:height="0.3543in" draw:z-index="291"><draw:image xlink:href="Pictures/100000000000004000000040EBB9128EAFF33521.jpg" xlink:type="simple" xlink:show="embed" xlink:actuate="onLoad" draw:mime-type="image/jpeg"/><svg:title>@Seanpm2001-Samsung</svg:title></draw:frame></draw:a><text:a xlink:type="simple" xlink:href="https://github.com/Seanpm2001-Samsung" text:style-name="Internet_20_link" text:visited-style-name="Visited_20_Internet_20_Link"><text:s/></text:a><draw:a xlink:type="simple" xlink:href="https://github.com/Seanpm2001-MacOS"><draw:frame draw:style-name="fr1" draw:name="Image291" text:anchor-type="as-char" svg:width="0.3543in" svg:height="0.3543in" draw:z-index="292"><draw:image xlink:href="Pictures/100000010000004000000040FC0FAEA912186569.png" xlink:type="simple" xlink:show="embed" xlink:actuate="onLoad" draw:mime-type="image/png"/><svg:title>@Seanpm2001-MacOS</svg:title></draw:frame></draw:a><text:a xlink:type="simple" xlink:href="https://github.com/Seanpm2001-MacOS" text:style-name="Internet_20_link" text:visited-style-name="Visited_20_Internet_20_Link"><text:s/></text:a><draw:a xlink:type="simple" xlink:href="https://github.com/Seanpm2001-DuckDuckGo"><draw:frame draw:style-name="fr1" draw:name="Image292" text:anchor-type="as-char" svg:width="0.3543in" svg:height="0.3543in" draw:z-index="293"><draw:image xlink:href="Pictures/1000000100000040000000402D8F73A3C2249189.png" xlink:type="simple" xlink:show="embed" xlink:actuate="onLoad" draw:mime-type="image/png"/><svg:title>@Seanpm2001-DuckDuckGo</svg:title></draw:frame></draw:a><text:a xlink:type="simple" xlink:href="https://github.com/Seanpm2001-DuckDuckGo" text:style-name="Internet_20_link" text:visited-style-name="Visited_20_Internet_20_Link"><text:s/></text:a><draw:a xlink:type="simple" xlink:href="https://github.com/SNU-DeepSwap"><draw:frame draw:style-name="fr1" draw:name="Image293" text:anchor-type="as-char" svg:width="0.3543in" svg:height="0.3543in" draw:z-index="294"><draw:image xlink:href="Pictures/1000000000000040000000409C73CB0A0ABA6E0A.png" xlink:type="simple" xlink:show="embed" xlink:actuate="onLoad" draw:mime-type="image/png"/><svg:title>@SNU-DeepSwap</svg:title></draw:frame></draw:a><text:a xlink:type="simple" xlink:href="https://github.com/SNU-DeepSwap" text:style-name="Internet_20_link" text:visited-style-name="Visited_20_Internet_20_Link"><text:s/></text:a><draw:a xlink:type="simple" xlink:href="https://github.com/Seanpm2001-calculator"><draw:frame draw:style-name="fr1" draw:name="Image294" text:anchor-type="as-char" svg:width="0.3543in" svg:height="0.3543in" draw:z-index="295"><draw:image xlink:href="Pictures/100000010000004000000040BB4F0895204336CB.png" xlink:type="simple" xlink:show="embed" xlink:actuate="onLoad" draw:mime-type="image/png"/><svg:title>@Seanpm2001-calculator</svg:title></draw:frame></draw:a><text:a xlink:type="simple" xlink:href="https://github.com/Seanpm2001-calculator" text:style-name="Internet_20_link" text:visited-style-name="Visited_20_Internet_20_Link"><text:s/></text:a><draw:a xlink:type="simple" xlink:href="https://github.com/Seanpm2001-Scripts"><draw:frame draw:style-name="fr1" draw:name="Image295" text:anchor-type="as-char" svg:width="0.3543in" svg:height="0.3543in" draw:z-index="296"><draw:image xlink:href="Pictures/100000010000004000000040A8459A3DB67B6D8D.png" xlink:type="simple" xlink:show="embed" xlink:actuate="onLoad" draw:mime-type="image/png"/><svg:title>@Seanpm2001-Scripts</svg:title></draw:frame></draw:a><text:a xlink:type="simple" xlink:href="https://github.com/Seanpm2001-Scripts" text:style-name="Internet_20_link" text:visited-style-name="Visited_20_Internet_20_Link"><text:s/></text:a><draw:a xlink:type="simple" xlink:href="https://github.com/Seanpm2001-CLI"><draw:frame draw:style-name="fr1" draw:name="Image296" text:anchor-type="as-char" svg:width="0.3543in" svg:height="0.3543in" draw:z-index="297"><draw:image xlink:href="Pictures/100000010000004000000040C478ABC17F738BF0.png" xlink:type="simple" xlink:show="embed" xlink:actuate="onLoad" draw:mime-type="image/png"/><svg:title>@Seanpm2001-CLI</svg:title></draw:frame></draw:a><text:a xlink:type="simple" xlink:href="https://github.com/Seanpm2001-CLI" text:style-name="Internet_20_link" text:visited-style-name="Visited_20_Internet_20_Link"><text:s/></text:a><draw:a xlink:type="simple" xlink:href="https://github.com/Seanpm2001-GUI"><draw:frame draw:style-name="fr1" draw:name="Image297" text:anchor-type="as-char" svg:width="0.3543in" svg:height="0.3543in" draw:z-index="298"><draw:image xlink:href="Pictures/100000010000004000000040D46B8DDEE4DB46E7.png" xlink:type="simple" xlink:show="embed" xlink:actuate="onLoad" draw:mime-type="image/png"/><svg:title>@Seanpm2001-GUI</svg:title></draw:frame></draw:a><text:a xlink:type="simple" xlink:href="https://github.com/Seanpm2001-GUI" text:style-name="Internet_20_link" text:visited-style-name="Visited_20_Internet_20_Link"><text:s/></text:a><draw:a xlink:type="simple" xlink:href="https://github.com/Seanpm2001-Museum"><draw:frame draw:style-name="fr1" draw:name="Image298" text:anchor-type="as-char" svg:width="0.3543in" svg:height="0.3543in" draw:z-index="299"><draw:image xlink:href="Pictures/1000000100000040000000400440D9DB86871156.png" xlink:type="simple" xlink:show="embed" xlink:actuate="onLoad" draw:mime-type="image/png"/><svg:title>@Seanpm2001-Museum</svg:title></draw:frame></draw:a><text:a xlink:type="simple" xlink:href="https://github.com/Seanpm2001-Museum" text:style-name="Internet_20_link" text:visited-style-name="Visited_20_Internet_20_Link"><text:s/></text:a><draw:a xlink:type="simple" xlink:href="https://github.com/SNU-Software-Center"><draw:frame draw:style-name="fr1" draw:name="Image299" text:anchor-type="as-char" svg:width="0.3543in" svg:height="0.3543in" draw:z-index="300"><draw:image xlink:href="Pictures/1000000000000040000000409C73CB0A0ABA6E0A.png" xlink:type="simple" xlink:show="embed" xlink:actuate="onLoad" draw:mime-type="image/png"/><svg:title>@SNU-Software-Center</svg:title></draw:frame></draw:a><text:a xlink:type="simple" xlink:href="https://github.com/SNU-Software-Center" text:style-name="Internet_20_link" text:visited-style-name="Visited_20_Internet_20_Link"><text:s/></text:a><draw:a xlink:type="simple" xlink:href="https://github.com/Seanpm2001-DDG"><draw:frame draw:style-name="fr1" draw:name="Image300" text:anchor-type="as-char" svg:width="0.3543in" svg:height="0.3543in" draw:z-index="301"><draw:image xlink:href="Pictures/100000010000004000000040AC5D017112CF5539.png" xlink:type="simple" xlink:show="embed" xlink:actuate="onLoad" draw:mime-type="image/png"/><svg:title>@Seanpm2001-DDG</svg:title></draw:frame></draw:a><text:a xlink:type="simple" xlink:href="https://github.com/Seanpm2001-DDG" text:style-name="Internet_20_link" text:visited-style-name="Visited_20_Internet_20_Link"><text:s/></text:a><draw:a xlink:type="simple" xlink:href="https://github.com/Seanpm2001-Adobe"><draw:frame draw:style-name="fr1" draw:name="Image301" text:anchor-type="as-char" svg:width="0.3543in" svg:height="0.3543in" draw:z-index="302"><draw:image xlink:href="Pictures/100000010000004000000040387C2888453A8268.png" xlink:type="simple" xlink:show="embed" xlink:actuate="onLoad" draw:mime-type="image/png"/><svg:title>@Seanpm2001-Adobe</svg:title></draw:frame></draw:a><text:a xlink:type="simple" xlink:href="https://github.com/Seanpm2001-Adobe" text:style-name="Internet_20_link" text:visited-style-name="Visited_20_Internet_20_Link"><text:s/></text:a><draw:a xlink:type="simple" xlink:href="https://github.com/Seanpm2001-Modula-3-lang"><draw:frame draw:style-name="fr1" draw:name="Image302" text:anchor-type="as-char" svg:width="0.3543in" svg:height="0.3543in" draw:z-index="303"><draw:image xlink:href="Pictures/100000010000004000000040AAA9E391E98359F2.png" xlink:type="simple" xlink:show="embed" xlink:actuate="onLoad" draw:mime-type="image/png"/><svg:title>@Seanpm2001-Modula-3-lang</svg:title></draw:frame></draw:a><text:a xlink:type="simple" xlink:href="https://github.com/Seanpm2001-Modula-3-lang" text:style-name="Internet_20_link" text:visited-style-name="Visited_20_Internet_20_Link"><text:s/></text:a><draw:a xlink:type="simple" xlink:href="https://github.com/SNU-TerrorBay"><draw:frame draw:style-name="fr1" draw:name="Image303" text:anchor-type="as-char" svg:width="0.3543in" svg:height="0.3543in" draw:z-index="304"><draw:image xlink:href="Pictures/1000000000000040000000409C73CB0A0ABA6E0A.png" xlink:type="simple" xlink:show="embed" xlink:actuate="onLoad" draw:mime-type="image/png"/><svg:title>@SNU-TerrorBay</svg:title></draw:frame></draw:a><text:a xlink:type="simple" xlink:href="https://github.com/SNU-TerrorBay" text:style-name="Internet_20_link" text:visited-style-name="Visited_20_Internet_20_Link"><text:s/></text:a><draw:a xlink:type="simple" xlink:href="https://github.com/Seanpm2001-Vue-js-lang"><draw:frame draw:style-name="fr1" draw:name="Image304" text:anchor-type="as-char" svg:width="0.3543in" svg:height="0.3543in" draw:z-index="305"><draw:image xlink:href="Pictures/100000010000004000000040F234FCE20B0A1B86.png" xlink:type="simple" xlink:show="embed" xlink:actuate="onLoad" draw:mime-type="image/png"/><svg:title>@Seanpm2001-Vue-js-lang</svg:title></draw:frame></draw:a><text:a xlink:type="simple" xlink:href="https://github.com/Seanpm2001-Vue-js-lang" text:style-name="Internet_20_link" text:visited-style-name="Visited_20_Internet_20_Link"><text:s/></text:a><draw:a xlink:type="simple" xlink:href="https://github.com/Seanpm2001-Verilog-lang"><draw:frame draw:style-name="fr1" draw:name="Image305" text:anchor-type="as-char" svg:width="0.3543in" svg:height="0.3543in" draw:z-index="306"><draw:image xlink:href="Pictures/10000000000000400000004089CA8816E585C25D.jpg" xlink:type="simple" xlink:show="embed" xlink:actuate="onLoad" draw:mime-type="image/jpeg"/><svg:title>@Seanpm2001-Verilog-lang</svg:title></draw:frame></draw:a><text:a xlink:type="simple" xlink:href="https://github.com/Seanpm2001-Verilog-lang" text:style-name="Internet_20_link" text:visited-style-name="Visited_20_Internet_20_Link"><text:s/></text:a><draw:a xlink:type="simple" xlink:href="https://github.com/Seanpm2001-SystemVerilog-lang"><draw:frame draw:style-name="fr1" draw:name="Image306" text:anchor-type="as-char" svg:width="0.3543in" svg:height="0.3543in" draw:z-index="307"><draw:image xlink:href="Pictures/100000010000004000000040ED9BA9DC13FCF7C3.png" xlink:type="simple" xlink:show="embed" xlink:actuate="onLoad" draw:mime-type="image/png"/><svg:title>@Seanpm2001-SystemVerilog-lang</svg:title></draw:frame></draw:a><text:a xlink:type="simple" xlink:href="https://github.com/Seanpm2001-SystemVerilog-lang" text:style-name="Internet_20_link" text:visited-style-name="Visited_20_Internet_20_Link"><text:s/></text:a><draw:a xlink:type="simple" xlink:href="https://github.com/Seanpm2001-CommonLisp-lang"><draw:frame draw:style-name="fr1" draw:name="Image307" text:anchor-type="as-char" svg:width="0.3543in" svg:height="0.3543in" draw:z-index="308"><draw:image xlink:href="Pictures/100000010000004000000040C84FF010D5C770F5.png" xlink:type="simple" xlink:show="embed" xlink:actuate="onLoad" draw:mime-type="image/png"/><svg:title>@Seanpm2001-CommonLisp-lang</svg:title></draw:frame></draw:a><text:a xlink:type="simple" xlink:href="https://github.com/Seanpm2001-CommonLisp-lang" text:style-name="Internet_20_link" text:visited-style-name="Visited_20_Internet_20_Link"><text:s/></text:a><draw:a xlink:type="simple" xlink:href="https://github.com/Seanpm2001-EmacsLisp-lang"><draw:frame draw:style-name="fr1" draw:name="Image308" text:anchor-type="as-char" svg:width="0.3543in" svg:height="0.3543in" draw:z-index="309"><draw:image xlink:href="Pictures/100000010000004000000040E3A61B911D918D6C.png" xlink:type="simple" xlink:show="embed" xlink:actuate="onLoad" draw:mime-type="image/png"/><svg:title>@Seanpm2001-EmacsLisp-lang</svg:title></draw:frame></draw:a><text:a xlink:type="simple" xlink:href="https://github.com/Seanpm2001-EmacsLisp-lang" text:style-name="Internet_20_link" text:visited-style-name="Visited_20_Internet_20_Link"><text:s/></text:a><draw:a xlink:type="simple" xlink:href="https://github.com/Seanpm2001-PureScript-lang"><draw:frame draw:style-name="fr1" draw:name="Image309" text:anchor-type="as-char" svg:width="0.3543in" svg:height="0.3543in" draw:z-index="310"><draw:image xlink:href="Pictures/1000000000000040000000409A06042134D78523.png" xlink:type="simple" xlink:show="embed" xlink:actuate="onLoad" draw:mime-type="image/png"/><svg:title>@Seanpm2001-PureScript-lang</svg:title></draw:frame></draw:a><text:a xlink:type="simple" xlink:href="https://github.com/Seanpm2001-PureScript-lang" text:style-name="Internet_20_link" text:visited-style-name="Visited_20_Internet_20_Link"><text:s/></text:a><draw:a xlink:type="simple" xlink:href="https://github.com/Seanpm2001-Isabelle-lang"><draw:frame draw:style-name="fr1" draw:name="Image310" text:anchor-type="as-char" svg:width="0.3543in" svg:height="0.3543in" draw:z-index="311"><draw:image xlink:href="Pictures/100000000000004000000040E5CD8085B7FFED3F.jpg" xlink:type="simple" xlink:show="embed" xlink:actuate="onLoad" draw:mime-type="image/jpeg"/><svg:title>@Seanpm2001-Isabelle-lang</svg:title></draw:frame></draw:a><text:a xlink:type="simple" xlink:href="https://github.com/Seanpm2001-Isabelle-lang" text:style-name="Internet_20_link" text:visited-style-name="Visited_20_Internet_20_Link"><text:s/></text:a><draw:a xlink:type="simple" xlink:href="https://github.com/Seanpm2001-Limbo-lang"><draw:frame draw:style-name="fr1" draw:name="Image311" text:anchor-type="as-char" svg:width="0.3543in" svg:height="0.3543in" draw:z-index="312"><draw:image xlink:href="Pictures/10000000000000400000004021C028E183C9509A.jpg" xlink:type="simple" xlink:show="embed" xlink:actuate="onLoad" draw:mime-type="image/jpeg"/><svg:title>@Seanpm2001-Limbo-lang</svg:title></draw:frame></draw:a><text:a xlink:type="simple" xlink:href="https://github.com/Seanpm2001-Limbo-lang" text:style-name="Internet_20_link" text:visited-style-name="Visited_20_Internet_20_Link"><text:s/></text:a><draw:a xlink:type="simple" xlink:href="https://github.com/Seanpm2001-Modula-2-lang"><draw:frame draw:style-name="fr1" draw:name="Image312" text:anchor-type="as-char" svg:width="0.3543in" svg:height="0.3543in" draw:z-index="313"><draw:image xlink:href="Pictures/100000000000004000000040B2B380C9FDA000D1.png" xlink:type="simple" xlink:show="embed" xlink:actuate="onLoad" draw:mime-type="image/png"/><svg:title>@Seanpm2001-Modula-2-lang</svg:title></draw:frame></draw:a><text:a xlink:type="simple" xlink:href="https://github.com/Seanpm2001-Modula-2-lang" text:style-name="Internet_20_link" text:visited-style-name="Visited_20_Internet_20_Link"><text:s/></text:a><draw:a xlink:type="simple" xlink:href="https://github.com/Seanpm2001-XSLT-lang"><draw:frame draw:style-name="fr1" draw:name="Image313" text:anchor-type="as-char" svg:width="0.3543in" svg:height="0.3543in" draw:z-index="314"><draw:image xlink:href="Pictures/100000010000004000000040F0B0A4148275F751.png" xlink:type="simple" xlink:show="embed" xlink:actuate="onLoad" draw:mime-type="image/png"/><svg:title>@Seanpm2001-XSLT-lang</svg:title></draw:frame></draw:a><text:a xlink:type="simple" xlink:href="https://github.com/Seanpm2001-XSLT-lang" text:style-name="Internet_20_link" text:visited-style-name="Visited_20_Internet_20_Link"><text:s/></text:a><draw:a xlink:type="simple" xlink:href="https://github.com/Seanpm2001-QML-lang"><draw:frame draw:style-name="fr1" draw:name="Image314" text:anchor-type="as-char" svg:width="0.3543in" svg:height="0.3543in" draw:z-index="315"><draw:image xlink:href="Pictures/10000000000000400000004048E5990145277DC9.png" xlink:type="simple" xlink:show="embed" xlink:actuate="onLoad" draw:mime-type="image/png"/><svg:title>@Seanpm2001-QML-lang</svg:title></draw:frame></draw:a><text:a xlink:type="simple" xlink:href="https://github.com/Seanpm2001-QML-lang" text:style-name="Internet_20_link" text:visited-style-name="Visited_20_Internet_20_Link"><text:s/></text:a><draw:a xlink:type="simple" xlink:href="https://github.com/Seanpm2001-Less-lang"><draw:frame draw:style-name="fr1" draw:name="Image315" text:anchor-type="as-char" svg:width="0.3543in" svg:height="0.3543in" draw:z-index="316"><draw:image xlink:href="Pictures/1000000000000040000000400BDFD0DD51B935D5.jpg" xlink:type="simple" xlink:show="embed" xlink:actuate="onLoad" draw:mime-type="image/jpeg"/><svg:title>@Seanpm2001-Less-lang</svg:title></draw:frame></draw:a><text:a xlink:type="simple" xlink:href="https://github.com/Seanpm2001-Less-lang" text:style-name="Internet_20_link" text:visited-style-name="Visited_20_Internet_20_Link"><text:s/></text:a><draw:a xlink:type="simple" xlink:href="https://github.com/Seanpm2001-SCSS-lang"><draw:frame draw:style-name="fr1" draw:name="Image316" text:anchor-type="as-char" svg:width="0.3543in" svg:height="0.3543in" draw:z-index="317"><draw:image xlink:href="Pictures/100000010000004000000040A6FE5BA7CC9AFCC1.png" xlink:type="simple" xlink:show="embed" xlink:actuate="onLoad" draw:mime-type="image/png"/><svg:title>@Seanpm2001-SCSS-lang</svg:title></draw:frame></draw:a><text:a xlink:type="simple" xlink:href="https://github.com/Seanpm2001-SCSS-lang" text:style-name="Internet_20_link" text:visited-style-name="Visited_20_Internet_20_Link"><text:s/></text:a><draw:a xlink:type="simple" xlink:href="https://github.com/Seanpm2001-Sass-lang"><draw:frame draw:style-name="fr1" draw:name="Image317" text:anchor-type="as-char" svg:width="0.3543in" svg:height="0.3543in" draw:z-index="318"><draw:image xlink:href="Pictures/1000000100000040000000407585BE360D4F23B9.png" xlink:type="simple" xlink:show="embed" xlink:actuate="onLoad" draw:mime-type="image/png"/><svg:title>@Seanpm2001-Sass-lang</svg:title></draw:frame></draw:a><text:a xlink:type="simple" xlink:href="https://github.com/Seanpm2001-Sass-lang" text:style-name="Internet_20_link" text:visited-style-name="Visited_20_Internet_20_Link"><text:s/></text:a><draw:a xlink:type="simple" xlink:href="https://github.com/Seanpm2001-Stylus-lang"><draw:frame draw:style-name="fr1" draw:name="Image318" text:anchor-type="as-char" svg:width="0.3543in" svg:height="0.3543in" draw:z-index="319"><draw:image xlink:href="Pictures/10000001000000400000004072FAC28AC618558D.png" xlink:type="simple" xlink:show="embed" xlink:actuate="onLoad" draw:mime-type="image/png"/><svg:title>@Seanpm2001-Stylus-lang</svg:title></draw:frame></draw:a><text:a xlink:type="simple" xlink:href="https://github.com/Seanpm2001-Stylus-lang" text:style-name="Internet_20_link" text:visited-style-name="Visited_20_Internet_20_Link"><text:s/></text:a><draw:a xlink:type="simple" xlink:href="https://github.com/Seanpm2001-Handlebars-lang"><draw:frame draw:style-name="fr1" draw:name="Image319" text:anchor-type="as-char" svg:width="0.3543in" svg:height="0.3543in" draw:z-index="320"><draw:image xlink:href="Pictures/100000010000004000000040CDDC333992C08689.png" xlink:type="simple" xlink:show="embed" xlink:actuate="onLoad" draw:mime-type="image/png"/><svg:title>@Seanpm2001-Handlebars-lang</svg:title></draw:frame></draw:a><text:a xlink:type="simple" xlink:href="https://github.com/Seanpm2001-Handlebars-lang" text:style-name="Internet_20_link" text:visited-style-name="Visited_20_Internet_20_Link"><text:s/></text:a><draw:a xlink:type="simple" xlink:href="https://github.com/Seanpm2001-Raku-lang"><draw:frame draw:style-name="fr1" draw:name="Image320" text:anchor-type="as-char" svg:width="0.3543in" svg:height="0.3543in" draw:z-index="321"><draw:image xlink:href="Pictures/100000000000004000000040367BA88DDC96ABAB.png" xlink:type="simple" xlink:show="embed" xlink:actuate="onLoad" draw:mime-type="image/png"/><svg:title>@Seanpm2001-Raku-lang</svg:title></draw:frame></draw:a><text:a xlink:type="simple" xlink:href="https://github.com/Seanpm2001-Raku-lang" text:style-name="Internet_20_link" text:visited-style-name="Visited_20_Internet_20_Link"><text:s/></text:a><draw:a xlink:type="simple" xlink:href="https://github.com/Seanpm2001-ABC-lang"><draw:frame draw:style-name="fr1" draw:name="Image321" text:anchor-type="as-char" svg:width="0.3543in" svg:height="0.3543in" draw:z-index="322"><draw:image xlink:href="Pictures/100000010000004000000040AC80B00AC87BC561.png" xlink:type="simple" xlink:show="embed" xlink:actuate="onLoad" draw:mime-type="image/png"/><svg:title>@Seanpm2001-ABC-lang</svg:title></draw:frame></draw:a><text:a xlink:type="simple" xlink:href="https://github.com/Seanpm2001-ABC-lang" text:style-name="Internet_20_link" text:visited-style-name="Visited_20_Internet_20_Link"><text:s/></text:a><draw:a xlink:type="simple" xlink:href="https://github.com/Seanpm2001-Smalltalk-lang"><draw:frame draw:style-name="fr1" draw:name="Image322" text:anchor-type="as-char" svg:width="0.3543in" svg:height="0.3543in" draw:z-index="323"><draw:image xlink:href="Pictures/10000000000000400000004036EB7D5B672DB9BE.jpg" xlink:type="simple" xlink:show="embed" xlink:actuate="onLoad" draw:mime-type="image/jpeg"/><svg:title>@Seanpm2001-Smalltalk-lang</svg:title></draw:frame></draw:a><text:a xlink:type="simple" xlink:href="https://github.com/Seanpm2001-Smalltalk-lang" text:style-name="Internet_20_link" text:visited-style-name="Visited_20_Internet_20_Link"><text:s/></text:a><draw:a xlink:type="simple" xlink:href="https://github.com/Seanpm2001-Yacc-lang"><draw:frame draw:style-name="fr1" draw:name="Image323" text:anchor-type="as-char" svg:width="0.3543in" svg:height="0.3543in" draw:z-index="324"><draw:image xlink:href="Pictures/100000000000004000000040CE9AB0CEAF284A2F.jpg" xlink:type="simple" xlink:show="embed" xlink:actuate="onLoad" draw:mime-type="image/jpeg"/><svg:title>@Seanpm2001-Yacc-lang</svg:title></draw:frame></draw:a><text:a xlink:type="simple" xlink:href="https://github.com/Seanpm2001-Yacc-lang" text:style-name="Internet_20_link" text:visited-style-name="Visited_20_Internet_20_Link"><text:s/></text:a><draw:a xlink:type="simple" xlink:href="https://github.com/Seanpm2001-Ada-lang"><draw:frame draw:style-name="fr1" draw:name="Image324" text:anchor-type="as-char" svg:width="0.3543in" svg:height="0.3543in" draw:z-index="325"><draw:image xlink:href="Pictures/1000000000000040000000406A0BBA3834706776.png" xlink:type="simple" xlink:show="embed" xlink:actuate="onLoad" draw:mime-type="image/png"/><svg:title>@Seanpm2001-Ada-lang</svg:title></draw:frame></draw:a><text:a xlink:type="simple" xlink:href="https://github.com/Seanpm2001-Ada-lang" text:style-name="Internet_20_link" text:visited-style-name="Visited_20_Internet_20_Link"><text:s/></text:a><draw:a xlink:type="simple" xlink:href="https://github.com/Seanpm2001-ASP-DOT-NET-lang"><draw:frame draw:style-name="fr1" draw:name="Image325" text:anchor-type="as-char" svg:width="0.3543in" svg:height="0.3543in" draw:z-index="326"><draw:image xlink:href="Pictures/100000010000004000000040A1C891F72EBB06ED.png" xlink:type="simple" xlink:show="embed" xlink:actuate="onLoad" draw:mime-type="image/png"/><svg:title>@Seanpm2001-ASP-DOT-NET-lang</svg:title></draw:frame></draw:a><text:a xlink:type="simple" xlink:href="https://github.com/Seanpm2001-ASP-DOT-NET-lang" text:style-name="Internet_20_link" text:visited-style-name="Visited_20_Internet_20_Link"><text:s/></text:a><draw:a xlink:type="simple" xlink:href="https://github.com/Seanpm2001-ActionServerPages-lang"><draw:frame draw:style-name="fr1" draw:name="Image326" text:anchor-type="as-char" svg:width="0.3543in" svg:height="0.3543in" draw:z-index="327"><draw:image xlink:href="Pictures/100000010000004000000040C779D96E27E7AFFD.png" xlink:type="simple" xlink:show="embed" xlink:actuate="onLoad" draw:mime-type="image/png"/><svg:title>@Seanpm2001-ActionServerPages-lang</svg:title></draw:frame></draw:a><text:a xlink:type="simple" xlink:href="https://github.com/Seanpm2001-ActionServerPages-lang" text:style-name="Internet_20_link" text:visited-style-name="Visited_20_Internet_20_Link"><text:s/></text:a><draw:a xlink:type="simple" xlink:href="https://github.com/Seanpm2001-B-lang"><draw:frame draw:style-name="fr1" draw:name="Image327" text:anchor-type="as-char" svg:width="0.3543in" svg:height="0.3543in" draw:z-index="328"><draw:image xlink:href="Pictures/100000000000004000000040FC4183F5E853D218.jpg" xlink:type="simple" xlink:show="embed" xlink:actuate="onLoad" draw:mime-type="image/jpeg"/><svg:title>@Seanpm2001-B-lang</svg:title></draw:frame></draw:a><text:a xlink:type="simple" xlink:href="https://github.com/Seanpm2001-B-lang" text:style-name="Internet_20_link" text:visited-style-name="Visited_20_Internet_20_Link"><text:s/></text:a><draw:a xlink:type="simple" xlink:href="https://github.com/Seanpm2001-Eiffel-lang"><draw:frame draw:style-name="fr1" draw:name="Image328" text:anchor-type="as-char" svg:width="0.3543in" svg:height="0.3543in" draw:z-index="329"><draw:image xlink:href="Pictures/100000010000004000000040A49BC0ACE5CD1688.png" xlink:type="simple" xlink:show="embed" xlink:actuate="onLoad" draw:mime-type="image/png"/><svg:title>@Seanpm2001-Eiffel-lang</svg:title></draw:frame></draw:a><text:a xlink:type="simple" xlink:href="https://github.com/Seanpm2001-Eiffel-lang" text:style-name="Internet_20_link" text:visited-style-name="Visited_20_Internet_20_Link"><text:s/></text:a><draw:a xlink:type="simple" xlink:href="https://github.com/Seanpm2001-BASIC-lang"><draw:frame draw:style-name="fr1" draw:name="Image329" text:anchor-type="as-char" svg:width="0.3543in" svg:height="0.3543in" draw:z-index="330"><draw:image xlink:href="Pictures/100000000000004000000040DBA5BE1C277D1E4D.png" xlink:type="simple" xlink:show="embed" xlink:actuate="onLoad" draw:mime-type="image/png"/><svg:title>@Seanpm2001-BASIC-lang</svg:title></draw:frame></draw:a><text:a xlink:type="simple" xlink:href="https://github.com/Seanpm2001-BASIC-lang" text:style-name="Internet_20_link" text:visited-style-name="Visited_20_Internet_20_Link"><text:s/></text:a><draw:a xlink:type="simple" xlink:href="https://github.com/Seanpm2001-VisualBasicDotNet-lang"><draw:frame draw:style-name="fr1" draw:name="Image330" text:anchor-type="as-char" svg:width="0.3543in" svg:height="0.3543in" draw:z-index="331"><draw:image xlink:href="Pictures/100000010000004000000040B9E3F00547A10C73.png" xlink:type="simple" xlink:show="embed" xlink:actuate="onLoad" draw:mime-type="image/png"/><svg:title>@Seanpm2001-VisualBasicDotNet-lang</svg:title></draw:frame></draw:a><text:a xlink:type="simple" xlink:href="https://github.com/Seanpm2001-VisualBasicDotNet-lang" text:style-name="Internet_20_link" text:visited-style-name="Visited_20_Internet_20_Link"><text:s/></text:a><draw:a xlink:type="simple" xlink:href="https://github.com/Seanpm2001-CAML-lang"><draw:frame draw:style-name="fr1" draw:name="Image331" text:anchor-type="as-char" svg:width="0.3543in" svg:height="0.3543in" draw:z-index="332"><draw:image xlink:href="Pictures/1000000000000040000000403B8CC372407DD522.jpg" xlink:type="simple" xlink:show="embed" xlink:actuate="onLoad" draw:mime-type="image/jpeg"/><svg:title>@Seanpm2001-CAML-lang</svg:title></draw:frame></draw:a><text:a xlink:type="simple" xlink:href="https://github.com/Seanpm2001-CAML-lang" text:style-name="Internet_20_link" text:visited-style-name="Visited_20_Internet_20_Link"><text:s/></text:a><draw:a xlink:type="simple" xlink:href="https://github.com/Seanpm2001-Dart-lang"><draw:frame draw:style-name="fr1" draw:name="Image332" text:anchor-type="as-char" svg:width="0.3543in" svg:height="0.3543in" draw:z-index="333"><draw:image xlink:href="Pictures/10000001000000400000004066071C566BFD4738.png" xlink:type="simple" xlink:show="embed" xlink:actuate="onLoad" draw:mime-type="image/png"/><svg:title>@Seanpm2001-Dart-lang</svg:title></draw:frame></draw:a><text:a xlink:type="simple" xlink:href="https://github.com/Seanpm2001-Dart-lang" text:style-name="Internet_20_link" text:visited-style-name="Visited_20_Internet_20_Link"><text:s/></text:a><draw:a xlink:type="simple" xlink:href="https://github.com/Seanpm2001-Clojure-lang"><draw:frame draw:style-name="fr1" draw:name="Image333" text:anchor-type="as-char" svg:width="0.3543in" svg:height="0.3543in" draw:z-index="334"><draw:image xlink:href="Pictures/1000000100000040000000402ED3A05CE1D127D9.png" xlink:type="simple" xlink:show="embed" xlink:actuate="onLoad" draw:mime-type="image/png"/><svg:title>@Seanpm2001-Clojure-lang</svg:title></draw:frame></draw:a><text:a xlink:type="simple" xlink:href="https://github.com/Seanpm2001-Clojure-lang" text:style-name="Internet_20_link" text:visited-style-name="Visited_20_Internet_20_Link"><text:s/></text:a><draw:a xlink:type="simple" xlink:href="https://github.com/Seanpm2001-Motorola-S-Record-lang"><draw:frame draw:style-name="fr1" draw:name="Image334" text:anchor-type="as-char" svg:width="0.3543in" svg:height="0.3543in" draw:z-index="335"><draw:image xlink:href="Pictures/10000001000000400000004062F82CA7AF19CA1E.png" xlink:type="simple" xlink:show="embed" xlink:actuate="onLoad" draw:mime-type="image/png"/><svg:title>@Seanpm2001-Motorola-S-Record-lang</svg:title></draw:frame></draw:a><text:a xlink:type="simple" xlink:href="https://github.com/Seanpm2001-Motorola-S-Record-lang" text:style-name="Internet_20_link" text:visited-style-name="Visited_20_Internet_20_Link"><text:s/></text:a><draw:a xlink:type="simple" xlink:href="https://github.com/Seanpm2001-SGML-lang"><draw:frame draw:style-name="fr1" draw:name="Image335" text:anchor-type="as-char" svg:width="0.3543in" svg:height="0.3543in" draw:z-index="336"><draw:image xlink:href="Pictures/100000010000004000000040EF99690CFC3E9BB9.png" xlink:type="simple" xlink:show="embed" xlink:actuate="onLoad" draw:mime-type="image/png"/><svg:title>@Seanpm2001-SGML-lang</svg:title></draw:frame></draw:a><text:a xlink:type="simple" xlink:href="https://github.com/Seanpm2001-SGML-lang" text:style-name="Internet_20_link" text:visited-style-name="Visited_20_Internet_20_Link"><text:s/></text:a><draw:a xlink:type="simple" xlink:href="https://github.com/Seanpm2001-YAML-lang"><draw:frame draw:style-name="fr1" draw:name="Image336" text:anchor-type="as-char" svg:width="0.3543in" svg:height="0.3543in" draw:z-index="337"><draw:image xlink:href="Pictures/100000010000004000000040CF19636F3BA54A7D.png" xlink:type="simple" xlink:show="embed" xlink:actuate="onLoad" draw:mime-type="image/png"/><svg:title>@Seanpm2001-YAML-lang</svg:title></draw:frame></draw:a><text:a xlink:type="simple" xlink:href="https://github.com/Seanpm2001-YAML-lang" text:style-name="Internet_20_link" text:visited-style-name="Visited_20_Internet_20_Link"><text:s/></text:a><draw:a xlink:type="simple" xlink:href="https://github.com/Seanpm2001-XML-lang"><draw:frame draw:style-name="fr1" draw:name="Image337" text:anchor-type="as-char" svg:width="0.3543in" svg:height="0.3543in" draw:z-index="338"><draw:image xlink:href="Pictures/100000010000004000000040F1211E778023608C.png" xlink:type="simple" xlink:show="embed" xlink:actuate="onLoad" draw:mime-type="image/png"/><svg:title>@Seanpm2001-XML-lang</svg:title></draw:frame></draw:a><text:a xlink:type="simple" xlink:href="https://github.com/Seanpm2001-XML-lang" text:style-name="Internet_20_link" text:visited-style-name="Visited_20_Internet_20_Link"><text:s/></text:a><draw:a xlink:type="simple" xlink:href="https://github.com/Seanpm2001-JScript-lang"><draw:frame draw:style-name="fr1" draw:name="Image338" text:anchor-type="as-char" svg:width="0.3543in" svg:height="0.3543in" draw:z-index="339"><draw:image xlink:href="Pictures/100000010000004000000040DB82630571CE5C05.png" xlink:type="simple" xlink:show="embed" xlink:actuate="onLoad" draw:mime-type="image/png"/><svg:title>@Seanpm2001-JScript-lang</svg:title></draw:frame></draw:a><text:a xlink:type="simple" xlink:href="https://github.com/Seanpm2001-JScript-lang" text:style-name="Internet_20_link" text:visited-style-name="Visited_20_Internet_20_Link"><text:s/></text:a><draw:a xlink:type="simple" xlink:href="https://github.com/Seanpm2001-CSound-lang"><draw:frame draw:style-name="fr1" draw:name="Image339" text:anchor-type="as-char" svg:width="0.3543in" svg:height="0.3543in" draw:z-index="340"><draw:image xlink:href="Pictures/100000010000004000000040C37A84DED5A7B0A5.png" xlink:type="simple" xlink:show="embed" xlink:actuate="onLoad" draw:mime-type="image/png"/><svg:title>@Seanpm2001-CSound-lang</svg:title></draw:frame></draw:a><text:a xlink:type="simple" xlink:href="https://github.com/Seanpm2001-CSound-lang" text:style-name="Internet_20_link" text:visited-style-name="Visited_20_Internet_20_Link"><text:s/></text:a><draw:a xlink:type="simple" xlink:href="https://github.com/Seanpm2001-Diff-lang"><draw:frame draw:style-name="fr1" draw:name="Image340" text:anchor-type="as-char" svg:width="0.3543in" svg:height="0.3543in" draw:z-index="341"><draw:image xlink:href="Pictures/10000001000000400000004075E65F18C6274289.png" xlink:type="simple" xlink:show="embed" xlink:actuate="onLoad" draw:mime-type="image/png"/><svg:title>@Seanpm2001-Diff-lang</svg:title></draw:frame></draw:a><text:a xlink:type="simple" xlink:href="https://github.com/Seanpm2001-Diff-lang" text:style-name="Internet_20_link" text:visited-style-name="Visited_20_Internet_20_Link"><text:s/></text:a><draw:a xlink:type="simple" xlink:href="https://github.com/Seanpm2001-Jython-lang"><draw:frame draw:style-name="fr1" draw:name="Image341" text:anchor-type="as-char" svg:width="0.3543in" svg:height="0.3543in" draw:z-index="342"><draw:image xlink:href="Pictures/10000001000000400000004017760DB01AF83316.png" xlink:type="simple" xlink:show="embed" xlink:actuate="onLoad" draw:mime-type="image/png"/><svg:title>@Seanpm2001-Jython-lang</svg:title></draw:frame></draw:a><text:a xlink:type="simple" xlink:href="https://github.com/Seanpm2001-Jython-lang" text:style-name="Internet_20_link" text:visited-style-name="Visited_20_Internet_20_Link"><text:s/></text:a><draw:a xlink:type="simple" xlink:href="https://github.com/Seanpm2001-JScript-Dot-Net-lang"><draw:frame draw:style-name="fr1" draw:name="Image342" text:anchor-type="as-char" svg:width="0.3543in" svg:height="0.3543in" draw:z-index="343"><draw:image xlink:href="Pictures/10000001000000400000004077947A380515826C.png" xlink:type="simple" xlink:show="embed" xlink:actuate="onLoad" draw:mime-type="image/png"/><svg:title>@Seanpm2001-JScript-Dot-Net-lang</svg:title></draw:frame></draw:a><text:a xlink:type="simple" xlink:href="https://github.com/Seanpm2001-JScript-Dot-Net-lang" text:style-name="Internet_20_link" text:visited-style-name="Visited_20_Internet_20_Link"><text:s/></text:a><draw:a xlink:type="simple" xlink:href="https://github.com/Seanpm2001-IronPython-lang"><draw:frame draw:style-name="fr1" draw:name="Image343" text:anchor-type="as-char" svg:width="0.3543in" svg:height="0.3543in" draw:z-index="344"><draw:image xlink:href="Pictures/100000010000004000000040079DE9B66003DC27.png" xlink:type="simple" xlink:show="embed" xlink:actuate="onLoad" draw:mime-type="image/png"/><svg:title>@Seanpm2001-IronPython-lang</svg:title></draw:frame></draw:a><text:a xlink:type="simple" xlink:href="https://github.com/Seanpm2001-IronPython-lang" text:style-name="Internet_20_link" text:visited-style-name="Visited_20_Internet_20_Link"><text:s/></text:a><draw:a xlink:type="simple" xlink:href="https://github.com/Seanpm2001-IntelHexBinary-lang"><draw:frame draw:style-name="fr1" draw:name="Image344" text:anchor-type="as-char" svg:width="0.3543in" svg:height="0.3543in" draw:z-index="345"><draw:image xlink:href="Pictures/100000000000004000000040476FBA51296584B2.jpg" xlink:type="simple" xlink:show="embed" xlink:actuate="onLoad" draw:mime-type="image/jpeg"/><svg:title>@Seanpm2001-IntelHexBinary-lang</svg:title></draw:frame></draw:a><text:a xlink:type="simple" xlink:href="https://github.com/Seanpm2001-IntelHexBinary-lang" text:style-name="Internet_20_link" text:visited-style-name="Visited_20_Internet_20_Link"><text:s/></text:a><draw:a xlink:type="simple" xlink:href="https://github.com/Seanpm2001-Markdown-lang"><draw:frame draw:style-name="fr1" draw:name="Image345" text:anchor-type="as-char" svg:width="0.3543in" svg:height="0.3543in" draw:z-index="346"><draw:image xlink:href="Pictures/1000000100000040000000409194B5FEC3B38D67.png" xlink:type="simple" xlink:show="embed" xlink:actuate="onLoad" draw:mime-type="image/png"/><svg:title>@Seanpm2001-Markdown-lang</svg:title></draw:frame></draw:a><text:a xlink:type="simple" xlink:href="https://github.com/Seanpm2001-Markdown-lang" text:style-name="Internet_20_link" text:visited-style-name="Visited_20_Internet_20_Link"><text:s/></text:a><draw:a xlink:type="simple" xlink:href="https://github.com/Seanpm2001-MediaWiki-lang"><draw:frame draw:style-name="fr1" draw:name="Image346" text:anchor-type="as-char" svg:width="0.3543in" svg:height="0.3543in" draw:z-index="347"><draw:image xlink:href="Pictures/100000010000004000000040E831838C53577CD5.png" xlink:type="simple" xlink:show="embed" xlink:actuate="onLoad" draw:mime-type="image/png"/><svg:title>@Seanpm2001-MediaWiki-lang</svg:title></draw:frame></draw:a><text:a xlink:type="simple" xlink:href="https://github.com/Seanpm2001-MediaWiki-lang" text:style-name="Internet_20_link" text:visited-style-name="Visited_20_Internet_20_Link"><text:s/></text:a><draw:a xlink:type="simple" xlink:href="https://github.com/Seanpm2001-MS-DOS-Style-lang"><draw:frame draw:style-name="fr1" draw:name="Image347" text:anchor-type="as-char" svg:width="0.3543in" svg:height="0.3543in" draw:z-index="348"><draw:image xlink:href="Pictures/100000010000004000000040B19D894ECEEF3ABC.png" xlink:type="simple" xlink:show="embed" xlink:actuate="onLoad" draw:mime-type="image/png"/><svg:title>@Seanpm2001-MS-DOS-Style-lang</svg:title></draw:frame></draw:a><text:a xlink:type="simple" xlink:href="https://github.com/Seanpm2001-MS-DOS-Style-lang" text:style-name="Internet_20_link" text:visited-style-name="Visited_20_Internet_20_Link"><text:s/></text:a><draw:a xlink:type="simple" xlink:href="https://github.com/Seanpm2001-JSSS-lang"><draw:frame draw:style-name="fr1" draw:name="Image348" text:anchor-type="as-char" svg:width="0.3543in" svg:height="0.3543in" draw:z-index="349"><draw:image xlink:href="Pictures/100000010000004000000040A807FED89D5FB14E.png" xlink:type="simple" xlink:show="embed" xlink:actuate="onLoad" draw:mime-type="image/png"/><svg:title>@Seanpm2001-JSSS-lang</svg:title></draw:frame></draw:a><text:a xlink:type="simple" xlink:href="https://github.com/Seanpm2001-JSSS-lang" text:style-name="Internet_20_link" text:visited-style-name="Visited_20_Internet_20_Link"><text:s/></text:a><draw:a xlink:type="simple" xlink:href="https://github.com/Seanpm2001-Blockly-lang"><draw:frame draw:style-name="fr1" draw:name="Image349" text:anchor-type="as-char" svg:width="0.3543in" svg:height="0.3543in" draw:z-index="350"><draw:image xlink:href="Pictures/100000010000004000000040ED442656D0F4B947.png" xlink:type="simple" xlink:show="embed" xlink:actuate="onLoad" draw:mime-type="image/png"/><svg:title>@Seanpm2001-Blockly-lang</svg:title></draw:frame></draw:a><text:a xlink:type="simple" xlink:href="https://github.com/Seanpm2001-Blockly-lang" text:style-name="Internet_20_link" text:visited-style-name="Visited_20_Internet_20_Link"><text:s/></text:a><draw:a xlink:type="simple" xlink:href="https://github.com/Seanpm2001-ReStructuredText-lang"><draw:frame draw:style-name="fr1" draw:name="Image350" text:anchor-type="as-char" svg:width="0.3543in" svg:height="0.3543in" draw:z-index="351"><draw:image xlink:href="Pictures/100000010000004000000040ED34219DCDEB56F0.png" xlink:type="simple" xlink:show="embed" xlink:actuate="onLoad" draw:mime-type="image/png"/><svg:title>@Seanpm2001-ReStructuredText-lang</svg:title></draw:frame></draw:a><text:a xlink:type="simple" xlink:href="https://github.com/Seanpm2001-ReStructuredText-lang" text:style-name="Internet_20_link" text:visited-style-name="Visited_20_Internet_20_Link"><text:s/></text:a><draw:a xlink:type="simple" xlink:href="https://github.com/Seanpm2001-Scratch-lang"><draw:frame draw:style-name="fr1" draw:name="Image351" text:anchor-type="as-char" svg:width="0.3543in" svg:height="0.3543in" draw:z-index="352"><draw:image xlink:href="Pictures/10000001000000400000004031C7D7D43860D770.png" xlink:type="simple" xlink:show="embed" xlink:actuate="onLoad" draw:mime-type="image/png"/><svg:title>@Seanpm2001-Scratch-lang</svg:title></draw:frame></draw:a><text:a xlink:type="simple" xlink:href="https://github.com/Seanpm2001-Scratch-lang" text:style-name="Internet_20_link" text:visited-style-name="Visited_20_Internet_20_Link"><text:s/></text:a><draw:a xlink:type="simple" xlink:href="https://github.com/Seanpm2001-VHDL-lang"><draw:frame draw:style-name="fr1" draw:name="Image352" text:anchor-type="as-char" svg:width="0.3543in" svg:height="0.3543in" draw:z-index="353"><draw:image xlink:href="Pictures/100000010000004000000040097D80E32F377BAF.png" xlink:type="simple" xlink:show="embed" xlink:actuate="onLoad" draw:mime-type="image/png"/><svg:title>@Seanpm2001-VHDL-lang</svg:title></draw:frame></draw:a><text:a xlink:type="simple" xlink:href="https://github.com/Seanpm2001-VHDL-lang" text:style-name="Internet_20_link" text:visited-style-name="Visited_20_Internet_20_Link"><text:s/></text:a><draw:a xlink:type="simple" xlink:href="https://github.com/Seanpm2001-SXML-lang"><draw:frame draw:style-name="fr1" draw:name="Image353" text:anchor-type="as-char" svg:width="0.3543in" svg:height="0.3543in" draw:z-index="354"><draw:image xlink:href="Pictures/100000010000004000000040714AA4CEA6AA8288.png" xlink:type="simple" xlink:show="embed" xlink:actuate="onLoad" draw:mime-type="image/png"/><svg:title>@Seanpm2001-SXML-lang</svg:title></draw:frame></draw:a><text:a xlink:type="simple" xlink:href="https://github.com/Seanpm2001-SXML-lang" text:style-name="Internet_20_link" text:visited-style-name="Visited_20_Internet_20_Link"><text:s/></text:a><draw:a xlink:type="simple" xlink:href="https://github.com/Seanpm2001-TCL-lang"><draw:frame draw:style-name="fr1" draw:name="Image354" text:anchor-type="as-char" svg:width="0.3543in" svg:height="0.3543in" draw:z-index="355"><draw:image xlink:href="Pictures/1000000000000040000000404C9E3471B6354912.jpg" xlink:type="simple" xlink:show="embed" xlink:actuate="onLoad" draw:mime-type="image/jpeg"/><svg:title>@Seanpm2001-TCL-lang</svg:title></draw:frame></draw:a><text:a xlink:type="simple" xlink:href="https://github.com/Seanpm2001-TCL-lang" text:style-name="Internet_20_link" text:visited-style-name="Visited_20_Internet_20_Link"><text:s/></text:a><draw:a xlink:type="simple" xlink:href="https://github.com/Seanpm2001-Verilog-AMS-lang"><draw:frame draw:style-name="fr1" draw:name="Image355" text:anchor-type="as-char" svg:width="0.3543in" svg:height="0.3543in" draw:z-index="356"><draw:image xlink:href="Pictures/100000000000004000000040CA5E7A257AFAAC27.jpg" xlink:type="simple" xlink:show="embed" xlink:actuate="onLoad" draw:mime-type="image/jpeg"/><svg:title>@Seanpm2001-Verilog-AMS-lang</svg:title></draw:frame></draw:a><text:a xlink:type="simple" xlink:href="https://github.com/Seanpm2001-Verilog-AMS-lang" text:style-name="Internet_20_link" text:visited-style-name="Visited_20_Internet_20_Link"><text:s/></text:a><draw:a xlink:type="simple" xlink:href="https://github.com/Seanpm2001-WebAssembly-lang"><draw:frame draw:style-name="fr1" draw:name="Image356" text:anchor-type="as-char" svg:width="0.3543in" svg:height="0.3543in" draw:z-index="357"><draw:image xlink:href="Pictures/100000010000004000000040FA2DF1AB7A277C48.png" xlink:type="simple" xlink:show="embed" xlink:actuate="onLoad" draw:mime-type="image/png"/><svg:title>@Seanpm2001-WebAssembly-lang</svg:title></draw:frame></draw:a><text:a xlink:type="simple" xlink:href="https://github.com/Seanpm2001-WebAssembly-lang" text:style-name="Internet_20_link" text:visited-style-name="Visited_20_Internet_20_Link"><text:s/></text:a><draw:a xlink:type="simple" xlink:href="https://github.com/Seanpm2001-JupyterNotebook-lang"><draw:frame draw:style-name="fr1" draw:name="Image357" text:anchor-type="as-char" svg:width="0.3543in" svg:height="0.3543in" draw:z-index="358"><draw:image xlink:href="Pictures/1000000100000040000000401C958582A5239A8D.png" xlink:type="simple" xlink:show="embed" xlink:actuate="onLoad" draw:mime-type="image/png"/><svg:title>@Seanpm2001-JupyterNotebook-lang</svg:title></draw:frame></draw:a><text:a xlink:type="simple" xlink:href="https://github.com/Seanpm2001-JupyterNotebook-lang" text:style-name="Internet_20_link" text:visited-style-name="Visited_20_Internet_20_Link"><text:s/></text:a><draw:a xlink:type="simple" xlink:href="https://github.com/Seanpm2001-CoffeeScript-lang"><draw:frame draw:style-name="fr1" draw:name="Image358" text:anchor-type="as-char" svg:width="0.3543in" svg:height="0.3543in" draw:z-index="359"><draw:image xlink:href="Pictures/10000000000000400000004074C0E79EF262E72E.jpg" xlink:type="simple" xlink:show="embed" xlink:actuate="onLoad" draw:mime-type="image/jpeg"/><svg:title>@Seanpm2001-CoffeeScript-lang</svg:title></draw:frame></draw:a><text:a xlink:type="simple" xlink:href="https://github.com/Seanpm2001-CoffeeScript-lang" text:style-name="Internet_20_link" text:visited-style-name="Visited_20_Internet_20_Link"><text:s/></text:a><draw:a xlink:type="simple" xlink:href="https://github.com/Seanpm2001-Seed7-lang"><draw:frame draw:style-name="fr1" draw:name="Image359" text:anchor-type="as-char" svg:width="0.3543in" svg:height="0.3543in" draw:z-index="360"><draw:image xlink:href="Pictures/10000001000000400000004083AECE4D7897A933.png" xlink:type="simple" xlink:show="embed" xlink:actuate="onLoad" draw:mime-type="image/png"/><svg:title>@Seanpm2001-Seed7-lang</svg:title></draw:frame></draw:a><text:a xlink:type="simple" xlink:href="https://github.com/Seanpm2001-Seed7-lang" text:style-name="Internet_20_link" text:visited-style-name="Visited_20_Internet_20_Link"><text:s/></text:a><draw:a xlink:type="simple" xlink:href="https://github.com/Seanpm2001-Oberon-lang"><draw:frame draw:style-name="fr1" draw:name="Image360" text:anchor-type="as-char" svg:width="0.3543in" svg:height="0.3543in" draw:z-index="361"><draw:image xlink:href="Pictures/100000010000004000000040E17D339DCF98827A.png" xlink:type="simple" xlink:show="embed" xlink:actuate="onLoad" draw:mime-type="image/png"/><svg:title>@Seanpm2001-Oberon-lang</svg:title></draw:frame></draw:a><text:a xlink:type="simple" xlink:href="https://github.com/Seanpm2001-Oberon-lang" text:style-name="Internet_20_link" text:visited-style-name="Visited_20_Internet_20_Link"><text:s/></text:a><draw:a xlink:type="simple" xlink:href="https://github.com/Seanpm2001-NVidia-CUDA-lang"><draw:frame draw:style-name="fr1" draw:name="Image361" text:anchor-type="as-char" svg:width="0.3543in" svg:height="0.3543in" draw:z-index="362"><draw:image xlink:href="Pictures/100000010000004000000040413517637A1F3536.png" xlink:type="simple" xlink:show="embed" xlink:actuate="onLoad" draw:mime-type="image/png"/><svg:title>@Seanpm2001-NVidia-CUDA-lang</svg:title></draw:frame></draw:a><text:a xlink:type="simple" xlink:href="https://github.com/Seanpm2001-NVidia-CUDA-lang" text:style-name="Internet_20_link" text:visited-style-name="Visited_20_Internet_20_Link"><text:s/></text:a><draw:a xlink:type="simple" xlink:href="https://github.com/Seanpm2001-TOML-lang"><draw:frame draw:style-name="fr1" draw:name="Image362" text:anchor-type="as-char" svg:width="0.3543in" svg:height="0.3543in" draw:z-index="363"><draw:image xlink:href="Pictures/100000000000004000000040D2403D35084687C9.png" xlink:type="simple" xlink:show="embed" xlink:actuate="onLoad" draw:mime-type="image/png"/><svg:title>@Seanpm2001-TOML-lang</svg:title></draw:frame></draw:a><text:a xlink:type="simple" xlink:href="https://github.com/Seanpm2001-TOML-lang" text:style-name="Internet_20_link" text:visited-style-name="Visited_20_Internet_20_Link"><text:s/></text:a><draw:a xlink:type="simple" xlink:href="https://github.com/Seanpm2001-VimScript-lang"><draw:frame draw:style-name="fr1" draw:name="Image363" text:anchor-type="as-char" svg:width="0.3543in" svg:height="0.3543in" draw:z-index="364"><draw:image xlink:href="Pictures/100000010000004000000040B56BAE666E89F89B.png" xlink:type="simple" xlink:show="embed" xlink:actuate="onLoad" draw:mime-type="image/png"/><svg:title>@Seanpm2001-VimScript-lang</svg:title></draw:frame></draw:a><text:a xlink:type="simple" xlink:href="https://github.com/Seanpm2001-VimScript-lang" text:style-name="Internet_20_link" text:visited-style-name="Visited_20_Internet_20_Link"><text:s/></text:a><draw:a xlink:type="simple" xlink:href="https://github.com/Seanpm2001-Inform-lang"><draw:frame draw:style-name="fr1" draw:name="Image364" text:anchor-type="as-char" svg:width="0.3543in" svg:height="0.3543in" draw:z-index="365"><draw:image xlink:href="Pictures/10000000000000300000003059758A2CE928E522.png" xlink:type="simple" xlink:show="embed" xlink:actuate="onLoad" draw:mime-type="image/png"/><svg:title>@Seanpm2001-Inform-lang</svg:title></draw:frame></draw:a><text:a xlink:type="simple" xlink:href="https://github.com/Seanpm2001-Inform-lang" text:style-name="Internet_20_link" text:visited-style-name="Visited_20_Internet_20_Link"><text:s/></text:a><draw:a xlink:type="simple" xlink:href="https://github.com/Seanpm2001-Forth-lang"><draw:frame draw:style-name="fr1" draw:name="Image365" text:anchor-type="as-char" svg:width="0.3543in" svg:height="0.3543in" draw:z-index="366"><draw:image xlink:href="Pictures/100000010000004000000040916C92D2DBF28569.png" xlink:type="simple" xlink:show="embed" xlink:actuate="onLoad" draw:mime-type="image/png"/><svg:title>@Seanpm2001-Forth-lang</svg:title></draw:frame></draw:a><text:a xlink:type="simple" xlink:href="https://github.com/Seanpm2001-Forth-lang" text:style-name="Internet_20_link" text:visited-style-name="Visited_20_Internet_20_Link"><text:s/></text:a><draw:a xlink:type="simple" xlink:href="https://github.com/Seanpm2001-Makefile-lang"><draw:frame draw:style-name="fr1" draw:name="Image366" text:anchor-type="as-char" svg:width="0.3543in" svg:height="0.3543in" draw:z-index="367"><draw:image xlink:href="Pictures/100000000000004000000040205934D161006838.png" xlink:type="simple" xlink:show="embed" xlink:actuate="onLoad" draw:mime-type="image/png"/><svg:title>@Seanpm2001-Makefile-lang</svg:title></draw:frame></draw:a><text:a xlink:type="simple" xlink:href="https://github.com/Seanpm2001-Makefile-lang" text:style-name="Internet_20_link" text:visited-style-name="Visited_20_Internet_20_Link"><text:s/></text:a><draw:a xlink:type="simple" xlink:href="https://github.com/Seanpm2001-CMake-lang"><draw:frame draw:style-name="fr1" draw:name="Image367" text:anchor-type="as-char" svg:width="0.3543in" svg:height="0.3543in" draw:z-index="368"><draw:image xlink:href="Pictures/1000000100000040000000406FDA0327A78A4729.png" xlink:type="simple" xlink:show="embed" xlink:actuate="onLoad" draw:mime-type="image/png"/><svg:title>@Seanpm2001-CMake-lang</svg:title></draw:frame></draw:a><text:a xlink:type="simple" xlink:href="https://github.com/Seanpm2001-CMake-lang" text:style-name="Internet_20_link" text:visited-style-name="Visited_20_Internet_20_Link"><text:s/></text:a><draw:a xlink:type="simple" xlink:href="https://github.com/Seanpm2001-Ubisoft"><draw:frame draw:style-name="fr1" draw:name="Image368" text:anchor-type="as-char" svg:width="0.3543in" svg:height="0.3543in" draw:z-index="369"><draw:image xlink:href="Pictures/100000000000004000000040D5101EBDFC1F2FDA.png" xlink:type="simple" xlink:show="embed" xlink:actuate="onLoad" draw:mime-type="image/png"/><svg:title>@Seanpm2001-Ubisoft</svg:title></draw:frame></draw:a><text:a xlink:type="simple" xlink:href="https://github.com/Seanpm2001-Ubisoft" text:style-name="Internet_20_link" text:visited-style-name="Visited_20_Internet_20_Link"><text:s/></text:a><draw:a xlink:type="simple" xlink:href="https://github.com/VoiceGod"><draw:frame draw:style-name="fr1" draw:name="Image369" text:anchor-type="as-char" svg:width="0.3543in" svg:height="0.3543in" draw:z-index="370"><draw:image xlink:href="Pictures/10000001000000400000004088EAFA26A927EED3.png" xlink:type="simple" xlink:show="embed" xlink:actuate="onLoad" draw:mime-type="image/png"/><svg:title>@VoiceGod</svg:title></draw:frame></draw:a><text:a xlink:type="simple" xlink:href="https://github.com/VoiceGod" text:style-name="Internet_20_link" text:visited-style-name="Visited_20_Internet_20_Link"><text:s/></text:a><draw:a xlink:type="simple" xlink:href="https://github.com/Seanpm2001-Currency"><draw:frame draw:style-name="fr1" draw:name="Image370" text:anchor-type="as-char" svg:width="0.3543in" svg:height="0.3543in" draw:z-index="371"><draw:image xlink:href="Pictures/100000000000004000000040A3A0EE7C00201AB3.jpg" xlink:type="simple" xlink:show="embed" xlink:actuate="onLoad" draw:mime-type="image/jpeg"/><svg:title>@Seanpm2001-Currency</svg:title></draw:frame></draw:a><text:a xlink:type="simple" xlink:href="https://github.com/Seanpm2001-Currency" text:style-name="Internet_20_link" text:visited-style-name="Visited_20_Internet_20_Link"><text:s/></text:a><draw:a xlink:type="simple" xlink:href="https://github.com/SNU-EarthDay"><draw:frame draw:style-name="fr1" draw:name="Image371" text:anchor-type="as-char" svg:width="0.3543in" svg:height="0.3543in" draw:z-index="372"><draw:image xlink:href="Pictures/100000000000004000000040C79BB889B6F1A4A0.jpg" xlink:type="simple" xlink:show="embed" xlink:actuate="onLoad" draw:mime-type="image/jpeg"/><svg:title>@SNU-EarthDay</svg:title></draw:frame></draw:a><text:a xlink:type="simple" xlink:href="https://github.com/SNU-EarthDay" text:style-name="Internet_20_link" text:visited-style-name="Visited_20_Internet_20_Link"><text:s/></text:a><draw:a xlink:type="simple" xlink:href="https://github.com/SNU-Test-References"><draw:frame draw:style-name="fr1" draw:name="Image372" text:anchor-type="as-char" svg:width="0.3543in" svg:height="0.3543in" draw:z-index="373"><draw:image xlink:href="Pictures/1000000000000040000000409C73CB0A0ABA6E0A.png" xlink:type="simple" xlink:show="embed" xlink:actuate="onLoad" draw:mime-type="image/png"/><svg:title>@SNU-Test-References</svg:title></draw:frame></draw:a><text:a xlink:type="simple" xlink:href="https://github.com/SNU-Test-References" text:style-name="Internet_20_link" text:visited-style-name="Visited_20_Internet_20_Link"><text:s/></text:a><draw:a xlink:type="simple" xlink:href="https://github.com/SNU-Copypasta-Kitchen"><draw:frame draw:style-name="fr1" draw:name="Image373" text:anchor-type="as-char" svg:width="0.3543in" svg:height="0.3543in" draw:z-index="374"><draw:image xlink:href="Pictures/1000000000000040000000409C73CB0A0ABA6E0A.png" xlink:type="simple" xlink:show="embed" xlink:actuate="onLoad" draw:mime-type="image/png"/><svg:title>@SNU-Copypasta-Kitchen</svg:title></draw:frame></draw:a><text:a xlink:type="simple" xlink:href="https://github.com/SNU-Copypasta-Kitchen" text:style-name="Internet_20_link" text:visited-style-name="Visited_20_Internet_20_Link"><text:s/></text:a><draw:a xlink:type="simple" xlink:href="https://github.com/SNU-FontLIBrary"><draw:frame draw:style-name="fr1" draw:name="Image374" text:anchor-type="as-char" svg:width="0.3543in" svg:height="0.3543in" draw:z-index="375"><draw:image xlink:href="Pictures/1000000000000040000000409C73CB0A0ABA6E0A.png" xlink:type="simple" xlink:show="embed" xlink:actuate="onLoad" draw:mime-type="image/png"/><svg:title>@SNU-FontLIBrary</svg:title></draw:frame></draw:a><text:a xlink:type="simple" xlink:href="https://github.com/SNU-FontLIBrary" text:style-name="Internet_20_link" text:visited-style-name="Visited_20_Internet_20_Link"><text:s/></text:a><draw:a xlink:type="simple" xlink:href="https://github.com/SNU-System"><draw:frame draw:style-name="fr1" draw:name="Image375" text:anchor-type="as-char" svg:width="0.3543in" svg:height="0.3543in" draw:z-index="376"><draw:image xlink:href="Pictures/1000000000000040000000409C73CB0A0ABA6E0A.png" xlink:type="simple" xlink:show="embed" xlink:actuate="onLoad" draw:mime-type="image/png"/><svg:title>@SNU-System</svg:title></draw:frame></draw:a><text:a xlink:type="simple" xlink:href="https://github.com/SNU-System" text:style-name="Internet_20_link" text:visited-style-name="Visited_20_Internet_20_Link"><text:s/></text:a><draw:a xlink:type="simple" xlink:href="https://github.com/SNU-Themes"><draw:frame draw:style-name="fr1" draw:name="Image376" text:anchor-type="as-char" svg:width="0.3543in" svg:height="0.3543in" draw:z-index="377"><draw:image xlink:href="Pictures/1000000000000040000000409C73CB0A0ABA6E0A.png" xlink:type="simple" xlink:show="embed" xlink:actuate="onLoad" draw:mime-type="image/png"/><svg:title>@SNU-Themes</svg:title></draw:frame></draw:a><text:a xlink:type="simple" xlink:href="https://github.com/SNU-Themes" text:style-name="Internet_20_link" text:visited-style-name="Visited_20_Internet_20_Link"><text:s/></text:a><draw:a xlink:type="simple" xlink:href="https://github.com/SNU-Scripts"><draw:frame draw:style-name="fr1" draw:name="Image377" text:anchor-type="as-char" svg:width="0.3543in" svg:height="0.3543in" draw:z-index="378"><draw:image xlink:href="Pictures/1000000000000040000000409C73CB0A0ABA6E0A.png" xlink:type="simple" xlink:show="embed" xlink:actuate="onLoad" draw:mime-type="image/png"/><svg:title>@SNU-Scripts</svg:title></draw:frame></draw:a><text:a xlink:type="simple" xlink:href="https://github.com/SNU-Scripts" text:style-name="Internet_20_link" text:visited-style-name="Visited_20_Internet_20_Link"><text:s/></text:a><draw:a xlink:type="simple" xlink:href="https://github.com/SNU-ToBeImplemented"><draw:frame draw:style-name="fr1" draw:name="Image378" text:anchor-type="as-char" svg:width="0.3543in" svg:height="0.3543in" draw:z-index="379"><draw:image xlink:href="Pictures/1000000000000040000000409C73CB0A0ABA6E0A.png" xlink:type="simple" xlink:show="embed" xlink:actuate="onLoad" draw:mime-type="image/png"/><svg:title>@SNU-ToBeImplemented</svg:title></draw:frame></draw:a><text:a xlink:type="simple" xlink:href="https://github.com/SNU-ToBeImplemented" text:style-name="Internet_20_link" text:visited-style-name="Visited_20_Internet_20_Link"><text:s/></text:a><draw:a xlink:type="simple" xlink:href="https://github.com/SNU-Museum"><draw:frame draw:style-name="fr1" draw:name="Image379" text:anchor-type="as-char" svg:width="0.3543in" svg:height="0.3543in" draw:z-index="380"><draw:image xlink:href="Pictures/1000000000000040000000409C73CB0A0ABA6E0A.png" xlink:type="simple" xlink:show="embed" xlink:actuate="onLoad" draw:mime-type="image/png"/><svg:title>@SNU-Museum</svg:title></draw:frame></draw:a><text:a xlink:type="simple" xlink:href="https://github.com/SNU-Museum" text:style-name="Internet_20_link" text:visited-style-name="Visited_20_Internet_20_Link"><text:s/></text:a><draw:a xlink:type="simple" xlink:href="https://github.com/SNU-Porn"><draw:frame draw:style-name="fr1" draw:name="Image380" text:anchor-type="as-char" svg:width="0.3543in" svg:height="0.3543in" draw:z-index="381"><draw:image xlink:href="Pictures/1000000000000040000000409C73CB0A0ABA6E0A.png" xlink:type="simple" xlink:show="embed" xlink:actuate="onLoad" draw:mime-type="image/png"/><svg:title>@SNU-Porn</svg:title></draw:frame></draw:a><text:a xlink:type="simple" xlink:href="https://github.com/SNU-Porn" text:style-name="Internet_20_link" text:visited-style-name="Visited_20_Internet_20_Link"><text:s/></text:a><draw:a xlink:type="simple" xlink:href="https://github.com/SNU-Documentation"><draw:frame draw:style-name="fr1" draw:name="Image381" text:anchor-type="as-char" svg:width="0.3543in" svg:height="0.3543in" draw:z-index="382"><draw:image xlink:href="Pictures/1000000000000040000000409C73CB0A0ABA6E0A.png" xlink:type="simple" xlink:show="embed" xlink:actuate="onLoad" draw:mime-type="image/png"/><svg:title>@SNU-Documentation</svg:title></draw:frame></draw:a><text:a xlink:type="simple" xlink:href="https://github.com/SNU-Documentation" text:style-name="Internet_20_link" text:visited-style-name="Visited_20_Internet_20_Link"><text:s/></text:a><draw:a xlink:type="simple" xlink:href="https://github.com/SNU-Keyboard"><draw:frame draw:style-name="fr1" draw:name="Image382" text:anchor-type="as-char" svg:width="0.3543in" svg:height="0.3543in" draw:z-index="383"><draw:image xlink:href="Pictures/1000000000000040000000409C73CB0A0ABA6E0A.png" xlink:type="simple" xlink:show="embed" xlink:actuate="onLoad" draw:mime-type="image/png"/><svg:title>@SNU-Keyboard</svg:title></draw:frame></draw:a><text:a xlink:type="simple" xlink:href="https://github.com/SNU-Keyboard" text:style-name="Internet_20_link" text:visited-style-name="Visited_20_Internet_20_Link"><text:s/></text:a><draw:a xlink:type="simple" xlink:href="https://github.com/Seanpm2001-ZenScript-lang"><draw:frame draw:style-name="fr1" draw:name="Image383" text:anchor-type="as-char" svg:width="0.3543in" svg:height="0.3543in" draw:z-index="384"><draw:image xlink:href="Pictures/100000010000004000000040A2FB8E186067017B.png" xlink:type="simple" xlink:show="embed" xlink:actuate="onLoad" draw:mime-type="image/png"/><svg:title>@Seanpm2001-ZenScript-lang</svg:title></draw:frame></draw:a><text:a xlink:type="simple" xlink:href="https://github.com/Seanpm2001-ZenScript-lang" text:style-name="Internet_20_link" text:visited-style-name="Visited_20_Internet_20_Link"><text:s/></text:a><draw:a xlink:type="simple" xlink:href="https://github.com/Seanpm2001-RichTextFormat-lang"><draw:frame draw:style-name="fr1" draw:name="Image384" text:anchor-type="as-char" svg:width="0.3543in" svg:height="0.3543in" draw:z-index="385"><draw:image xlink:href="Pictures/100000010000004000000040A56A2FEA987E27CB.png" xlink:type="simple" xlink:show="embed" xlink:actuate="onLoad" draw:mime-type="image/png"/><svg:title>@Seanpm2001-RichTextFormat-lang</svg:title></draw:frame></draw:a><text:a xlink:type="simple" xlink:href="https://github.com/Seanpm2001-RichTextFormat-lang" text:style-name="Internet_20_link" text:visited-style-name="Visited_20_Internet_20_Link"><text:s/></text:a><draw:a xlink:type="simple" xlink:href="https://github.com/Seanpm2001-CSV-lang"><draw:frame draw:style-name="fr1" draw:name="Image385" text:anchor-type="as-char" svg:width="0.3543in" svg:height="0.3543in" draw:z-index="386"><draw:image xlink:href="Pictures/100000010000004000000040F6BD359C63636993.png" xlink:type="simple" xlink:show="embed" xlink:actuate="onLoad" draw:mime-type="image/png"/><svg:title>@Seanpm2001-CSV-lang</svg:title></draw:frame></draw:a><text:a xlink:type="simple" xlink:href="https://github.com/Seanpm2001-CSV-lang" text:style-name="Internet_20_link" text:visited-style-name="Visited_20_Internet_20_Link"><text:s/></text:a><draw:a xlink:type="simple" xlink:href="https://github.com/Seanpm2001-Go-lang"><draw:frame draw:style-name="fr1" draw:name="Image386" text:anchor-type="as-char" svg:width="0.3543in" svg:height="0.3543in" draw:z-index="387"><draw:image xlink:href="Pictures/100000010000004000000040DA9468F987371F86.png" xlink:type="simple" xlink:show="embed" xlink:actuate="onLoad" draw:mime-type="image/png"/><svg:title>@Seanpm2001-Go-lang</svg:title></draw:frame></draw:a><text:a xlink:type="simple" xlink:href="https://github.com/Seanpm2001-Go-lang" text:style-name="Internet_20_link" text:visited-style-name="Visited_20_Internet_20_Link"><text:s/></text:a><draw:a xlink:type="simple" xlink:href="https://github.com/Seanpm2001-Robotics"><draw:frame draw:style-name="fr1" draw:name="Image387" text:anchor-type="as-char" svg:width="0.3543in" svg:height="0.3543in" draw:z-index="388"><draw:image xlink:href="Pictures/1000000000000040000000400921D561F65BE74A.jpg" xlink:type="simple" xlink:show="embed" xlink:actuate="onLoad" draw:mime-type="image/jpeg"/><svg:title>@Seanpm2001-Robotics</svg:title></draw:frame></draw:a><text:a xlink:type="simple" xlink:href="https://github.com/Seanpm2001-Robotics" text:style-name="Internet_20_link" text:visited-style-name="Visited_20_Internet_20_Link"><text:s/></text:a><draw:a xlink:type="simple" xlink:href="https://github.com/TuxBot-operating-system"><draw:frame draw:style-name="fr1" draw:name="Image388" text:anchor-type="as-char" svg:width="0.3543in" svg:height="0.3543in" draw:z-index="389"><draw:image xlink:href="Pictures/100000000000004000000040AEF51D07B93B69C2.jpg" xlink:type="simple" xlink:show="embed" xlink:actuate="onLoad" draw:mime-type="image/jpeg"/><svg:title>@TuxBot-operating-system</svg:title></draw:frame></draw:a><text:a xlink:type="simple" xlink:href="https://github.com/TuxBot-operating-system" text:style-name="Internet_20_link" text:visited-style-name="Visited_20_Internet_20_Link"><text:s/></text:a><draw:a xlink:type="simple" xlink:href="https://github.com/SNU-FamilyTree"><draw:frame draw:style-name="fr1" draw:name="Image389" text:anchor-type="as-char" svg:width="0.3543in" svg:height="0.3543in" draw:z-index="390"><draw:image xlink:href="Pictures/1000000000000040000000409C73CB0A0ABA6E0A.png" xlink:type="simple" xlink:show="embed" xlink:actuate="onLoad" draw:mime-type="image/png"/><svg:title>@SNU-FamilyTree</svg:title></draw:frame></draw:a><text:a xlink:type="simple" xlink:href="https://github.com/SNU-FamilyTree" text:style-name="Internet_20_link" text:visited-style-name="Visited_20_Internet_20_Link"><text:s/></text:a><draw:a xlink:type="simple" xlink:href="https://github.com/SNU-Memes"><draw:frame draw:style-name="fr1" draw:name="Image390" text:anchor-type="as-char" svg:width="0.3543in" svg:height="0.3543in" draw:z-index="391"><draw:image xlink:href="Pictures/1000000000000040000000409C73CB0A0ABA6E0A.png" xlink:type="simple" xlink:show="embed" xlink:actuate="onLoad" draw:mime-type="image/png"/><svg:title>@SNU-Memes</svg:title></draw:frame></draw:a><text:a xlink:type="simple" xlink:href="https://github.com/SNU-Memes" text:style-name="Internet_20_link" text:visited-style-name="Visited_20_Internet_20_Link"><text:s/></text:a><draw:a xlink:type="simple" xlink:href="https://github.com/SNU-RSS"><draw:frame draw:style-name="fr1" draw:name="Image391" text:anchor-type="as-char" svg:width="0.3543in" svg:height="0.3543in" draw:z-index="392"><draw:image xlink:href="Pictures/1000000000000040000000409C73CB0A0ABA6E0A.png" xlink:type="simple" xlink:show="embed" xlink:actuate="onLoad" draw:mime-type="image/png"/><svg:title>@SNU-RSS</svg:title></draw:frame></draw:a><text:a xlink:type="simple" xlink:href="https://github.com/SNU-RSS" text:style-name="Internet_20_link" text:visited-style-name="Visited_20_Internet_20_Link"><text:s/></text:a><draw:a xlink:type="simple" xlink:href="https://github.com/SNU-StartAScript"><draw:frame draw:style-name="fr1" draw:name="Image392" text:anchor-type="as-char" svg:width="0.3543in" svg:height="0.3543in" draw:z-index="393"><draw:image xlink:href="Pictures/1000000000000040000000409C73CB0A0ABA6E0A.png" xlink:type="simple" xlink:show="embed" xlink:actuate="onLoad" draw:mime-type="image/png"/><svg:title>@SNU-StartAScript</svg:title></draw:frame></draw:a><text:a xlink:type="simple" xlink:href="https://github.com/SNU-StartAScript" text:style-name="Internet_20_link" text:visited-style-name="Visited_20_Internet_20_Link"><text:s/></text:a><draw:a xlink:type="simple" xlink:href="https://github.com/SNU-WLinkWBotW"><draw:frame draw:style-name="fr1" draw:name="Image393" text:anchor-type="as-char" svg:width="0.3543in" svg:height="0.3543in" draw:z-index="394"><draw:image xlink:href="Pictures/1000000000000040000000409C73CB0A0ABA6E0A.png" xlink:type="simple" xlink:show="embed" xlink:actuate="onLoad" draw:mime-type="image/png"/><svg:title>@SNU-WLinkWBotW</svg:title></draw:frame></draw:a><text:a xlink:type="simple" xlink:href="https://github.com/SNU-WLinkWBotW" text:style-name="Internet_20_link" text:visited-style-name="Visited_20_Internet_20_Link"><text:s/></text:a><draw:a xlink:type="simple" xlink:href="https://github.com/SNU-SoundSettings"><draw:frame draw:style-name="fr1" draw:name="Image394" text:anchor-type="as-char" svg:width="0.3543in" svg:height="0.3543in" draw:z-index="395"><draw:image xlink:href="Pictures/1000000000000040000000409C73CB0A0ABA6E0A.png" xlink:type="simple" xlink:show="embed" xlink:actuate="onLoad" draw:mime-type="image/png"/><svg:title>@SNU-SoundSettings</svg:title></draw:frame></draw:a><text:a xlink:type="simple" xlink:href="https://github.com/SNU-SoundSettings" text:style-name="Internet_20_link" text:visited-style-name="Visited_20_Internet_20_Link"><text:s/></text:a><draw:a xlink:type="simple" xlink:href="https://github.com/SNU-UserFilters"><draw:frame draw:style-name="fr1" draw:name="Image395" text:anchor-type="as-char" svg:width="0.3543in" svg:height="0.3543in" draw:z-index="396"><draw:image xlink:href="Pictures/1000000000000040000000409C73CB0A0ABA6E0A.png" xlink:type="simple" xlink:show="embed" xlink:actuate="onLoad" draw:mime-type="image/png"/><svg:title>@SNU-UserFilters</svg:title></draw:frame></draw:a><text:a xlink:type="simple" xlink:href="https://github.com/SNU-UserFilters" text:style-name="Internet_20_link" text:visited-style-name="Visited_20_Internet_20_Link"><text:s/></text:a><draw:a xlink:type="simple" xlink:href="https://github.com/SNU-Textures"><draw:frame draw:style-name="fr1" draw:name="Image396" text:anchor-type="as-char" svg:width="0.3543in" svg:height="0.3543in" draw:z-index="397"><draw:image xlink:href="Pictures/1000000000000040000000409C73CB0A0ABA6E0A.png" xlink:type="simple" xlink:show="embed" xlink:actuate="onLoad" draw:mime-type="image/png"/><svg:title>@SNU-Textures</svg:title></draw:frame></draw:a><text:a xlink:type="simple" xlink:href="https://github.com/SNU-Textures" text:style-name="Internet_20_link" text:visited-style-name="Visited_20_Internet_20_Link"><text:s/></text:a><draw:a xlink:type="simple" xlink:href="https://github.com/SNU-TextEngine"><draw:frame draw:style-name="fr1" draw:name="Image397" text:anchor-type="as-char" svg:width="0.3543in" svg:height="0.3543in" draw:z-index="398"><draw:image xlink:href="Pictures/1000000000000040000000409C73CB0A0ABA6E0A.png" xlink:type="simple" xlink:show="embed" xlink:actuate="onLoad" draw:mime-type="image/png"/><svg:title>@SNU-TextEngine</svg:title></draw:frame></draw:a><text:a xlink:type="simple" xlink:href="https://github.com/SNU-TextEngine" text:style-name="Internet_20_link" text:visited-style-name="Visited_20_Internet_20_Link"><text:s/></text:a><draw:a xlink:type="simple" xlink:href="https://github.com/SNU-Terminal"><draw:frame draw:style-name="fr1" draw:name="Image398" text:anchor-type="as-char" svg:width="0.3543in" svg:height="0.3543in" draw:z-index="399"><draw:image xlink:href="Pictures/1000000000000040000000409C73CB0A0ABA6E0A.png" xlink:type="simple" xlink:show="embed" xlink:actuate="onLoad" draw:mime-type="image/png"/><svg:title>@SNU-Terminal</svg:title></draw:frame></draw:a><text:a xlink:type="simple" xlink:href="https://github.com/SNU-Terminal" text:style-name="Internet_20_link" text:visited-style-name="Visited_20_Internet_20_Link"><text:s/></text:a><draw:a xlink:type="simple" xlink:href="https://github.com/SNU-Editions"><draw:frame draw:style-name="fr1" draw:name="Image399" text:anchor-type="as-char" svg:width="0.3543in" svg:height="0.3543in" draw:z-index="400"><draw:image xlink:href="Pictures/1000000000000040000000409C73CB0A0ABA6E0A.png" xlink:type="simple" xlink:show="embed" xlink:actuate="onLoad" draw:mime-type="image/png"/><svg:title>@SNU-Editions</svg:title></draw:frame></draw:a><text:a xlink:type="simple" xlink:href="https://github.com/SNU-Editions" text:style-name="Internet_20_link" text:visited-style-name="Visited_20_Internet_20_Link"><text:s/></text:a><draw:a xlink:type="simple" xlink:href="https://github.com/SNU-DataManagement"><draw:frame draw:style-name="fr1" draw:name="Image400" text:anchor-type="as-char" svg:width="0.3543in" svg:height="0.3543in" draw:z-index="401"><draw:image xlink:href="Pictures/1000000000000040000000409C73CB0A0ABA6E0A.png" xlink:type="simple" xlink:show="embed" xlink:actuate="onLoad" draw:mime-type="image/png"/><svg:title>@SNU-DataManagement</svg:title></draw:frame></draw:a><text:a xlink:type="simple" xlink:href="https://github.com/SNU-DataManagement" text:style-name="Internet_20_link" text:visited-style-name="Visited_20_Internet_20_Link"><text:s/></text:a><draw:a xlink:type="simple" xlink:href="https://github.com/SNU-SignIn"><draw:frame draw:style-name="fr1" draw:name="Image401" text:anchor-type="as-char" svg:width="0.3543in" svg:height="0.3543in" draw:z-index="402"><draw:image xlink:href="Pictures/1000000000000040000000409C73CB0A0ABA6E0A.png" xlink:type="simple" xlink:show="embed" xlink:actuate="onLoad" draw:mime-type="image/png"/><svg:title>@SNU-SignIn</svg:title></draw:frame></draw:a><text:a xlink:type="simple" xlink:href="https://github.com/SNU-SignIn" text:style-name="Internet_20_link" text:visited-style-name="Visited_20_Internet_20_Link"><text:s/></text:a><draw:a xlink:type="simple" xlink:href="https://github.com/SNU-Lingual"><draw:frame draw:style-name="fr1" draw:name="Image402" text:anchor-type="as-char" svg:width="0.3543in" svg:height="0.3543in" draw:z-index="403"><draw:image xlink:href="Pictures/1000000000000040000000409C73CB0A0ABA6E0A.png" xlink:type="simple" xlink:show="embed" xlink:actuate="onLoad" draw:mime-type="image/png"/><svg:title>@SNU-Lingual</svg:title></draw:frame></draw:a><text:a xlink:type="simple" xlink:href="https://github.com/SNU-Lingual" text:style-name="Internet_20_link" text:visited-style-name="Visited_20_Internet_20_Link"><text:s/></text:a><draw:a xlink:type="simple" xlink:href="https://github.com/Seanpm2001-Idris-lang"><draw:frame draw:style-name="fr1" draw:name="Image403" text:anchor-type="as-char" svg:width="0.3543in" svg:height="0.3543in" draw:z-index="404"><draw:image xlink:href="Pictures/100000000000004000000040643993ADB8947536.jpg" xlink:type="simple" xlink:show="embed" xlink:actuate="onLoad" draw:mime-type="image/jpeg"/><svg:title>@Seanpm2001-Idris-lang</svg:title></draw:frame></draw:a><text:a xlink:type="simple" xlink:href="https://github.com/Seanpm2001-Idris-lang" text:style-name="Internet_20_link" text:visited-style-name="Visited_20_Internet_20_Link"><text:s/></text:a><draw:a xlink:type="simple" xlink:href="https://github.com/Seanpm2001-FreeMarker-lang"><draw:frame draw:style-name="fr1" draw:name="Image404" text:anchor-type="as-char" svg:width="0.3543in" svg:height="0.3543in" draw:z-index="405"><draw:image xlink:href="Pictures/1000000000000040000000408010CF5585E688F7.jpg" xlink:type="simple" xlink:show="embed" xlink:actuate="onLoad" draw:mime-type="image/jpeg"/><svg:title>@Seanpm2001-FreeMarker-lang</svg:title></draw:frame></draw:a><text:a xlink:type="simple" xlink:href="https://github.com/Seanpm2001-FreeMarker-lang" text:style-name="Internet_20_link" text:visited-style-name="Visited_20_Internet_20_Link"><text:s/></text:a><draw:a xlink:type="simple" xlink:href="https://github.com/Seanpm2001-TeX-lang"><draw:frame draw:style-name="fr1" draw:name="Image405" text:anchor-type="as-char" svg:width="0.3543in" svg:height="0.3543in" draw:z-index="406"><draw:image xlink:href="Pictures/10000000000000400000004071223B47A211F94F.jpg" xlink:type="simple" xlink:show="embed" xlink:actuate="onLoad" draw:mime-type="image/jpeg"/><svg:title>@Seanpm2001-TeX-lang</svg:title></draw:frame></draw:a><text:a xlink:type="simple" xlink:href="https://github.com/Seanpm2001-TeX-lang" text:style-name="Internet_20_link" text:visited-style-name="Visited_20_Internet_20_Link"><text:s/></text:a><draw:a xlink:type="simple" xlink:href="https://github.com/Seanpm2001-BiBTeX-lang"><draw:frame draw:style-name="fr1" draw:name="Image406" text:anchor-type="as-char" svg:width="0.3543in" svg:height="0.3543in" draw:z-index="407"><draw:image xlink:href="Pictures/100000010000004000000040F374B5BC73AB0828.png" xlink:type="simple" xlink:show="embed" xlink:actuate="onLoad" draw:mime-type="image/png"/><svg:title>@Seanpm2001-BiBTeX-lang</svg:title></draw:frame></draw:a><text:a xlink:type="simple" xlink:href="https://github.com/Seanpm2001-BiBTeX-lang" text:style-name="Internet_20_link" text:visited-style-name="Visited_20_Internet_20_Link"><text:s/></text:a><draw:a xlink:type="simple" xlink:href="https://github.com/Seanpm2001-Racket-lang"><draw:frame draw:style-name="fr1" draw:name="Image407" text:anchor-type="as-char" svg:width="0.3543in" svg:height="0.3543in" draw:z-index="408"><draw:image xlink:href="Pictures/100000010000004000000040BA227F59465C97B3.png" xlink:type="simple" xlink:show="embed" xlink:actuate="onLoad" draw:mime-type="image/png"/><svg:title>@Seanpm2001-Racket-lang</svg:title></draw:frame></draw:a><text:a xlink:type="simple" xlink:href="https://github.com/Seanpm2001-Racket-lang" text:style-name="Internet_20_link" text:visited-style-name="Visited_20_Internet_20_Link"><text:s/></text:a><draw:a xlink:type="simple" xlink:href="https://github.com/Seanpm2001-Nix-lang"><draw:frame draw:style-name="fr1" draw:name="Image408" text:anchor-type="as-char" svg:width="0.3543in" svg:height="0.3543in" draw:z-index="409"><draw:image xlink:href="Pictures/100000010000004000000040D8236F8EB474F737.png" xlink:type="simple" xlink:show="embed" xlink:actuate="onLoad" draw:mime-type="image/png"/><svg:title>@Seanpm2001-Nix-lang</svg:title></draw:frame></draw:a><text:a xlink:type="simple" xlink:href="https://github.com/Seanpm2001-Nix-lang" text:style-name="Internet_20_link" text:visited-style-name="Visited_20_Internet_20_Link"><text:s/></text:a><text:soft-page-break/><draw:a xlink:type="simple" xlink:href="https://github.com/Seanpm2001-audio"><draw:frame draw:style-name="fr1" draw:name="Image409" text:anchor-type="as-char" svg:width="0.3543in" svg:height="0.3543in" draw:z-index="410"><draw:image xlink:href="Pictures/100000010000004000000040CD52C6D10AAB2D44.png" xlink:type="simple" xlink:show="embed" xlink:actuate="onLoad" draw:mime-type="image/png"/><svg:title>@Seanpm2001-audio</svg:title></draw:frame></draw:a><text:a xlink:type="simple" xlink:href="https://github.com/Seanpm2001-audio" text:style-name="Internet_20_link" text:visited-style-name="Visited_20_Internet_20_Link"><text:s/></text:a><draw:a xlink:type="simple" xlink:href="https://github.com/Seanpm2001-Social"><draw:frame draw:style-name="fr1" draw:name="Image410" text:anchor-type="as-char" svg:width="0.3543in" svg:height="0.3543in" draw:z-index="411"><draw:image xlink:href="Pictures/1000000000000040000000405E5E7E32E42D6CB7.jpg" xlink:type="simple" xlink:show="embed" xlink:actuate="onLoad" draw:mime-type="image/jpeg"/><svg:title>@Seanpm2001-Social</svg:title></draw:frame></draw:a><text:a xlink:type="simple" xlink:href="https://github.com/Seanpm2001-Social" text:style-name="Internet_20_link" text:visited-style-name="Visited_20_Internet_20_Link"><text:s/></text:a><draw:a xlink:type="simple" xlink:href="https://github.com/Seanpm2001-Security"><draw:frame draw:style-name="fr1" draw:name="Image411" text:anchor-type="as-char" svg:width="0.3543in" svg:height="0.3543in" draw:z-index="412"><draw:image xlink:href="Pictures/1000000000000040000000408926235AD4BBCA23.jpg" xlink:type="simple" xlink:show="embed" xlink:actuate="onLoad" draw:mime-type="image/jpeg"/><svg:title>@Seanpm2001-Security</svg:title></draw:frame></draw:a><text:a xlink:type="simple" xlink:href="https://github.com/Seanpm2001-Security" text:style-name="Internet_20_link" text:visited-style-name="Visited_20_Internet_20_Link"><text:s/></text:a><draw:a xlink:type="simple" xlink:href="https://github.com/Seanpm2001-Testing"><draw:frame draw:style-name="fr1" draw:name="Image412" text:anchor-type="as-char" svg:width="0.3543in" svg:height="0.3543in" draw:z-index="413"><draw:image xlink:href="Pictures/1000000000000040000000406B7D9CAC83CA42E7.jpg" xlink:type="simple" xlink:show="embed" xlink:actuate="onLoad" draw:mime-type="image/jpeg"/><svg:title>@Seanpm2001-Testing</svg:title></draw:frame></draw:a><text:a xlink:type="simple" xlink:href="https://github.com/Seanpm2001-Testing" text:style-name="Internet_20_link" text:visited-style-name="Visited_20_Internet_20_Link"><text:s/></text:a><draw:a xlink:type="simple" xlink:href="https://github.com/Seanpm2001-Malware"><draw:frame draw:style-name="fr1" draw:name="Image413" text:anchor-type="as-char" svg:width="0.3543in" svg:height="0.3543in" draw:z-index="414"><draw:image xlink:href="Pictures/10000001000000400000004084F4ADDE06D83F14.png" xlink:type="simple" xlink:show="embed" xlink:actuate="onLoad" draw:mime-type="image/png"/><svg:title>@Seanpm2001-Malware</svg:title></draw:frame></draw:a><text:a xlink:type="simple" xlink:href="https://github.com/Seanpm2001-Malware" text:style-name="Internet_20_link" text:visited-style-name="Visited_20_Internet_20_Link"><text:s/></text:a><draw:a xlink:type="simple" xlink:href="https://github.com/Seanpm2001-JokePrograms"><draw:frame draw:style-name="fr1" draw:name="Image414" text:anchor-type="as-char" svg:width="0.3543in" svg:height="0.3543in" draw:z-index="415"><draw:image xlink:href="Pictures/100000000000004000000040888984114FE68943.png" xlink:type="simple" xlink:show="embed" xlink:actuate="onLoad" draw:mime-type="image/png"/><svg:title>@Seanpm2001-JokePrograms</svg:title></draw:frame></draw:a><text:a xlink:type="simple" xlink:href="https://github.com/Seanpm2001-JokePrograms" text:style-name="Internet_20_link" text:visited-style-name="Visited_20_Internet_20_Link"><text:s/></text:a><draw:a xlink:type="simple" xlink:href="https://github.com/Seanpm2001-Health"><draw:frame draw:style-name="fr1" draw:name="Image415" text:anchor-type="as-char" svg:width="0.3543in" svg:height="0.3543in" draw:z-index="416"><draw:image xlink:href="Pictures/100000000000004000000040B756F529FBB1BDCA.jpg" xlink:type="simple" xlink:show="embed" xlink:actuate="onLoad" draw:mime-type="image/jpeg"/><svg:title>@Seanpm2001-Health</svg:title></draw:frame></draw:a><text:a xlink:type="simple" xlink:href="https://github.com/Seanpm2001-Health" text:style-name="Internet_20_link" text:visited-style-name="Visited_20_Internet_20_Link"><text:s/></text:a><draw:a xlink:type="simple" xlink:href="https://github.com/Seanpm2001-Forks"><draw:frame draw:style-name="fr1" draw:name="Image416" text:anchor-type="as-char" svg:width="0.3543in" svg:height="0.3543in" draw:z-index="417"><draw:image xlink:href="Pictures/1000000000000040000000404FAEC0B6C8F9ACCA.jpg" xlink:type="simple" xlink:show="embed" xlink:actuate="onLoad" draw:mime-type="image/jpeg"/><svg:title>@Seanpm2001-Forks</svg:title></draw:frame></draw:a><text:a xlink:type="simple" xlink:href="https://github.com/Seanpm2001-Forks" text:style-name="Internet_20_link" text:visited-style-name="Visited_20_Internet_20_Link"><text:s/></text:a><draw:a xlink:type="simple" xlink:href="https://github.com/Seanpm2001-BrowserExtensions"><draw:frame draw:style-name="fr1" draw:name="Image417" text:anchor-type="as-char" svg:width="0.3543in" svg:height="0.3543in" draw:z-index="418"><draw:image xlink:href="Pictures/10000001000000400000004030B9013D1BE1894D.png" xlink:type="simple" xlink:show="embed" xlink:actuate="onLoad" draw:mime-type="image/png"/><svg:title>@Seanpm2001-BrowserExtensions</svg:title></draw:frame></draw:a><text:a xlink:type="simple" xlink:href="https://github.com/Seanpm2001-BrowserExtensions" text:style-name="Internet_20_link" text:visited-style-name="Visited_20_Internet_20_Link"><text:s/></text:a><draw:a xlink:type="simple" xlink:href="https://github.com/Seanpm2001-Bots"><draw:frame draw:style-name="fr1" draw:name="Image418" text:anchor-type="as-char" svg:width="0.3543in" svg:height="0.3543in" draw:z-index="419"><draw:image xlink:href="Pictures/1000000100000040000000409EB326257CDEF640.png" xlink:type="simple" xlink:show="embed" xlink:actuate="onLoad" draw:mime-type="image/png"/><svg:title>@Seanpm2001-Bots</svg:title></draw:frame></draw:a><text:a xlink:type="simple" xlink:href="https://github.com/Seanpm2001-Bots" text:style-name="Internet_20_link" text:visited-style-name="Visited_20_Internet_20_Link"><text:s/></text:a><draw:a xlink:type="simple" xlink:href="https://github.com/Seanpm2001-Books"><draw:frame draw:style-name="fr1" draw:name="Image419" text:anchor-type="as-char" svg:width="0.3543in" svg:height="0.3543in" draw:z-index="420"><draw:image xlink:href="Pictures/100000010000004000000040F957BF1B3F716883.png" xlink:type="simple" xlink:show="embed" xlink:actuate="onLoad" draw:mime-type="image/png"/><svg:title>@Seanpm2001-Books</svg:title></draw:frame></draw:a><text:a xlink:type="simple" xlink:href="https://github.com/Seanpm2001-Books" text:style-name="Internet_20_link" text:visited-style-name="Visited_20_Internet_20_Link"><text:s/></text:a><draw:a xlink:type="simple" xlink:href="https://github.com/The-Dystopian-Dictionary"><draw:frame draw:style-name="fr1" draw:name="Image420" text:anchor-type="as-char" svg:width="0.3543in" svg:height="0.3543in" draw:z-index="421"><draw:image xlink:href="Pictures/100000010000004000000040830FED8352839700.png" xlink:type="simple" xlink:show="embed" xlink:actuate="onLoad" draw:mime-type="image/png"/><svg:title>@The-Dystopian-Dictionary</svg:title></draw:frame></draw:a><text:a xlink:type="simple" xlink:href="https://github.com/The-Dystopian-Dictionary" text:style-name="Internet_20_link" text:visited-style-name="Visited_20_Internet_20_Link"><text:s/></text:a><draw:a xlink:type="simple" xlink:href="https://github.com/SNU-ProjectTimeline"><draw:frame draw:style-name="fr1" draw:name="Image421" text:anchor-type="as-char" svg:width="0.3543in" svg:height="0.3543in" draw:z-index="422"><draw:image xlink:href="Pictures/1000000000000040000000409C73CB0A0ABA6E0A.png" xlink:type="simple" xlink:show="embed" xlink:actuate="onLoad" draw:mime-type="image/png"/><svg:title>@SNU-ProjectTimeline</svg:title></draw:frame></draw:a><text:a xlink:type="simple" xlink:href="https://github.com/SNU-ProjectTimeline" text:style-name="Internet_20_link" text:visited-style-name="Visited_20_Internet_20_Link"><text:s/></text:a><draw:a xlink:type="simple" xlink:href="https://github.com/Seanpm2001-Tools"><draw:frame draw:style-name="fr1" draw:name="Image422" text:anchor-type="as-char" svg:width="0.3543in" svg:height="0.3543in" draw:z-index="423"><draw:image xlink:href="Pictures/100000010000004000000040521C310B373DDAFF.png" xlink:type="simple" xlink:show="embed" xlink:actuate="onLoad" draw:mime-type="image/png"/><svg:title>@Seanpm2001-Tools</svg:title></draw:frame></draw:a><text:a xlink:type="simple" xlink:href="https://github.com/Seanpm2001-Tools" text:style-name="Internet_20_link" text:visited-style-name="Visited_20_Internet_20_Link"><text:s/></text:a><draw:a xlink:type="simple" xlink:href="https://github.com/SNU-DocumentationCenter"><draw:frame draw:style-name="fr1" draw:name="Image423" text:anchor-type="as-char" svg:width="0.3543in" svg:height="0.3543in" draw:z-index="424"><draw:image xlink:href="Pictures/1000000000000040000000409C73CB0A0ABA6E0A.png" xlink:type="simple" xlink:show="embed" xlink:actuate="onLoad" draw:mime-type="image/png"/><svg:title>@SNU-DocumentationCenter</svg:title></draw:frame></draw:a><text:a xlink:type="simple" xlink:href="https://github.com/SNU-DocumentationCenter" text:style-name="Internet_20_link" text:visited-style-name="Visited_20_Internet_20_Link"><text:s/></text:a><draw:a xlink:type="simple" xlink:href="https://github.com/SNU-DeviceManager"><draw:frame draw:style-name="fr1" draw:name="Image424" text:anchor-type="as-char" svg:width="0.3543in" svg:height="0.3543in" draw:z-index="425"><draw:image xlink:href="Pictures/1000000000000040000000409C73CB0A0ABA6E0A.png" xlink:type="simple" xlink:show="embed" xlink:actuate="onLoad" draw:mime-type="image/png"/><svg:title>@SNU-DeviceManager</svg:title></draw:frame></draw:a><text:a xlink:type="simple" xlink:href="https://github.com/SNU-DeviceManager" text:style-name="Internet_20_link" text:visited-style-name="Visited_20_Internet_20_Link"><text:s/></text:a><draw:a xlink:type="simple" xlink:href="https://github.com/SNU-Encryption"><draw:frame draw:style-name="fr1" draw:name="Image425" text:anchor-type="as-char" svg:width="0.3543in" svg:height="0.3543in" draw:z-index="426"><draw:image xlink:href="Pictures/1000000000000040000000409C73CB0A0ABA6E0A.png" xlink:type="simple" xlink:show="embed" xlink:actuate="onLoad" draw:mime-type="image/png"/><svg:title>@SNU-Encryption</svg:title></draw:frame></draw:a><text:a xlink:type="simple" xlink:href="https://github.com/SNU-Encryption" text:style-name="Internet_20_link" text:visited-style-name="Visited_20_Internet_20_Link"><text:s/></text:a><draw:a xlink:type="simple" xlink:href="https://github.com/SNU-DebugMode"><draw:frame draw:style-name="fr1" draw:name="Image426" text:anchor-type="as-char" svg:width="0.3543in" svg:height="0.3543in" draw:z-index="427"><draw:image xlink:href="Pictures/1000000000000040000000409C73CB0A0ABA6E0A.png" xlink:type="simple" xlink:show="embed" xlink:actuate="onLoad" draw:mime-type="image/png"/><svg:title>@SNU-DebugMode</svg:title></draw:frame></draw:a><text:a xlink:type="simple" xlink:href="https://github.com/SNU-DebugMode" text:style-name="Internet_20_link" text:visited-style-name="Visited_20_Internet_20_Link"><text:s/></text:a><draw:a xlink:type="simple" xlink:href="https://github.com/SNU-DeveloperLounge"><draw:frame draw:style-name="fr1" draw:name="Image427" text:anchor-type="as-char" svg:width="0.3543in" svg:height="0.3543in" draw:z-index="428"><draw:image xlink:href="Pictures/1000000000000040000000409C73CB0A0ABA6E0A.png" xlink:type="simple" xlink:show="embed" xlink:actuate="onLoad" draw:mime-type="image/png"/><svg:title>@SNU-DeveloperLounge</svg:title></draw:frame></draw:a><text:a xlink:type="simple" xlink:href="https://github.com/SNU-DeveloperLounge" text:style-name="Internet_20_link" text:visited-style-name="Visited_20_Internet_20_Link"><text:s/></text:a><draw:a xlink:type="simple" xlink:href="https://github.com/SNU-CursorSettings"><draw:frame draw:style-name="fr1" draw:name="Image428" text:anchor-type="as-char" svg:width="0.3543in" svg:height="0.3543in" draw:z-index="429"><draw:image xlink:href="Pictures/1000000000000040000000409C73CB0A0ABA6E0A.png" xlink:type="simple" xlink:show="embed" xlink:actuate="onLoad" draw:mime-type="image/png"/><svg:title>@SNU-CursorSettings</svg:title></draw:frame></draw:a><text:a xlink:type="simple" xlink:href="https://github.com/SNU-CursorSettings" text:style-name="Internet_20_link" text:visited-style-name="Visited_20_Internet_20_Link"><text:s/></text:a><draw:a xlink:type="simple" xlink:href="https://github.com/SNU-CreateServer"><draw:frame draw:style-name="fr1" draw:name="Image429" text:anchor-type="as-char" svg:width="0.3543in" svg:height="0.3543in" draw:z-index="430"><draw:image xlink:href="Pictures/1000000000000040000000409C73CB0A0ABA6E0A.png" xlink:type="simple" xlink:show="embed" xlink:actuate="onLoad" draw:mime-type="image/png"/><svg:title>@SNU-CreateServer</svg:title></draw:frame></draw:a><text:a xlink:type="simple" xlink:href="https://github.com/SNU-CreateServer" text:style-name="Internet_20_link" text:visited-style-name="Visited_20_Internet_20_Link"><text:s/></text:a><draw:a xlink:type="simple" xlink:href="https://github.com/SNU-CallCenter"><draw:frame draw:style-name="fr1" draw:name="Image430" text:anchor-type="as-char" svg:width="0.3543in" svg:height="0.3543in" draw:z-index="431"><draw:image xlink:href="Pictures/1000000000000040000000409C73CB0A0ABA6E0A.png" xlink:type="simple" xlink:show="embed" xlink:actuate="onLoad" draw:mime-type="image/png"/><svg:title>@SNU-CallCenter</svg:title></draw:frame></draw:a><text:a xlink:type="simple" xlink:href="https://github.com/SNU-CallCenter" text:style-name="Internet_20_link" text:visited-style-name="Visited_20_Internet_20_Link"><text:s/></text:a><draw:a xlink:type="simple" xlink:href="https://github.com/SNU-Algorithm"><draw:frame draw:style-name="fr1" draw:name="Image431" text:anchor-type="as-char" svg:width="0.3543in" svg:height="0.3543in" draw:z-index="432"><draw:image xlink:href="Pictures/1000000000000040000000409C73CB0A0ABA6E0A.png" xlink:type="simple" xlink:show="embed" xlink:actuate="onLoad" draw:mime-type="image/png"/><svg:title>@SNU-Algorithm</svg:title></draw:frame></draw:a><text:a xlink:type="simple" xlink:href="https://github.com/SNU-Algorithm" text:style-name="Internet_20_link" text:visited-style-name="Visited_20_Internet_20_Link"><text:s/></text:a><draw:a xlink:type="simple" xlink:href="https://github.com/SNU-BotCoach"><draw:frame draw:style-name="fr1" draw:name="Image432" text:anchor-type="as-char" svg:width="0.3543in" svg:height="0.3543in" draw:z-index="433"><draw:image xlink:href="Pictures/1000000000000040000000409C73CB0A0ABA6E0A.png" xlink:type="simple" xlink:show="embed" xlink:actuate="onLoad" draw:mime-type="image/png"/><svg:title>@SNU-BotCoach</svg:title></draw:frame></draw:a><text:a xlink:type="simple" xlink:href="https://github.com/SNU-BotCoach" text:style-name="Internet_20_link" text:visited-style-name="Visited_20_Internet_20_Link"><text:s/></text:a><draw:a xlink:type="simple" xlink:href="https://github.com/SNU-YouTubeMode"><draw:frame draw:style-name="fr1" draw:name="Image433" text:anchor-type="as-char" svg:width="0.3543in" svg:height="0.3543in" draw:z-index="434"><draw:image xlink:href="Pictures/1000000000000040000000409C73CB0A0ABA6E0A.png" xlink:type="simple" xlink:show="embed" xlink:actuate="onLoad" draw:mime-type="image/png"/><svg:title>@SNU-YouTubeMode</svg:title></draw:frame></draw:a><text:a xlink:type="simple" xlink:href="https://github.com/SNU-YouTubeMode" text:style-name="Internet_20_link" text:visited-style-name="Visited_20_Internet_20_Link"><text:s/></text:a><draw:a xlink:type="simple" xlink:href="https://github.com/SNU-YourSpace"><draw:frame draw:style-name="fr1" draw:name="Image434" text:anchor-type="as-char" svg:width="0.3543in" svg:height="0.3543in" draw:z-index="435"><draw:image xlink:href="Pictures/1000000000000040000000409C73CB0A0ABA6E0A.png" xlink:type="simple" xlink:show="embed" xlink:actuate="onLoad" draw:mime-type="image/png"/><svg:title>@SNU-YourSpace</svg:title></draw:frame></draw:a><text:a xlink:type="simple" xlink:href="https://github.com/SNU-YourSpace" text:style-name="Internet_20_link" text:visited-style-name="Visited_20_Internet_20_Link"><text:s/></text:a><draw:a xlink:type="simple" xlink:href="https://github.com/SNU-WorkInProgress"><draw:frame draw:style-name="fr1" draw:name="Image435" text:anchor-type="as-char" svg:width="0.3543in" svg:height="0.3543in" draw:z-index="436"><draw:image xlink:href="Pictures/1000000000000040000000409C73CB0A0ABA6E0A.png" xlink:type="simple" xlink:show="embed" xlink:actuate="onLoad" draw:mime-type="image/png"/><svg:title>@SNU-WorkInProgress</svg:title></draw:frame></draw:a><text:a xlink:type="simple" xlink:href="https://github.com/SNU-WorkInProgress" text:style-name="Internet_20_link" text:visited-style-name="Visited_20_Internet_20_Link"><text:s/></text:a><draw:a xlink:type="simple" xlink:href="https://github.com/SNU-VMCenter"><draw:frame draw:style-name="fr1" draw:name="Image436" text:anchor-type="as-char" svg:width="0.3543in" svg:height="0.3543in" draw:z-index="437"><draw:image xlink:href="Pictures/1000000000000040000000409C73CB0A0ABA6E0A.png" xlink:type="simple" xlink:show="embed" xlink:actuate="onLoad" draw:mime-type="image/png"/><svg:title>@SNU-VMCenter</svg:title></draw:frame></draw:a><text:a xlink:type="simple" xlink:href="https://github.com/SNU-VMCenter" text:style-name="Internet_20_link" text:visited-style-name="Visited_20_Internet_20_Link"><text:s/></text:a><draw:a xlink:type="simple" xlink:href="https://github.com/SNU-VDictionary"><draw:frame draw:style-name="fr1" draw:name="Image437" text:anchor-type="as-char" svg:width="0.3543in" svg:height="0.3543in" draw:z-index="438"><draw:image xlink:href="Pictures/1000000000000040000000409C73CB0A0ABA6E0A.png" xlink:type="simple" xlink:show="embed" xlink:actuate="onLoad" draw:mime-type="image/png"/><svg:title>@SNU-VDictionary</svg:title></draw:frame></draw:a><text:a xlink:type="simple" xlink:href="https://github.com/SNU-VDictionary" text:style-name="Internet_20_link" text:visited-style-name="Visited_20_Internet_20_Link"><text:s/></text:a><draw:a xlink:type="simple" xlink:href="https://github.com/SNU-Valentines"><draw:frame draw:style-name="fr1" draw:name="Image438" text:anchor-type="as-char" svg:width="0.3543in" svg:height="0.3543in" draw:z-index="439"><draw:image xlink:href="Pictures/1000000000000040000000409C73CB0A0ABA6E0A.png" xlink:type="simple" xlink:show="embed" xlink:actuate="onLoad" draw:mime-type="image/png"/><svg:title>@SNU-Valentines</svg:title></draw:frame></draw:a><text:a xlink:type="simple" xlink:href="https://github.com/SNU-Valentines" text:style-name="Internet_20_link" text:visited-style-name="Visited_20_Internet_20_Link"><text:s/></text:a><draw:a xlink:type="simple" xlink:href="https://github.com/SNU-App"><draw:frame draw:style-name="fr1" draw:name="Image439" text:anchor-type="as-char" svg:width="0.3543in" svg:height="0.3543in" draw:z-index="440"><draw:image xlink:href="Pictures/1000000000000040000000409C73CB0A0ABA6E0A.png" xlink:type="simple" xlink:show="embed" xlink:actuate="onLoad" draw:mime-type="image/png"/><svg:title>@SNU-App</svg:title></draw:frame></draw:a><text:a xlink:type="simple" xlink:href="https://github.com/SNU-App" text:style-name="Internet_20_link" text:visited-style-name="Visited_20_Internet_20_Link"><text:s/></text:a><draw:a xlink:type="simple" xlink:href="https://github.com/SNU-StoryBubbleWand"><draw:frame draw:style-name="fr1" draw:name="Image440" text:anchor-type="as-char" svg:width="0.3543in" svg:height="0.3543in" draw:z-index="441"><draw:image xlink:href="Pictures/1000000000000040000000409C73CB0A0ABA6E0A.png" xlink:type="simple" xlink:show="embed" xlink:actuate="onLoad" draw:mime-type="image/png"/><svg:title>@SNU-StoryBubbleWand</svg:title></draw:frame></draw:a><text:a xlink:type="simple" xlink:href="https://github.com/SNU-StoryBubbleWand" text:style-name="Internet_20_link" text:visited-style-name="Visited_20_Internet_20_Link"><text:s/></text:a><draw:a xlink:type="simple" xlink:href="https://github.com/SNU-DialupExperience"><draw:frame draw:style-name="fr1" draw:name="Image441" text:anchor-type="as-char" svg:width="0.3543in" svg:height="0.3543in" draw:z-index="442"><draw:image xlink:href="Pictures/1000000000000040000000409C73CB0A0ABA6E0A.png" xlink:type="simple" xlink:show="embed" xlink:actuate="onLoad" draw:mime-type="image/png"/><svg:title>@SNU-DialupExperience</svg:title></draw:frame></draw:a><text:a xlink:type="simple" xlink:href="https://github.com/SNU-DialupExperience" text:style-name="Internet_20_link" text:visited-style-name="Visited_20_Internet_20_Link"><text:s/></text:a><draw:a xlink:type="simple" xlink:href="https://github.com/SNU-SpoofingCenter"><draw:frame draw:style-name="fr1" draw:name="Image442" text:anchor-type="as-char" svg:width="0.3543in" svg:height="0.3543in" draw:z-index="443"><draw:image xlink:href="Pictures/1000000000000040000000409C73CB0A0ABA6E0A.png" xlink:type="simple" xlink:show="embed" xlink:actuate="onLoad" draw:mime-type="image/png"/><svg:title>@SNU-SpoofingCenter</svg:title></draw:frame></draw:a><text:a xlink:type="simple" xlink:href="https://github.com/SNU-SpoofingCenter" text:style-name="Internet_20_link" text:visited-style-name="Visited_20_Internet_20_Link"><text:s/></text:a><draw:a xlink:type="simple" xlink:href="https://github.com/SNU-SuicidePrevention"><draw:frame draw:style-name="fr1" draw:name="Image443" text:anchor-type="as-char" svg:width="0.3543in" svg:height="0.3543in" draw:z-index="444"><draw:image xlink:href="Pictures/1000000000000040000000409C73CB0A0ABA6E0A.png" xlink:type="simple" xlink:show="embed" xlink:actuate="onLoad" draw:mime-type="image/png"/><svg:title>@SNU-SuicidePrevention</svg:title></draw:frame></draw:a><text:a xlink:type="simple" xlink:href="https://github.com/SNU-SuicidePrevention" text:style-name="Internet_20_link" text:visited-style-name="Visited_20_Internet_20_Link"><text:s/></text:a><draw:a xlink:type="simple" xlink:href="https://github.com/SNU-SmellProject"><draw:frame draw:style-name="fr1" draw:name="Image444" text:anchor-type="as-char" svg:width="0.3543in" svg:height="0.3543in" draw:z-index="445"><draw:image xlink:href="Pictures/1000000000000040000000409C73CB0A0ABA6E0A.png" xlink:type="simple" xlink:show="embed" xlink:actuate="onLoad" draw:mime-type="image/png"/><svg:title>@SNU-SmellProject</svg:title></draw:frame></draw:a><text:a xlink:type="simple" xlink:href="https://github.com/SNU-SmellProject" text:style-name="Internet_20_link" text:visited-style-name="Visited_20_Internet_20_Link"><text:s/></text:a><draw:a xlink:type="simple" xlink:href="https://github.com/SNU-ZalgoProject"><draw:frame draw:style-name="fr1" draw:name="Image445" text:anchor-type="as-char" svg:width="0.3543in" svg:height="0.3543in" draw:z-index="446"><draw:image xlink:href="Pictures/1000000000000040000000409C73CB0A0ABA6E0A.png" xlink:type="simple" xlink:show="embed" xlink:actuate="onLoad" draw:mime-type="image/png"/><svg:title>@SNU-ZalgoProject</svg:title></draw:frame></draw:a><text:a xlink:type="simple" xlink:href="https://github.com/SNU-ZalgoProject" text:style-name="Internet_20_link" text:visited-style-name="Visited_20_Internet_20_Link"><text:s/></text:a><draw:a xlink:type="simple" xlink:href="https://github.com/SNU-TwitterMode"><draw:frame draw:style-name="fr1" draw:name="Image446" text:anchor-type="as-char" svg:width="0.3543in" svg:height="0.3543in" draw:z-index="447"><draw:image xlink:href="Pictures/1000000000000040000000409C73CB0A0ABA6E0A.png" xlink:type="simple" xlink:show="embed" xlink:actuate="onLoad" draw:mime-type="image/png"/><svg:title>@SNU-TwitterMode</svg:title></draw:frame></draw:a><text:a xlink:type="simple" xlink:href="https://github.com/SNU-TwitterMode" text:style-name="Internet_20_link" text:visited-style-name="Visited_20_Internet_20_Link"><text:s/></text:a><draw:a xlink:type="simple" xlink:href="https://github.com/SNU-VoicesVoIP"><draw:frame draw:style-name="fr1" draw:name="Image447" text:anchor-type="as-char" svg:width="0.3543in" svg:height="0.3543in" draw:z-index="448"><draw:image xlink:href="Pictures/1000000000000040000000409C73CB0A0ABA6E0A.png" xlink:type="simple" xlink:show="embed" xlink:actuate="onLoad" draw:mime-type="image/png"/><svg:title>@SNU-VoicesVoIP</svg:title></draw:frame></draw:a><text:a xlink:type="simple" xlink:href="https://github.com/SNU-VoicesVoIP" text:style-name="Internet_20_link" text:visited-style-name="Visited_20_Internet_20_Link"><text:s/></text:a><draw:a xlink:type="simple" xlink:href="https://github.com/SNU-News"><draw:frame draw:style-name="fr1" draw:name="Image448" text:anchor-type="as-char" svg:width="0.3543in" svg:height="0.3543in" draw:z-index="449"><draw:image xlink:href="Pictures/1000000000000040000000409C73CB0A0ABA6E0A.png" xlink:type="simple" xlink:show="embed" xlink:actuate="onLoad" draw:mime-type="image/png"/><svg:title>@SNU-News</svg:title></draw:frame></draw:a><text:a xlink:type="simple" xlink:href="https://github.com/SNU-News" text:style-name="Internet_20_link" text:visited-style-name="Visited_20_Internet_20_Link"><text:s/></text:a><draw:a xlink:type="simple" xlink:href="https://github.com/SNU-Messenger"><draw:frame draw:style-name="fr1" draw:name="Image449" text:anchor-type="as-char" svg:width="0.3543in" svg:height="0.3543in" draw:z-index="450"><draw:image xlink:href="Pictures/1000000000000040000000409C73CB0A0ABA6E0A.png" xlink:type="simple" xlink:show="embed" xlink:actuate="onLoad" draw:mime-type="image/png"/><svg:title>@SNU-Messenger</svg:title></draw:frame></draw:a><text:a xlink:type="simple" xlink:href="https://github.com/SNU-Messenger" text:style-name="Internet_20_link" text:visited-style-name="Visited_20_Internet_20_Link"><text:s/></text:a><draw:a xlink:type="simple" xlink:href="https://github.com/SNU-TypographyDocs"><draw:frame draw:style-name="fr1" draw:name="Image450" text:anchor-type="as-char" svg:width="0.3543in" svg:height="0.3543in" draw:z-index="451"><draw:image xlink:href="Pictures/1000000000000040000000409C73CB0A0ABA6E0A.png" xlink:type="simple" xlink:show="embed" xlink:actuate="onLoad" draw:mime-type="image/png"/><svg:title>@SNU-TypographyDocs</svg:title></draw:frame></draw:a><text:a xlink:type="simple" xlink:href="https://github.com/SNU-TypographyDocs" text:style-name="Internet_20_link" text:visited-style-name="Visited_20_Internet_20_Link"><text:s/></text:a><draw:a xlink:type="simple" xlink:href="https://github.com/SNU-Torrent"><draw:frame draw:style-name="fr1" draw:name="Image451" text:anchor-type="as-char" svg:width="0.3543in" svg:height="0.3543in" draw:z-index="452"><draw:image xlink:href="Pictures/1000000000000040000000409C73CB0A0ABA6E0A.png" xlink:type="simple" xlink:show="embed" xlink:actuate="onLoad" draw:mime-type="image/png"/><svg:title>@SNU-Torrent</svg:title></draw:frame></draw:a><text:a xlink:type="simple" xlink:href="https://github.com/SNU-Torrent" text:style-name="Internet_20_link" text:visited-style-name="Visited_20_Internet_20_Link"><text:s/></text:a><draw:a xlink:type="simple" xlink:href="https://github.com/SNU-Streams"><draw:frame draw:style-name="fr1" draw:name="Image452" text:anchor-type="as-char" svg:width="0.3543in" svg:height="0.3543in" draw:z-index="453"><draw:image xlink:href="Pictures/1000000000000040000000409C73CB0A0ABA6E0A.png" xlink:type="simple" xlink:show="embed" xlink:actuate="onLoad" draw:mime-type="image/png"/><svg:title>@SNU-Streams</svg:title></draw:frame></draw:a><text:a xlink:type="simple" xlink:href="https://github.com/SNU-Streams" text:style-name="Internet_20_link" text:visited-style-name="Visited_20_Internet_20_Link"><text:s/></text:a><draw:a xlink:type="simple" xlink:href="https://github.com/Project1k1"><draw:frame draw:style-name="fr1" draw:name="Image453" text:anchor-type="as-char" svg:width="0.3543in" svg:height="0.3543in" draw:z-index="454"><draw:image xlink:href="Pictures/10000000000000400000004099695A2726BF7595.jpg" xlink:type="simple" xlink:show="embed" xlink:actuate="onLoad" draw:mime-type="image/jpeg"/><svg:title>@Project1k1</svg:title></draw:frame></draw:a><text:a xlink:type="simple" xlink:href="https://github.com/Project1k1" text:style-name="Internet_20_link" text:visited-style-name="Visited_20_Internet_20_Link"><text:s/></text:a><draw:a xlink:type="simple" xlink:href="https://github.com/CountMausoleum"><draw:frame draw:style-name="fr1" draw:name="Image454" text:anchor-type="as-char" svg:width="0.3543in" svg:height="0.3543in" draw:z-index="455"><draw:image xlink:href="Pictures/1000000100000040000000400C7BC8E4701CABA5.png" xlink:type="simple" xlink:show="embed" xlink:actuate="onLoad" draw:mime-type="image/png"/><svg:title>@CountMausoleum</svg:title></draw:frame></draw:a><text:a xlink:type="simple" xlink:href="https://github.com/CountMausoleum" text:style-name="Internet_20_link" text:visited-style-name="Visited_20_Internet_20_Link"><text:s/></text:a><draw:a xlink:type="simple" xlink:href="https://github.com/SNUNews-dev"><draw:frame draw:style-name="fr1" draw:name="Image455" text:anchor-type="as-char" svg:width="0.3543in" svg:height="0.3543in" draw:z-index="456"><draw:image xlink:href="Pictures/1000000000000040000000409C73CB0A0ABA6E0A.png" xlink:type="simple" xlink:show="embed" xlink:actuate="onLoad" draw:mime-type="image/png"/><svg:title>@SNUNews-dev</svg:title></draw:frame></draw:a><text:a xlink:type="simple" xlink:href="https://github.com/SNUNews-dev" text:style-name="Internet_20_link" text:visited-style-name="Visited_20_Internet_20_Link"><text:s/></text:a><draw:a xlink:type="simple" xlink:href="https://github.com/SNU-Shopping"><draw:frame draw:style-name="fr1" draw:name="Image456" text:anchor-type="as-char" svg:width="0.3543in" svg:height="0.3543in" draw:z-index="457"><draw:image xlink:href="Pictures/1000000000000040000000409C73CB0A0ABA6E0A.png" xlink:type="simple" xlink:show="embed" xlink:actuate="onLoad" draw:mime-type="image/png"/><svg:title>@SNU-Shopping</svg:title></draw:frame></draw:a><text:a xlink:type="simple" xlink:href="https://github.com/SNU-Shopping" text:style-name="Internet_20_link" text:visited-style-name="Visited_20_Internet_20_Link"><text:s/></text:a><draw:a xlink:type="simple" xlink:href="https://github.com/SNU-Questionarium"><draw:frame draw:style-name="fr1" draw:name="Image457" text:anchor-type="as-char" svg:width="0.3543in" svg:height="0.3543in" draw:z-index="458"><draw:image xlink:href="Pictures/1000000000000040000000409C73CB0A0ABA6E0A.png" xlink:type="simple" xlink:show="embed" xlink:actuate="onLoad" draw:mime-type="image/png"/><svg:title>@SNU-Questionarium</svg:title></draw:frame></draw:a><text:a xlink:type="simple" xlink:href="https://github.com/SNU-Questionarium" text:style-name="Internet_20_link" text:visited-style-name="Visited_20_Internet_20_Link"><text:s/></text:a><draw:a xlink:type="simple" xlink:href="https://github.com/SNU-PuzzleCenter"><draw:frame draw:style-name="fr1" draw:name="Image458" text:anchor-type="as-char" svg:width="0.3543in" svg:height="0.3543in" draw:z-index="459"><draw:image xlink:href="Pictures/1000000000000040000000409C73CB0A0ABA6E0A.png" xlink:type="simple" xlink:show="embed" xlink:actuate="onLoad" draw:mime-type="image/png"/><svg:title>@SNU-PuzzleCenter</svg:title></draw:frame></draw:a><text:a xlink:type="simple" xlink:href="https://github.com/SNU-PuzzleCenter" text:style-name="Internet_20_link" text:visited-style-name="Visited_20_Internet_20_Link"><text:s/></text:a><draw:a xlink:type="simple" xlink:href="https://github.com/SNU-MemeGen"><draw:frame draw:style-name="fr1" draw:name="Image459" text:anchor-type="as-char" svg:width="0.3543in" svg:height="0.3543in" draw:z-index="460"><draw:image xlink:href="Pictures/1000000000000040000000409C73CB0A0ABA6E0A.png" xlink:type="simple" xlink:show="embed" xlink:actuate="onLoad" draw:mime-type="image/png"/><svg:title>@SNU-MemeGen</svg:title></draw:frame></draw:a><text:a xlink:type="simple" xlink:href="https://github.com/SNU-MemeGen" text:style-name="Internet_20_link" text:visited-style-name="Visited_20_Internet_20_Link"><text:s/></text:a><draw:a xlink:type="simple" xlink:href="https://github.com/SNU-LeapDay"><draw:frame draw:style-name="fr1" draw:name="Image460" text:anchor-type="as-char" svg:width="0.3543in" svg:height="0.3543in" draw:z-index="461"><draw:image xlink:href="Pictures/1000000000000040000000409C73CB0A0ABA6E0A.png" xlink:type="simple" xlink:show="embed" xlink:actuate="onLoad" draw:mime-type="image/png"/><svg:title>@SNU-LeapDay</svg:title></draw:frame></draw:a><text:a xlink:type="simple" xlink:href="https://github.com/SNU-LeapDay" text:style-name="Internet_20_link" text:visited-style-name="Visited_20_Internet_20_Link"><text:s/></text:a><draw:a xlink:type="simple" xlink:href="https://github.com/SNU-Jobs"><draw:frame draw:style-name="fr1" draw:name="Image461" text:anchor-type="as-char" svg:width="0.3543in" svg:height="0.3543in" draw:z-index="462"><draw:image xlink:href="Pictures/1000000000000040000000409C73CB0A0ABA6E0A.png" xlink:type="simple" xlink:show="embed" xlink:actuate="onLoad" draw:mime-type="image/png"/><svg:title>@SNU-Jobs</svg:title></draw:frame></draw:a><text:a xlink:type="simple" xlink:href="https://github.com/SNU-Jobs" text:style-name="Internet_20_link" text:visited-style-name="Visited_20_Internet_20_Link"><text:s/></text:a><draw:a xlink:type="simple" xlink:href="https://github.com/SNU-LifeStories"><draw:frame draw:style-name="fr1" draw:name="Image462" text:anchor-type="as-char" svg:width="0.3543in" svg:height="0.3543in" draw:z-index="463"><draw:image xlink:href="Pictures/1000000000000040000000409C73CB0A0ABA6E0A.png" xlink:type="simple" xlink:show="embed" xlink:actuate="onLoad" draw:mime-type="image/png"/><svg:title>@SNU-LifeStories</svg:title></draw:frame></draw:a><text:a xlink:type="simple" xlink:href="https://github.com/SNU-LifeStories" text:style-name="Internet_20_link" text:visited-style-name="Visited_20_Internet_20_Link"><text:s/></text:a><draw:a xlink:type="simple" xlink:href="https://github.com/SNU-Health"><draw:frame draw:style-name="fr1" draw:name="Image463" text:anchor-type="as-char" svg:width="0.3543in" svg:height="0.3543in" draw:z-index="464"><draw:image xlink:href="Pictures/1000000000000040000000409C73CB0A0ABA6E0A.png" xlink:type="simple" xlink:show="embed" xlink:actuate="onLoad" draw:mime-type="image/png"/><svg:title>@SNU-Health</svg:title></draw:frame></draw:a><text:a xlink:type="simple" xlink:href="https://github.com/SNU-Health" text:style-name="Internet_20_link" text:visited-style-name="Visited_20_Internet_20_Link"><text:s/></text:a><draw:a xlink:type="simple" xlink:href="https://github.com/SNU-Fonts"><draw:frame draw:style-name="fr1" draw:name="Image464" text:anchor-type="as-char" svg:width="0.3543in" svg:height="0.3543in" draw:z-index="465"><draw:image xlink:href="Pictures/1000000000000040000000409C73CB0A0ABA6E0A.png" xlink:type="simple" xlink:show="embed" xlink:actuate="onLoad" draw:mime-type="image/png"/><svg:title>@SNU-Fonts</svg:title></draw:frame></draw:a><text:a xlink:type="simple" xlink:href="https://github.com/SNU-Fonts" text:style-name="Internet_20_link" text:visited-style-name="Visited_20_Internet_20_Link"><text:s/></text:a><draw:a xlink:type="simple" xlink:href="https://github.com/SNU-FileExtensionHelp"><draw:frame draw:style-name="fr1" draw:name="Image465" text:anchor-type="as-char" svg:width="0.3543in" svg:height="0.3543in" draw:z-index="466"><draw:image xlink:href="Pictures/1000000000000040000000409C73CB0A0ABA6E0A.png" xlink:type="simple" xlink:show="embed" xlink:actuate="onLoad" draw:mime-type="image/png"/><svg:title>@SNU-FileExtensionHelp</svg:title></draw:frame></draw:a><text:a xlink:type="simple" xlink:href="https://github.com/SNU-FileExtensionHelp" text:style-name="Internet_20_link" text:visited-style-name="Visited_20_Internet_20_Link"><text:s/></text:a><draw:a xlink:type="simple" xlink:href="https://github.com/SNU-eSchool"><draw:frame draw:style-name="fr1" draw:name="Image466" text:anchor-type="as-char" svg:width="0.3543in" svg:height="0.3543in" draw:z-index="467"><draw:image xlink:href="Pictures/1000000000000040000000409C73CB0A0ABA6E0A.png" xlink:type="simple" xlink:show="embed" xlink:actuate="onLoad" draw:mime-type="image/png"/><svg:title>@SNU-eSchool</svg:title></draw:frame></draw:a><text:a xlink:type="simple" xlink:href="https://github.com/SNU-eSchool" text:style-name="Internet_20_link" text:visited-style-name="Visited_20_Internet_20_Link"><text:s/></text:a><draw:a xlink:type="simple" xlink:href="https://github.com/SNU-Encyclopedia"><draw:frame draw:style-name="fr1" draw:name="Image467" text:anchor-type="as-char" svg:width="0.3543in" svg:height="0.3543in" draw:z-index="468"><draw:image xlink:href="Pictures/1000000000000040000000409C73CB0A0ABA6E0A.png" xlink:type="simple" xlink:show="embed" xlink:actuate="onLoad" draw:mime-type="image/png"/><svg:title>@SNU-Encyclopedia</svg:title></draw:frame></draw:a><text:a xlink:type="simple" xlink:href="https://github.com/SNU-Encyclopedia" text:style-name="Internet_20_link" text:visited-style-name="Visited_20_Internet_20_Link"><text:s/></text:a><draw:a xlink:type="simple" xlink:href="https://github.com/SNU-DiseaseResearchCenter"><draw:frame draw:style-name="fr1" draw:name="Image468" text:anchor-type="as-char" svg:width="0.3543in" svg:height="0.3543in" draw:z-index="469"><draw:image xlink:href="Pictures/1000000000000040000000409C73CB0A0ABA6E0A.png" xlink:type="simple" xlink:show="embed" xlink:actuate="onLoad" draw:mime-type="image/png"/><svg:title>@SNU-DiseaseResearchCenter</svg:title></draw:frame></draw:a><text:a xlink:type="simple" xlink:href="https://github.com/SNU-DiseaseResearchCenter" text:style-name="Internet_20_link" text:visited-style-name="Visited_20_Internet_20_Link"><text:s/></text:a><draw:a xlink:type="simple" xlink:href="https://github.com/SNU-CloudGaming"><draw:frame draw:style-name="fr1" draw:name="Image469" text:anchor-type="as-char" svg:width="0.3543in" svg:height="0.3543in" draw:z-index="470"><draw:image xlink:href="Pictures/1000000000000040000000409C73CB0A0ABA6E0A.png" xlink:type="simple" xlink:show="embed" xlink:actuate="onLoad" draw:mime-type="image/png"/><svg:title>@SNU-CloudGaming</svg:title></draw:frame></draw:a><text:a xlink:type="simple" xlink:href="https://github.com/SNU-CloudGaming" text:style-name="Internet_20_link" text:visited-style-name="Visited_20_Internet_20_Link"><text:s/></text:a><draw:a xlink:type="simple" xlink:href="https://github.com/SNU-Clock"><draw:frame draw:style-name="fr1" draw:name="Image470" text:anchor-type="as-char" svg:width="0.3543in" svg:height="0.3543in" draw:z-index="471"><draw:image xlink:href="Pictures/1000000000000040000000409C73CB0A0ABA6E0A.png" xlink:type="simple" xlink:show="embed" xlink:actuate="onLoad" draw:mime-type="image/png"/><svg:title>@SNU-Clock</svg:title></draw:frame></draw:a><text:a xlink:type="simple" xlink:href="https://github.com/SNU-Clock" text:style-name="Internet_20_link" text:visited-style-name="Visited_20_Internet_20_Link"><text:s/></text:a><draw:a xlink:type="simple" xlink:href="https://github.com/SNU-EvidenceLocker"><draw:frame draw:style-name="fr1" draw:name="Image471" text:anchor-type="as-char" svg:width="0.3543in" svg:height="0.3543in" draw:z-index="472"><draw:image xlink:href="Pictures/1000000000000040000000409C73CB0A0ABA6E0A.png" xlink:type="simple" xlink:show="embed" xlink:actuate="onLoad" draw:mime-type="image/png"/><svg:title>@SNU-EvidenceLocker</svg:title></draw:frame></draw:a><text:a xlink:type="simple" xlink:href="https://github.com/SNU-EvidenceLocker" text:style-name="Internet_20_link" text:visited-style-name="Visited_20_Internet_20_Link"><text:s/></text:a><draw:a xlink:type="simple" xlink:href="https://github.com/SNU-Companies"><draw:frame draw:style-name="fr1" draw:name="Image472" text:anchor-type="as-char" svg:width="0.3543in" svg:height="0.3543in" draw:z-index="473"><draw:image xlink:href="Pictures/1000000000000040000000409C73CB0A0ABA6E0A.png" xlink:type="simple" xlink:show="embed" xlink:actuate="onLoad" draw:mime-type="image/png"/><svg:title>@SNU-Companies</svg:title></draw:frame></draw:a><text:a xlink:type="simple" xlink:href="https://github.com/SNU-Companies" text:style-name="Internet_20_link" text:visited-style-name="Visited_20_Internet_20_Link"><text:s/></text:a><draw:a xlink:type="simple" xlink:href="https://github.com/SNU-Cache"><draw:frame draw:style-name="fr1" draw:name="Image473" text:anchor-type="as-char" svg:width="0.3543in" svg:height="0.3543in" draw:z-index="474"><draw:image xlink:href="Pictures/1000000000000040000000409C73CB0A0ABA6E0A.png" xlink:type="simple" xlink:show="embed" xlink:actuate="onLoad" draw:mime-type="image/png"/><svg:title>@SNU-Cache</svg:title></draw:frame></draw:a><text:a xlink:type="simple" xlink:href="https://github.com/SNU-Cache" text:style-name="Internet_20_link" text:visited-style-name="Visited_20_Internet_20_Link"><text:s/></text:a><draw:a xlink:type="simple" xlink:href="https://github.com/SNU-CharacterSupport"><draw:frame draw:style-name="fr1" draw:name="Image474" text:anchor-type="as-char" svg:width="0.3543in" svg:height="0.3543in" draw:z-index="475"><draw:image xlink:href="Pictures/1000000000000040000000409C73CB0A0ABA6E0A.png" xlink:type="simple" xlink:show="embed" xlink:actuate="onLoad" draw:mime-type="image/png"/><svg:title>@SNU-CharacterSupport</svg:title></draw:frame></draw:a><text:a xlink:type="simple" xlink:href="https://github.com/SNU-CharacterSupport" text:style-name="Internet_20_link" text:visited-style-name="Visited_20_Internet_20_Link"><text:s/></text:a><draw:a xlink:type="simple" xlink:href="https://github.com/SNU-OtherReferences"><draw:frame draw:style-name="fr1" draw:name="Image475" text:anchor-type="as-char" svg:width="0.3543in" svg:height="0.3543in" draw:z-index="476"><draw:image xlink:href="Pictures/1000000000000040000000409C73CB0A0ABA6E0A.png" xlink:type="simple" xlink:show="embed" xlink:actuate="onLoad" draw:mime-type="image/png"/><svg:title>@SNU-OtherReferences</svg:title></draw:frame></draw:a><text:a xlink:type="simple" xlink:href="https://github.com/SNU-OtherReferences" text:style-name="Internet_20_link" text:visited-style-name="Visited_20_Internet_20_Link"><text:s/></text:a><draw:a xlink:type="simple" xlink:href="https://github.com/SNU-IdeaBoard"><draw:frame draw:style-name="fr1" draw:name="Image476" text:anchor-type="as-char" svg:width="0.3543in" svg:height="0.3543in" draw:z-index="477"><draw:image xlink:href="Pictures/1000000000000040000000409C73CB0A0ABA6E0A.png" xlink:type="simple" xlink:show="embed" xlink:actuate="onLoad" draw:mime-type="image/png"/><svg:title>@SNU-IdeaBoard</svg:title></draw:frame></draw:a><text:a xlink:type="simple" xlink:href="https://github.com/SNU-IdeaBoard" text:style-name="Internet_20_link" text:visited-style-name="Visited_20_Internet_20_Link"><text:s/></text:a><draw:a xlink:type="simple" xlink:href="https://github.com/SNU-Plans"><draw:frame draw:style-name="fr1" draw:name="Image477" text:anchor-type="as-char" svg:width="0.3543in" svg:height="0.3543in" draw:z-index="478"><draw:image xlink:href="Pictures/1000000000000040000000409C73CB0A0ABA6E0A.png" xlink:type="simple" xlink:show="embed" xlink:actuate="onLoad" draw:mime-type="image/png"/><svg:title>@SNU-Plans</svg:title></draw:frame></draw:a><text:a xlink:type="simple" xlink:href="https://github.com/SNU-Plans" text:style-name="Internet_20_link" text:visited-style-name="Visited_20_Internet_20_Link"><text:s/></text:a><draw:a xlink:type="simple" xlink:href="https://github.com/SNU-Committee"><draw:frame draw:style-name="fr1" draw:name="Image478" text:anchor-type="as-char" svg:width="0.3543in" svg:height="0.3543in" draw:z-index="479"><draw:image xlink:href="Pictures/1000000000000040000000409C73CB0A0ABA6E0A.png" xlink:type="simple" xlink:show="embed" xlink:actuate="onLoad" draw:mime-type="image/png"/><svg:title>@SNU-Committee</svg:title></draw:frame></draw:a><text:a xlink:type="simple" xlink:href="https://github.com/SNU-Committee" text:style-name="Internet_20_link" text:visited-style-name="Visited_20_Internet_20_Link"><text:s/></text:a><draw:a xlink:type="simple" xlink:href="https://github.com/SNU-CallingCenter"><draw:frame draw:style-name="fr1" draw:name="Image479" text:anchor-type="as-char" svg:width="0.3543in" svg:height="0.3543in" draw:z-index="480"><draw:image xlink:href="Pictures/1000000000000040000000409C73CB0A0ABA6E0A.png" xlink:type="simple" xlink:show="embed" xlink:actuate="onLoad" draw:mime-type="image/png"/><svg:title>@SNU-CallingCenter</svg:title></draw:frame></draw:a><text:a xlink:type="simple" xlink:href="https://github.com/SNU-CallingCenter" text:style-name="Internet_20_link" text:visited-style-name="Visited_20_Internet_20_Link"><text:s/></text:a><draw:a xlink:type="simple" xlink:href="https://github.com/SNU-Business"><draw:frame draw:style-name="fr1" draw:name="Image480" text:anchor-type="as-char" svg:width="0.3543in" svg:height="0.3543in" draw:z-index="481"><draw:image xlink:href="Pictures/1000000000000040000000409C73CB0A0ABA6E0A.png" xlink:type="simple" xlink:show="embed" xlink:actuate="onLoad" draw:mime-type="image/png"/><svg:title>@SNU-Business</svg:title></draw:frame></draw:a><text:a xlink:type="simple" xlink:href="https://github.com/SNU-Business" text:style-name="Internet_20_link" text:visited-style-name="Visited_20_Internet_20_Link"><text:s/></text:a><draw:a xlink:type="simple" xlink:href="https://github.com/SNU-3DPrinting"><draw:frame draw:style-name="fr1" draw:name="Image481" text:anchor-type="as-char" svg:width="0.3543in" svg:height="0.3543in" draw:z-index="482"><draw:image xlink:href="Pictures/1000000000000040000000409C73CB0A0ABA6E0A.png" xlink:type="simple" xlink:show="embed" xlink:actuate="onLoad" draw:mime-type="image/png"/><svg:title>@SNU-3DPrinting</svg:title></draw:frame></draw:a><text:a xlink:type="simple" xlink:href="https://github.com/SNU-3DPrinting" text:style-name="Internet_20_link" text:visited-style-name="Visited_20_Internet_20_Link"><text:s/></text:a><draw:a xlink:type="simple" xlink:href="https://github.com/SNU-FilmPlaza"><draw:frame draw:style-name="fr1" draw:name="Image482" text:anchor-type="as-char" svg:width="0.3543in" svg:height="0.3543in" draw:z-index="483"><draw:image xlink:href="Pictures/1000000000000040000000409C73CB0A0ABA6E0A.png" xlink:type="simple" xlink:show="embed" xlink:actuate="onLoad" draw:mime-type="image/png"/><svg:title>@SNU-FilmPlaza</svg:title></draw:frame></draw:a><text:a xlink:type="simple" xlink:href="https://github.com/SNU-FilmPlaza" text:style-name="Internet_20_link" text:visited-style-name="Visited_20_Internet_20_Link"><text:s/></text:a><draw:a xlink:type="simple" xlink:href="https://github.com/SNU-TOS"><draw:frame draw:style-name="fr1" draw:name="Image483" text:anchor-type="as-char" svg:width="0.3543in" svg:height="0.3543in" draw:z-index="484"><draw:image xlink:href="Pictures/1000000000000040000000409C73CB0A0ABA6E0A.png" xlink:type="simple" xlink:show="embed" xlink:actuate="onLoad" draw:mime-type="image/png"/><svg:title>@SNU-TOS</svg:title></draw:frame></draw:a><text:a xlink:type="simple" xlink:href="https://github.com/SNU-TOS" text:style-name="Internet_20_link" text:visited-style-name="Visited_20_Internet_20_Link"><text:s/></text:a><draw:a xlink:type="simple" xlink:href="https://github.com/SNU-VideoTheater"><draw:frame draw:style-name="fr1" draw:name="Image484" text:anchor-type="as-char" svg:width="0.3543in" svg:height="0.3543in" draw:z-index="485"><draw:image xlink:href="Pictures/1000000000000040000000409C73CB0A0ABA6E0A.png" xlink:type="simple" xlink:show="embed" xlink:actuate="onLoad" draw:mime-type="image/png"/><svg:title>@SNU-VideoTheater</svg:title></draw:frame></draw:a><text:a xlink:type="simple" xlink:href="https://github.com/SNU-VideoTheater" text:style-name="Internet_20_link" text:visited-style-name="Visited_20_Internet_20_Link"><text:s/></text:a><draw:a xlink:type="simple" xlink:href="https://github.com/SNU-TimeMachine"><draw:frame draw:style-name="fr1" draw:name="Image485" text:anchor-type="as-char" svg:width="0.3543in" svg:height="0.3543in" draw:z-index="486"><draw:image xlink:href="Pictures/1000000000000040000000409C73CB0A0ABA6E0A.png" xlink:type="simple" xlink:show="embed" xlink:actuate="onLoad" draw:mime-type="image/png"/><svg:title>@SNU-TimeMachine</svg:title></draw:frame></draw:a><text:a xlink:type="simple" xlink:href="https://github.com/SNU-TimeMachine" text:style-name="Internet_20_link" text:visited-style-name="Visited_20_Internet_20_Link"><text:s/></text:a><draw:a xlink:type="simple" xlink:href="https://github.com/SNU-Video"><draw:frame draw:style-name="fr1" draw:name="Image486" text:anchor-type="as-char" svg:width="0.3543in" svg:height="0.3543in" draw:z-index="487"><draw:image xlink:href="Pictures/1000000000000040000000409C73CB0A0ABA6E0A.png" xlink:type="simple" xlink:show="embed" xlink:actuate="onLoad" draw:mime-type="image/png"/><svg:title>@SNU-Video</svg:title></draw:frame></draw:a><text:a xlink:type="simple" xlink:href="https://github.com/SNU-Video" text:style-name="Internet_20_link" text:visited-style-name="Visited_20_Internet_20_Link"><text:s/></text:a><draw:a xlink:type="simple" xlink:href="https://github.com/SNU-EngineRoom"><draw:frame draw:style-name="fr1" draw:name="Image487" text:anchor-type="as-char" svg:width="0.3543in" svg:height="0.3543in" draw:z-index="488"><draw:image xlink:href="Pictures/1000000000000040000000409C73CB0A0ABA6E0A.png" xlink:type="simple" xlink:show="embed" xlink:actuate="onLoad" draw:mime-type="image/png"/><svg:title>@SNU-EngineRoom</svg:title></draw:frame></draw:a><text:a xlink:type="simple" xlink:href="https://github.com/SNU-EngineRoom" text:style-name="Internet_20_link" text:visited-style-name="Visited_20_Internet_20_Link"><text:s/></text:a><draw:a xlink:type="simple" xlink:href="https://github.com/SNU-VR"><draw:frame draw:style-name="fr1" draw:name="Image488" text:anchor-type="as-char" svg:width="0.3543in" svg:height="0.3543in" draw:z-index="489"><draw:image xlink:href="Pictures/1000000000000040000000409C73CB0A0ABA6E0A.png" xlink:type="simple" xlink:show="embed" xlink:actuate="onLoad" draw:mime-type="image/png"/><svg:title>@SNU-VR</svg:title></draw:frame></draw:a><text:a xlink:type="simple" xlink:href="https://github.com/SNU-VR" text:style-name="Internet_20_link" text:visited-style-name="Visited_20_Internet_20_Link"><text:s/></text:a><draw:a xlink:type="simple" xlink:href="https://github.com/SNU-AmazonCompatibilityMode"><draw:frame draw:style-name="fr1" draw:name="Image489" text:anchor-type="as-char" svg:width="0.3543in" svg:height="0.3543in" draw:z-index="490"><draw:image xlink:href="Pictures/1000000000000040000000409C73CB0A0ABA6E0A.png" xlink:type="simple" xlink:show="embed" xlink:actuate="onLoad" draw:mime-type="image/png"/><svg:title>@SNU-AmazonCompatibilityMode</svg:title></draw:frame></draw:a><text:a xlink:type="simple" xlink:href="https://github.com/SNU-AmazonCompatibilityMode" text:style-name="Internet_20_link" text:visited-style-name="Visited_20_Internet_20_Link"><text:s/></text:a><draw:a xlink:type="simple" xlink:href="https://github.com/SNU-Erotica"><draw:frame draw:style-name="fr1" draw:name="Image490" text:anchor-type="as-char" svg:width="0.3543in" svg:height="0.3543in" draw:z-index="491"><draw:image xlink:href="Pictures/1000000000000040000000409C73CB0A0ABA6E0A.png" xlink:type="simple" xlink:show="embed" xlink:actuate="onLoad" draw:mime-type="image/png"/><svg:title>@SNU-Erotica</svg:title></draw:frame></draw:a><text:a xlink:type="simple" xlink:href="https://github.com/SNU-Erotica" text:style-name="Internet_20_link" text:visited-style-name="Visited_20_Internet_20_Link"><text:s/></text:a><draw:a xlink:type="simple" xlink:href="https://github.com/SNU-SexEducation"><draw:frame draw:style-name="fr1" draw:name="Image491" text:anchor-type="as-char" svg:width="0.3543in" svg:height="0.3543in" draw:z-index="492"><draw:image xlink:href="Pictures/1000000000000040000000409C73CB0A0ABA6E0A.png" xlink:type="simple" xlink:show="embed" xlink:actuate="onLoad" draw:mime-type="image/png"/><svg:title>@SNU-SexEducation</svg:title></draw:frame></draw:a><text:a xlink:type="simple" xlink:href="https://github.com/SNU-SexEducation" text:style-name="Internet_20_link" text:visited-style-name="Visited_20_Internet_20_Link"><text:s/></text:a><draw:a xlink:type="simple" xlink:href="https://github.com/SNU-ProfileBuilder"><draw:frame draw:style-name="fr1" draw:name="Image492" text:anchor-type="as-char" svg:width="0.3543in" svg:height="0.3543in" draw:z-index="493"><draw:image xlink:href="Pictures/1000000000000040000000409C73CB0A0ABA6E0A.png" xlink:type="simple" xlink:show="embed" xlink:actuate="onLoad" draw:mime-type="image/png"/><svg:title>@SNU-ProfileBuilder</svg:title></draw:frame></draw:a><text:a xlink:type="simple" xlink:href="https://github.com/SNU-ProfileBuilder" text:style-name="Internet_20_link" text:visited-style-name="Visited_20_Internet_20_Link"><text:s/></text:a><draw:a xlink:type="simple" xlink:href="https://github.com/SNU-NitterMode"><draw:frame draw:style-name="fr1" draw:name="Image493" text:anchor-type="as-char" svg:width="0.3543in" svg:height="0.3543in" draw:z-index="494"><draw:image xlink:href="Pictures/1000000000000040000000409C73CB0A0ABA6E0A.png" xlink:type="simple" xlink:show="embed" xlink:actuate="onLoad" draw:mime-type="image/png"/><svg:title>@SNU-NitterMode</svg:title></draw:frame></draw:a><text:a xlink:type="simple" xlink:href="https://github.com/SNU-NitterMode" text:style-name="Internet_20_link" text:visited-style-name="Visited_20_Internet_20_Link"><text:s/></text:a><draw:a xlink:type="simple" xlink:href="https://github.com/SNU-Books"><draw:frame draw:style-name="fr1" draw:name="Image494" text:anchor-type="as-char" svg:width="0.3543in" svg:height="0.3543in" draw:z-index="495"><draw:image xlink:href="Pictures/1000000000000040000000409C73CB0A0ABA6E0A.png" xlink:type="simple" xlink:show="embed" xlink:actuate="onLoad" draw:mime-type="image/png"/><svg:title>@SNU-Books</svg:title></draw:frame></draw:a><text:a xlink:type="simple" xlink:href="https://github.com/SNU-Books" text:style-name="Internet_20_link" text:visited-style-name="Visited_20_Internet_20_Link"><text:s/></text:a><draw:a xlink:type="simple" xlink:href="https://github.com/SNU-Blogs"><draw:frame draw:style-name="fr1" draw:name="Image495" text:anchor-type="as-char" svg:width="0.3543in" svg:height="0.3543in" draw:z-index="496"><draw:image xlink:href="Pictures/1000000000000040000000409C73CB0A0ABA6E0A.png" xlink:type="simple" xlink:show="embed" xlink:actuate="onLoad" draw:mime-type="image/png"/><svg:title>@SNU-Blogs</svg:title></draw:frame></draw:a><text:a xlink:type="simple" xlink:href="https://github.com/SNU-Blogs" text:style-name="Internet_20_link" text:visited-style-name="Visited_20_Internet_20_Link"><text:s/></text:a><draw:a xlink:type="simple" xlink:href="https://github.com/SNU-SlangDictionary"><draw:frame draw:style-name="fr1" draw:name="Image496" text:anchor-type="as-char" svg:width="0.3543in" svg:height="0.3543in" draw:z-index="497"><draw:image xlink:href="Pictures/1000000000000040000000409C73CB0A0ABA6E0A.png" xlink:type="simple" xlink:show="embed" xlink:actuate="onLoad" draw:mime-type="image/png"/><svg:title>@SNU-SlangDictionary</svg:title></draw:frame></draw:a><text:a xlink:type="simple" xlink:href="https://github.com/SNU-SlangDictionary" text:style-name="Internet_20_link" text:visited-style-name="Visited_20_Internet_20_Link"><text:s/></text:a><draw:a xlink:type="simple" xlink:href="https://github.com/SNU-MalwareViru-RepoMode"><draw:frame draw:style-name="fr1" draw:name="Image497" text:anchor-type="as-char" svg:width="0.3543in" svg:height="0.3543in" draw:z-index="498"><draw:image xlink:href="Pictures/1000000000000040000000409C73CB0A0ABA6E0A.png" xlink:type="simple" xlink:show="embed" xlink:actuate="onLoad" draw:mime-type="image/png"/><svg:title>@SNU-MalwareViru-RepoMode</svg:title></draw:frame></draw:a><text:a xlink:type="simple" xlink:href="https://github.com/SNU-MalwareViru-RepoMode" text:style-name="Internet_20_link" text:visited-style-name="Visited_20_Internet_20_Link"><text:s/></text:a><draw:a xlink:type="simple" xlink:href="https://github.com/SNU-HttpsStatusCodeList"><draw:frame draw:style-name="fr1" draw:name="Image498" text:anchor-type="as-char" svg:width="0.3543in" svg:height="0.3543in" draw:z-index="499"><draw:image xlink:href="Pictures/1000000000000040000000409C73CB0A0ABA6E0A.png" xlink:type="simple" xlink:show="embed" xlink:actuate="onLoad" draw:mime-type="image/png"/><svg:title>@SNU-HttpsStatusCodeList</svg:title></draw:frame></draw:a><text:a xlink:type="simple" xlink:href="https://github.com/SNU-HttpsStatusCodeList" text:style-name="Internet_20_link" text:visited-style-name="Visited_20_Internet_20_Link"><text:s/></text:a><draw:a xlink:type="simple" xlink:href="https://github.com/SNU-DiggMode"><draw:frame draw:style-name="fr1" draw:name="Image499" text:anchor-type="as-char" svg:width="0.3543in" svg:height="0.3543in" draw:z-index="500"><draw:image xlink:href="Pictures/1000000000000040000000409C73CB0A0ABA6E0A.png" xlink:type="simple" xlink:show="embed" xlink:actuate="onLoad" draw:mime-type="image/png"/><svg:title>@SNU-DiggMode</svg:title></draw:frame></draw:a><text:a xlink:type="simple" xlink:href="https://github.com/SNU-DiggMode" text:style-name="Internet_20_link" text:visited-style-name="Visited_20_Internet_20_Link"><text:s/></text:a><draw:a xlink:type="simple" xlink:href="https://github.com/SNU-DownloadMoreRAM"><draw:frame draw:style-name="fr1" draw:name="Image500" text:anchor-type="as-char" svg:width="0.3543in" svg:height="0.3543in" draw:z-index="501"><draw:image xlink:href="Pictures/1000000000000040000000409C73CB0A0ABA6E0A.png" xlink:type="simple" xlink:show="embed" xlink:actuate="onLoad" draw:mime-type="image/png"/><svg:title>@SNU-DownloadMoreRAM</svg:title></draw:frame></draw:a><text:a xlink:type="simple" xlink:href="https://github.com/SNU-DownloadMoreRAM" text:style-name="Internet_20_link" text:visited-style-name="Visited_20_Internet_20_Link"><text:s/></text:a><draw:a xlink:type="simple" xlink:href="https://github.com/SNU-DennisRitchieMemorial"><draw:frame draw:style-name="fr1" draw:name="Image501" text:anchor-type="as-char" svg:width="0.3543in" svg:height="0.3543in" draw:z-index="502"><draw:image xlink:href="Pictures/10000000000000400000004027587BE356CDF3D9.jpg" xlink:type="simple" xlink:show="embed" xlink:actuate="onLoad" draw:mime-type="image/jpeg"/><svg:title>@SNU-DennisRitchieMemorial</svg:title></draw:frame></draw:a><text:a xlink:type="simple" xlink:href="https://github.com/SNU-DennisRitchieMemorial" text:style-name="Internet_20_link" text:visited-style-name="Visited_20_Internet_20_Link"><text:s/></text:a><draw:a xlink:type="simple" xlink:href="https://github.com/SNU-KenThompsonMemorial"><draw:frame draw:style-name="fr1" draw:name="Image502" text:anchor-type="as-char" svg:width="0.3543in" svg:height="0.3543in" draw:z-index="503"><draw:image xlink:href="Pictures/10000000000000400000004000AC4C90D7646111.jpg" xlink:type="simple" xlink:show="embed" xlink:actuate="onLoad" draw:mime-type="image/jpeg"/><svg:title>@SNU-KenThompsonMemorial</svg:title></draw:frame></draw:a><text:a xlink:type="simple" xlink:href="https://github.com/SNU-KenThompsonMemorial" text:style-name="Internet_20_link" text:visited-style-name="Visited_20_Internet_20_Link"><text:s/></text:a><draw:a xlink:type="simple" xlink:href="https://github.com/SNU-Dashboard"><draw:frame draw:style-name="fr1" draw:name="Image503" text:anchor-type="as-char" svg:width="0.3543in" svg:height="0.3543in" draw:z-index="504"><draw:image xlink:href="Pictures/1000000000000040000000409C73CB0A0ABA6E0A.png" xlink:type="simple" xlink:show="embed" xlink:actuate="onLoad" draw:mime-type="image/png"/><svg:title>@SNU-Dashboard</svg:title></draw:frame></draw:a><text:a xlink:type="simple" xlink:href="https://github.com/SNU-Dashboard" text:style-name="Internet_20_link" text:visited-style-name="Visited_20_Internet_20_Link"><text:s/></text:a><draw:a xlink:type="simple" xlink:href="https://github.com/SNU-AmishCenter"><draw:frame draw:style-name="fr1" draw:name="Image504" text:anchor-type="as-char" svg:width="0.3543in" svg:height="0.3543in" draw:z-index="505"><draw:image xlink:href="Pictures/1000000000000040000000409C73CB0A0ABA6E0A.png" xlink:type="simple" xlink:show="embed" xlink:actuate="onLoad" draw:mime-type="image/png"/><svg:title>@SNU-AmishCenter</svg:title></draw:frame></draw:a><text:a xlink:type="simple" xlink:href="https://github.com/SNU-AmishCenter" text:style-name="Internet_20_link" text:visited-style-name="Visited_20_Internet_20_Link"><text:s/></text:a><draw:a xlink:type="simple" xlink:href="https://github.com/SNU-InternetMuseum"><draw:frame draw:style-name="fr1" draw:name="Image505" text:anchor-type="as-char" svg:width="0.3543in" svg:height="0.3543in" draw:z-index="506"><draw:image xlink:href="Pictures/1000000000000040000000409C73CB0A0ABA6E0A.png" xlink:type="simple" xlink:show="embed" xlink:actuate="onLoad" draw:mime-type="image/png"/><svg:title>@SNU-InternetMuseum</svg:title></draw:frame></draw:a><text:a xlink:type="simple" xlink:href="https://github.com/SNU-InternetMuseum" text:style-name="Internet_20_link" text:visited-style-name="Visited_20_Internet_20_Link"><text:s/></text:a><draw:a xlink:type="simple" xlink:href="https://github.com/SNU-LegendsOfTheInternet"><draw:frame draw:style-name="fr1" draw:name="Image506" text:anchor-type="as-char" svg:width="0.3543in" svg:height="0.3543in" draw:z-index="507"><draw:image xlink:href="Pictures/1000000000000040000000409C73CB0A0ABA6E0A.png" xlink:type="simple" xlink:show="embed" xlink:actuate="onLoad" draw:mime-type="image/png"/><svg:title>@SNU-LegendsOfTheInternet</svg:title></draw:frame></draw:a><text:a xlink:type="simple" xlink:href="https://github.com/SNU-LegendsOfTheInternet" text:style-name="Internet_20_link" text:visited-style-name="Visited_20_Internet_20_Link"><text:s/></text:a><draw:a xlink:type="simple" xlink:href="https://github.com/SNU-SuperSearch"><draw:frame draw:style-name="fr1" draw:name="Image507" text:anchor-type="as-char" svg:width="0.3543in" svg:height="0.3543in" draw:z-index="508"><draw:image xlink:href="Pictures/1000000000000040000000409C73CB0A0ABA6E0A.png" xlink:type="simple" xlink:show="embed" xlink:actuate="onLoad" draw:mime-type="image/png"/><svg:title>@SNU-SuperSearch</svg:title></draw:frame></draw:a><text:a xlink:type="simple" xlink:href="https://github.com/SNU-SuperSearch" text:style-name="Internet_20_link" text:visited-style-name="Visited_20_Internet_20_Link"><text:s/></text:a><draw:a xlink:type="simple" xlink:href="https://github.com/SNU-Extras"><draw:frame draw:style-name="fr1" draw:name="Image508" text:anchor-type="as-char" svg:width="0.3543in" svg:height="0.3543in" draw:z-index="509"><draw:image xlink:href="Pictures/1000000000000040000000409C73CB0A0ABA6E0A.png" xlink:type="simple" xlink:show="embed" xlink:actuate="onLoad" draw:mime-type="image/png"/><svg:title>@SNU-Extras</svg:title></draw:frame></draw:a><text:a xlink:type="simple" xlink:href="https://github.com/SNU-Extras" text:style-name="Internet_20_link" text:visited-style-name="Visited_20_Internet_20_Link"><text:s/></text:a><draw:a xlink:type="simple" xlink:href="https://github.com/SNU-AccountSetup"><draw:frame draw:style-name="fr1" draw:name="Image509" text:anchor-type="as-char" svg:width="0.3543in" svg:height="0.3543in" draw:z-index="510"><draw:image xlink:href="Pictures/1000000000000040000000409C73CB0A0ABA6E0A.png" xlink:type="simple" xlink:show="embed" xlink:actuate="onLoad" draw:mime-type="image/png"/><svg:title>@SNU-AccountSetup</svg:title></draw:frame></draw:a><text:a xlink:type="simple" xlink:href="https://github.com/SNU-AccountSetup" text:style-name="Internet_20_link" text:visited-style-name="Visited_20_Internet_20_Link"><text:s/></text:a><draw:a xlink:type="simple" xlink:href="https://github.com/SNU-WWW30"><draw:frame draw:style-name="fr1" draw:name="Image510" text:anchor-type="as-char" svg:width="0.3543in" svg:height="0.3543in" draw:z-index="511"><draw:image xlink:href="Pictures/1000000000000040000000409C73CB0A0ABA6E0A.png" xlink:type="simple" xlink:show="embed" xlink:actuate="onLoad" draw:mime-type="image/png"/><svg:title>@SNU-WWW30</svg:title></draw:frame></draw:a><text:a xlink:type="simple" xlink:href="https://github.com/SNU-WWW30" text:style-name="Internet_20_link" text:visited-style-name="Visited_20_Internet_20_Link"><text:s/></text:a><draw:a xlink:type="simple" xlink:href="https://github.com/SNU-Accessibility"><draw:frame draw:style-name="fr1" draw:name="Image511" text:anchor-type="as-char" svg:width="0.3543in" svg:height="0.3543in" draw:z-index="512"><draw:image xlink:href="Pictures/1000000000000040000000409C73CB0A0ABA6E0A.png" xlink:type="simple" xlink:show="embed" xlink:actuate="onLoad" draw:mime-type="image/png"/><svg:title>@SNU-Accessibility</svg:title></draw:frame></draw:a><text:a xlink:type="simple" xlink:href="https://github.com/SNU-Accessibility" text:style-name="Internet_20_link" text:visited-style-name="Visited_20_Internet_20_Link"><text:s/></text:a><draw:a xlink:type="simple" xlink:href="https://github.com/SNU-About"><draw:frame draw:style-name="fr1" draw:name="Image512" text:anchor-type="as-char" svg:width="0.3543in" svg:height="0.3543in" draw:z-index="513"><draw:image xlink:href="Pictures/1000000000000040000000409C73CB0A0ABA6E0A.png" xlink:type="simple" xlink:show="embed" xlink:actuate="onLoad" draw:mime-type="image/png"/><svg:title>@SNU-About</svg:title></draw:frame></draw:a><text:a xlink:type="simple" xlink:href="https://github.com/SNU-About" text:style-name="Internet_20_link" text:visited-style-name="Visited_20_Internet_20_Link"><text:s/></text:a><draw:a xlink:type="simple" xlink:href="https://github.com/SNU-WebVTT"><draw:frame draw:style-name="fr1" draw:name="Image513" text:anchor-type="as-char" svg:width="0.3543in" svg:height="0.3543in" draw:z-index="514"><draw:image xlink:href="Pictures/1000000000000040000000409C73CB0A0ABA6E0A.png" xlink:type="simple" xlink:show="embed" xlink:actuate="onLoad" draw:mime-type="image/png"/><svg:title>@SNU-WebVTT</svg:title></draw:frame></draw:a><text:a xlink:type="simple" xlink:href="https://github.com/SNU-WebVTT" text:style-name="Internet_20_link" text:visited-style-name="Visited_20_Internet_20_Link"><text:s/></text:a><draw:a xlink:type="simple" xlink:href="https://github.com/SNU-HistoryManagement"><draw:frame draw:style-name="fr1" draw:name="Image514" text:anchor-type="as-char" svg:width="0.3543in" svg:height="0.3543in" draw:z-index="515"><draw:image xlink:href="Pictures/1000000000000040000000409C73CB0A0ABA6E0A.png" xlink:type="simple" xlink:show="embed" xlink:actuate="onLoad" draw:mime-type="image/png"/><svg:title>@SNU-HistoryManagement</svg:title></draw:frame></draw:a><text:a xlink:type="simple" xlink:href="https://github.com/SNU-HistoryManagement" text:style-name="Internet_20_link" text:visited-style-name="Visited_20_Internet_20_Link"><text:s/></text:a><draw:a xlink:type="simple" xlink:href="https://github.com/SNU-ServerEssentials"><draw:frame draw:style-name="fr1" draw:name="Image515" text:anchor-type="as-char" svg:width="0.3543in" svg:height="0.3543in" draw:z-index="516"><draw:image xlink:href="Pictures/1000000000000040000000409C73CB0A0ABA6E0A.png" xlink:type="simple" xlink:show="embed" xlink:actuate="onLoad" draw:mime-type="image/png"/><svg:title>@SNU-ServerEssentials</svg:title></draw:frame></draw:a><text:a xlink:type="simple" xlink:href="https://github.com/SNU-ServerEssentials" text:style-name="Internet_20_link" text:visited-style-name="Visited_20_Internet_20_Link"><text:s/></text:a><draw:a xlink:type="simple" xlink:href="https://github.com/SNU-VersionHistory"><draw:frame draw:style-name="fr1" draw:name="Image516" text:anchor-type="as-char" svg:width="0.3543in" svg:height="0.3543in" draw:z-index="517"><draw:image xlink:href="Pictures/1000000000000040000000409C73CB0A0ABA6E0A.png" xlink:type="simple" xlink:show="embed" xlink:actuate="onLoad" draw:mime-type="image/png"/><svg:title>@SNU-VersionHistory</svg:title></draw:frame></draw:a><text:a xlink:type="simple" xlink:href="https://github.com/SNU-VersionHistory" text:style-name="Internet_20_link" text:visited-style-name="Visited_20_Internet_20_Link"><text:s/></text:a><draw:a xlink:type="simple" xlink:href="https://github.com/SNU-JavaScript-Math-Center"><draw:frame draw:style-name="fr1" draw:name="Image517" text:anchor-type="as-char" svg:width="0.3543in" svg:height="0.3543in" draw:z-index="518"><draw:image xlink:href="Pictures/1000000000000040000000409C73CB0A0ABA6E0A.png" xlink:type="simple" xlink:show="embed" xlink:actuate="onLoad" draw:mime-type="image/png"/><svg:title>@SNU-JavaScript-Math-Center</svg:title></draw:frame></draw:a><text:a xlink:type="simple" xlink:href="https://github.com/SNU-JavaScript-Math-Center" text:style-name="Internet_20_link" text:visited-style-name="Visited_20_Internet_20_Link"><text:s/></text:a><draw:a xlink:type="simple" xlink:href="https://github.com/SNU-DMailClient"><draw:frame draw:style-name="fr1" draw:name="Image518" text:anchor-type="as-char" svg:width="0.3543in" svg:height="0.3543in" draw:z-index="519"><draw:image xlink:href="Pictures/1000000000000040000000409C73CB0A0ABA6E0A.png" xlink:type="simple" xlink:show="embed" xlink:actuate="onLoad" draw:mime-type="image/png"/><svg:title>@SNU-DMailClient</svg:title></draw:frame></draw:a><text:a xlink:type="simple" xlink:href="https://github.com/SNU-DMailClient" text:style-name="Internet_20_link" text:visited-style-name="Visited_20_Internet_20_Link"><text:s/></text:a><draw:a xlink:type="simple" xlink:href="https://github.com/SNU-NewYears"><draw:frame draw:style-name="fr1" draw:name="Image519" text:anchor-type="as-char" svg:width="0.3543in" svg:height="0.3543in" draw:z-index="520"><draw:image xlink:href="Pictures/1000000000000040000000409C73CB0A0ABA6E0A.png" xlink:type="simple" xlink:show="embed" xlink:actuate="onLoad" draw:mime-type="image/png"/><svg:title>@SNU-NewYears</svg:title></draw:frame></draw:a><text:a xlink:type="simple" xlink:href="https://github.com/SNU-NewYears" text:style-name="Internet_20_link" text:visited-style-name="Visited_20_Internet_20_Link"><text:s/></text:a><draw:a xlink:type="simple" xlink:href="https://github.com/SNU-Policies"><draw:frame draw:style-name="fr1" draw:name="Image520" text:anchor-type="as-char" svg:width="0.3543in" svg:height="0.3543in" draw:z-index="521"><draw:image xlink:href="Pictures/1000000000000040000000409C73CB0A0ABA6E0A.png" xlink:type="simple" xlink:show="embed" xlink:actuate="onLoad" draw:mime-type="image/png"/><svg:title>@SNU-Policies</svg:title></draw:frame></draw:a><text:a xlink:type="simple" xlink:href="https://github.com/SNU-Policies" text:style-name="Internet_20_link" text:visited-style-name="Visited_20_Internet_20_Link"><text:s/></text:a><draw:a xlink:type="simple" xlink:href="https://github.com/SNU-PrivacyInitiative"><draw:frame draw:style-name="fr1" draw:name="Image521" text:anchor-type="as-char" svg:width="0.3543in" svg:height="0.3543in" draw:z-index="522"><draw:image xlink:href="Pictures/1000000000000040000000409C73CB0A0ABA6E0A.png" xlink:type="simple" xlink:show="embed" xlink:actuate="onLoad" draw:mime-type="image/png"/><svg:title>@SNU-PrivacyInitiative</svg:title></draw:frame></draw:a><text:a xlink:type="simple" xlink:href="https://github.com/SNU-PrivacyInitiative" text:style-name="Internet_20_link" text:visited-style-name="Visited_20_Internet_20_Link"><text:s/></text:a><draw:a xlink:type="simple" xlink:href="https://github.com/TouchPetsDogs2Rewritten"><draw:frame draw:style-name="fr1" draw:name="Image522" text:anchor-type="as-char" svg:width="0.3543in" svg:height="0.3543in" draw:z-index="523"><draw:image xlink:href="Pictures/1000000000000040000000403FBFB5AAD2017382.png" xlink:type="simple" xlink:show="embed" xlink:actuate="onLoad" draw:mime-type="image/png"/><svg:title>@TouchPetsDogs2Rewritten</svg:title></draw:frame></draw:a><text:a xlink:type="simple" xlink:href="https://github.com/TouchPetsDogs2Rewritten" text:style-name="Internet_20_link" text:visited-style-name="Visited_20_Internet_20_Link"><text:s/></text:a><draw:a xlink:type="simple" xlink:href="https://github.com/SNU-PFOSSExchange"><draw:frame draw:style-name="fr1" draw:name="Image523" text:anchor-type="as-char" svg:width="0.3543in" svg:height="0.3543in" draw:z-index="524"><draw:image xlink:href="Pictures/1000000000000040000000409C73CB0A0ABA6E0A.png" xlink:type="simple" xlink:show="embed" xlink:actuate="onLoad" draw:mime-type="image/png"/><svg:title>@SNU-PFOSSExchange</svg:title></draw:frame></draw:a><text:a xlink:type="simple" xlink:href="https://github.com/SNU-PFOSSExchange" text:style-name="Internet_20_link" text:visited-style-name="Visited_20_Internet_20_Link"><text:s/></text:a><draw:a xlink:type="simple" xlink:href="https://github.com/SNU-Modes"><draw:frame draw:style-name="fr1" draw:name="Image524" text:anchor-type="as-char" svg:width="0.3543in" svg:height="0.3543in" draw:z-index="525"><draw:image xlink:href="Pictures/1000000000000040000000409C73CB0A0ABA6E0A.png" xlink:type="simple" xlink:show="embed" xlink:actuate="onLoad" draw:mime-type="image/png"/><svg:title>@SNU-Modes</svg:title></draw:frame></draw:a><text:a xlink:type="simple" xlink:href="https://github.com/SNU-Modes" text:style-name="Internet_20_link" text:visited-style-name="Visited_20_Internet_20_Link"><text:s/></text:a><draw:a xlink:type="simple" xlink:href="https://github.com/SNU-P2P"><draw:frame draw:style-name="fr1" draw:name="Image525" text:anchor-type="as-char" svg:width="0.3543in" svg:height="0.3543in" draw:z-index="526"><draw:image xlink:href="Pictures/1000000000000040000000409C73CB0A0ABA6E0A.png" xlink:type="simple" xlink:show="embed" xlink:actuate="onLoad" draw:mime-type="image/png"/><svg:title>@SNU-P2P</svg:title></draw:frame></draw:a><text:a xlink:type="simple" xlink:href="https://github.com/SNU-P2P" text:style-name="Internet_20_link" text:visited-style-name="Visited_20_Internet_20_Link"><text:s/></text:a><draw:a xlink:type="simple" xlink:href="https://github.com/SNU-Government"><draw:frame draw:style-name="fr1" draw:name="Image526" text:anchor-type="as-char" svg:width="0.3543in" svg:height="0.3543in" draw:z-index="527"><draw:image xlink:href="Pictures/1000000000000040000000409C73CB0A0ABA6E0A.png" xlink:type="simple" xlink:show="embed" xlink:actuate="onLoad" draw:mime-type="image/png"/><svg:title>@SNU-Government</svg:title></draw:frame></draw:a><text:a xlink:type="simple" xlink:href="https://github.com/SNU-Government" text:style-name="Internet_20_link" text:visited-style-name="Visited_20_Internet_20_Link"><text:s/></text:a><draw:a xlink:type="simple" xlink:href="https://github.com/SNU-LegalResourceCenter"><draw:frame draw:style-name="fr1" draw:name="Image527" text:anchor-type="as-char" svg:width="0.3543in" svg:height="0.3543in" draw:z-index="528"><draw:image xlink:href="Pictures/1000000000000040000000409C73CB0A0ABA6E0A.png" xlink:type="simple" xlink:show="embed" xlink:actuate="onLoad" draw:mime-type="image/png"/><svg:title>@SNU-LegalResourceCenter</svg:title></draw:frame></draw:a><text:a xlink:type="simple" xlink:href="https://github.com/SNU-LegalResourceCenter" text:style-name="Internet_20_link" text:visited-style-name="Visited_20_Internet_20_Link"><text:s/></text:a><draw:a xlink:type="simple" xlink:href="https://github.com/SNU-MascotCenter"><draw:frame draw:style-name="fr1" draw:name="Image528" text:anchor-type="as-char" svg:width="0.3543in" svg:height="0.3543in" draw:z-index="529"><draw:image xlink:href="Pictures/1000000000000040000000409C73CB0A0ABA6E0A.png" xlink:type="simple" xlink:show="embed" xlink:actuate="onLoad" draw:mime-type="image/png"/><svg:title>@SNU-MascotCenter</svg:title></draw:frame></draw:a><text:a xlink:type="simple" xlink:href="https://github.com/SNU-MascotCenter" text:style-name="Internet_20_link" text:visited-style-name="Visited_20_Internet_20_Link"><text:s/></text:a><draw:a xlink:type="simple" xlink:href="https://github.com/SNU-IE-Engine"><draw:frame draw:style-name="fr1" draw:name="Image529" text:anchor-type="as-char" svg:width="0.3543in" svg:height="0.3543in" draw:z-index="530"><draw:image xlink:href="Pictures/100000010000004000000040ED751A7CED45E3DB.png" xlink:type="simple" xlink:show="embed" xlink:actuate="onLoad" draw:mime-type="image/png"/><svg:title>@SNU-IE-Engine</svg:title></draw:frame></draw:a><text:a xlink:type="simple" xlink:href="https://github.com/SNU-IE-Engine" text:style-name="Internet_20_link" text:visited-style-name="Visited_20_Internet_20_Link"><text:s/></text:a><draw:a xlink:type="simple" xlink:href="https://github.com/SNU-Account"><draw:frame draw:style-name="fr1" draw:name="Image530" text:anchor-type="as-char" svg:width="0.3543in" svg:height="0.3543in" draw:z-index="531"><draw:image xlink:href="Pictures/1000000000000040000000409C73CB0A0ABA6E0A.png" xlink:type="simple" xlink:show="embed" xlink:actuate="onLoad" draw:mime-type="image/png"/><svg:title>@SNU-Account</svg:title></draw:frame></draw:a><text:a xlink:type="simple" xlink:href="https://github.com/SNU-Account" text:style-name="Internet_20_link" text:visited-style-name="Visited_20_Internet_20_Link"><text:s/></text:a><draw:a xlink:type="simple" xlink:href="https://github.com/SNU-InternetFront"><draw:frame draw:style-name="fr1" draw:name="Image531" text:anchor-type="as-char" svg:width="0.3543in" svg:height="0.3543in" draw:z-index="532"><draw:image xlink:href="Pictures/1000000000000040000000409C73CB0A0ABA6E0A.png" xlink:type="simple" xlink:show="embed" xlink:actuate="onLoad" draw:mime-type="image/png"/><svg:title>@SNU-InternetFront</svg:title></draw:frame></draw:a><text:a xlink:type="simple" xlink:href="https://github.com/SNU-InternetFront" text:style-name="Internet_20_link" text:visited-style-name="Visited_20_Internet_20_Link"><text:s/></text:a><draw:a xlink:type="simple" xlink:href="https://github.com/SNU-SiteLogo"><draw:frame draw:style-name="fr1" draw:name="Image532" text:anchor-type="as-char" svg:width="0.3543in" svg:height="0.3543in" draw:z-index="533"><draw:image xlink:href="Pictures/1000000000000040000000409C73CB0A0ABA6E0A.png" xlink:type="simple" xlink:show="embed" xlink:actuate="onLoad" draw:mime-type="image/png"/><svg:title>@SNU-SiteLogo</svg:title></draw:frame></draw:a><text:a xlink:type="simple" xlink:href="https://github.com/SNU-SiteLogo" text:style-name="Internet_20_link" text:visited-style-name="Visited_20_Internet_20_Link"><text:s/></text:a><draw:a xlink:type="simple" xlink:href="https://github.com/SNU-SnapshotTool"><draw:frame draw:style-name="fr1" draw:name="Image533" text:anchor-type="as-char" svg:width="0.3543in" svg:height="0.3543in" draw:z-index="534"><draw:image xlink:href="Pictures/1000000000000040000000409C73CB0A0ABA6E0A.png" xlink:type="simple" xlink:show="embed" xlink:actuate="onLoad" draw:mime-type="image/png"/><svg:title>@SNU-SnapshotTool</svg:title></draw:frame></draw:a><text:a xlink:type="simple" xlink:href="https://github.com/SNU-SnapshotTool" text:style-name="Internet_20_link" text:visited-style-name="Visited_20_Internet_20_Link"><text:s/></text:a><draw:a xlink:type="simple" xlink:href="https://github.com/SNU-RulesOfTheInternet"><draw:frame draw:style-name="fr1" draw:name="Image534" text:anchor-type="as-char" svg:width="0.3543in" svg:height="0.3543in" draw:z-index="535"><draw:image xlink:href="Pictures/1000000000000040000000409C73CB0A0ABA6E0A.png" xlink:type="simple" xlink:show="embed" xlink:actuate="onLoad" draw:mime-type="image/png"/><svg:title>@SNU-RulesOfTheInternet</svg:title></draw:frame></draw:a><text:a xlink:type="simple" xlink:href="https://github.com/SNU-RulesOfTheInternet" text:style-name="Internet_20_link" text:visited-style-name="Visited_20_Internet_20_Link"><text:s/></text:a><draw:a xlink:type="simple" xlink:href="https://github.com/SNU-PlaybackSettings"><draw:frame draw:style-name="fr1" draw:name="Image535" text:anchor-type="as-char" svg:width="0.3543in" svg:height="0.3543in" draw:z-index="536"><draw:image xlink:href="Pictures/1000000000000040000000409C73CB0A0ABA6E0A.png" xlink:type="simple" xlink:show="embed" xlink:actuate="onLoad" draw:mime-type="image/png"/><svg:title>@SNU-PlaybackSettings</svg:title></draw:frame></draw:a><text:a xlink:type="simple" xlink:href="https://github.com/SNU-PlaybackSettings" text:style-name="Internet_20_link" text:visited-style-name="Visited_20_Internet_20_Link"><text:s/></text:a><draw:a xlink:type="simple" xlink:href="https://github.com/SNU-Search"><draw:frame draw:style-name="fr1" draw:name="Image536" text:anchor-type="as-char" svg:width="0.3543in" svg:height="0.3543in" draw:z-index="537"><draw:image xlink:href="Pictures/1000000000000040000000409C73CB0A0ABA6E0A.png" xlink:type="simple" xlink:show="embed" xlink:actuate="onLoad" draw:mime-type="image/png"/><svg:title>@SNU-Search</svg:title></draw:frame></draw:a><text:a xlink:type="simple" xlink:href="https://github.com/SNU-Search" text:style-name="Internet_20_link" text:visited-style-name="Visited_20_Internet_20_Link"><text:s/></text:a><draw:a xlink:type="simple" xlink:href="https://github.com/SNU-PublicSnapshots"><draw:frame draw:style-name="fr1" draw:name="Image537" text:anchor-type="as-char" svg:width="0.3543in" svg:height="0.3543in" draw:z-index="538"><draw:image xlink:href="Pictures/1000000000000040000000409C73CB0A0ABA6E0A.png" xlink:type="simple" xlink:show="embed" xlink:actuate="onLoad" draw:mime-type="image/png"/><svg:title>@SNU-PublicSnapshots</svg:title></draw:frame></draw:a><text:a xlink:type="simple" xlink:href="https://github.com/SNU-PublicSnapshots" text:style-name="Internet_20_link" text:visited-style-name="Visited_20_Internet_20_Link"><text:s/></text:a><draw:a xlink:type="simple" xlink:href="https://github.com/SNU-ProtestToolKit"><draw:frame draw:style-name="fr1" draw:name="Image538" text:anchor-type="as-char" svg:width="0.3543in" svg:height="0.3543in" draw:z-index="539"><draw:image xlink:href="Pictures/1000000000000040000000409C73CB0A0ABA6E0A.png" xlink:type="simple" xlink:show="embed" xlink:actuate="onLoad" draw:mime-type="image/png"/><svg:title>@SNU-ProtestToolKit</svg:title></draw:frame></draw:a><text:a xlink:type="simple" xlink:href="https://github.com/SNU-ProtestToolKit" text:style-name="Internet_20_link" text:visited-style-name="Visited_20_Internet_20_Link"><text:s/></text:a><draw:a xlink:type="simple" xlink:href="https://github.com/SNU-LoopG"><draw:frame draw:style-name="fr1" draw:name="Image539" text:anchor-type="as-char" svg:width="0.3543in" svg:height="0.3543in" draw:z-index="540"><draw:image xlink:href="Pictures/1000000000000040000000409C73CB0A0ABA6E0A.png" xlink:type="simple" xlink:show="embed" xlink:actuate="onLoad" draw:mime-type="image/png"/><svg:title>@SNU-LoopG</svg:title></draw:frame></draw:a><text:a xlink:type="simple" xlink:href="https://github.com/SNU-LoopG" text:style-name="Internet_20_link" text:visited-style-name="Visited_20_Internet_20_Link"><text:s/></text:a><draw:a xlink:type="simple" xlink:href="https://github.com/SNU-DOM"><draw:frame draw:style-name="fr1" draw:name="Image540" text:anchor-type="as-char" svg:width="0.3543in" svg:height="0.3543in" draw:z-index="541"><draw:image xlink:href="Pictures/1000000000000040000000409C73CB0A0ABA6E0A.png" xlink:type="simple" xlink:show="embed" xlink:actuate="onLoad" draw:mime-type="image/png"/><svg:title>@SNU-DOM</svg:title></draw:frame></draw:a><text:a xlink:type="simple" xlink:href="https://github.com/SNU-DOM" text:style-name="Internet_20_link" text:visited-style-name="Visited_20_Internet_20_Link"><text:s/></text:a><draw:a xlink:type="simple" xlink:href="https://github.com/SNU-Privacy"><draw:frame draw:style-name="fr1" draw:name="Image541" text:anchor-type="as-char" svg:width="0.3543in" svg:height="0.3543in" draw:z-index="542"><draw:image xlink:href="Pictures/1000000000000040000000409C73CB0A0ABA6E0A.png" xlink:type="simple" xlink:show="embed" xlink:actuate="onLoad" draw:mime-type="image/png"/><svg:title>@SNU-Privacy</svg:title></draw:frame></draw:a><text:a xlink:type="simple" xlink:href="https://github.com/SNU-Privacy" text:style-name="Internet_20_link" text:visited-style-name="Visited_20_Internet_20_Link"><text:s/></text:a><draw:a xlink:type="simple" xlink:href="https://github.com/SNU-P2PSection"><draw:frame draw:style-name="fr1" draw:name="Image542" text:anchor-type="as-char" svg:width="0.3543in" svg:height="0.3543in" draw:z-index="543"><draw:image xlink:href="Pictures/1000000000000040000000409C73CB0A0ABA6E0A.png" xlink:type="simple" xlink:show="embed" xlink:actuate="onLoad" draw:mime-type="image/png"/><svg:title>@SNU-P2PSection</svg:title></draw:frame></draw:a><text:a xlink:type="simple" xlink:href="https://github.com/SNU-P2PSection" text:style-name="Internet_20_link" text:visited-style-name="Visited_20_Internet_20_Link"><text:s/></text:a><draw:a xlink:type="simple" xlink:href="https://github.com/SNU-Internet"><draw:frame draw:style-name="fr1" draw:name="Image543" text:anchor-type="as-char" svg:width="0.3543in" svg:height="0.3543in" draw:z-index="544"><draw:image xlink:href="Pictures/1000000000000040000000409C73CB0A0ABA6E0A.png" xlink:type="simple" xlink:show="embed" xlink:actuate="onLoad" draw:mime-type="image/png"/><svg:title>@SNU-Internet</svg:title></draw:frame></draw:a><text:a xlink:type="simple" xlink:href="https://github.com/SNU-Internet" text:style-name="Internet_20_link" text:visited-style-name="Visited_20_Internet_20_Link"><text:s/></text:a><draw:a xlink:type="simple" xlink:href="https://github.com/SNU-Public"><draw:frame draw:style-name="fr1" draw:name="Image544" text:anchor-type="as-char" svg:width="0.3543in" svg:height="0.3543in" draw:z-index="545"><draw:image xlink:href="Pictures/1000000000000040000000409C73CB0A0ABA6E0A.png" xlink:type="simple" xlink:show="embed" xlink:actuate="onLoad" draw:mime-type="image/png"/><svg:title>@SNU-Public</svg:title></draw:frame></draw:a><text:a xlink:type="simple" xlink:href="https://github.com/SNU-Public" text:style-name="Internet_20_link" text:visited-style-name="Visited_20_Internet_20_Link"><text:s/></text:a><draw:a xlink:type="simple" xlink:href="https://github.com/SNU-Organization"><draw:frame draw:style-name="fr1" draw:name="Image545" text:anchor-type="as-char" svg:width="0.3543in" svg:height="0.3543in" draw:z-index="546"><draw:image xlink:href="Pictures/1000000000000040000000409C73CB0A0ABA6E0A.png" xlink:type="simple" xlink:show="embed" xlink:actuate="onLoad" draw:mime-type="image/png"/><svg:title>@SNU-Organization</svg:title></draw:frame></draw:a><text:a xlink:type="simple" xlink:href="https://github.com/SNU-Organization" text:style-name="Internet_20_link" text:visited-style-name="Visited_20_Internet_20_Link"><text:s/></text:a><draw:a xlink:type="simple" xlink:href="https://github.com/SNU-FontMill"><draw:frame draw:style-name="fr1" draw:name="Image546" text:anchor-type="as-char" svg:width="0.3543in" svg:height="0.3543in" draw:z-index="547"><draw:image xlink:href="Pictures/1000000000000040000000409C73CB0A0ABA6E0A.png" xlink:type="simple" xlink:show="embed" xlink:actuate="onLoad" draw:mime-type="image/png"/><svg:title>@SNU-FontMill</svg:title></draw:frame></draw:a><text:a xlink:type="simple" xlink:href="https://github.com/SNU-FontMill" text:style-name="Internet_20_link" text:visited-style-name="Visited_20_Internet_20_Link"><text:s/></text:a><draw:a xlink:type="simple" xlink:href="https://github.com/SNU-Security"><draw:frame draw:style-name="fr1" draw:name="Image547" text:anchor-type="as-char" svg:width="0.3543in" svg:height="0.3543in" draw:z-index="548"><draw:image xlink:href="Pictures/1000000000000040000000409C73CB0A0ABA6E0A.png" xlink:type="simple" xlink:show="embed" xlink:actuate="onLoad" draw:mime-type="image/png"/><svg:title>@SNU-Security</svg:title></draw:frame></draw:a><text:a xlink:type="simple" xlink:href="https://github.com/SNU-Security" text:style-name="Internet_20_link" text:visited-style-name="Visited_20_Internet_20_Link"><text:s/></text:a><draw:a xlink:type="simple" xlink:href="https://github.com/Seanpm2001-Mathematics"><draw:frame draw:style-name="fr1" draw:name="Image548" text:anchor-type="as-char" svg:width="0.3543in" svg:height="0.3543in" draw:z-index="549"><draw:image xlink:href="Pictures/1000000100000040000000405A553E41B0FA28C3.png" xlink:type="simple" xlink:show="embed" xlink:actuate="onLoad" draw:mime-type="image/png"/><svg:title>@Seanpm2001-Mathematics</svg:title></draw:frame></draw:a><text:a xlink:type="simple" xlink:href="https://github.com/Seanpm2001-Mathematics" text:style-name="Internet_20_link" text:visited-style-name="Visited_20_Internet_20_Link"><text:s/></text:a><draw:a xlink:type="simple" xlink:href="https://github.com/Seanpm2001-Appliances"><draw:frame draw:style-name="fr1" draw:name="Image549" text:anchor-type="as-char" svg:width="0.3543in" svg:height="0.3543in" draw:z-index="550"><draw:image xlink:href="Pictures/1000000100000040000000400231868154FD7821.png" xlink:type="simple" xlink:show="embed" xlink:actuate="onLoad" draw:mime-type="image/png"/><svg:title>@Seanpm2001-Appliances</svg:title></draw:frame></draw:a><text:a xlink:type="simple" xlink:href="https://github.com/Seanpm2001-Appliances" text:style-name="Internet_20_link" text:visited-style-name="Visited_20_Internet_20_Link"><text:s/></text:a><draw:a xlink:type="simple" xlink:href="https://github.com/Seanpm2001-Services"><draw:frame draw:style-name="fr1" draw:name="Image550" text:anchor-type="as-char" svg:width="0.3543in" svg:height="0.3543in" draw:z-index="551"><draw:image xlink:href="Pictures/10000000000000400000004011B18141EF21B186.jpg" xlink:type="simple" xlink:show="embed" xlink:actuate="onLoad" draw:mime-type="image/jpeg"/><svg:title>@Seanpm2001-Services</svg:title></draw:frame></draw:a><text:a xlink:type="simple" xlink:href="https://github.com/Seanpm2001-Services" text:style-name="Internet_20_link" text:visited-style-name="Visited_20_Internet_20_Link"><text:s/></text:a><draw:a xlink:type="simple" xlink:href="https://github.com/Seanpm2001-Gists"><draw:frame draw:style-name="fr1" draw:name="Image551" text:anchor-type="as-char" svg:width="0.3543in" svg:height="0.3543in" draw:z-index="552"><draw:image xlink:href="Pictures/10000001000000400000004050762EC43672EFFC.png" xlink:type="simple" xlink:show="embed" xlink:actuate="onLoad" draw:mime-type="image/png"/><svg:title>@Seanpm2001-Gists</svg:title></draw:frame></draw:a><text:a xlink:type="simple" xlink:href="https://github.com/Seanpm2001-Gists" text:style-name="Internet_20_link" text:visited-style-name="Visited_20_Internet_20_Link"><text:s/></text:a><draw:a xlink:type="simple" xlink:href="https://github.com/Seanpm2001-GitHub-Pages-Collection"><draw:frame draw:style-name="fr1" draw:name="Image552" text:anchor-type="as-char" svg:width="0.3543in" svg:height="0.3543in" draw:z-index="553"><draw:image xlink:href="Pictures/100000000000004000000040D270C89226B937D3.png" xlink:type="simple" xlink:show="embed" xlink:actuate="onLoad" draw:mime-type="image/png"/><svg:title>@Seanpm2001-GitHub-Pages-Collection</svg:title></draw:frame></draw:a><text:a xlink:type="simple" xlink:href="https://github.com/Seanpm2001-GitHub-Pages-Collection" text:style-name="Internet_20_link" text:visited-style-name="Visited_20_Internet_20_Link"><text:s/></text:a><draw:a xlink:type="simple" xlink:href="https://github.com/Seanpm2001-WebVTT-lang"><draw:frame draw:style-name="fr1" draw:name="Image553" text:anchor-type="as-char" svg:width="0.3543in" svg:height="0.3543in" draw:z-index="554"><draw:image xlink:href="Pictures/100000010000004000000040BE830BCF264DBB1D.png" xlink:type="simple" xlink:show="embed" xlink:actuate="onLoad" draw:mime-type="image/png"/><svg:title>@Seanpm2001-WebVTT-lang</svg:title></draw:frame></draw:a><text:a xlink:type="simple" xlink:href="https://github.com/Seanpm2001-WebVTT-lang" text:style-name="Internet_20_link" text:visited-style-name="Visited_20_Internet_20_Link"><text:s/></text:a><draw:a xlink:type="simple" xlink:href="https://github.com/Seanpm2001-Gherkin-lang"><draw:frame draw:style-name="fr1" draw:name="Image554" text:anchor-type="as-char" svg:width="0.3543in" svg:height="0.3543in" draw:z-index="555"><draw:image xlink:href="Pictures/100000010000004000000040DDD07E14B1EAEE04.png" xlink:type="simple" xlink:show="embed" xlink:actuate="onLoad" draw:mime-type="image/png"/><svg:title>@Seanpm2001-Gherkin-lang</svg:title></draw:frame></draw:a><text:a xlink:type="simple" xlink:href="https://github.com/Seanpm2001-Gherkin-lang" text:style-name="Internet_20_link" text:visited-style-name="Visited_20_Internet_20_Link"><text:s/></text:a><draw:a xlink:type="simple" xlink:href="https://github.com/Seanpm2001-Nunjucks-lang"><draw:frame draw:style-name="fr1" draw:name="Image555" text:anchor-type="as-char" svg:width="0.3543in" svg:height="0.3543in" draw:z-index="556"><draw:image xlink:href="Pictures/1000000100000040000000407CC3324DEDC17FCB.png" xlink:type="simple" xlink:show="embed" xlink:actuate="onLoad" draw:mime-type="image/png"/><svg:title>@Seanpm2001-Nunjucks-lang</svg:title></draw:frame></draw:a><text:a xlink:type="simple" xlink:href="https://github.com/Seanpm2001-Nunjucks-lang" text:style-name="Internet_20_link" text:visited-style-name="Visited_20_Internet_20_Link"><text:s/></text:a><draw:a xlink:type="simple" xlink:href="https://github.com/Seanpm2001-J-lang"><draw:frame draw:style-name="fr1" draw:name="Image556" text:anchor-type="as-char" svg:width="0.3543in" svg:height="0.3543in" draw:z-index="557"><draw:image xlink:href="Pictures/100000010000004000000040B4D9463FBC0EEA99.png" xlink:type="simple" xlink:show="embed" xlink:actuate="onLoad" draw:mime-type="image/png"/><svg:title>@Seanpm2001-J-lang</svg:title></draw:frame></draw:a><text:a xlink:type="simple" xlink:href="https://github.com/Seanpm2001-J-lang" text:style-name="Internet_20_link" text:visited-style-name="Visited_20_Internet_20_Link"><text:s/></text:a><draw:a xlink:type="simple" xlink:href="https://github.com/Seanpm2001-SuperCollider-lang"><draw:frame draw:style-name="fr1" draw:name="Image557" text:anchor-type="as-char" svg:width="0.3543in" svg:height="0.3543in" draw:z-index="558"><draw:image xlink:href="Pictures/10000001000000400000004070AB49C5277CF87E.png" xlink:type="simple" xlink:show="embed" xlink:actuate="onLoad" draw:mime-type="image/png"/><svg:title>@Seanpm2001-SuperCollider-lang</svg:title></draw:frame></draw:a><text:a xlink:type="simple" xlink:href="https://github.com/Seanpm2001-SuperCollider-lang" text:style-name="Internet_20_link" text:visited-style-name="Visited_20_Internet_20_Link"><text:s/></text:a><draw:a xlink:type="simple" xlink:href="https://github.com/Seanpm2001-Dockerfile-lang"><draw:frame draw:style-name="fr1" draw:name="Image558" text:anchor-type="as-char" svg:width="0.3543in" svg:height="0.3543in" draw:z-index="559"><draw:image xlink:href="Pictures/1000000100000040000000405F032CDA46C76E13.png" xlink:type="simple" xlink:show="embed" xlink:actuate="onLoad" draw:mime-type="image/png"/><svg:title>@Seanpm2001-Dockerfile-lang</svg:title></draw:frame></draw:a><text:a xlink:type="simple" xlink:href="https://github.com/Seanpm2001-Dockerfile-lang" text:style-name="Internet_20_link" text:visited-style-name="Visited_20_Internet_20_Link"><text:s/></text:a><draw:a xlink:type="simple" xlink:href="https://github.com/GitHubby-development"><draw:frame draw:style-name="fr1" draw:name="Image559" text:anchor-type="as-char" svg:width="0.3543in" svg:height="0.3543in" draw:z-index="560"><draw:image xlink:href="Pictures/1000000100000040000000407B70F2FCB00E301A.png" xlink:type="simple" xlink:show="embed" xlink:actuate="onLoad" draw:mime-type="image/png"/><svg:title>@GitHubby-development</svg:title></draw:frame></draw:a><text:a xlink:type="simple" xlink:href="https://github.com/GitHubby-development" text:style-name="Internet_20_link" text:visited-style-name="Visited_20_Internet_20_Link"><text:s/></text:a><draw:a xlink:type="simple" xlink:href="https://github.com/SimZonns"><draw:frame draw:style-name="fr1" draw:name="Image560" text:anchor-type="as-char" svg:width="0.3543in" svg:height="0.3543in" draw:z-index="561"><draw:image xlink:href="Pictures/1000000000000040000000408F1941C723905D77.png" xlink:type="simple" xlink:show="embed" xlink:actuate="onLoad" draw:mime-type="image/png"/><svg:title>@SimZonns</svg:title></draw:frame></draw:a><text:a xlink:type="simple" xlink:href="https://github.com/SimZonns" text:style-name="Internet_20_link" text:visited-style-name="Visited_20_Internet_20_Link"><text:s/></text:a><draw:a xlink:type="simple" xlink:href="https://github.com/NexxFetch"><draw:frame draw:style-name="fr1" draw:name="Image561" text:anchor-type="as-char" svg:width="0.3543in" svg:height="0.3543in" draw:z-index="562"><draw:image xlink:href="Pictures/100000000000004000000040FB2582BE8F32629C.jpg" xlink:type="simple" xlink:show="embed" xlink:actuate="onLoad" draw:mime-type="image/jpeg"/><svg:title>@NexxFetch</svg:title></draw:frame></draw:a><text:a xlink:type="simple" xlink:href="https://github.com/NexxFetch" text:style-name="Internet_20_link" text:visited-style-name="Visited_20_Internet_20_Link"><text:s/></text:a><draw:a xlink:type="simple" xlink:href="https://github.com/PFOSS-Initiative"><draw:frame draw:style-name="fr1" draw:name="Image562" text:anchor-type="as-char" svg:width="0.3543in" svg:height="0.3543in" draw:z-index="563"><draw:image xlink:href="Pictures/1000000100000040000000406BE8481477521018.png" xlink:type="simple" xlink:show="embed" xlink:actuate="onLoad" draw:mime-type="image/png"/><svg:title>@PFOSS-Initiative</svg:title></draw:frame></draw:a><text:a xlink:type="simple" xlink:href="https://github.com/PFOSS-Initiative" text:style-name="Internet_20_link" text:visited-style-name="Visited_20_Internet_20_Link"><text:s/></text:a><draw:a xlink:type="simple" xlink:href="https://github.com/PrestigePreview"><draw:frame draw:style-name="fr1" draw:name="Image563" text:anchor-type="as-char" svg:width="0.3543in" svg:height="0.3543in" draw:z-index="564"><draw:image xlink:href="Pictures/1000000000000040000000401456A8256A72A735.jpg" xlink:type="simple" xlink:show="embed" xlink:actuate="onLoad" draw:mime-type="image/jpeg"/><svg:title>@PrestigePreview</svg:title></draw:frame></draw:a><text:a xlink:type="simple" xlink:href="https://github.com/PrestigePreview" text:style-name="Internet_20_link" text:visited-style-name="Visited_20_Internet_20_Link"><text:s/></text:a><draw:a xlink:type="simple" xlink:href="https://github.com/README-Desktop-LIBrary"><draw:frame draw:style-name="fr1" draw:name="Image564" text:anchor-type="as-char" svg:width="0.3543in" svg:height="0.3543in" draw:z-index="565"><draw:image xlink:href="Pictures/100000010000004000000040DACCE32E072CC508.png" xlink:type="simple" xlink:show="embed" xlink:actuate="onLoad" draw:mime-type="image/png"/><svg:title>@README-Desktop-LIBrary</svg:title></draw:frame></draw:a><text:a xlink:type="simple" xlink:href="https://github.com/README-Desktop-LIBrary" text:style-name="Internet_20_link" text:visited-style-name="Visited_20_Internet_20_Link"><text:s/></text:a><draw:a xlink:type="simple" xlink:href="https://github.com/IGNORE-file"><draw:frame draw:style-name="fr1" draw:name="Image565" text:anchor-type="as-char" svg:width="0.3543in" svg:height="0.3543in" draw:z-index="566"><draw:image xlink:href="Pictures/100000000000004000000040AA43A5031DDEC329.jpg" xlink:type="simple" xlink:show="embed" xlink:actuate="onLoad" draw:mime-type="image/jpeg"/><svg:title>@IGNORE-file</svg:title></draw:frame></draw:a><text:a xlink:type="simple" xlink:href="https://github.com/IGNORE-file" text:style-name="Internet_20_link" text:visited-style-name="Visited_20_Internet_20_Link"><text:s/></text:a><draw:a xlink:type="simple" xlink:href="https://github.com/S-Desktop-Environment"><draw:frame draw:style-name="fr1" draw:name="Image566" text:anchor-type="as-char" svg:width="0.3543in" svg:height="0.3543in" draw:z-index="567"><draw:image xlink:href="Pictures/100000010000004000000040C9EE103946FC67EE.png" xlink:type="simple" xlink:show="embed" xlink:actuate="onLoad" draw:mime-type="image/png"/><svg:title>@S-Desktop-Environment</svg:title></draw:frame></draw:a><text:a xlink:type="simple" xlink:href="https://github.com/S-Desktop-Environment" text:style-name="Internet_20_link" text:visited-style-name="Visited_20_Internet_20_Link"><text:s/></text:a><draw:a xlink:type="simple" xlink:href="https://github.com/Hyper-Realistic-Farm-Simulator"><draw:frame draw:style-name="fr1" draw:name="Image567" text:anchor-type="as-char" svg:width="0.3543in" svg:height="0.3543in" draw:z-index="568"><draw:image xlink:href="Pictures/1000000000000040000000402722DAA2D7D1F52C.jpg" xlink:type="simple" xlink:show="embed" xlink:actuate="onLoad" draw:mime-type="image/jpeg"/><svg:title>@Hyper-Realistic-Farm-Simulator</svg:title></draw:frame></draw:a><text:a xlink:type="simple" xlink:href="https://github.com/Hyper-Realistic-Farm-Simulator" text:style-name="Internet_20_link" text:visited-style-name="Visited_20_Internet_20_Link"><text:s/></text:a><draw:a xlink:type="simple" xlink:href="https://github.com/Seanpm2001DotOrg"><draw:frame draw:style-name="fr1" draw:name="Image568" text:anchor-type="as-char" svg:width="0.3543in" svg:height="0.3543in" draw:z-index="569"><draw:image xlink:href="Pictures/100000010000004000000040675A94B1A812C526.png" xlink:type="simple" xlink:show="embed" xlink:actuate="onLoad" draw:mime-type="image/png"/><svg:title>@Seanpm2001DotOrg</svg:title></draw:frame></draw:a><text:a xlink:type="simple" xlink:href="https://github.com/Seanpm2001DotOrg" text:style-name="Internet_20_link" text:visited-style-name="Visited_20_Internet_20_Link"><text:s/></text:a><draw:a xlink:type="simple" xlink:href="https://github.com/Snapshot-Version-Control-System"><draw:frame draw:style-name="fr1" draw:name="Image569" text:anchor-type="as-char" svg:width="0.3543in" svg:height="0.3543in" draw:z-index="570"><draw:image xlink:href="Pictures/100000010000004000000040D87D08B4BCA34790.png" xlink:type="simple" xlink:show="embed" xlink:actuate="onLoad" draw:mime-type="image/png"/><svg:title>@Snapshot-Version-Control-System</svg:title></draw:frame></draw:a><text:a xlink:type="simple" xlink:href="https://github.com/Snapshot-Version-Control-System" text:style-name="Internet_20_link" text:visited-style-name="Visited_20_Internet_20_Link"><text:s/></text:a><draw:a xlink:type="simple" xlink:href="https://github.com/Seanpm2001-Documentation"><draw:frame draw:style-name="fr1" draw:name="Image570" text:anchor-type="as-char" svg:width="0.3543in" svg:height="0.3543in" draw:z-index="571"><draw:image xlink:href="Pictures/10000001000000400000004058A43219CB3DE325.png" xlink:type="simple" xlink:show="embed" xlink:actuate="onLoad" draw:mime-type="image/png"/><svg:title>@Seanpm2001-Documentation</svg:title></draw:frame></draw:a><text:a xlink:type="simple" xlink:href="https://github.com/Seanpm2001-Documentation" text:style-name="Internet_20_link" text:visited-style-name="Visited_20_Internet_20_Link"><text:s/></text:a><draw:a xlink:type="simple" xlink:href="https://github.com/Seanpm2001-Holidays"><draw:frame draw:style-name="fr1" draw:name="Image571" text:anchor-type="as-char" svg:width="0.3543in" svg:height="0.3543in" draw:z-index="572"><draw:image xlink:href="Pictures/1000000100000040000000408D62C56D83A7E11A.png" xlink:type="simple" xlink:show="embed" xlink:actuate="onLoad" draw:mime-type="image/png"/><svg:title>@Seanpm2001-Holidays</svg:title></draw:frame></draw:a><text:a xlink:type="simple" xlink:href="https://github.com/Seanpm2001-Holidays" text:style-name="Internet_20_link" text:visited-style-name="Visited_20_Internet_20_Link"><text:s/></text:a><draw:a xlink:type="simple" xlink:href="https://github.com/Seanpm2001-FanGames"><draw:frame draw:style-name="fr1" draw:name="Image572" text:anchor-type="as-char" svg:width="0.3543in" svg:height="0.3543in" draw:z-index="573"><draw:image xlink:href="Pictures/1000000100000040000000403AC14EEB3EB808DF.png" xlink:type="simple" xlink:show="embed" xlink:actuate="onLoad" draw:mime-type="image/png"/><svg:title>@Seanpm2001-FanGames</svg:title></draw:frame></draw:a><text:a xlink:type="simple" xlink:href="https://github.com/Seanpm2001-FanGames" text:style-name="Internet_20_link" text:visited-style-name="Visited_20_Internet_20_Link"><text:s/></text:a><draw:a xlink:type="simple" xlink:href="https://github.com/Seanpm2001-KhanAcademy"><draw:frame draw:style-name="fr1" draw:name="Image573" text:anchor-type="as-char" svg:width="0.3543in" svg:height="0.3543in" draw:z-index="574"><draw:image xlink:href="Pictures/10000000000000400000004040C6385C275C7F63.jpg" xlink:type="simple" xlink:show="embed" xlink:actuate="onLoad" draw:mime-type="image/jpeg"/><svg:title>@Seanpm2001-KhanAcademy</svg:title></draw:frame></draw:a><text:a xlink:type="simple" xlink:href="https://github.com/Seanpm2001-KhanAcademy" text:style-name="Internet_20_link" text:visited-style-name="Visited_20_Internet_20_Link"><text:s/></text:a><draw:a xlink:type="simple" xlink:href="https://github.com/Seanpm2001-Holiday"><draw:frame draw:style-name="fr1" draw:name="Image574" text:anchor-type="as-char" svg:width="0.3543in" svg:height="0.3543in" draw:z-index="575"><draw:image xlink:href="Pictures/100000000000004000000040DF578764AFCDBEAC.jpg" xlink:type="simple" xlink:show="embed" xlink:actuate="onLoad" draw:mime-type="image/jpeg"/><svg:title>@Seanpm2001-Holiday</svg:title></draw:frame></draw:a><text:a xlink:type="simple" xlink:href="https://github.com/Seanpm2001-Holiday" text:style-name="Internet_20_link" text:visited-style-name="Visited_20_Internet_20_Link"><text:s/></text:a><draw:a xlink:type="simple" xlink:href="https://github.com/Seanpm2001-Weather"><draw:frame draw:style-name="fr1" draw:name="Image575" text:anchor-type="as-char" svg:width="0.3543in" svg:height="0.3543in" draw:z-index="576"><draw:image xlink:href="Pictures/1000000000000040000000408829EC18209A252E.jpg" xlink:type="simple" xlink:show="embed" xlink:actuate="onLoad" draw:mime-type="image/jpeg"/><svg:title>@Seanpm2001-Weather</svg:title></draw:frame></draw:a><text:a xlink:type="simple" xlink:href="https://github.com/Seanpm2001-Weather" text:style-name="Internet_20_link" text:visited-style-name="Visited_20_Internet_20_Link"><text:s/></text:a><draw:a xlink:type="simple" xlink:href="https://github.com/Seanpm2001-Data"><draw:frame draw:style-name="fr1" draw:name="Image576" text:anchor-type="as-char" svg:width="0.3543in" svg:height="0.3543in" draw:z-index="577"><draw:image xlink:href="Pictures/1000000100000040000000403F87A8A476762D7A.png" xlink:type="simple" xlink:show="embed" xlink:actuate="onLoad" draw:mime-type="image/png"/><svg:title>@Seanpm2001-Data</svg:title></draw:frame></draw:a><text:a xlink:type="simple" xlink:href="https://github.com/Seanpm2001-Data" text:style-name="Internet_20_link" text:visited-style-name="Visited_20_Internet_20_Link"><text:s/></text:a><draw:a xlink:type="simple" xlink:href="https://github.com/Seanpm2001-SearchEngines"><draw:frame draw:style-name="fr1" draw:name="Image577" text:anchor-type="as-char" svg:width="0.3543in" svg:height="0.3543in" draw:z-index="578"><draw:image xlink:href="Pictures/1000000100000040000000401ED06EFB9828F4BD.png" xlink:type="simple" xlink:show="embed" xlink:actuate="onLoad" draw:mime-type="image/png"/><svg:title>@Seanpm2001-SearchEngines</svg:title></draw:frame></draw:a><text:a xlink:type="simple" xlink:href="https://github.com/Seanpm2001-SearchEngines" text:style-name="Internet_20_link" text:visited-style-name="Visited_20_Internet_20_Link"><text:s/></text:a><draw:a xlink:type="simple" xlink:href="https://github.com/Seanpm2001-Census"><draw:frame draw:style-name="fr1" draw:name="Image578" text:anchor-type="as-char" svg:width="0.3543in" svg:height="0.3543in" draw:z-index="579"><draw:image xlink:href="Pictures/10000000000000400000004099D9FE8ADFAFDBED.png" xlink:type="simple" xlink:show="embed" xlink:actuate="onLoad" draw:mime-type="image/png"/><svg:title>@Seanpm2001-Census</svg:title></draw:frame></draw:a><text:a xlink:type="simple" xlink:href="https://github.com/Seanpm2001-Census" text:style-name="Internet_20_link" text:visited-style-name="Visited_20_Internet_20_Link"><text:s/></text:a><draw:a xlink:type="simple" xlink:href="https://github.com/Seanpm2001-Mojang"><draw:frame draw:style-name="fr1" draw:name="Image579" text:anchor-type="as-char" svg:width="0.3543in" svg:height="0.3543in" draw:z-index="580"><draw:image xlink:href="Pictures/1000000100000040000000403E84BB132FD3077E.png" xlink:type="simple" xlink:show="embed" xlink:actuate="onLoad" draw:mime-type="image/png"/><svg:title>@Seanpm2001-Mojang</svg:title></draw:frame></draw:a><text:a xlink:type="simple" xlink:href="https://github.com/Seanpm2001-Mojang" text:style-name="Internet_20_link" text:visited-style-name="Visited_20_Internet_20_Link"><text:s/></text:a><draw:a xlink:type="simple" xlink:href="https://github.com/Seanpm2001-Concepts"><draw:frame draw:style-name="fr1" draw:name="Image580" text:anchor-type="as-char" svg:width="0.3543in" svg:height="0.3543in" draw:z-index="581"><draw:image xlink:href="Pictures/10000001000000400000004008D3842913367223.png" xlink:type="simple" xlink:show="embed" xlink:actuate="onLoad" draw:mime-type="image/png"/><svg:title>@Seanpm2001-Concepts</svg:title></draw:frame></draw:a><text:a xlink:type="simple" xlink:href="https://github.com/Seanpm2001-Concepts" text:style-name="Internet_20_link" text:visited-style-name="Visited_20_Internet_20_Link"><text:s/></text:a><draw:a xlink:type="simple" xlink:href="https://github.com/Seanpm2001-GraphicDesign"><draw:frame draw:style-name="fr1" draw:name="Image581" text:anchor-type="as-char" svg:width="0.3543in" svg:height="0.3543in" draw:z-index="582"><draw:image xlink:href="Pictures/1000000100000040000000408A227B9212615DF9.png" xlink:type="simple" xlink:show="embed" xlink:actuate="onLoad" draw:mime-type="image/png"/><svg:title>@Seanpm2001-GraphicDesign</svg:title></draw:frame></draw:a><text:a xlink:type="simple" xlink:href="https://github.com/Seanpm2001-GraphicDesign" text:style-name="Internet_20_link" text:visited-style-name="Visited_20_Internet_20_Link"><text:s/></text:a><draw:a xlink:type="simple" xlink:href="https://github.com/Seanpm2001-Organization"><draw:frame draw:style-name="fr1" draw:name="Image582" text:anchor-type="as-char" svg:width="0.3543in" svg:height="0.3543in" draw:z-index="583"><draw:image xlink:href="Pictures/1000000000000040000000404166E0A62E9EFA88.jpg" xlink:type="simple" xlink:show="embed" xlink:actuate="onLoad" draw:mime-type="image/jpeg"/><svg:title>@Seanpm2001-Organization</svg:title></draw:frame></draw:a><text:a xlink:type="simple" xlink:href="https://github.com/Seanpm2001-Organization" text:style-name="Internet_20_link" text:visited-style-name="Visited_20_Internet_20_Link"><text:s/></text:a><draw:a xlink:type="simple" xlink:href="https://github.com/Seanwallawalla-Organization"><draw:frame draw:style-name="fr1" draw:name="Image583" text:anchor-type="as-char" svg:width="0.3543in" svg:height="0.3543in" draw:z-index="584"><draw:image xlink:href="Pictures/10000000000000400000004067564803E5522638.jpg" xlink:type="simple" xlink:show="embed" xlink:actuate="onLoad" draw:mime-type="image/jpeg"/><svg:title>@Seanwallawalla-Organization</svg:title></draw:frame></draw:a><text:a xlink:type="simple" xlink:href="https://github.com/Seanwallawalla-Organization" text:style-name="Internet_20_link" text:visited-style-name="Visited_20_Internet_20_Link"><text:s/></text:a><draw:a xlink:type="simple" xlink:href="https://github.com/Seanpm2001-Botany"><draw:frame draw:style-name="fr1" draw:name="Image584" text:anchor-type="as-char" svg:width="0.3543in" svg:height="0.3543in" draw:z-index="585"><draw:image xlink:href="Pictures/10000001000000400000004043AA62BD18DF6BC0.png" xlink:type="simple" xlink:show="embed" xlink:actuate="onLoad" draw:mime-type="image/png"/><svg:title>@Seanpm2001-Botany</svg:title></draw:frame></draw:a><text:a xlink:type="simple" xlink:href="https://github.com/Seanpm2001-Botany" text:style-name="Internet_20_link" text:visited-style-name="Visited_20_Internet_20_Link"><text:s/></text:a><draw:a xlink:type="simple" xlink:href="https://github.com/Seanpm2001-Browsers"><draw:frame draw:style-name="fr1" draw:name="Image585" text:anchor-type="as-char" svg:width="0.3543in" svg:height="0.3543in" draw:z-index="586"><draw:image xlink:href="Pictures/1000000100000040000000403FEA9D325F9D887D.png" xlink:type="simple" xlink:show="embed" xlink:actuate="onLoad" draw:mime-type="image/png"/><svg:title>@Seanpm2001-Browsers</svg:title></draw:frame></draw:a><text:a xlink:type="simple" xlink:href="https://github.com/Seanpm2001-Browsers" text:style-name="Internet_20_link" text:visited-style-name="Visited_20_Internet_20_Link"><text:s/></text:a><draw:a xlink:type="simple" xlink:href="https://github.com/Seanpm2001-Pharmacy"><draw:frame draw:style-name="fr1" draw:name="Image586" text:anchor-type="as-char" svg:width="0.3543in" svg:height="0.3543in" draw:z-index="587"><draw:image xlink:href="Pictures/100000010000004000000040385CB3E7416D36E4.png" xlink:type="simple" xlink:show="embed" xlink:actuate="onLoad" draw:mime-type="image/png"/><svg:title>@Seanpm2001-Pharmacy</svg:title></draw:frame></draw:a><text:a xlink:type="simple" xlink:href="https://github.com/Seanpm2001-Pharmacy" text:style-name="Internet_20_link" text:visited-style-name="Visited_20_Internet_20_Link"><text:s/></text:a><draw:a xlink:type="simple" xlink:href="https://github.com/Seanpm2001-Server"><draw:frame draw:style-name="fr1" draw:name="Image587" text:anchor-type="as-char" svg:width="0.3543in" svg:height="0.3543in" draw:z-index="588"><draw:image xlink:href="Pictures/100000010000004000000040A5DC5769692A54C9.png" xlink:type="simple" xlink:show="embed" xlink:actuate="onLoad" draw:mime-type="image/png"/><svg:title>@Seanpm2001-Server</svg:title></draw:frame></draw:a><text:a xlink:type="simple" xlink:href="https://github.com/Seanpm2001-Server" text:style-name="Internet_20_link" text:visited-style-name="Visited_20_Internet_20_Link"><text:s/></text:a><draw:a xlink:type="simple" xlink:href="https://github.com/Seanpm2001-Maintenance"><draw:frame draw:style-name="fr1" draw:name="Image588" text:anchor-type="as-char" svg:width="0.3543in" svg:height="0.3543in" draw:z-index="589"><draw:image xlink:href="Pictures/10000001000000400000004099A8D233BA9D9F1D.png" xlink:type="simple" xlink:show="embed" xlink:actuate="onLoad" draw:mime-type="image/png"/><svg:title>@Seanpm2001-Maintenance</svg:title></draw:frame></draw:a><text:a xlink:type="simple" xlink:href="https://github.com/Seanpm2001-Maintenance" text:style-name="Internet_20_link" text:visited-style-name="Visited_20_Internet_20_Link"><text:s/></text:a><draw:a xlink:type="simple" xlink:href="https://github.com/SNU-MartinLutherKingJrMemorial"><draw:frame draw:style-name="fr1" draw:name="Image589" text:anchor-type="as-char" svg:width="0.3543in" svg:height="0.3543in" draw:z-index="590"><draw:image xlink:href="Pictures/1000000000000040000000402E2AF0E65C9898CC.jpg" xlink:type="simple" xlink:show="embed" xlink:actuate="onLoad" draw:mime-type="image/jpeg"/><svg:title>@SNU-MartinLutherKingJrMemorial</svg:title></draw:frame></draw:a><text:a xlink:type="simple" xlink:href="https://github.com/SNU-MartinLutherKingJrMemorial" text:style-name="Internet_20_link" text:visited-style-name="Visited_20_Internet_20_Link"><text:s/></text:a><draw:a xlink:type="simple" xlink:href="https://github.com/Seanpm2001-OCaml-Lang"><draw:frame draw:style-name="fr1" draw:name="Image590" text:anchor-type="as-char" svg:width="0.3543in" svg:height="0.3543in" draw:z-index="591"><draw:image xlink:href="Pictures/1000000000000040000000400AA46AC9BA43BE12.png" xlink:type="simple" xlink:show="embed" xlink:actuate="onLoad" draw:mime-type="image/png"/><svg:title>@Seanpm2001-OCaml-Lang</svg:title></draw:frame></draw:a><text:a xlink:type="simple" xlink:href="https://github.com/Seanpm2001-OCaml-Lang" text:style-name="Internet_20_link" text:visited-style-name="Visited_20_Internet_20_Link"><text:s/></text:a><draw:a xlink:type="simple" xlink:href="https://github.com/Seanpm2001-Biology"><draw:frame draw:style-name="fr1" draw:name="Image591" text:anchor-type="as-char" svg:width="0.3543in" svg:height="0.3543in" draw:z-index="592"><draw:image xlink:href="Pictures/1000000000000040000000408A4F42C127A0F86E.jpg" xlink:type="simple" xlink:show="embed" xlink:actuate="onLoad" draw:mime-type="image/jpeg"/><svg:title>@Seanpm2001-Biology</svg:title></draw:frame></draw:a><text:a xlink:type="simple" xlink:href="https://github.com/Seanpm2001-Biology" text:style-name="Internet_20_link" text:visited-style-name="Visited_20_Internet_20_Link"><text:s/></text:a><draw:a xlink:type="simple" xlink:href="https://github.com/Seanpm2001-Snapcraft"><draw:frame draw:style-name="fr1" draw:name="Image592" text:anchor-type="as-char" svg:width="0.3543in" svg:height="0.3543in" draw:z-index="593"><draw:image xlink:href="Pictures/10000001000000400000004094B447D1611F2C2B.png" xlink:type="simple" xlink:show="embed" xlink:actuate="onLoad" draw:mime-type="image/png"/><svg:title>@Seanpm2001-Snapcraft</svg:title></draw:frame></draw:a><text:a xlink:type="simple" xlink:href="https://github.com/Seanpm2001-Snapcraft" text:style-name="Internet_20_link" text:visited-style-name="Visited_20_Internet_20_Link"><text:s/></text:a><draw:a xlink:type="simple" xlink:href="https://github.com/Seanpm2001-GNU"><draw:frame draw:style-name="fr1" draw:name="Image593" text:anchor-type="as-char" svg:width="0.3543in" svg:height="0.3543in" draw:z-index="594"><draw:image xlink:href="Pictures/100000010000004000000040BEA207468AF38133.png" xlink:type="simple" xlink:show="embed" xlink:actuate="onLoad" draw:mime-type="image/png"/><svg:title>@Seanpm2001-GNU</svg:title></draw:frame></draw:a><text:a xlink:type="simple" xlink:href="https://github.com/Seanpm2001-GNU" text:style-name="Internet_20_link" text:visited-style-name="Visited_20_Internet_20_Link"><text:s/></text:a><draw:a xlink:type="simple" xlink:href="https://github.com/Seanpm2001-Apache"><draw:frame draw:style-name="fr1" draw:name="Image594" text:anchor-type="as-char" svg:width="0.3543in" svg:height="0.3543in" draw:z-index="595"><draw:image xlink:href="Pictures/1000000100000040000000403AFD81482B2E3934.png" xlink:type="simple" xlink:show="embed" xlink:actuate="onLoad" draw:mime-type="image/png"/><svg:title>@Seanpm2001-Apache</svg:title></draw:frame></draw:a><text:a xlink:type="simple" xlink:href="https://github.com/Seanpm2001-Apache" text:style-name="Internet_20_link" text:visited-style-name="Visited_20_Internet_20_Link"><text:s/></text:a><draw:a xlink:type="simple" xlink:href="https://github.com/Seanpm2001-GPL"><draw:frame draw:style-name="fr1" draw:name="Image595" text:anchor-type="as-char" svg:width="0.3543in" svg:height="0.3543in" draw:z-index="596"><draw:image xlink:href="Pictures/100000010000004000000040564E251E59B2BE3B.png" xlink:type="simple" xlink:show="embed" xlink:actuate="onLoad" draw:mime-type="image/png"/><svg:title>@Seanpm2001-GPL</svg:title></draw:frame></draw:a><text:a xlink:type="simple" xlink:href="https://github.com/Seanpm2001-GPL" text:style-name="Internet_20_link" text:visited-style-name="Visited_20_Internet_20_Link"><text:s/></text:a><draw:a xlink:type="simple" xlink:href="https://github.com/Seanpm2001-MIT"><draw:frame draw:style-name="fr1" draw:name="Image596" text:anchor-type="as-char" svg:width="0.3543in" svg:height="0.3543in" draw:z-index="597"><draw:image xlink:href="Pictures/10000001000000400000004028130CEE135BCA54.png" xlink:type="simple" xlink:show="embed" xlink:actuate="onLoad" draw:mime-type="image/png"/><svg:title>@Seanpm2001-MIT</svg:title></draw:frame></draw:a><text:a xlink:type="simple" xlink:href="https://github.com/Seanpm2001-MIT" text:style-name="Internet_20_link" text:visited-style-name="Visited_20_Internet_20_Link"><text:s/></text:a><draw:a xlink:type="simple" xlink:href="https://github.com/Seanpm2001-Zoology"><draw:frame draw:style-name="fr1" draw:name="Image597" text:anchor-type="as-char" svg:width="0.3543in" svg:height="0.3543in" draw:z-index="598"><draw:image xlink:href="Pictures/100000000000004000000040A8F6E4363A6D8786.jpg" xlink:type="simple" xlink:show="embed" xlink:actuate="onLoad" draw:mime-type="image/jpeg"/><svg:title>@Seanpm2001-Zoology</svg:title></draw:frame></draw:a><text:a xlink:type="simple" xlink:href="https://github.com/Seanpm2001-Zoology" text:style-name="Internet_20_link" text:visited-style-name="Visited_20_Internet_20_Link"><text:s/></text:a><draw:a xlink:type="simple" xlink:href="https://github.com/Seanpm2001-Ornithology"><draw:frame draw:style-name="fr1" draw:name="Image598" text:anchor-type="as-char" svg:width="0.3543in" svg:height="0.3543in" draw:z-index="599"><draw:image xlink:href="Pictures/100000010000004000000040707F32680CA0014A.png" xlink:type="simple" xlink:show="embed" xlink:actuate="onLoad" draw:mime-type="image/png"/><svg:title>@Seanpm2001-Ornithology</svg:title></draw:frame></draw:a><text:a xlink:type="simple" xlink:href="https://github.com/Seanpm2001-Ornithology" text:style-name="Internet_20_link" text:visited-style-name="Visited_20_Internet_20_Link"><text:s/></text:a><draw:a xlink:type="simple" xlink:href="https://github.com/Seanpm2001-MIT-License"><draw:frame draw:style-name="fr1" draw:name="Image599" text:anchor-type="as-char" svg:width="0.3543in" svg:height="0.3543in" draw:z-index="600"><draw:image xlink:href="Pictures/1000000100000040000000400C1323C93D0F0910.png" xlink:type="simple" xlink:show="embed" xlink:actuate="onLoad" draw:mime-type="image/png"/><svg:title>@Seanpm2001-MIT-License</svg:title></draw:frame></draw:a><text:a xlink:type="simple" xlink:href="https://github.com/Seanpm2001-MIT-License" text:style-name="Internet_20_link" text:visited-style-name="Visited_20_Internet_20_Link"><text:s/></text:a><draw:a xlink:type="simple" xlink:href="https://github.com/Seanpm2001-Apache-License"><draw:frame draw:style-name="fr1" draw:name="Image600" text:anchor-type="as-char" svg:width="0.3543in" svg:height="0.3543in" draw:z-index="601"><draw:image xlink:href="Pictures/100000000000004000000040703967484C390FEA.jpg" xlink:type="simple" xlink:show="embed" xlink:actuate="onLoad" draw:mime-type="image/jpeg"/><svg:title>@Seanpm2001-Apache-License</svg:title></draw:frame></draw:a><text:a xlink:type="simple" xlink:href="https://github.com/Seanpm2001-Apache-License" text:style-name="Internet_20_link" text:visited-style-name="Visited_20_Internet_20_Link"><text:s/></text:a><draw:a xlink:type="simple" xlink:href="https://github.com/CottonTree"><draw:frame draw:style-name="fr1" draw:name="Image601" text:anchor-type="as-char" svg:width="0.3543in" svg:height="0.3543in" draw:z-index="602"><draw:image xlink:href="Pictures/1000000000000040000000402BE7974AFACE1F3C.jpg" xlink:type="simple" xlink:show="embed" xlink:actuate="onLoad" draw:mime-type="image/jpeg"/><svg:title>@CottonTree</svg:title></draw:frame></draw:a><text:a xlink:type="simple" xlink:href="https://github.com/CottonTree" text:style-name="Internet_20_link" text:visited-style-name="Visited_20_Internet_20_Link"><text:s/></text:a><draw:a xlink:type="simple" xlink:href="https://github.com/Virg-io-dev"><draw:frame draw:style-name="fr1" draw:name="Image602" text:anchor-type="as-char" svg:width="0.3543in" svg:height="0.3543in" draw:z-index="603"><draw:image xlink:href="Pictures/1000000000000040000000406CEA9548AF517564.jpg" xlink:type="simple" xlink:show="embed" xlink:actuate="onLoad" draw:mime-type="image/jpeg"/><svg:title>@Virg-io-dev</svg:title></draw:frame></draw:a><text:a xlink:type="simple" xlink:href="https://github.com/Virg-io-dev" text:style-name="Internet_20_link" text:visited-style-name="Visited_20_Internet_20_Link"><text:s/></text:a><draw:a xlink:type="simple" xlink:href="https://github.com/RubbleRobot"><draw:frame draw:style-name="fr1" draw:name="Image603" text:anchor-type="as-char" svg:width="0.3543in" svg:height="0.3543in" draw:z-index="604"><draw:image xlink:href="Pictures/1000000000000040000000401F20ABB31AFD3A31.png" xlink:type="simple" xlink:show="embed" xlink:actuate="onLoad" draw:mime-type="image/png"/><svg:title>@RubbleRobot</svg:title></draw:frame></draw:a><text:a xlink:type="simple" xlink:href="https://github.com/RubbleRobot" text:style-name="Internet_20_link" text:visited-style-name="Visited_20_Internet_20_Link"><text:s/></text:a><draw:a xlink:type="simple" xlink:href="https://github.com/Cyborg-System-Monitor"><draw:frame draw:style-name="fr1" draw:name="Image604" text:anchor-type="as-char" svg:width="0.3543in" svg:height="0.3543in" draw:z-index="605"><draw:image xlink:href="Pictures/100000010000004000000040A41485D89BECEFE9.png" xlink:type="simple" xlink:show="embed" xlink:actuate="onLoad" draw:mime-type="image/png"/><svg:title>@Cyborg-System-Monitor</svg:title></draw:frame></draw:a><text:a xlink:type="simple" xlink:href="https://github.com/Cyborg-System-Monitor" text:style-name="Internet_20_link" text:visited-style-name="Visited_20_Internet_20_Link"><text:s/></text:a><draw:a xlink:type="simple" xlink:href="https://github.com/Linux-Marketshare-Ping-Tool"><draw:frame draw:style-name="fr1" draw:name="Image605" text:anchor-type="as-char" svg:width="0.3543in" svg:height="0.3543in" draw:z-index="606"><draw:image xlink:href="Pictures/100000010000004000000040D23E8521D2E8E8FF.png" xlink:type="simple" xlink:show="embed" xlink:actuate="onLoad" draw:mime-type="image/png"/><svg:title>@Linux-Marketshare-Ping-Tool</svg:title></draw:frame></draw:a><text:a xlink:type="simple" xlink:href="https://github.com/Linux-Marketshare-Ping-Tool" text:style-name="Internet_20_link" text:visited-style-name="Visited_20_Internet_20_Link"><text:s/></text:a><draw:a xlink:type="simple" xlink:href="https://github.com/Seanpm2001-Ecosia"><draw:frame draw:style-name="fr1" draw:name="Image606" text:anchor-type="as-char" svg:width="0.3543in" svg:height="0.3543in" draw:z-index="607"><draw:image xlink:href="Pictures/10000000000000400000004091B1D98CE44AAD52.png" xlink:type="simple" xlink:show="embed" xlink:actuate="onLoad" draw:mime-type="image/png"/><svg:title>@Seanpm2001-Ecosia</svg:title></draw:frame></draw:a><text:a xlink:type="simple" xlink:href="https://github.com/Seanpm2001-Ecosia" text:style-name="Internet_20_link" text:visited-style-name="Visited_20_Internet_20_Link"><text:s/></text:a><draw:a xlink:type="simple" xlink:href="https://github.com/Seanpm2001-BeelineInteractive"><draw:frame draw:style-name="fr1" draw:name="Image607" text:anchor-type="as-char" svg:width="0.3543in" svg:height="0.3543in" draw:z-index="608"><draw:image xlink:href="Pictures/1000000000000040000000400D4B191376F6A558.jpg" xlink:type="simple" xlink:show="embed" xlink:actuate="onLoad" draw:mime-type="image/jpeg"/><svg:title>@Seanpm2001-BeelineInteractive</svg:title></draw:frame></draw:a><text:a xlink:type="simple" xlink:href="https://github.com/Seanpm2001-BeelineInteractive" text:style-name="Internet_20_link" text:visited-style-name="Visited_20_Internet_20_Link"><text:s/></text:a><draw:a xlink:type="simple" xlink:href="https://github.com/404-Day"><draw:frame draw:style-name="fr1" draw:name="Image608" text:anchor-type="as-char" svg:width="0.3543in" svg:height="0.3543in" draw:z-index="609"><draw:image xlink:href="Pictures/10000000000000400000004085EF5DE37924DA10.jpg" xlink:type="simple" xlink:show="embed" xlink:actuate="onLoad" draw:mime-type="image/jpeg"/><svg:title>@404-Day</svg:title></draw:frame></draw:a><text:a xlink:type="simple" xlink:href="https://github.com/404-Day" text:style-name="Internet_20_link" text:visited-style-name="Visited_20_Internet_20_Link"><text:s/></text:a><draw:a xlink:type="simple" xlink:href="https://github.com/CompuBunker"><draw:frame draw:style-name="fr1" draw:name="Image609" text:anchor-type="as-char" svg:width="0.3543in" svg:height="0.3543in" draw:z-index="610"><draw:image xlink:href="Pictures/100000000000004000000040B3C71125634A76D1.jpg" xlink:type="simple" xlink:show="embed" xlink:actuate="onLoad" draw:mime-type="image/jpeg"/><svg:title>@CompuBunker</svg:title></draw:frame></draw:a><text:a xlink:type="simple" xlink:href="https://github.com/CompuBunker" text:style-name="Internet_20_link" text:visited-style-name="Visited_20_Internet_20_Link"><text:s/></text:a><draw:a xlink:type="simple" xlink:href="https://github.com/Compunker"><draw:frame draw:style-name="fr1" draw:name="Image610" text:anchor-type="as-char" svg:width="0.3543in" svg:height="0.3543in" draw:z-index="611"><draw:image xlink:href="Pictures/1000000100000040000000409AC9EADB21BAB8C2.png" xlink:type="simple" xlink:show="embed" xlink:actuate="onLoad" draw:mime-type="image/png"/><svg:title>@Compunker</svg:title></draw:frame></draw:a><text:a xlink:type="simple" xlink:href="https://github.com/Compunker" text:style-name="Internet_20_link" text:visited-style-name="Visited_20_Internet_20_Link"><text:s/></text:a><draw:a xlink:type="simple" xlink:href="https://github.com/URLL-Specification"><draw:frame draw:style-name="fr1" draw:name="Image611" text:anchor-type="as-char" svg:width="0.3543in" svg:height="0.3543in" draw:z-index="612"><draw:image xlink:href="Pictures/100000010000004000000040BEEF7F9CA88FE63F.png" xlink:type="simple" xlink:show="embed" xlink:actuate="onLoad" draw:mime-type="image/png"/><svg:title>@URLL-Specification</svg:title></draw:frame></draw:a><text:a xlink:type="simple" xlink:href="https://github.com/URLL-Specification" text:style-name="Internet_20_link" text:visited-style-name="Visited_20_Internet_20_Link"><text:s/></text:a><draw:a xlink:type="simple" xlink:href="https://github.com/GitManager-dev"><draw:frame draw:style-name="fr1" draw:name="Image612" text:anchor-type="as-char" svg:width="0.3543in" svg:height="0.3543in" draw:z-index="613"><draw:image xlink:href="Pictures/1000000100000040000000404723348D0CEFDBAE.png" xlink:type="simple" xlink:show="embed" xlink:actuate="onLoad" draw:mime-type="image/png"/><svg:title>@GitManager-dev</svg:title></draw:frame></draw:a><text:a xlink:type="simple" xlink:href="https://github.com/GitManager-dev" text:style-name="Internet_20_link" text:visited-style-name="Visited_20_Internet_20_Link"><text:s/></text:a><draw:a xlink:type="simple" xlink:href="https://github.com/Seanpm2001-Batchfile-lang"><draw:frame draw:style-name="fr1" draw:name="Image613" text:anchor-type="as-char" svg:width="0.3543in" svg:height="0.3543in" draw:z-index="614"><draw:image xlink:href="Pictures/10000000000000400000004009BD23FEF2125B58.jpg" xlink:type="simple" xlink:show="embed" xlink:actuate="onLoad" draw:mime-type="image/jpeg"/><svg:title>@Seanpm2001-Batchfile-lang</svg:title></draw:frame></draw:a><text:a xlink:type="simple" xlink:href="https://github.com/Seanpm2001-Batchfile-lang" text:style-name="Internet_20_link" text:visited-style-name="Visited_20_Internet_20_Link"><text:s/></text:a><draw:a xlink:type="simple" xlink:href="https://github.com/Seanpm2001-VSmell-lang"><draw:frame draw:style-name="fr1" draw:name="Image614" text:anchor-type="as-char" svg:width="0.3543in" svg:height="0.3543in" draw:z-index="615"><draw:image xlink:href="Pictures/100000010000004000000040D058BA66093D5C6F.png" xlink:type="simple" xlink:show="embed" xlink:actuate="onLoad" draw:mime-type="image/png"/><svg:title>@Seanpm2001-VSmell-lang</svg:title></draw:frame></draw:a><text:a xlink:type="simple" xlink:href="https://github.com/Seanpm2001-VSmell-lang" text:style-name="Internet_20_link" text:visited-style-name="Visited_20_Internet_20_Link"><text:s/></text:a><draw:a xlink:type="simple" xlink:href="https://github.com/Seanpm2001-Pug-lang"><draw:frame draw:style-name="fr1" draw:name="Image615" text:anchor-type="as-char" svg:width="0.3543in" svg:height="0.3543in" draw:z-index="616"><draw:image xlink:href="Pictures/100000000000004000000040D37172561EAB8EDE.jpg" xlink:type="simple" xlink:show="embed" xlink:actuate="onLoad" draw:mime-type="image/jpeg"/><svg:title>@Seanpm2001-Pug-lang</svg:title></draw:frame></draw:a><text:a xlink:type="simple" xlink:href="https://github.com/Seanpm2001-Pug-lang" text:style-name="Internet_20_link" text:visited-style-name="Visited_20_Internet_20_Link"><text:s/></text:a><draw:a xlink:type="simple" xlink:href="https://github.com/Seanpm2001-KiXtart-lang"><draw:frame draw:style-name="fr1" draw:name="Image616" text:anchor-type="as-char" svg:width="0.3543in" svg:height="0.3543in" draw:z-index="617"><draw:image xlink:href="Pictures/100000010000004000000040616541E75F558F75.png" xlink:type="simple" xlink:show="embed" xlink:actuate="onLoad" draw:mime-type="image/png"/><svg:title>@Seanpm2001-KiXtart-lang</svg:title></draw:frame></draw:a><text:a xlink:type="simple" xlink:href="https://github.com/Seanpm2001-KiXtart-lang" text:style-name="Internet_20_link" text:visited-style-name="Visited_20_Internet_20_Link"><text:s/></text:a><draw:a xlink:type="simple" xlink:href="https://github.com/SafeT-dev"><draw:frame draw:style-name="fr1" draw:name="Image617" text:anchor-type="as-char" svg:width="0.3543in" svg:height="0.3543in" draw:z-index="618"><draw:image xlink:href="Pictures/100000000000004000000040DC8542C9DEFF44A4.jpg" xlink:type="simple" xlink:show="embed" xlink:actuate="onLoad" draw:mime-type="image/jpeg"/><svg:title>@SafeT-dev</svg:title></draw:frame></draw:a><text:a xlink:type="simple" xlink:href="https://github.com/SafeT-dev" text:style-name="Internet_20_link" text:visited-style-name="Visited_20_Internet_20_Link"><text:s/></text:a><draw:a xlink:type="simple" xlink:href="https://github.com/SNU-Dimensional-Porting-ToolKit"><draw:frame draw:style-name="fr1" draw:name="Image618" text:anchor-type="as-char" svg:width="0.3543in" svg:height="0.3543in" draw:z-index="619"><draw:image xlink:href="Pictures/10000001000000400000004059705031326F0DCC.png" xlink:type="simple" xlink:show="embed" xlink:actuate="onLoad" draw:mime-type="image/png"/><svg:title>@SNU-Dimensional-Porting-ToolKit</svg:title></draw:frame></draw:a><text:a xlink:type="simple" xlink:href="https://github.com/SNU-Dimensional-Porting-ToolKit" text:style-name="Internet_20_link" text:visited-style-name="Visited_20_Internet_20_Link"><text:s/></text:a><draw:a xlink:type="simple" xlink:href="https://github.com/Boom-Bay"><draw:frame draw:style-name="fr1" draw:name="Image619" text:anchor-type="as-char" svg:width="0.3543in" svg:height="0.3543in" draw:z-index="620"><draw:image xlink:href="Pictures/100000010000004000000040DC35646ADB4C8C72.png" xlink:type="simple" xlink:show="embed" xlink:actuate="onLoad" draw:mime-type="image/png"/><svg:title>@Boom-Bay</svg:title></draw:frame></draw:a><text:a xlink:type="simple" xlink:href="https://github.com/Boom-Bay" text:style-name="Internet_20_link" text:visited-style-name="Visited_20_Internet_20_Link"><text:s/></text:a><draw:a xlink:type="simple" xlink:href="https://github.com/Frog-mania"><draw:frame draw:style-name="fr1" draw:name="Image620" text:anchor-type="as-char" svg:width="0.3543in" svg:height="0.3543in" draw:z-index="621"><draw:image xlink:href="Pictures/100000010000004000000040AC2B66C02AA5F12B.png" xlink:type="simple" xlink:show="embed" xlink:actuate="onLoad" draw:mime-type="image/png"/><svg:title>@Frog-mania</svg:title></draw:frame></draw:a><text:a xlink:type="simple" xlink:href="https://github.com/Frog-mania" text:style-name="Internet_20_link" text:visited-style-name="Visited_20_Internet_20_Link"><text:s/></text:a><draw:a xlink:type="simple" xlink:href="https://github.com/Gitty-images"><draw:frame draw:style-name="fr1" draw:name="Image621" text:anchor-type="as-char" svg:width="0.3543in" svg:height="0.3543in" draw:z-index="622"><draw:image xlink:href="Pictures/100000010000004000000040C434678719969BA5.png" xlink:type="simple" xlink:show="embed" xlink:actuate="onLoad" draw:mime-type="image/png"/><svg:title>@Gitty-images</svg:title></draw:frame></draw:a><text:a xlink:type="simple" xlink:href="https://github.com/Gitty-images" text:style-name="Internet_20_link" text:visited-style-name="Visited_20_Internet_20_Link"><text:s/></text:a><draw:a xlink:type="simple" xlink:href="https://github.com/Slick-license-manager"><draw:frame draw:style-name="fr1" draw:name="Image622" text:anchor-type="as-char" svg:width="0.3543in" svg:height="0.3543in" draw:z-index="623"><draw:image xlink:href="Pictures/100000000000004000000040DD298852B0623392.jpg" xlink:type="simple" xlink:show="embed" xlink:actuate="onLoad" draw:mime-type="image/jpeg"/><svg:title>@Slick-license-manager</svg:title></draw:frame></draw:a><text:a xlink:type="simple" xlink:href="https://github.com/Slick-license-manager" text:style-name="Internet_20_link" text:visited-style-name="Visited_20_Internet_20_Link"><text:s/></text:a><draw:a xlink:type="simple" xlink:href="https://github.com/Seanpm2001-Metric-System"><draw:frame draw:style-name="fr1" draw:name="Image623" text:anchor-type="as-char" svg:width="0.3543in" svg:height="0.3543in" draw:z-index="624"><draw:image xlink:href="Pictures/100000010000004000000040F976A216BC5E1EF7.png" xlink:type="simple" xlink:show="embed" xlink:actuate="onLoad" draw:mime-type="image/png"/><svg:title>@Seanpm2001-Metric-System</svg:title></draw:frame></draw:a><text:a xlink:type="simple" xlink:href="https://github.com/Seanpm2001-Metric-System" text:style-name="Internet_20_link" text:visited-style-name="Visited_20_Internet_20_Link"><text:s/></text:a><draw:a xlink:type="simple" xlink:href="https://github.com/Coloress-dev"><draw:frame draw:style-name="fr1" draw:name="Image624" text:anchor-type="as-char" svg:width="0.3543in" svg:height="0.3543in" draw:z-index="625"><draw:image xlink:href="Pictures/10000001000000400000004096B35BBBE0CB1EF4.png" xlink:type="simple" xlink:show="embed" xlink:actuate="onLoad" draw:mime-type="image/png"/><svg:title>@Coloress-dev</svg:title></draw:frame></draw:a><text:a xlink:type="simple" xlink:href="https://github.com/Coloress-dev" text:style-name="Internet_20_link" text:visited-style-name="Visited_20_Internet_20_Link"><text:s/></text:a><draw:a xlink:type="simple" xlink:href="https://github.com/Pocket-Village"><draw:frame draw:style-name="fr1" draw:name="Image625" text:anchor-type="as-char" svg:width="0.3543in" svg:height="0.3543in" draw:z-index="626"><draw:image xlink:href="Pictures/1000000100000040000000406B826ED79469DAD3.png" xlink:type="simple" xlink:show="embed" xlink:actuate="onLoad" draw:mime-type="image/png"/><svg:title>@Pocket-Village</svg:title></draw:frame></draw:a><text:a xlink:type="simple" xlink:href="https://github.com/Pocket-Village" text:style-name="Internet_20_link" text:visited-style-name="Visited_20_Internet_20_Link"><text:s/></text:a><draw:a xlink:type="simple" xlink:href="https://github.com/Seanpm2001-Daily-Desktop-Screenshots"><draw:frame draw:style-name="fr1" draw:name="Image626" text:anchor-type="as-char" svg:width="0.3543in" svg:height="0.3543in" draw:z-index="627"><draw:image xlink:href="Pictures/100000010000004000000040D43EE404D9D98F18.png" xlink:type="simple" xlink:show="embed" xlink:actuate="onLoad" draw:mime-type="image/png"/><svg:title>@Seanpm2001-Daily-Desktop-Screenshots</svg:title></draw:frame></draw:a><text:a xlink:type="simple" xlink:href="https://github.com/Seanpm2001-Daily-Desktop-Screenshots" text:style-name="Internet_20_link" text:visited-style-name="Visited_20_Internet_20_Link"><text:s/></text:a><draw:a xlink:type="simple" xlink:href="https://github.com/The-Existential-Index"><draw:frame draw:style-name="fr1" draw:name="Image627" text:anchor-type="as-char" svg:width="0.3543in" svg:height="0.3543in" draw:z-index="628"><draw:image xlink:href="Pictures/100000010000004000000040866EB086690A024E.png" xlink:type="simple" xlink:show="embed" xlink:actuate="onLoad" draw:mime-type="image/png"/><svg:title>@The-Existential-Index</svg:title></draw:frame></draw:a><text:a xlink:type="simple" xlink:href="https://github.com/The-Existential-Index" text:style-name="Internet_20_link" text:visited-style-name="Visited_20_Internet_20_Link"><text:s/></text:a><draw:a xlink:type="simple" xlink:href="https://github.com/Numeric-Liberation-Front"><draw:frame draw:style-name="fr1" draw:name="Image628" text:anchor-type="as-char" svg:width="0.3543in" svg:height="0.3543in" draw:z-index="629"><draw:image xlink:href="Pictures/100000010000004000000040F73CDE0071A99889.png" xlink:type="simple" xlink:show="embed" xlink:actuate="onLoad" draw:mime-type="image/png"/><svg:title>@Numeric-Liberation-Front</svg:title></draw:frame></draw:a><text:a xlink:type="simple" xlink:href="https://github.com/Numeric-Liberation-Front" text:style-name="Internet_20_link" text:visited-style-name="Visited_20_Internet_20_Link"><text:s/></text:a><draw:a xlink:type="simple" xlink:href="https://github.com/Portal-Voice-Assistant"><draw:frame draw:style-name="fr1" draw:name="Image629" text:anchor-type="as-char" svg:width="0.3543in" svg:height="0.3543in" draw:z-index="630"><draw:image xlink:href="Pictures/1000000100000040000000406E4BE549CFFF80D6.png" xlink:type="simple" xlink:show="embed" xlink:actuate="onLoad" draw:mime-type="image/png"/><svg:title>@Portal-Voice-Assistant</svg:title></draw:frame></draw:a><text:a xlink:type="simple" xlink:href="https://github.com/Portal-Voice-Assistant" text:style-name="Internet_20_link" text:visited-style-name="Visited_20_Internet_20_Link"><text:s/></text:a><draw:a xlink:type="simple" xlink:href="https://github.com/StartFsck"><draw:frame draw:style-name="fr1" draw:name="Image630" text:anchor-type="as-char" svg:width="0.3543in" svg:height="0.3543in" draw:z-index="631"><draw:image xlink:href="Pictures/100000000000004000000040792AF5877C5FAC0B.jpg" xlink:type="simple" xlink:show="embed" xlink:actuate="onLoad" draw:mime-type="image/jpeg"/><svg:title>@StartFsck</svg:title></draw:frame></draw:a><text:a xlink:type="simple" xlink:href="https://github.com/StartFsck" text:style-name="Internet_20_link" text:visited-style-name="Visited_20_Internet_20_Link"><text:s/></text:a><draw:a xlink:type="simple" xlink:href="https://github.com/WinFsck"><draw:frame draw:style-name="fr1" draw:name="Image631" text:anchor-type="as-char" svg:width="0.3543in" svg:height="0.3543in" draw:z-index="632"><draw:image xlink:href="Pictures/100000000000004000000040792AF5877C5FAC0B.jpg" xlink:type="simple" xlink:show="embed" xlink:actuate="onLoad" draw:mime-type="image/jpeg"/><svg:title>@WinFsck</svg:title></draw:frame></draw:a><text:a xlink:type="simple" xlink:href="https://github.com/WinFsck" text:style-name="Internet_20_link" text:visited-style-name="Visited_20_Internet_20_Link"><text:s/></text:a><draw:a xlink:type="simple" xlink:href="https://github.com/Seanpm2001-Mathematica-lang"><draw:frame draw:style-name="fr1" draw:name="Image632" text:anchor-type="as-char" svg:width="0.3543in" svg:height="0.3543in" draw:z-index="633"><draw:image xlink:href="Pictures/1000000100000040000000406312FC4A8B27EE38.png" xlink:type="simple" xlink:show="embed" xlink:actuate="onLoad" draw:mime-type="image/png"/><svg:title>@Seanpm2001-Mathematica-lang</svg:title></draw:frame></draw:a><text:a xlink:type="simple" xlink:href="https://github.com/Seanpm2001-Mathematica-lang" text:style-name="Internet_20_link" text:visited-style-name="Visited_20_Internet_20_Link"><text:s/></text:a><draw:a xlink:type="simple" xlink:href="https://github.com/Seanpm2001-RaspberryPi"><draw:frame draw:style-name="fr1" draw:name="Image633" text:anchor-type="as-char" svg:width="0.3543in" svg:height="0.3543in" draw:z-index="634"><draw:image xlink:href="Pictures/100000010000004000000040B5C4A72D5A563882.png" xlink:type="simple" xlink:show="embed" xlink:actuate="onLoad" draw:mime-type="image/png"/><svg:title>@Seanpm2001-RaspberryPi</svg:title></draw:frame></draw:a><text:a xlink:type="simple" xlink:href="https://github.com/Seanpm2001-RaspberryPi" text:style-name="Internet_20_link" text:visited-style-name="Visited_20_Internet_20_Link"><text:s/></text:a><draw:a xlink:type="simple" xlink:href="https://github.com/Seanpm2001-VoiceSoftware"><draw:frame draw:style-name="fr1" draw:name="Image634" text:anchor-type="as-char" svg:width="0.3543in" svg:height="0.3543in" draw:z-index="635"><draw:image xlink:href="Pictures/100000010000004000000040016244DDAB3FF9AF.png" xlink:type="simple" xlink:show="embed" xlink:actuate="onLoad" draw:mime-type="image/png"/><svg:title>@Seanpm2001-VoiceSoftware</svg:title></draw:frame></draw:a><text:a xlink:type="simple" xlink:href="https://github.com/Seanpm2001-VoiceSoftware" text:style-name="Internet_20_link" text:visited-style-name="Visited_20_Internet_20_Link"><text:s/></text:a><draw:a xlink:type="simple" xlink:href="https://github.com/Seanpm2001-Blocklist"><draw:frame draw:style-name="fr1" draw:name="Image635" text:anchor-type="as-char" svg:width="0.3543in" svg:height="0.3543in" draw:z-index="636"><draw:image xlink:href="Pictures/100000010000004000000040812BA8639530D2D5.png" xlink:type="simple" xlink:show="embed" xlink:actuate="onLoad" draw:mime-type="image/png"/><svg:title>@Seanpm2001-Blocklist</svg:title></draw:frame></draw:a><text:a xlink:type="simple" xlink:href="https://github.com/Seanpm2001-Blocklist" text:style-name="Internet_20_link" text:visited-style-name="Visited_20_Internet_20_Link"><text:s/></text:a><draw:a xlink:type="simple" xlink:href="https://github.com/The-Pirates-Copy"><draw:frame draw:style-name="fr1" draw:name="Image636" text:anchor-type="as-char" svg:width="0.3543in" svg:height="0.3543in" draw:z-index="637"><draw:image xlink:href="Pictures/100000010000004000000040477CC1631893A04A.png" xlink:type="simple" xlink:show="embed" xlink:actuate="onLoad" draw:mime-type="image/png"/><svg:title>@The-Pirates-Copy</svg:title></draw:frame></draw:a><text:a xlink:type="simple" xlink:href="https://github.com/The-Pirates-Copy" text:style-name="Internet_20_link" text:visited-style-name="Visited_20_Internet_20_Link"><text:s/></text:a><draw:a xlink:type="simple" xlink:href="https://github.com/NimbleBit-Glossary"><draw:frame draw:style-name="fr1" draw:name="Image637" text:anchor-type="as-char" svg:width="0.3543in" svg:height="0.3543in" draw:z-index="638"><draw:image xlink:href="Pictures/100000010000004000000040F2EC57AB87C6899C.png" xlink:type="simple" xlink:show="embed" xlink:actuate="onLoad" draw:mime-type="image/png"/><svg:title>@NimbleBit-Glossary</svg:title></draw:frame></draw:a><text:a xlink:type="simple" xlink:href="https://github.com/NimbleBit-Glossary" text:style-name="Internet_20_link" text:visited-style-name="Visited_20_Internet_20_Link"><text:s/></text:a><draw:a xlink:type="simple" xlink:href="https://github.com/Self-Care-Bot"><draw:frame draw:style-name="fr1" draw:name="Image638" text:anchor-type="as-char" svg:width="0.3543in" svg:height="0.3543in" draw:z-index="639"><draw:image xlink:href="Pictures/100000010000004000000040E7368D13B9C941DA.png" xlink:type="simple" xlink:show="embed" xlink:actuate="onLoad" draw:mime-type="image/png"/><svg:title>@Self-Care-Bot</svg:title></draw:frame></draw:a><text:a xlink:type="simple" xlink:href="https://github.com/Self-Care-Bot" text:style-name="Internet_20_link" text:visited-style-name="Visited_20_Internet_20_Link"><text:s/></text:a><draw:a xlink:type="simple" xlink:href="https://github.com/Seanpm2001-Starlark-lang"><draw:frame draw:style-name="fr1" draw:name="Image639" text:anchor-type="as-char" svg:width="0.3543in" svg:height="0.3543in" draw:z-index="640"><draw:image xlink:href="Pictures/1000000100000040000000409FC62362A050F6E8.png" xlink:type="simple" xlink:show="embed" xlink:actuate="onLoad" draw:mime-type="image/png"/><svg:title>@Seanpm2001-Starlark-lang</svg:title></draw:frame></draw:a><text:a xlink:type="simple" xlink:href="https://github.com/Seanpm2001-Starlark-lang" text:style-name="Internet_20_link" text:visited-style-name="Visited_20_Internet_20_Link"><text:s/></text:a><draw:a xlink:type="simple" xlink:href="https://github.com/Seanpm2001-UnrealScript-lang"><draw:frame draw:style-name="fr1" draw:name="Image640" text:anchor-type="as-char" svg:width="0.3543in" svg:height="0.3543in" draw:z-index="641"><draw:image xlink:href="Pictures/100000010000004000000040E844E3618CCB323A.png" xlink:type="simple" xlink:show="embed" xlink:actuate="onLoad" draw:mime-type="image/png"/><svg:title>@Seanpm2001-UnrealScript-lang</svg:title></draw:frame></draw:a><text:a xlink:type="simple" xlink:href="https://github.com/Seanpm2001-UnrealScript-lang" text:style-name="Internet_20_link" text:visited-style-name="Visited_20_Internet_20_Link"><text:s/></text:a><draw:a xlink:type="simple" xlink:href="https://github.com/Seanpm2001-EJS-lang"><draw:frame draw:style-name="fr1" draw:name="Image641" text:anchor-type="as-char" svg:width="0.3543in" svg:height="0.3543in" draw:z-index="642"><draw:image xlink:href="Pictures/1000000100000040000000401F8DC94EBB143049.png" xlink:type="simple" xlink:show="embed" xlink:actuate="onLoad" draw:mime-type="image/png"/><svg:title>@Seanpm2001-EJS-lang</svg:title></draw:frame></draw:a><text:a xlink:type="simple" xlink:href="https://github.com/Seanpm2001-EJS-lang" text:style-name="Internet_20_link" text:visited-style-name="Visited_20_Internet_20_Link"><text:s/></text:a><draw:a xlink:type="simple" xlink:href="https://github.com/Seanpm2001-Twig-language"><draw:frame draw:style-name="fr1" draw:name="Image642" text:anchor-type="as-char" svg:width="0.3543in" svg:height="0.3543in" draw:z-index="643"><draw:image xlink:href="Pictures/10000001000000400000004099685011F79309B4.png" xlink:type="simple" xlink:show="embed" xlink:actuate="onLoad" draw:mime-type="image/png"/><svg:title>@Seanpm2001-Twig-language</svg:title></draw:frame></draw:a><text:a xlink:type="simple" xlink:href="https://github.com/Seanpm2001-Twig-language" text:style-name="Internet_20_link" text:visited-style-name="Visited_20_Internet_20_Link"><text:s/></text:a><draw:a xlink:type="simple" xlink:href="https://github.com/Seanpm2001-Jade-lang"><draw:frame draw:style-name="fr1" draw:name="Image643" text:anchor-type="as-char" svg:width="0.3543in" svg:height="0.3543in" draw:z-index="644"><draw:image xlink:href="Pictures/100000010000004000000040AACFB630CE762C96.png" xlink:type="simple" xlink:show="embed" xlink:actuate="onLoad" draw:mime-type="image/png"/><svg:title>@Seanpm2001-Jade-lang</svg:title></draw:frame></draw:a><text:a xlink:type="simple" xlink:href="https://github.com/Seanpm2001-Jade-lang" text:style-name="Internet_20_link" text:visited-style-name="Visited_20_Internet_20_Link"><text:s/></text:a><draw:a xlink:type="simple" xlink:href="https://github.com/Seanpm2001-ImageJ-lang"><draw:frame draw:style-name="fr1" draw:name="Image644" text:anchor-type="as-char" svg:width="0.3543in" svg:height="0.3543in" draw:z-index="645"><draw:image xlink:href="Pictures/1000000000000040000000406479E53A2D7CF24A.png" xlink:type="simple" xlink:show="embed" xlink:actuate="onLoad" draw:mime-type="image/png"/><svg:title>@Seanpm2001-ImageJ-lang</svg:title></draw:frame></draw:a><text:a xlink:type="simple" xlink:href="https://github.com/Seanpm2001-ImageJ-lang" text:style-name="Internet_20_link" text:visited-style-name="Visited_20_Internet_20_Link"><text:s/></text:a><draw:a xlink:type="simple" xlink:href="https://github.com/Seanpm2001-LogTalk-lang"><draw:frame draw:style-name="fr1" draw:name="Image645" text:anchor-type="as-char" svg:width="0.3543in" svg:height="0.3543in" draw:z-index="646"><draw:image xlink:href="Pictures/1000000000000040000000406856E2C27E516A6D.jpg" xlink:type="simple" xlink:show="embed" xlink:actuate="onLoad" draw:mime-type="image/jpeg"/><svg:title>@Seanpm2001-LogTalk-lang</svg:title></draw:frame></draw:a><text:a xlink:type="simple" xlink:href="https://github.com/Seanpm2001-LogTalk-lang" text:style-name="Internet_20_link" text:visited-style-name="Visited_20_Internet_20_Link"><text:s/></text:a><draw:a xlink:type="simple" xlink:href="https://github.com/Seanpm2001-Prolog-lang"><draw:frame draw:style-name="fr1" draw:name="Image646" text:anchor-type="as-char" svg:width="0.3543in" svg:height="0.3543in" draw:z-index="647"><draw:image xlink:href="Pictures/10000001000000400000004056D38A7A1883A13F.png" xlink:type="simple" xlink:show="embed" xlink:actuate="onLoad" draw:mime-type="image/png"/><svg:title>@Seanpm2001-Prolog-lang</svg:title></draw:frame></draw:a><text:a xlink:type="simple" xlink:href="https://github.com/Seanpm2001-Prolog-lang" text:style-name="Internet_20_link" text:visited-style-name="Visited_20_Internet_20_Link"><text:s/></text:a><draw:a xlink:type="simple" xlink:href="https://github.com/Computing-longevity"><draw:frame draw:style-name="fr1" draw:name="Image647" text:anchor-type="as-char" svg:width="0.3543in" svg:height="0.3543in" draw:z-index="648"><draw:image xlink:href="Pictures/10000001000000400000004006E1EA5B904A1028.png" xlink:type="simple" xlink:show="embed" xlink:actuate="onLoad" draw:mime-type="image/png"/><svg:title>@Computing-longevity</svg:title></draw:frame></draw:a><text:a xlink:type="simple" xlink:href="https://github.com/Computing-longevity" text:style-name="Internet_20_link" text:visited-style-name="Visited_20_Internet_20_Link"><text:s/></text:a><draw:a xlink:type="simple" xlink:href="https://github.com/Turkey-Stories"><draw:frame draw:style-name="fr1" draw:name="Image648" text:anchor-type="as-char" svg:width="0.3543in" svg:height="0.3543in" draw:z-index="649"><draw:image xlink:href="Pictures/1000000100000040000000404874A94CC1F348FD.png" xlink:type="simple" xlink:show="embed" xlink:actuate="onLoad" draw:mime-type="image/png"/><svg:title>@Turkey-Stories</svg:title></draw:frame></draw:a><text:a xlink:type="simple" xlink:href="https://github.com/Turkey-Stories" text:style-name="Internet_20_link" text:visited-style-name="Visited_20_Internet_20_Link"><text:s/></text:a><draw:a xlink:type="simple" xlink:href="https://github.com/SNU-NFT"><draw:frame draw:style-name="fr1" draw:name="Image649" text:anchor-type="as-char" svg:width="0.3543in" svg:height="0.3543in" draw:z-index="650"><draw:image xlink:href="Pictures/1000000000000040000000409C73CB0A0ABA6E0A.png" xlink:type="simple" xlink:show="embed" xlink:actuate="onLoad" draw:mime-type="image/png"/><svg:title>@SNU-NFT</svg:title></draw:frame></draw:a><text:a xlink:type="simple" xlink:href="https://github.com/SNU-NFT" text:style-name="Internet_20_link" text:visited-style-name="Visited_20_Internet_20_Link"><text:s/></text:a><draw:a xlink:type="simple" xlink:href="https://github.com/SNU-Metaverse"><draw:frame draw:style-name="fr1" draw:name="Image650" text:anchor-type="as-char" svg:width="0.3543in" svg:height="0.3543in" draw:z-index="651"><draw:image xlink:href="Pictures/1000000000000040000000409C73CB0A0ABA6E0A.png" xlink:type="simple" xlink:show="embed" xlink:actuate="onLoad" draw:mime-type="image/png"/><svg:title>@SNU-Metaverse</svg:title></draw:frame></draw:a><text:a xlink:type="simple" xlink:href="https://github.com/SNU-Metaverse" text:style-name="Internet_20_link" text:visited-style-name="Visited_20_Internet_20_Link"><text:s/></text:a><draw:a xlink:type="simple" xlink:href="https://github.com/VOI-Manor"><draw:frame draw:style-name="fr1" draw:name="Image651" text:anchor-type="as-char" svg:width="0.3543in" svg:height="0.3543in" draw:z-index="652"><draw:image xlink:href="Pictures/10000001000000400000004059AE29157D3BFEC8.png" xlink:type="simple" xlink:show="embed" xlink:actuate="onLoad" draw:mime-type="image/png"/><svg:title>@VOI-Manor</svg:title></draw:frame></draw:a><text:a xlink:type="simple" xlink:href="https://github.com/VOI-Manor" text:style-name="Internet_20_link" text:visited-style-name="Visited_20_Internet_20_Link"><text:s/></text:a><draw:a xlink:type="simple" xlink:href="https://github.com/TrueEEG"><draw:frame draw:style-name="fr1" draw:name="Image652" text:anchor-type="as-char" svg:width="0.3543in" svg:height="0.3543in" draw:z-index="653"><draw:image xlink:href="Pictures/10000001000000400000004093556896F915AA8B.png" xlink:type="simple" xlink:show="embed" xlink:actuate="onLoad" draw:mime-type="image/png"/><svg:title>@TrueEEG</svg:title></draw:frame></draw:a><text:a xlink:type="simple" xlink:href="https://github.com/TrueEEG" text:style-name="Internet_20_link" text:visited-style-name="Visited_20_Internet_20_Link"><text:s/></text:a><draw:a xlink:type="simple" xlink:href="https://github.com/HT-Messenger"><draw:frame draw:style-name="fr1" draw:name="Image653" text:anchor-type="as-char" svg:width="0.3543in" svg:height="0.3543in" draw:z-index="654"><draw:image xlink:href="Pictures/1000000100000040000000404A6DE99174150E2A.png" xlink:type="simple" xlink:show="embed" xlink:actuate="onLoad" draw:mime-type="image/png"/><svg:title>@HT-Messenger</svg:title></draw:frame></draw:a><text:a xlink:type="simple" xlink:href="https://github.com/HT-Messenger" text:style-name="Internet_20_link" text:visited-style-name="Visited_20_Internet_20_Link"><text:s/></text:a><draw:a xlink:type="simple" xlink:href="https://github.com/Medical-ethics"><draw:frame draw:style-name="fr1" draw:name="Image654" text:anchor-type="as-char" svg:width="0.3543in" svg:height="0.3543in" draw:z-index="655"><draw:image xlink:href="Pictures/100000010000004000000040E062BBC50D04C7CE.png" xlink:type="simple" xlink:show="embed" xlink:actuate="onLoad" draw:mime-type="image/png"/><svg:title>@Medical-ethics</svg:title></draw:frame></draw:a><text:a xlink:type="simple" xlink:href="https://github.com/Medical-ethics" text:style-name="Internet_20_link" text:visited-style-name="Visited_20_Internet_20_Link"><text:s/></text:a><draw:a xlink:type="simple" xlink:href="https://github.com/RNAssistant"><draw:frame draw:style-name="fr1" draw:name="Image655" text:anchor-type="as-char" svg:width="0.3543in" svg:height="0.3543in" draw:z-index="656"><draw:image xlink:href="Pictures/1000000100000040000000402D76A8318D3046BB.png" xlink:type="simple" xlink:show="embed" xlink:actuate="onLoad" draw:mime-type="image/png"/><svg:title>@RNAssistant</svg:title></draw:frame></draw:a><text:a xlink:type="simple" xlink:href="https://github.com/RNAssistant" text:style-name="Internet_20_link" text:visited-style-name="Visited_20_Internet_20_Link"><text:s/></text:a><draw:a xlink:type="simple" xlink:href="https://github.com/Its-time-to-cut-WideVine-DRM"><draw:frame draw:style-name="fr1" draw:name="Image656" text:anchor-type="as-char" svg:width="0.3543in" svg:height="0.3543in" draw:z-index="657"><draw:image xlink:href="Pictures/10000001000000400000004044A77BDC357A3357.png" xlink:type="simple" xlink:show="embed" xlink:actuate="onLoad" draw:mime-type="image/png"/><svg:title>@Its-time-to-cut-WideVine-DRM</svg:title></draw:frame></draw:a><text:a xlink:type="simple" xlink:href="https://github.com/Its-time-to-cut-WideVine-DRM" text:style-name="Internet_20_link" text:visited-style-name="Visited_20_Internet_20_Link"><text:s/></text:a><draw:a xlink:type="simple" xlink:href="https://github.com/Seanpm2001-Brainfuck-lang"><draw:frame draw:style-name="fr1" draw:name="Image657" text:anchor-type="as-char" svg:width="0.3543in" svg:height="0.3543in" draw:z-index="658"><draw:image xlink:href="Pictures/100000010000004000000040CC7B2F09B77E63F4.png" xlink:type="simple" xlink:show="embed" xlink:actuate="onLoad" draw:mime-type="image/png"/><svg:title>@Seanpm2001-Brainfuck-lang</svg:title></draw:frame></draw:a><text:a xlink:type="simple" xlink:href="https://github.com/Seanpm2001-Brainfuck-lang" text:style-name="Internet_20_link" text:visited-style-name="Visited_20_Internet_20_Link"><text:s/></text:a><draw:a xlink:type="simple" xlink:href="https://github.com/Seanpm2001-Octave-lang"><draw:frame draw:style-name="fr1" draw:name="Image658" text:anchor-type="as-char" svg:width="0.3543in" svg:height="0.3543in" draw:z-index="659"><draw:image xlink:href="Pictures/100000010000004000000040D8EDAB77F3D1351D.png" xlink:type="simple" xlink:show="embed" xlink:actuate="onLoad" draw:mime-type="image/png"/><svg:title>@Seanpm2001-Octave-lang</svg:title></draw:frame></draw:a><text:a xlink:type="simple" xlink:href="https://github.com/Seanpm2001-Octave-lang" text:style-name="Internet_20_link" text:visited-style-name="Visited_20_Internet_20_Link"><text:s/></text:a><draw:a xlink:type="simple" xlink:href="https://github.com/Seanpm2001-Factor-lang"><draw:frame draw:style-name="fr1" draw:name="Image659" text:anchor-type="as-char" svg:width="0.3543in" svg:height="0.3543in" draw:z-index="660"><draw:image xlink:href="Pictures/10000001000000400000004070D0CF88A0B5F5B4.png" xlink:type="simple" xlink:show="embed" xlink:actuate="onLoad" draw:mime-type="image/png"/><svg:title>@Seanpm2001-Factor-lang</svg:title></draw:frame></draw:a><text:a xlink:type="simple" xlink:href="https://github.com/Seanpm2001-Factor-lang" text:style-name="Internet_20_link" text:visited-style-name="Visited_20_Internet_20_Link"><text:s/></text:a><draw:a xlink:type="simple" xlink:href="https://github.com/Seanpm2001-Joy-lang"><draw:frame draw:style-name="fr1" draw:name="Image660" text:anchor-type="as-char" svg:width="0.3543in" svg:height="0.3543in" draw:z-index="661"><draw:image xlink:href="Pictures/1000000100000040000000408AE05DFE4C4D850D.png" xlink:type="simple" xlink:show="embed" xlink:actuate="onLoad" draw:mime-type="image/png"/><svg:title>@Seanpm2001-Joy-lang</svg:title></draw:frame></draw:a><text:a xlink:type="simple" xlink:href="https://github.com/Seanpm2001-Joy-lang" text:style-name="Internet_20_link" text:visited-style-name="Visited_20_Internet_20_Link"><text:s/></text:a><draw:a xlink:type="simple" xlink:href="https://github.com/Seanpm2001-Self-lang"><draw:frame draw:style-name="fr1" draw:name="Image661" text:anchor-type="as-char" svg:width="0.3543in" svg:height="0.3543in" draw:z-index="662"><draw:image xlink:href="Pictures/100000010000004000000040F260C95E7D3D6F9B.png" xlink:type="simple" xlink:show="embed" xlink:actuate="onLoad" draw:mime-type="image/png"/><svg:title>@Seanpm2001-Self-lang</svg:title></draw:frame></draw:a><text:a xlink:type="simple" xlink:href="https://github.com/Seanpm2001-Self-lang" text:style-name="Internet_20_link" text:visited-style-name="Visited_20_Internet_20_Link"><text:s/></text:a><draw:a xlink:type="simple" xlink:href="https://github.com/What-the-FLoC"><draw:frame draw:style-name="fr1" draw:name="Image662" text:anchor-type="as-char" svg:width="0.3543in" svg:height="0.3543in" draw:z-index="663"><draw:image xlink:href="Pictures/10000000000000400000004082E62DC1D2CC1C26.png" xlink:type="simple" xlink:show="embed" xlink:actuate="onLoad" draw:mime-type="image/png"/><svg:title>@What-the-FLoC</svg:title></draw:frame></draw:a><text:a xlink:type="simple" xlink:href="https://github.com/What-the-FLoC" text:style-name="Internet_20_link" text:visited-style-name="Visited_20_Internet_20_Link"><text:s/></text:a><draw:a xlink:type="simple" xlink:href="https://github.com/Seanpm2001-LOLCODE-lang"><draw:frame draw:style-name="fr1" draw:name="Image663" text:anchor-type="as-char" svg:width="0.3543in" svg:height="0.3543in" draw:z-index="664"><draw:image xlink:href="Pictures/10000000000000400000004025E6425DB03A18F0.png" xlink:type="simple" xlink:show="embed" xlink:actuate="onLoad" draw:mime-type="image/png"/><svg:title>@Seanpm2001-LOLCODE-lang</svg:title></draw:frame></draw:a><text:a xlink:type="simple" xlink:href="https://github.com/Seanpm2001-LOLCODE-lang" text:style-name="Internet_20_link" text:visited-style-name="Visited_20_Internet_20_Link"><text:s/></text:a><draw:a xlink:type="simple" xlink:href="https://github.com/BootDown-dev"><draw:frame draw:style-name="fr1" draw:name="Image664" text:anchor-type="as-char" svg:width="0.3543in" svg:height="0.3543in" draw:z-index="665"><draw:image xlink:href="Pictures/100000000000004000000040F45485109329393E.png" xlink:type="simple" xlink:show="embed" xlink:actuate="onLoad" draw:mime-type="image/png"/><svg:title>@BootDown-dev</svg:title></draw:frame></draw:a><text:a xlink:type="simple" xlink:href="https://github.com/BootDown-dev" text:style-name="Internet_20_link" text:visited-style-name="Visited_20_Internet_20_Link"><text:s/></text:a><draw:a xlink:type="simple" xlink:href="https://github.com/ScreenTeX"><draw:frame draw:style-name="fr1" draw:name="Image665" text:anchor-type="as-char" svg:width="0.3543in" svg:height="0.3543in" draw:z-index="666"><draw:image xlink:href="Pictures/100000010000004000000040F63BA78931AAD1A0.png" xlink:type="simple" xlink:show="embed" xlink:actuate="onLoad" draw:mime-type="image/png"/><svg:title>@ScreenTeX</svg:title></draw:frame></draw:a><text:a xlink:type="simple" xlink:href="https://github.com/ScreenTeX" text:style-name="Internet_20_link" text:visited-style-name="Visited_20_Internet_20_Link"><text:s/></text:a><draw:a xlink:type="simple" xlink:href="https://github.com/Seanpm2001-Washington"><draw:frame draw:style-name="fr1" draw:name="Image666" text:anchor-type="as-char" svg:width="0.3543in" svg:height="0.3543in" draw:z-index="667"><draw:image xlink:href="Pictures/100000000000004000000040B84DF3E16CFDAFE7.jpg" xlink:type="simple" xlink:show="embed" xlink:actuate="onLoad" draw:mime-type="image/jpeg"/><svg:title>@Seanpm2001-Washington</svg:title></draw:frame></draw:a><text:a xlink:type="simple" xlink:href="https://github.com/Seanpm2001-Washington" text:style-name="Internet_20_link" text:visited-style-name="Visited_20_Internet_20_Link"><text:s/></text:a><draw:a xlink:type="simple" xlink:href="https://github.com/WebNetPlus"><draw:frame draw:style-name="fr1" draw:name="Image667" text:anchor-type="as-char" svg:width="0.3543in" svg:height="0.3543in" draw:z-index="668"><draw:image xlink:href="Pictures/100000010000004000000040C339E8226448600A.png" xlink:type="simple" xlink:show="embed" xlink:actuate="onLoad" draw:mime-type="image/png"/><svg:title>@WebNetPlus</svg:title></draw:frame></draw:a><text:a xlink:type="simple" xlink:href="https://github.com/WebNetPlus" text:style-name="Internet_20_link" text:visited-style-name="Visited_20_Internet_20_Link"><text:s/></text:a><draw:a xlink:type="simple" xlink:href="https://github.com/Seanpm2001-Objective-C-Plus-Plus-lang"><draw:frame draw:style-name="fr1" draw:name="Image668" text:anchor-type="as-char" svg:width="0.3543in" svg:height="0.3543in" draw:z-index="669"><draw:image xlink:href="Pictures/100000010000004000000040095B78DAAFB392F5.png" xlink:type="simple" xlink:show="embed" xlink:actuate="onLoad" draw:mime-type="image/png"/><svg:title>@Seanpm2001-Objective-C-Plus-Plus-lang</svg:title></draw:frame></draw:a><text:a xlink:type="simple" xlink:href="https://github.com/Seanpm2001-Objective-C-Plus-Plus-lang" text:style-name="Internet_20_link" text:visited-style-name="Visited_20_Internet_20_Link"><text:s/></text:a><draw:a xlink:type="simple" xlink:href="https://github.com/Seanpm2001-AssemblyScript-lang"><draw:frame draw:style-name="fr1" draw:name="Image669" text:anchor-type="as-char" svg:width="0.3543in" svg:height="0.3543in" draw:z-index="670"><draw:image xlink:href="Pictures/100000010000004000000040B7F522A266AD6929.png" xlink:type="simple" xlink:show="embed" xlink:actuate="onLoad" draw:mime-type="image/png"/><svg:title>@Seanpm2001-AssemblyScript-lang</svg:title></draw:frame></draw:a><text:a xlink:type="simple" xlink:href="https://github.com/Seanpm2001-AssemblyScript-lang" text:style-name="Internet_20_link" text:visited-style-name="Visited_20_Internet_20_Link"><text:s/></text:a><draw:a xlink:type="simple" xlink:href="https://github.com/Seanpm2001-JavaScriptPlusPlus-lang"><draw:frame draw:style-name="fr1" draw:name="Image670" text:anchor-type="as-char" svg:width="0.3543in" svg:height="0.3543in" draw:z-index="671"><draw:image xlink:href="Pictures/1000000100000040000000408135A59472B0B167.png" xlink:type="simple" xlink:show="embed" xlink:actuate="onLoad" draw:mime-type="image/png"/><svg:title>@Seanpm2001-JavaScriptPlusPlus-lang</svg:title></draw:frame></draw:a><text:a xlink:type="simple" xlink:href="https://github.com/Seanpm2001-JavaScriptPlusPlus-lang" text:style-name="Internet_20_link" text:visited-style-name="Visited_20_Internet_20_Link"><text:s/></text:a><draw:a xlink:type="simple" xlink:href="https://github.com/Seanpm2001-AMPL-lang"><draw:frame draw:style-name="fr1" draw:name="Image671" text:anchor-type="as-char" svg:width="0.3543in" svg:height="0.3543in" draw:z-index="672"><draw:image xlink:href="Pictures/100000000000004000000040DA2825C4CA00CBC2.jpg" xlink:type="simple" xlink:show="embed" xlink:actuate="onLoad" draw:mime-type="image/jpeg"/><svg:title>@Seanpm2001-AMPL-lang</svg:title></draw:frame></draw:a><text:a xlink:type="simple" xlink:href="https://github.com/Seanpm2001-AMPL-lang" text:style-name="Internet_20_link" text:visited-style-name="Visited_20_Internet_20_Link"><text:s/></text:a><draw:a xlink:type="simple" xlink:href="https://github.com/UTPM"><draw:frame draw:style-name="fr1" draw:name="Image672" text:anchor-type="as-char" svg:width="0.3543in" svg:height="0.3543in" draw:z-index="673"><draw:image xlink:href="Pictures/10000001000000400000004072EB886489E468B5.png" xlink:type="simple" xlink:show="embed" xlink:actuate="onLoad" draw:mime-type="image/png"/><svg:title>@UTPM</svg:title></draw:frame></draw:a><text:a xlink:type="simple" xlink:href="https://github.com/UTPM" text:style-name="Internet_20_link" text:visited-style-name="Visited_20_Internet_20_Link"><text:s/></text:a><draw:a xlink:type="simple" xlink:href="https://github.com/LightSpeedRelayTechnologies"><draw:frame draw:style-name="fr1" draw:name="Image673" text:anchor-type="as-char" svg:width="0.3543in" svg:height="0.3543in" draw:z-index="674"><draw:image xlink:href="Pictures/1000000100000040000000409A325BDCE51196EE.png" xlink:type="simple" xlink:show="embed" xlink:actuate="onLoad" draw:mime-type="image/png"/><svg:title>@LightSpeedRelayTechnologies</svg:title></draw:frame></draw:a><text:a xlink:type="simple" xlink:href="https://github.com/LightSpeedRelayTechnologies" text:style-name="Internet_20_link" text:visited-style-name="Visited_20_Internet_20_Link"><text:s/></text:a><draw:a xlink:type="simple" xlink:href="https://github.com/Seanpm2001-PureBasic-lang"><draw:frame draw:style-name="fr1" draw:name="Image674" text:anchor-type="as-char" svg:width="0.3543in" svg:height="0.3543in" draw:z-index="675"><draw:image xlink:href="Pictures/10000000000000400000004050DC89F715B3402A.jpg" xlink:type="simple" xlink:show="embed" xlink:actuate="onLoad" draw:mime-type="image/jpeg"/><svg:title>@Seanpm2001-PureBasic-lang</svg:title></draw:frame></draw:a><text:a xlink:type="simple" xlink:href="https://github.com/Seanpm2001-PureBasic-lang" text:style-name="Internet_20_link" text:visited-style-name="Visited_20_Internet_20_Link"><text:s/></text:a><draw:a xlink:type="simple" xlink:href="https://github.com/Seanpm2001-MATLAB-lang"><draw:frame draw:style-name="fr1" draw:name="Image675" text:anchor-type="as-char" svg:width="0.3543in" svg:height="0.3543in" draw:z-index="676"><draw:image xlink:href="Pictures/10000000000000400000004020EAF63A6B4CC340.jpg" xlink:type="simple" xlink:show="embed" xlink:actuate="onLoad" draw:mime-type="image/jpeg"/><svg:title>@Seanpm2001-MATLAB-lang</svg:title></draw:frame></draw:a><text:a xlink:type="simple" xlink:href="https://github.com/Seanpm2001-MATLAB-lang" text:style-name="Internet_20_link" text:visited-style-name="Visited_20_Internet_20_Link"><text:s/></text:a><draw:a xlink:type="simple" xlink:href="https://github.com/SNU-Universe"><draw:frame draw:style-name="fr1" draw:name="Image676" text:anchor-type="as-char" svg:width="0.3543in" svg:height="0.3543in" draw:z-index="677"><draw:image xlink:href="Pictures/1000000000000040000000409C73CB0A0ABA6E0A.png" xlink:type="simple" xlink:show="embed" xlink:actuate="onLoad" draw:mime-type="image/png"/><svg:title>@SNU-Universe</svg:title></draw:frame></draw:a><text:a xlink:type="simple" xlink:href="https://github.com/SNU-Universe" text:style-name="Internet_20_link" text:visited-style-name="Visited_20_Internet_20_Link"><text:s/></text:a><draw:a xlink:type="simple" xlink:href="https://github.com/AUTOMATE-2001"><draw:frame draw:style-name="fr1" draw:name="Image677" text:anchor-type="as-char" svg:width="0.3543in" svg:height="0.3543in" draw:z-index="678"><draw:image xlink:href="Pictures/100000000000004000000040672AB5A7CD4C402E.jpg" xlink:type="simple" xlink:show="embed" xlink:actuate="onLoad" draw:mime-type="image/jpeg"/><svg:title>@AUTOMATE-2001</svg:title></draw:frame></draw:a><text:a xlink:type="simple" xlink:href="https://github.com/AUTOMATE-2001" text:style-name="Internet_20_link" text:visited-style-name="Visited_20_Internet_20_Link"><text:s/></text:a><draw:a xlink:type="simple" xlink:href="https://github.com/Seanpm2001-JSON-lang"><draw:frame draw:style-name="fr1" draw:name="Image678" text:anchor-type="as-char" svg:width="0.3543in" svg:height="0.3543in" draw:z-index="679"><draw:image xlink:href="Pictures/100000010000004000000040335B257FE872F618.png" xlink:type="simple" xlink:show="embed" xlink:actuate="onLoad" draw:mime-type="image/png"/><svg:title>@Seanpm2001-JSON-lang</svg:title></draw:frame></draw:a><text:a xlink:type="simple" xlink:href="https://github.com/Seanpm2001-JSON-lang" text:style-name="Internet_20_link" text:visited-style-name="Visited_20_Internet_20_Link"><text:s/></text:a><draw:a xlink:type="simple" xlink:href="https://github.com/Seanpm2001-Automation"><draw:frame draw:style-name="fr1" draw:name="Image679" text:anchor-type="as-char" svg:width="0.3543in" svg:height="0.3543in" draw:z-index="680"><draw:image xlink:href="Pictures/100000010000004000000040C9A0B987087DEE2F.png" xlink:type="simple" xlink:show="embed" xlink:actuate="onLoad" draw:mime-type="image/png"/><svg:title>@Seanpm2001-Automation</svg:title></draw:frame></draw:a><text:a xlink:type="simple" xlink:href="https://github.com/Seanpm2001-Automation" text:style-name="Internet_20_link" text:visited-style-name="Visited_20_Internet_20_Link"><text:s/></text:a><draw:a xlink:type="simple" xlink:href="https://github.com/OuterVM"><draw:frame draw:style-name="fr1" draw:name="Image680" text:anchor-type="as-char" svg:width="0.3543in" svg:height="0.3543in" draw:z-index="681"><draw:image xlink:href="Pictures/10000001000000400000004076C655864244E842.png" xlink:type="simple" xlink:show="embed" xlink:actuate="onLoad" draw:mime-type="image/png"/><svg:title>@OuterVM</svg:title></draw:frame></draw:a><text:a xlink:type="simple" xlink:href="https://github.com/OuterVM" text:style-name="Internet_20_link" text:visited-style-name="Visited_20_Internet_20_Link"><text:s/></text:a><draw:a xlink:type="simple" xlink:href="https://github.com/Seanpm2001-G5Games"><draw:frame draw:style-name="fr1" draw:name="Image681" text:anchor-type="as-char" svg:width="0.3543in" svg:height="0.3543in" draw:z-index="682"><draw:image xlink:href="Pictures/100000000000004000000040B2156828E69862A9.jpg" xlink:type="simple" xlink:show="embed" xlink:actuate="onLoad" draw:mime-type="image/jpeg"/><svg:title>@Seanpm2001-G5Games</svg:title></draw:frame></draw:a><text:a xlink:type="simple" xlink:href="https://github.com/Seanpm2001-G5Games" text:style-name="Internet_20_link" text:visited-style-name="Visited_20_Internet_20_Link"><text:s/></text:a><draw:a xlink:type="simple" xlink:href="https://github.com/Backup-Automation-Build-Bot-Y"><draw:frame draw:style-name="fr1" draw:name="Image682" text:anchor-type="as-char" svg:width="0.3543in" svg:height="0.3543in" draw:z-index="683"><draw:image xlink:href="Pictures/1000000100000040000000405A84DC1F375D131B.png" xlink:type="simple" xlink:show="embed" xlink:actuate="onLoad" draw:mime-type="image/png"/><svg:title>@Backup-Automation-Build-Bot-Y</svg:title></draw:frame></draw:a><text:a xlink:type="simple" xlink:href="https://github.com/Backup-Automation-Build-Bot-Y" text:style-name="Internet_20_link" text:visited-style-name="Visited_20_Internet_20_Link"><text:s/></text:a><draw:a xlink:type="simple" xlink:href="https://github.com/Halloween-Assistant"><draw:frame draw:style-name="fr1" draw:name="Image683" text:anchor-type="as-char" svg:width="0.3543in" svg:height="0.3543in" draw:z-index="684"><draw:image xlink:href="Pictures/100000010000004000000040362C5EC016BF22FE.png" xlink:type="simple" xlink:show="embed" xlink:actuate="onLoad" draw:mime-type="image/png"/><svg:title>@Halloween-Assistant</svg:title></draw:frame></draw:a><text:a xlink:type="simple" xlink:href="https://github.com/Halloween-Assistant" text:style-name="Internet_20_link" text:visited-style-name="Visited_20_Internet_20_Link"><text:s/></text:a><draw:a xlink:type="simple" xlink:href="https://github.com/OuterVM-Mouse"><draw:frame draw:style-name="fr1" draw:name="Image684" text:anchor-type="as-char" svg:width="0.3543in" svg:height="0.3543in" draw:z-index="685"><draw:image xlink:href="Pictures/100000000000004000000040AEABBA7027DAE531.jpg" xlink:type="simple" xlink:show="embed" xlink:actuate="onLoad" draw:mime-type="image/jpeg"/><svg:title>@OuterVM-Mouse</svg:title></draw:frame></draw:a><text:a xlink:type="simple" xlink:href="https://github.com/OuterVM-Mouse" text:style-name="Internet_20_link" text:visited-style-name="Visited_20_Internet_20_Link"><text:s/></text:a><draw:a xlink:type="simple" xlink:href="https://github.com/Seanpm2001-EAGLE-lang"><draw:frame draw:style-name="fr1" draw:name="Image685" text:anchor-type="as-char" svg:width="0.3543in" svg:height="0.3543in" draw:z-index="686"><draw:image xlink:href="Pictures/100000000000004000000040718C502D24CAEE60.jpg" xlink:type="simple" xlink:show="embed" xlink:actuate="onLoad" draw:mime-type="image/jpeg"/><svg:title>@Seanpm2001-EAGLE-lang</svg:title></draw:frame></draw:a><text:a xlink:type="simple" xlink:href="https://github.com/Seanpm2001-EAGLE-lang" text:style-name="Internet_20_link" text:visited-style-name="Visited_20_Internet_20_Link"><text:s/></text:a><draw:a xlink:type="simple" xlink:href="https://github.com/Seanpm2001-Coq-lang"><draw:frame draw:style-name="fr1" draw:name="Image686" text:anchor-type="as-char" svg:width="0.3543in" svg:height="0.3543in" draw:z-index="687"><draw:image xlink:href="Pictures/100000010000004000000040A3EB36BED626BB6A.png" xlink:type="simple" xlink:show="embed" xlink:actuate="onLoad" draw:mime-type="image/png"/><svg:title>@Seanpm2001-Coq-lang</svg:title></draw:frame></draw:a><text:a xlink:type="simple" xlink:href="https://github.com/Seanpm2001-Coq-lang" text:style-name="Internet_20_link" text:visited-style-name="Visited_20_Internet_20_Link"><text:s/></text:a><draw:a xlink:type="simple" xlink:href="https://github.com/Seanpm2001-Pawn-lang"><draw:frame draw:style-name="fr1" draw:name="Image687" text:anchor-type="as-char" svg:width="0.3543in" svg:height="0.3543in" draw:z-index="688"><draw:image xlink:href="Pictures/100000000000004000000040569EA2A03A814D3F.jpg" xlink:type="simple" xlink:show="embed" xlink:actuate="onLoad" draw:mime-type="image/jpeg"/><svg:title>@Seanpm2001-Pawn-lang</svg:title></draw:frame></draw:a><text:a xlink:type="simple" xlink:href="https://github.com/Seanpm2001-Pawn-lang" text:style-name="Internet_20_link" text:visited-style-name="Visited_20_Internet_20_Link"><text:s/></text:a><draw:a xlink:type="simple" xlink:href="https://github.com/Seanpm2001-HAML-lang"><draw:frame draw:style-name="fr1" draw:name="Image688" text:anchor-type="as-char" svg:width="0.3543in" svg:height="0.3543in" draw:z-index="689"><draw:image xlink:href="Pictures/100000010000004000000040AA3D1BC8E0263BEC.png" xlink:type="simple" xlink:show="embed" xlink:actuate="onLoad" draw:mime-type="image/png"/><svg:title>@Seanpm2001-HAML-lang</svg:title></draw:frame></draw:a><text:a xlink:type="simple" xlink:href="https://github.com/Seanpm2001-HAML-lang" text:style-name="Internet_20_link" text:visited-style-name="Visited_20_Internet_20_Link"><text:s/></text:a><draw:a xlink:type="simple" xlink:href="https://github.com/Seanpm2001-Metal-lang"><draw:frame draw:style-name="fr1" draw:name="Image689" text:anchor-type="as-char" svg:width="0.3543in" svg:height="0.3543in" draw:z-index="690"><draw:image xlink:href="Pictures/100000000000004000000040F9CE998FD8973E72.png" xlink:type="simple" xlink:show="embed" xlink:actuate="onLoad" draw:mime-type="image/png"/><svg:title>@Seanpm2001-Metal-lang</svg:title></draw:frame></draw:a><text:a xlink:type="simple" xlink:href="https://github.com/Seanpm2001-Metal-lang" text:style-name="Internet_20_link" text:visited-style-name="Visited_20_Internet_20_Link"><text:s/></text:a><draw:a xlink:type="simple" xlink:href="https://github.com/Seanpm2001-SourcePawn-lang"><draw:frame draw:style-name="fr1" draw:name="Image690" text:anchor-type="as-char" svg:width="0.3543in" svg:height="0.3543in" draw:z-index="691"><draw:image xlink:href="Pictures/1000000100000040000000404F75CE25F007A686.png" xlink:type="simple" xlink:show="embed" xlink:actuate="onLoad" draw:mime-type="image/png"/><svg:title>@Seanpm2001-SourcePawn-lang</svg:title></draw:frame></draw:a><text:a xlink:type="simple" xlink:href="https://github.com/Seanpm2001-SourcePawn-lang" text:style-name="Internet_20_link" text:visited-style-name="Visited_20_Internet_20_Link"><text:s/></text:a><draw:a xlink:type="simple" xlink:href="https://github.com/Techlaration"><draw:frame draw:style-name="fr1" draw:name="Image691" text:anchor-type="as-char" svg:width="0.3543in" svg:height="0.3543in" draw:z-index="692"><draw:image xlink:href="Pictures/10000001000000400000004015FC157B688B27E8.png" xlink:type="simple" xlink:show="embed" xlink:actuate="onLoad" draw:mime-type="image/png"/><svg:title>@Techlaration</svg:title></draw:frame></draw:a><text:a xlink:type="simple" xlink:href="https://github.com/Techlaration" text:style-name="Internet_20_link" text:visited-style-name="Visited_20_Internet_20_Link"><text:s/></text:a><draw:a xlink:type="simple" xlink:href="https://github.com/Seanpm2001-Rexx-lang"><draw:frame draw:style-name="fr1" draw:name="Image692" text:anchor-type="as-char" svg:width="0.3543in" svg:height="0.3543in" draw:z-index="693"><draw:image xlink:href="Pictures/10000001000000400000004065EAF921D511F379.png" xlink:type="simple" xlink:show="embed" xlink:actuate="onLoad" draw:mime-type="image/png"/><svg:title>@Seanpm2001-Rexx-lang</svg:title></draw:frame></draw:a><text:a xlink:type="simple" xlink:href="https://github.com/Seanpm2001-Rexx-lang" text:style-name="Internet_20_link" text:visited-style-name="Visited_20_Internet_20_Link"><text:s/></text:a><draw:a xlink:type="simple" xlink:href="https://github.com/Seanpm2001-OpenEdge-ABL-lang"><draw:frame draw:style-name="fr1" draw:name="Image693" text:anchor-type="as-char" svg:width="0.3543in" svg:height="0.3543in" draw:z-index="694"><draw:image xlink:href="Pictures/1000000100000040000000404C2A0BC3DB050704.png" xlink:type="simple" xlink:show="embed" xlink:actuate="onLoad" draw:mime-type="image/png"/><svg:title>@Seanpm2001-OpenEdge-ABL-lang</svg:title></draw:frame></draw:a><text:a xlink:type="simple" xlink:href="https://github.com/Seanpm2001-OpenEdge-ABL-lang" text:style-name="Internet_20_link" text:visited-style-name="Visited_20_Internet_20_Link"><text:s/></text:a><draw:a xlink:type="simple" xlink:href="https://github.com/Seanpm2001-Logos-lang"><draw:frame draw:style-name="fr1" draw:name="Image694" text:anchor-type="as-char" svg:width="0.3543in" svg:height="0.3543in" draw:z-index="695"><draw:image xlink:href="Pictures/10000000000000400000004005E1541C8564AF29.jpg" xlink:type="simple" xlink:show="embed" xlink:actuate="onLoad" draw:mime-type="image/jpeg"/><svg:title>@Seanpm2001-Logos-lang</svg:title></draw:frame></draw:a><text:a xlink:type="simple" xlink:href="https://github.com/Seanpm2001-Logos-lang" text:style-name="Internet_20_link" text:visited-style-name="Visited_20_Internet_20_Link"><text:s/></text:a><draw:a xlink:type="simple" xlink:href="https://github.com/Seanpm2001-Slim-lang"><draw:frame draw:style-name="fr1" draw:name="Image695" text:anchor-type="as-char" svg:width="0.3543in" svg:height="0.3543in" draw:z-index="696"><draw:image xlink:href="Pictures/100000000000004000000040368467F3A5C4891E.png" xlink:type="simple" xlink:show="embed" xlink:actuate="onLoad" draw:mime-type="image/png"/><svg:title>@Seanpm2001-Slim-lang</svg:title></draw:frame></draw:a><text:a xlink:type="simple" xlink:href="https://github.com/Seanpm2001-Slim-lang" text:style-name="Internet_20_link" text:visited-style-name="Visited_20_Internet_20_Link"><text:s/></text:a><draw:a xlink:type="simple" xlink:href="https://github.com/Seanpm2001-Apex-lang"><draw:frame draw:style-name="fr1" draw:name="Image696" text:anchor-type="as-char" svg:width="0.3543in" svg:height="0.3543in" draw:z-index="697"><draw:image xlink:href="Pictures/10000000000000400000004060DF01A89FD3A040.jpg" xlink:type="simple" xlink:show="embed" xlink:actuate="onLoad" draw:mime-type="image/jpeg"/><svg:title>@Seanpm2001-Apex-lang</svg:title></draw:frame></draw:a><text:a xlink:type="simple" xlink:href="https://github.com/Seanpm2001-Apex-lang" text:style-name="Internet_20_link" text:visited-style-name="Visited_20_Internet_20_Link"><text:s/></text:a><draw:a xlink:type="simple" xlink:href="https://github.com/Bosky-dev"><draw:frame draw:style-name="fr1" draw:name="Image697" text:anchor-type="as-char" svg:width="0.3543in" svg:height="0.3543in" draw:z-index="698"><draw:image xlink:href="Pictures/100000010000003D0000003DD2214C71F7A4B180.png" xlink:type="simple" xlink:show="embed" xlink:actuate="onLoad" draw:mime-type="image/png"/><svg:title>@Bosky-dev</svg:title></draw:frame></draw:a><text:a xlink:type="simple" xlink:href="https://github.com/Bosky-dev" text:style-name="Internet_20_link" text:visited-style-name="Visited_20_Internet_20_Link"><text:s/></text:a><draw:a xlink:type="simple" xlink:href="https://github.com/Seanpm2001-Groovy-lang"><draw:frame draw:style-name="fr1" draw:name="Image698" text:anchor-type="as-char" svg:width="0.3543in" svg:height="0.3543in" draw:z-index="699"><draw:image xlink:href="Pictures/1000000000000040000000409261C539A64ADA33.jpg" xlink:type="simple" xlink:show="embed" xlink:actuate="onLoad" draw:mime-type="image/jpeg"/><svg:title>@Seanpm2001-Groovy-lang</svg:title></draw:frame></draw:a><text:a xlink:type="simple" xlink:href="https://github.com/Seanpm2001-Groovy-lang" text:style-name="Internet_20_link" text:visited-style-name="Visited_20_Internet_20_Link"><text:s/></text:a><draw:a xlink:type="simple" xlink:href="https://github.com/Seanpm2001-Dhall-lang"><draw:frame draw:style-name="fr1" draw:name="Image699" text:anchor-type="as-char" svg:width="0.3543in" svg:height="0.3543in" draw:z-index="700"><draw:image xlink:href="Pictures/1000000000000040000000409DA5C874C8A2DA56.png" xlink:type="simple" xlink:show="embed" xlink:actuate="onLoad" draw:mime-type="image/png"/><svg:title>@Seanpm2001-Dhall-lang</svg:title></draw:frame></draw:a><text:a xlink:type="simple" xlink:href="https://github.com/Seanpm2001-Dhall-lang" text:style-name="Internet_20_link" text:visited-style-name="Visited_20_Internet_20_Link"><text:s/></text:a><draw:a xlink:type="simple" xlink:href="https://github.com/Seanpm2001-Roff-lang"><draw:frame draw:style-name="fr1" draw:name="Image700" text:anchor-type="as-char" svg:width="0.3543in" svg:height="0.3543in" draw:z-index="701"><draw:image xlink:href="Pictures/1000000100000040000000407364A57E8720F647.png" xlink:type="simple" xlink:show="embed" xlink:actuate="onLoad" draw:mime-type="image/png"/><svg:title>@Seanpm2001-Roff-lang</svg:title></draw:frame></draw:a><text:a xlink:type="simple" xlink:href="https://github.com/Seanpm2001-Roff-lang" text:style-name="Internet_20_link" text:visited-style-name="Visited_20_Internet_20_Link"><text:s/></text:a><draw:a xlink:type="simple" xlink:href="https://github.com/Seanpm2001-GAP-lang"><draw:frame draw:style-name="fr1" draw:name="Image701" text:anchor-type="as-char" svg:width="0.3543in" svg:height="0.3543in" draw:z-index="702"><draw:image xlink:href="Pictures/100000010000004000000040ED4B30B91D8B01EC.png" xlink:type="simple" xlink:show="embed" xlink:actuate="onLoad" draw:mime-type="image/png"/><svg:title>@Seanpm2001-GAP-lang</svg:title></draw:frame></draw:a><text:a xlink:type="simple" xlink:href="https://github.com/Seanpm2001-GAP-lang" text:style-name="Internet_20_link" text:visited-style-name="Visited_20_Internet_20_Link"><text:s/></text:a><draw:a xlink:type="simple" xlink:href="https://github.com/Seanpm2001-Wiki"><draw:frame draw:style-name="fr1" draw:name="Image702" text:anchor-type="as-char" svg:width="0.3543in" svg:height="0.3543in" draw:z-index="703"><draw:image xlink:href="Pictures/100000010000004000000040CE0878E277FFC25B.png" xlink:type="simple" xlink:show="embed" xlink:actuate="onLoad" draw:mime-type="image/png"/><svg:title>@Seanpm2001-Wiki</svg:title></draw:frame></draw:a><text:a xlink:type="simple" xlink:href="https://github.com/Seanpm2001-Wiki" text:style-name="Internet_20_link" text:visited-style-name="Visited_20_Internet_20_Link"><text:s/></text:a><draw:a xlink:type="simple" xlink:href="https://github.com/KeyStroke-dev"><draw:frame draw:style-name="fr1" draw:name="Image703" text:anchor-type="as-char" svg:width="0.3543in" svg:height="0.3543in" draw:z-index="704"><draw:image xlink:href="Pictures/1000000000000040000000408352A6C228FA710B.jpg" xlink:type="simple" xlink:show="embed" xlink:actuate="onLoad" draw:mime-type="image/jpeg"/><svg:title>@KeyStroke-dev</svg:title></draw:frame></draw:a><text:a xlink:type="simple" xlink:href="https://github.com/KeyStroke-dev" text:style-name="Internet_20_link" text:visited-style-name="Visited_20_Internet_20_Link"><text:s/></text:a><draw:a xlink:type="simple" xlink:href="https://github.com/ShareBoxLIB"><draw:frame draw:style-name="fr1" draw:name="Image704" text:anchor-type="as-char" svg:width="0.3543in" svg:height="0.3543in" draw:z-index="705"><draw:image xlink:href="Pictures/1000000000000040000000408253C6A078E00FA6.png" xlink:type="simple" xlink:show="embed" xlink:actuate="onLoad" draw:mime-type="image/png"/><svg:title>@ShareBoxLIB</svg:title></draw:frame></draw:a><text:a xlink:type="simple" xlink:href="https://github.com/ShareBoxLIB" text:style-name="Internet_20_link" text:visited-style-name="Visited_20_Internet_20_Link"><text:s/></text:a><draw:a xlink:type="simple" xlink:href="https://github.com/Seanpm2001-Fancy-lang"><draw:frame draw:style-name="fr1" draw:name="Image705" text:anchor-type="as-char" svg:width="0.3543in" svg:height="0.3543in" draw:z-index="706"><draw:image xlink:href="Pictures/10000001000000400000004071509351C7D3246F.png" xlink:type="simple" xlink:show="embed" xlink:actuate="onLoad" draw:mime-type="image/png"/><svg:title>@Seanpm2001-Fancy-lang</svg:title></draw:frame></draw:a><text:a xlink:type="simple" xlink:href="https://github.com/Seanpm2001-Fancy-lang" text:style-name="Internet_20_link" text:visited-style-name="Visited_20_Internet_20_Link"><text:s/></text:a><draw:a xlink:type="simple" xlink:href="https://github.com/Seanpm2001-Smarty-lang"><draw:frame draw:style-name="fr1" draw:name="Image706" text:anchor-type="as-char" svg:width="0.3543in" svg:height="0.3543in" draw:z-index="707"><draw:image xlink:href="Pictures/100000000000003500000035BF60AB1FCE27C923.png" xlink:type="simple" xlink:show="embed" xlink:actuate="onLoad" draw:mime-type="image/png"/><svg:title>@Seanpm2001-Smarty-lang</svg:title></draw:frame></draw:a><text:a xlink:type="simple" xlink:href="https://github.com/Seanpm2001-Smarty-lang" text:style-name="Internet_20_link" text:visited-style-name="Visited_20_Internet_20_Link"><text:s/></text:a><draw:a xlink:type="simple" xlink:href="https://github.com/Seanpm2001-Processing-JS-lang"><draw:frame draw:style-name="fr1" draw:name="Image707" text:anchor-type="as-char" svg:width="0.3543in" svg:height="0.3543in" draw:z-index="708"><draw:image xlink:href="Pictures/1000000000000040000000402F2BC0343A4C833D.jpg" xlink:type="simple" xlink:show="embed" xlink:actuate="onLoad" draw:mime-type="image/jpeg"/><svg:title>@Seanpm2001-Processing-JS-lang</svg:title></draw:frame></draw:a><text:a xlink:type="simple" xlink:href="https://github.com/Seanpm2001-Processing-JS-lang" text:style-name="Internet_20_link" text:visited-style-name="Visited_20_Internet_20_Link"><text:s/></text:a><draw:a xlink:type="simple" xlink:href="https://github.com/Seanpm2001-Tumblr"><draw:frame draw:style-name="fr1" draw:name="Image708" text:anchor-type="as-char" svg:width="0.3543in" svg:height="0.3543in" draw:z-index="709"><draw:image xlink:href="Pictures/100000010000004000000040BA4B99F6AF3C7ED4.png" xlink:type="simple" xlink:show="embed" xlink:actuate="onLoad" draw:mime-type="image/png"/><svg:title>@Seanpm2001-Tumblr</svg:title></draw:frame></draw:a><text:a xlink:type="simple" xlink:href="https://github.com/Seanpm2001-Tumblr" text:style-name="Internet_20_link" text:visited-style-name="Visited_20_Internet_20_Link"><text:s/></text:a><draw:a xlink:type="simple" xlink:href="https://github.com/Seanpm2001-Patreon"><draw:frame draw:style-name="fr1" draw:name="Image709" text:anchor-type="as-char" svg:width="0.3543in" svg:height="0.3543in" draw:z-index="710"><draw:image xlink:href="Pictures/1000000100000040000000403E4EA8417920B774.png" xlink:type="simple" xlink:show="embed" xlink:actuate="onLoad" draw:mime-type="image/png"/><svg:title>@Seanpm2001-Patreon</svg:title></draw:frame></draw:a><text:a xlink:type="simple" xlink:href="https://github.com/Seanpm2001-Patreon" text:style-name="Internet_20_link" text:visited-style-name="Visited_20_Internet_20_Link"><text:s/></text:a><draw:a xlink:type="simple" xlink:href="https://github.com/Seanpm2001-OpenCollective"><draw:frame draw:style-name="fr1" draw:name="Image710" text:anchor-type="as-char" svg:width="0.3543in" svg:height="0.3543in" draw:z-index="711"><draw:image xlink:href="Pictures/1000000100000040000000402A6CEEBFE60D7237.png" xlink:type="simple" xlink:show="embed" xlink:actuate="onLoad" draw:mime-type="image/png"/><svg:title>@Seanpm2001-OpenCollective</svg:title></draw:frame></draw:a><text:a xlink:type="simple" xlink:href="https://github.com/Seanpm2001-OpenCollective" text:style-name="Internet_20_link" text:visited-style-name="Visited_20_Internet_20_Link"><text:s/></text:a><draw:a xlink:type="simple" xlink:href="https://github.com/Seanpm2001-Quora"><draw:frame draw:style-name="fr1" draw:name="Image711" text:anchor-type="as-char" svg:width="0.3543in" svg:height="0.3543in" draw:z-index="712"><draw:image xlink:href="Pictures/10000000000000400000004088A7981930721C77.png" xlink:type="simple" xlink:show="embed" xlink:actuate="onLoad" draw:mime-type="image/png"/><svg:title>@Seanpm2001-Quora</svg:title></draw:frame></draw:a><text:a xlink:type="simple" xlink:href="https://github.com/Seanpm2001-Quora" text:style-name="Internet_20_link" text:visited-style-name="Visited_20_Internet_20_Link"><text:s/></text:a><draw:a xlink:type="simple" xlink:href="https://github.com/Seanpm2001-LiberaPay"><draw:frame draw:style-name="fr1" draw:name="Image712" text:anchor-type="as-char" svg:width="0.3543in" svg:height="0.3543in" draw:z-index="713"><draw:image xlink:href="Pictures/1000000100000040000000402E77A8E6EE9BF67D.png" xlink:type="simple" xlink:show="embed" xlink:actuate="onLoad" draw:mime-type="image/png"/><svg:title>@Seanpm2001-LiberaPay</svg:title></draw:frame></draw:a><text:a xlink:type="simple" xlink:href="https://github.com/Seanpm2001-LiberaPay" text:style-name="Internet_20_link" text:visited-style-name="Visited_20_Internet_20_Link"><text:s/></text:a><draw:a xlink:type="simple" xlink:href="https://github.com/Seanpm2001-IssueHunt"><draw:frame draw:style-name="fr1" draw:name="Image713" text:anchor-type="as-char" svg:width="0.3543in" svg:height="0.3543in" draw:z-index="714"><draw:image xlink:href="Pictures/10000000000000400000004082ED60123E72DB8F.png" xlink:type="simple" xlink:show="embed" xlink:actuate="onLoad" draw:mime-type="image/png"/><svg:title>@Seanpm2001-IssueHunt</svg:title></draw:frame></draw:a><text:a xlink:type="simple" xlink:href="https://github.com/Seanpm2001-IssueHunt" text:style-name="Internet_20_link" text:visited-style-name="Visited_20_Internet_20_Link"><text:s/></text:a><draw:a xlink:type="simple" xlink:href="https://github.com/Seanpm2001-Ko-Fi"><draw:frame draw:style-name="fr1" draw:name="Image714" text:anchor-type="as-char" svg:width="0.3543in" svg:height="0.3543in" draw:z-index="715"><draw:image xlink:href="Pictures/1000000100000040000000405A46F32DF1D73138.png" xlink:type="simple" xlink:show="embed" xlink:actuate="onLoad" draw:mime-type="image/png"/><svg:title>@Seanpm2001-Ko-Fi</svg:title></draw:frame></draw:a><text:a xlink:type="simple" xlink:href="https://github.com/Seanpm2001-Ko-Fi" text:style-name="Internet_20_link" text:visited-style-name="Visited_20_Internet_20_Link"><text:s/></text:a><draw:a xlink:type="simple" xlink:href="https://github.com/Seanpm2001-ClockTree"><draw:frame draw:style-name="fr1" draw:name="Image715" text:anchor-type="as-char" svg:width="0.3543in" svg:height="0.3543in" draw:z-index="716"><draw:image xlink:href="Pictures/1000000000000040000000401DF7E2D812A6D654.jpg" xlink:type="simple" xlink:show="embed" xlink:actuate="onLoad" draw:mime-type="image/jpeg"/><svg:title>@Seanpm2001-ClockTree</svg:title></draw:frame></draw:a><text:a xlink:type="simple" xlink:href="https://github.com/Seanpm2001-ClockTree" text:style-name="Internet_20_link" text:visited-style-name="Visited_20_Internet_20_Link"><text:s/></text:a><draw:a xlink:type="simple" xlink:href="https://github.com/Seanpm2001-DM-lang"><draw:frame draw:style-name="fr1" draw:name="Image716" text:anchor-type="as-char" svg:width="0.3543in" svg:height="0.3543in" draw:z-index="717"><draw:image xlink:href="Pictures/10000000000000400000004092285046D8AE2D55.png" xlink:type="simple" xlink:show="embed" xlink:actuate="onLoad" draw:mime-type="image/png"/><svg:title>@Seanpm2001-DM-lang</svg:title></draw:frame></draw:a><text:a xlink:type="simple" xlink:href="https://github.com/Seanpm2001-DM-lang" text:style-name="Internet_20_link" text:visited-style-name="Visited_20_Internet_20_Link"><text:s/></text:a><draw:a xlink:type="simple" xlink:href="https://github.com/Seanpm2001-Elm-lang"><draw:frame draw:style-name="fr1" draw:name="Image717" text:anchor-type="as-char" svg:width="0.3543in" svg:height="0.3543in" draw:z-index="718"><draw:image xlink:href="Pictures/1000000100000040000000401EFB991EE59B8F21.png" xlink:type="simple" xlink:show="embed" xlink:actuate="onLoad" draw:mime-type="image/png"/><svg:title>@Seanpm2001-Elm-lang</svg:title></draw:frame></draw:a><text:a xlink:type="simple" xlink:href="https://github.com/Seanpm2001-Elm-lang" text:style-name="Internet_20_link" text:visited-style-name="Visited_20_Internet_20_Link"><text:s/></text:a><draw:a xlink:type="simple" xlink:href="https://github.com/FreeGenie-dev"><draw:frame draw:style-name="fr1" draw:name="Image718" text:anchor-type="as-char" svg:width="0.3543in" svg:height="0.3543in" draw:z-index="719"><draw:image xlink:href="Pictures/1000000000000040000000405D52C200E2EEA36A.jpg" xlink:type="simple" xlink:show="embed" xlink:actuate="onLoad" draw:mime-type="image/jpeg"/><svg:title>@FreeGenie-dev</svg:title></draw:frame></draw:a><text:a xlink:type="simple" xlink:href="https://github.com/FreeGenie-dev" text:style-name="Internet_20_link" text:visited-style-name="Visited_20_Internet_20_Link"><text:s/></text:a><draw:a xlink:type="simple" xlink:href="https://github.com/GeniBlock"><draw:frame draw:style-name="fr1" draw:name="Image719" text:anchor-type="as-char" svg:width="0.3543in" svg:height="0.3543in" draw:z-index="720"><draw:image xlink:href="Pictures/1000000100000040000000408A1C414AD9456FE3.png" xlink:type="simple" xlink:show="embed" xlink:actuate="onLoad" draw:mime-type="image/png"/><svg:title>@GeniBlock</svg:title></draw:frame></draw:a><text:a xlink:type="simple" xlink:href="https://github.com/GeniBlock" text:style-name="Internet_20_link" text:visited-style-name="Visited_20_Internet_20_Link"><text:s/></text:a><draw:a xlink:type="simple" xlink:href="https://github.com/Seanpm2001-Zig-lang"><draw:frame draw:style-name="fr1" draw:name="Image720" text:anchor-type="as-char" svg:width="0.3543in" svg:height="0.3543in" draw:z-index="721"><draw:image xlink:href="Pictures/10000001000000400000004008162ED325ACD50B.png" xlink:type="simple" xlink:show="embed" xlink:actuate="onLoad" draw:mime-type="image/png"/><svg:title>@Seanpm2001-Zig-lang</svg:title></draw:frame></draw:a><text:a xlink:type="simple" xlink:href="https://github.com/Seanpm2001-Zig-lang" text:style-name="Internet_20_link" text:visited-style-name="Visited_20_Internet_20_Link"><text:s/></text:a><draw:a xlink:type="simple" xlink:href="https://github.com/Seanpm2001-LLVM-lang"><draw:frame draw:style-name="fr1" draw:name="Image721" text:anchor-type="as-char" svg:width="0.3543in" svg:height="0.3543in" draw:z-index="722"><draw:image xlink:href="Pictures/1000000100000040000000405FEA48EE16A7A963.png" xlink:type="simple" xlink:show="embed" xlink:actuate="onLoad" draw:mime-type="image/png"/><svg:title>@Seanpm2001-LLVM-lang</svg:title></draw:frame></draw:a><text:a xlink:type="simple" xlink:href="https://github.com/Seanpm2001-LLVM-lang" text:style-name="Internet_20_link" text:visited-style-name="Visited_20_Internet_20_Link"><text:s/></text:a><draw:a xlink:type="simple" xlink:href="https://github.com/Seanpm2001-Verona-lang"><draw:frame draw:style-name="fr1" draw:name="Image722" text:anchor-type="as-char" svg:width="0.3543in" svg:height="0.3543in" draw:z-index="723"><draw:image xlink:href="Pictures/100000010000004000000040ED1B3ED55F7295DD.png" xlink:type="simple" xlink:show="embed" xlink:actuate="onLoad" draw:mime-type="image/png"/><svg:title>@Seanpm2001-Verona-lang</svg:title></draw:frame></draw:a><text:a xlink:type="simple" xlink:href="https://github.com/Seanpm2001-Verona-lang" text:style-name="Internet_20_link" text:visited-style-name="Visited_20_Internet_20_Link"><text:s/></text:a><draw:a xlink:type="simple" xlink:href="https://github.com/Seanpm2001-Cyclone-lang"><draw:frame draw:style-name="fr1" draw:name="Image723" text:anchor-type="as-char" svg:width="0.3543in" svg:height="0.3543in" draw:z-index="724"><draw:image xlink:href="Pictures/1000000100000040000000402BF6567FF32A54AE.png" xlink:type="simple" xlink:show="embed" xlink:actuate="onLoad" draw:mime-type="image/png"/><svg:title>@Seanpm2001-Cyclone-lang</svg:title></draw:frame></draw:a><text:a xlink:type="simple" xlink:href="https://github.com/Seanpm2001-Cyclone-lang" text:style-name="Internet_20_link" text:visited-style-name="Visited_20_Internet_20_Link"><text:s/></text:a><draw:a xlink:type="simple" xlink:href="https://github.com/Seanpm2001-HaProxy-lang"><draw:frame draw:style-name="fr1" draw:name="Image724" text:anchor-type="as-char" svg:width="0.3543in" svg:height="0.3543in" draw:z-index="725"><draw:image xlink:href="Pictures/100000010000004000000040E0AA7A55BCF344DC.png" xlink:type="simple" xlink:show="embed" xlink:actuate="onLoad" draw:mime-type="image/png"/><svg:title>@Seanpm2001-HaProxy-lang</svg:title></draw:frame></draw:a><text:a xlink:type="simple" xlink:href="https://github.com/Seanpm2001-HaProxy-lang" text:style-name="Internet_20_link" text:visited-style-name="Visited_20_Internet_20_Link"><text:s/></text:a><draw:a xlink:type="simple" xlink:href="https://github.com/Seanpm2001-SciLab-lang"><draw:frame draw:style-name="fr1" draw:name="Image725" text:anchor-type="as-char" svg:width="0.3543in" svg:height="0.3543in" draw:z-index="726"><draw:image xlink:href="Pictures/100000010000004000000040B733E270BF45C1AF.png" xlink:type="simple" xlink:show="embed" xlink:actuate="onLoad" draw:mime-type="image/png"/><svg:title>@Seanpm2001-SciLab-lang</svg:title></draw:frame></draw:a><text:a xlink:type="simple" xlink:href="https://github.com/Seanpm2001-SciLab-lang" text:style-name="Internet_20_link" text:visited-style-name="Visited_20_Internet_20_Link"><text:s/></text:a><draw:a xlink:type="simple" xlink:href="https://github.com/Seanpm2001-V-lang"><draw:frame draw:style-name="fr1" draw:name="Image726" text:anchor-type="as-char" svg:width="0.3543in" svg:height="0.3543in" draw:z-index="727"><draw:image xlink:href="Pictures/1000000100000040000000401D9FC38EC8758CD4.png" xlink:type="simple" xlink:show="embed" xlink:actuate="onLoad" draw:mime-type="image/png"/><svg:title>@Seanpm2001-V-lang</svg:title></draw:frame></draw:a><text:a xlink:type="simple" xlink:href="https://github.com/Seanpm2001-V-lang" text:style-name="Internet_20_link" text:visited-style-name="Visited_20_Internet_20_Link"><text:s/></text:a><draw:a xlink:type="simple" xlink:href="https://github.com/TrueCalm"><draw:frame draw:style-name="fr1" draw:name="Image727" text:anchor-type="as-char" svg:width="0.3543in" svg:height="0.3543in" draw:z-index="728"><draw:image xlink:href="Pictures/10000000000000400000004080D77639FF8312A4.png" xlink:type="simple" xlink:show="embed" xlink:actuate="onLoad" draw:mime-type="image/png"/><svg:title>@TrueCalm</svg:title></draw:frame></draw:a><text:a xlink:type="simple" xlink:href="https://github.com/TrueCalm" text:style-name="Internet_20_link" text:visited-style-name="Visited_20_Internet_20_Link"><text:s/></text:a><draw:a xlink:type="simple" xlink:href="https://github.com/Seanpm2001-TideLift"><draw:frame draw:style-name="fr1" draw:name="Image728" text:anchor-type="as-char" svg:width="0.3543in" svg:height="0.3543in" draw:z-index="729"><draw:image xlink:href="Pictures/1000000100000040000000401118BE27701D4341.png" xlink:type="simple" xlink:show="embed" xlink:actuate="onLoad" draw:mime-type="image/png"/><svg:title>@Seanpm2001-TideLift</svg:title></draw:frame></draw:a><text:a xlink:type="simple" xlink:href="https://github.com/Seanpm2001-TideLift" text:style-name="Internet_20_link" text:visited-style-name="Visited_20_Internet_20_Link"><text:s/></text:a><draw:a xlink:type="simple" xlink:href="https://github.com/Seanpm2001-Otechie"><draw:frame draw:style-name="fr1" draw:name="Image729" text:anchor-type="as-char" svg:width="0.3543in" svg:height="0.3543in" draw:z-index="730"><draw:image xlink:href="Pictures/10000001000000400000004022DEFDA540D8FE8E.png" xlink:type="simple" xlink:show="embed" xlink:actuate="onLoad" draw:mime-type="image/png"/><svg:title>@Seanpm2001-Otechie</svg:title></draw:frame></draw:a><text:a xlink:type="simple" xlink:href="https://github.com/Seanpm2001-Otechie" text:style-name="Internet_20_link" text:visited-style-name="Visited_20_Internet_20_Link"><text:s/></text:a><draw:a xlink:type="simple" xlink:href="https://github.com/FINF-dev"><draw:frame draw:style-name="fr1" draw:name="Image730" text:anchor-type="as-char" svg:width="0.3543in" svg:height="0.3543in" draw:z-index="731"><draw:image xlink:href="Pictures/100000010000004000000040FBEF7748140D0E9E.png" xlink:type="simple" xlink:show="embed" xlink:actuate="onLoad" draw:mime-type="image/png"/><svg:title>@FINF-dev</svg:title></draw:frame></draw:a><text:a xlink:type="simple" xlink:href="https://github.com/FINF-dev" text:style-name="Internet_20_link" text:visited-style-name="Visited_20_Internet_20_Link"><text:s/></text:a><draw:a xlink:type="simple" xlink:href="https://github.com/Seanpm2001-Mustache-lang"><draw:frame draw:style-name="fr1" draw:name="Image731" text:anchor-type="as-char" svg:width="0.3543in" svg:height="0.3543in" draw:z-index="732"><draw:image xlink:href="Pictures/1000000000000040000000403F10AC5DE12DCA8B.png" xlink:type="simple" xlink:show="embed" xlink:actuate="onLoad" draw:mime-type="image/png"/><svg:title>@Seanpm2001-Mustache-lang</svg:title></draw:frame></draw:a><text:a xlink:type="simple" xlink:href="https://github.com/Seanpm2001-Mustache-lang" text:style-name="Internet_20_link" text:visited-style-name="Visited_20_Internet_20_Link"><text:s/></text:a><draw:a xlink:type="simple" xlink:href="https://github.com/Seanpm2001-Arduino-lang"><draw:frame draw:style-name="fr1" draw:name="Image732" text:anchor-type="as-char" svg:width="0.3543in" svg:height="0.3543in" draw:z-index="733"><draw:image xlink:href="Pictures/100000000000004000000040937D0EC915967C7D.jpg" xlink:type="simple" xlink:show="embed" xlink:actuate="onLoad" draw:mime-type="image/jpeg"/><svg:title>@Seanpm2001-Arduino-lang</svg:title></draw:frame></draw:a><text:a xlink:type="simple" xlink:href="https://github.com/Seanpm2001-Arduino-lang" text:style-name="Internet_20_link" text:visited-style-name="Visited_20_Internet_20_Link"><text:s/></text:a><draw:a xlink:type="simple" xlink:href="https://github.com/Seanpm2001-Lex-lang"><draw:frame draw:style-name="fr1" draw:name="Image733" text:anchor-type="as-char" svg:width="0.3543in" svg:height="0.3543in" draw:z-index="734"><draw:image xlink:href="Pictures/1000000000000040000000406C89EADC5C6060BF.png" xlink:type="simple" xlink:show="embed" xlink:actuate="onLoad" draw:mime-type="image/png"/><svg:title>@Seanpm2001-Lex-lang</svg:title></draw:frame></draw:a><text:a xlink:type="simple" xlink:href="https://github.com/Seanpm2001-Lex-lang" text:style-name="Internet_20_link" text:visited-style-name="Visited_20_Internet_20_Link"><text:s/></text:a><draw:a xlink:type="simple" xlink:href="https://github.com/Seanpm2001-Puppet-lang"><draw:frame draw:style-name="fr1" draw:name="Image734" text:anchor-type="as-char" svg:width="0.3543in" svg:height="0.3543in" draw:z-index="735"><draw:image xlink:href="Pictures/100000010000004000000040068F922E120F21EB.png" xlink:type="simple" xlink:show="embed" xlink:actuate="onLoad" draw:mime-type="image/png"/><svg:title>@Seanpm2001-Puppet-lang</svg:title></draw:frame></draw:a><text:a xlink:type="simple" xlink:href="https://github.com/Seanpm2001-Puppet-lang" text:style-name="Internet_20_link" text:visited-style-name="Visited_20_Internet_20_Link"><text:s/></text:a><draw:a xlink:type="simple" xlink:href="https://github.com/Seanpm2001-Meson-lang"><draw:frame draw:style-name="fr1" draw:name="Image735" text:anchor-type="as-char" svg:width="0.3543in" svg:height="0.3543in" draw:z-index="736"><draw:image xlink:href="Pictures/1000000100000040000000404223CFC61BA6BE6E.png" xlink:type="simple" xlink:show="embed" xlink:actuate="onLoad" draw:mime-type="image/png"/><svg:title>@Seanpm2001-Meson-lang</svg:title></draw:frame></draw:a><text:a xlink:type="simple" xlink:href="https://github.com/Seanpm2001-Meson-lang" text:style-name="Internet_20_link" text:visited-style-name="Visited_20_Internet_20_Link"><text:s/></text:a><draw:a xlink:type="simple" xlink:href="https://github.com/Seanpm2001-ThePlayForge"><draw:frame draw:style-name="fr1" draw:name="Image736" text:anchor-type="as-char" svg:width="0.3543in" svg:height="0.3543in" draw:z-index="737"><draw:image xlink:href="Pictures/1000000000000040000000404B9F1F20D18AE609.png" xlink:type="simple" xlink:show="embed" xlink:actuate="onLoad" draw:mime-type="image/png"/><svg:title>@Seanpm2001-ThePlayForge</svg:title></draw:frame></draw:a><text:a xlink:type="simple" xlink:href="https://github.com/Seanpm2001-ThePlayForge" text:style-name="Internet_20_link" text:visited-style-name="Visited_20_Internet_20_Link"><text:s/></text:a><draw:a xlink:type="simple" xlink:href="https://github.com/ZooTree"><draw:frame draw:style-name="fr1" draw:name="Image737" text:anchor-type="as-char" svg:width="0.3543in" svg:height="0.3543in" draw:z-index="738"><draw:image xlink:href="Pictures/10000000000000400000004076C72554766520C2.png" xlink:type="simple" xlink:show="embed" xlink:actuate="onLoad" draw:mime-type="image/png"/><svg:title>@ZooTree</svg:title></draw:frame></draw:a><text:a xlink:type="simple" xlink:href="https://github.com/ZooTree" text:style-name="Internet_20_link" text:visited-style-name="Visited_20_Internet_20_Link"><text:s/></text:a><draw:a xlink:type="simple" xlink:href="https://github.com/Seanpm2001-Database"><draw:frame draw:style-name="fr1" draw:name="Image738" text:anchor-type="as-char" svg:width="0.3543in" svg:height="0.3543in" draw:z-index="739"><draw:image xlink:href="Pictures/10000000000000400000004089CAC9E2B342FF66.jpg" xlink:type="simple" xlink:show="embed" xlink:actuate="onLoad" draw:mime-type="image/jpeg"/><svg:title>@Seanpm2001-Database</svg:title></draw:frame></draw:a><text:a xlink:type="simple" xlink:href="https://github.com/Seanpm2001-Database" text:style-name="Internet_20_link" text:visited-style-name="Visited_20_Internet_20_Link"><text:s/></text:a><draw:a xlink:type="simple" xlink:href="https://github.com/Seanpm2001-Torrent"><draw:frame draw:style-name="fr1" draw:name="Image739" text:anchor-type="as-char" svg:width="0.3543in" svg:height="0.3543in" draw:z-index="740"><draw:image xlink:href="Pictures/100000010000004000000040FAEE0DFE496D9C7C.png" xlink:type="simple" xlink:show="embed" xlink:actuate="onLoad" draw:mime-type="image/png"/><svg:title>@Seanpm2001-Torrent</svg:title></draw:frame></draw:a><text:a xlink:type="simple" xlink:href="https://github.com/Seanpm2001-Torrent" text:style-name="Internet_20_link" text:visited-style-name="Visited_20_Internet_20_Link"><text:s/></text:a><draw:a xlink:type="simple" xlink:href="https://github.com/Browsniffica"><draw:frame draw:style-name="fr1" draw:name="Image740" text:anchor-type="as-char" svg:width="0.3543in" svg:height="0.3543in" draw:z-index="741"><draw:image xlink:href="Pictures/1000000100000040000000405709D4993AB87697.png" xlink:type="simple" xlink:show="embed" xlink:actuate="onLoad" draw:mime-type="image/png"/><svg:title>@Browsniffica</svg:title></draw:frame></draw:a><text:a xlink:type="simple" xlink:href="https://github.com/Browsniffica" text:style-name="Internet_20_link" text:visited-style-name="Visited_20_Internet_20_Link"><text:s/></text:a><draw:a xlink:type="simple" xlink:href="https://github.com/LapLight"><draw:frame draw:style-name="fr1" draw:name="Image741" text:anchor-type="as-char" svg:width="0.3543in" svg:height="0.3543in" draw:z-index="742"><draw:image xlink:href="Pictures/1000000100000040000000409EBD50AFA32B8637.png" xlink:type="simple" xlink:show="embed" xlink:actuate="onLoad" draw:mime-type="image/png"/><svg:title>@LapLight</svg:title></draw:frame></draw:a><text:a xlink:type="simple" xlink:href="https://github.com/LapLight" text:style-name="Internet_20_link" text:visited-style-name="Visited_20_Internet_20_Link"><text:s/></text:a><draw:a xlink:type="simple" xlink:href="https://github.com/Zombie-Life-re-animated"><draw:frame draw:style-name="fr1" draw:name="Image742" text:anchor-type="as-char" svg:width="0.3543in" svg:height="0.3543in" draw:z-index="743"><draw:image xlink:href="Pictures/100000000000004000000040DA715978E85DC476.jpg" xlink:type="simple" xlink:show="embed" xlink:actuate="onLoad" draw:mime-type="image/jpeg"/><svg:title>@Zombie-Life-re-animated</svg:title></draw:frame></draw:a><text:a xlink:type="simple" xlink:href="https://github.com/Zombie-Life-re-animated" text:style-name="Internet_20_link" text:visited-style-name="Visited_20_Internet_20_Link"><text:s/></text:a><draw:a xlink:type="simple" xlink:href="https://github.com/Seanpm2001-1C-Enterprise-lang"><draw:frame draw:style-name="fr1" draw:name="Image743" text:anchor-type="as-char" svg:width="0.3543in" svg:height="0.3543in" draw:z-index="744"><draw:image xlink:href="Pictures/10000000000000400000004018D551310B4B27D8.png" xlink:type="simple" xlink:show="embed" xlink:actuate="onLoad" draw:mime-type="image/png"/><svg:title>@Seanpm2001-1C-Enterprise-lang</svg:title></draw:frame></draw:a><text:a xlink:type="simple" xlink:href="https://github.com/Seanpm2001-1C-Enterprise-lang" text:style-name="Internet_20_link" text:visited-style-name="Visited_20_Internet_20_Link"><text:s/></text:a><draw:a xlink:type="simple" xlink:href="https://github.com/Seanpm2001-AngelScript-lang"><draw:frame draw:style-name="fr1" draw:name="Image744" text:anchor-type="as-char" svg:width="0.3543in" svg:height="0.3543in" draw:z-index="745"><draw:image xlink:href="Pictures/100000000000004000000040E85713E709583133.jpg" xlink:type="simple" xlink:show="embed" xlink:actuate="onLoad" draw:mime-type="image/jpeg"/><svg:title>@Seanpm2001-AngelScript-lang</svg:title></draw:frame></draw:a><text:a xlink:type="simple" xlink:href="https://github.com/Seanpm2001-AngelScript-lang" text:style-name="Internet_20_link" text:visited-style-name="Visited_20_Internet_20_Link"><text:s/></text:a><draw:a xlink:type="simple" xlink:href="https://github.com/Seanpm2001-HLSL-lang"><draw:frame draw:style-name="fr1" draw:name="Image745" text:anchor-type="as-char" svg:width="0.3543in" svg:height="0.3543in" draw:z-index="746"><draw:image xlink:href="Pictures/10000001000000400000004042126F55C976C5BD.png" xlink:type="simple" xlink:show="embed" xlink:actuate="onLoad" draw:mime-type="image/png"/><svg:title>@Seanpm2001-HLSL-lang</svg:title></draw:frame></draw:a><text:a xlink:type="simple" xlink:href="https://github.com/Seanpm2001-HLSL-lang" text:style-name="Internet_20_link" text:visited-style-name="Visited_20_Internet_20_Link"><text:s/></text:a><draw:a xlink:type="simple" xlink:href="https://github.com/Seanpm2001-HCL-lang"><draw:frame draw:style-name="fr1" draw:name="Image746" text:anchor-type="as-char" svg:width="0.3543in" svg:height="0.3543in" draw:z-index="747"><draw:image xlink:href="Pictures/100000000000004000000040798C2E0FD5447A46.jpg" xlink:type="simple" xlink:show="embed" xlink:actuate="onLoad" draw:mime-type="image/jpeg"/><svg:title>@Seanpm2001-HCL-lang</svg:title></draw:frame></draw:a><text:a xlink:type="simple" xlink:href="https://github.com/Seanpm2001-HCL-lang" text:style-name="Internet_20_link" text:visited-style-name="Visited_20_Internet_20_Link"><text:s/></text:a><draw:a xlink:type="simple" xlink:href="https://github.com/Seanpm2001-BitBake-lang"><draw:frame draw:style-name="fr1" draw:name="Image747" text:anchor-type="as-char" svg:width="0.3543in" svg:height="0.3543in" draw:z-index="748"><draw:image xlink:href="Pictures/100000000000004000000040098D21607DFFFDA8.jpg" xlink:type="simple" xlink:show="embed" xlink:actuate="onLoad" draw:mime-type="image/jpeg"/><svg:title>@Seanpm2001-BitBake-lang</svg:title></draw:frame></draw:a><text:a xlink:type="simple" xlink:href="https://github.com/Seanpm2001-BitBake-lang" text:style-name="Internet_20_link" text:visited-style-name="Visited_20_Internet_20_Link"><text:s/></text:a><draw:a xlink:type="simple" xlink:href="https://github.com/Seanpm2001-BSDL-lang"><draw:frame draw:style-name="fr1" draw:name="Image748" text:anchor-type="as-char" svg:width="0.3543in" svg:height="0.3543in" draw:z-index="749"><draw:image xlink:href="Pictures/10000000000000400000004024BC90970C3260ED.png" xlink:type="simple" xlink:show="embed" xlink:actuate="onLoad" draw:mime-type="image/png"/><svg:title>@Seanpm2001-BSDL-lang</svg:title></draw:frame></draw:a><text:a xlink:type="simple" xlink:href="https://github.com/Seanpm2001-BSDL-lang" text:style-name="Internet_20_link" text:visited-style-name="Visited_20_Internet_20_Link"><text:s/></text:a><draw:a xlink:type="simple" xlink:href="https://github.com/Seanpm2001-Haxe-lang"><draw:frame draw:style-name="fr1" draw:name="Image749" text:anchor-type="as-char" svg:width="0.3543in" svg:height="0.3543in" draw:z-index="750"><draw:image xlink:href="Pictures/1000000000000040000000405DFCE0EFC983DF4C.png" xlink:type="simple" xlink:show="embed" xlink:actuate="onLoad" draw:mime-type="image/png"/><svg:title>@Seanpm2001-Haxe-lang</svg:title></draw:frame></draw:a><text:a xlink:type="simple" xlink:href="https://github.com/Seanpm2001-Haxe-lang" text:style-name="Internet_20_link" text:visited-style-name="Visited_20_Internet_20_Link"><text:s/></text:a><draw:a xlink:type="simple" xlink:href="https://github.com/Seanpm2001-CodeQL-lang"><draw:frame draw:style-name="fr1" draw:name="Image750" text:anchor-type="as-char" svg:width="0.3543in" svg:height="0.3543in" draw:z-index="751"><draw:image xlink:href="Pictures/100000010000004000000040C2AEC4DF797744AD.png" xlink:type="simple" xlink:show="embed" xlink:actuate="onLoad" draw:mime-type="image/png"/><svg:title>@Seanpm2001-CodeQL-lang</svg:title></draw:frame></draw:a><text:a xlink:type="simple" xlink:href="https://github.com/Seanpm2001-CodeQL-lang" text:style-name="Internet_20_link" text:visited-style-name="Visited_20_Internet_20_Link"><text:s/></text:a><draw:a xlink:type="simple" xlink:href="https://github.com/Seanpm2001-Singularity-lang"><draw:frame draw:style-name="fr1" draw:name="Image751" text:anchor-type="as-char" svg:width="0.3543in" svg:height="0.3543in" draw:z-index="752"><draw:image xlink:href="Pictures/100000000000004000000040730D59AB458BBA53.png" xlink:type="simple" xlink:show="embed" xlink:actuate="onLoad" draw:mime-type="image/png"/><svg:title>@Seanpm2001-Singularity-lang</svg:title></draw:frame></draw:a><text:a xlink:type="simple" xlink:href="https://github.com/Seanpm2001-Singularity-lang" text:style-name="Internet_20_link" text:visited-style-name="Visited_20_Internet_20_Link"><text:s/></text:a><draw:a xlink:type="simple" xlink:href="https://github.com/Seanpm2001-ShaderLab-lang"><draw:frame draw:style-name="fr1" draw:name="Image752" text:anchor-type="as-char" svg:width="0.3543in" svg:height="0.3543in" draw:z-index="753"><draw:image xlink:href="Pictures/10000001000000400000004027C2E92A91808FC6.png" xlink:type="simple" xlink:show="embed" xlink:actuate="onLoad" draw:mime-type="image/png"/><svg:title>@Seanpm2001-ShaderLab-lang</svg:title></draw:frame></draw:a><text:a xlink:type="simple" xlink:href="https://github.com/Seanpm2001-ShaderLab-lang" text:style-name="Internet_20_link" text:visited-style-name="Visited_20_Internet_20_Link"><text:s/></text:a><draw:a xlink:type="simple" xlink:href="https://github.com/Seanpm2001-E-lang"><draw:frame draw:style-name="fr1" draw:name="Image753" text:anchor-type="as-char" svg:width="0.3543in" svg:height="0.3543in" draw:z-index="754"><draw:image xlink:href="Pictures/1000000100000040000000407C9437539FCEFD38.png" xlink:type="simple" xlink:show="embed" xlink:actuate="onLoad" draw:mime-type="image/png"/><svg:title>@Seanpm2001-E-lang</svg:title></draw:frame></draw:a><text:a xlink:type="simple" xlink:href="https://github.com/Seanpm2001-E-lang" text:style-name="Internet_20_link" text:visited-style-name="Visited_20_Internet_20_Link"><text:s/></text:a><draw:a xlink:type="simple" xlink:href="https://github.com/Seanpm2001-OpenSCAD-lang"><draw:frame draw:style-name="fr1" draw:name="Image754" text:anchor-type="as-char" svg:width="0.3543in" svg:height="0.3543in" draw:z-index="755"><draw:image xlink:href="Pictures/100000000000004000000040E435C3ED1D2027D5.png" xlink:type="simple" xlink:show="embed" xlink:actuate="onLoad" draw:mime-type="image/png"/><svg:title>@Seanpm2001-OpenSCAD-lang</svg:title></draw:frame></draw:a><text:a xlink:type="simple" xlink:href="https://github.com/Seanpm2001-OpenSCAD-lang" text:style-name="Internet_20_link" text:visited-style-name="Visited_20_Internet_20_Link"><text:s/></text:a><draw:a xlink:type="simple" xlink:href="https://github.com/Seanpm2001-NASL-lang"><draw:frame draw:style-name="fr1" draw:name="Image755" text:anchor-type="as-char" svg:width="0.3543in" svg:height="0.3543in" draw:z-index="756"><draw:image xlink:href="Pictures/100000000000004000000040F4F0B50593413F57.jpg" xlink:type="simple" xlink:show="embed" xlink:actuate="onLoad" draw:mime-type="image/jpeg"/><svg:title>@Seanpm2001-NASL-lang</svg:title></draw:frame></draw:a><text:a xlink:type="simple" xlink:href="https://github.com/Seanpm2001-NASL-lang" text:style-name="Internet_20_link" text:visited-style-name="Visited_20_Internet_20_Link"><text:s/></text:a><draw:a xlink:type="simple" xlink:href="https://github.com/Seanpm2001-M-lang"><draw:frame draw:style-name="fr1" draw:name="Image756" text:anchor-type="as-char" svg:width="0.3543in" svg:height="0.3543in" draw:z-index="757"><draw:image xlink:href="Pictures/10000001000000400000004039947EA39348FF39.png" xlink:type="simple" xlink:show="embed" xlink:actuate="onLoad" draw:mime-type="image/png"/><svg:title>@Seanpm2001-M-lang</svg:title></draw:frame></draw:a><text:a xlink:type="simple" xlink:href="https://github.com/Seanpm2001-M-lang" text:style-name="Internet_20_link" text:visited-style-name="Visited_20_Internet_20_Link"><text:s/></text:a><draw:a xlink:type="simple" xlink:href="https://github.com/Seanpm2001-Jinja-lang"><draw:frame draw:style-name="fr1" draw:name="Image757" text:anchor-type="as-char" svg:width="0.3543in" svg:height="0.3543in" draw:z-index="758"><draw:image xlink:href="Pictures/100000000000004000000040683EBE28F196BB75.png" xlink:type="simple" xlink:show="embed" xlink:actuate="onLoad" draw:mime-type="image/png"/><svg:title>@Seanpm2001-Jinja-lang</svg:title></draw:frame></draw:a><text:a xlink:type="simple" xlink:href="https://github.com/Seanpm2001-Jinja-lang" text:style-name="Internet_20_link" text:visited-style-name="Visited_20_Internet_20_Link"><text:s/></text:a><draw:a xlink:type="simple" xlink:href="https://github.com/Seanpm2001-NSIS-lang"><draw:frame draw:style-name="fr1" draw:name="Image758" text:anchor-type="as-char" svg:width="0.3543in" svg:height="0.3543in" draw:z-index="759"><draw:image xlink:href="Pictures/10000000000000400000004094D31469A11E2538.jpg" xlink:type="simple" xlink:show="embed" xlink:actuate="onLoad" draw:mime-type="image/jpeg"/><svg:title>@Seanpm2001-NSIS-lang</svg:title></draw:frame></draw:a><text:a xlink:type="simple" xlink:href="https://github.com/Seanpm2001-NSIS-lang" text:style-name="Internet_20_link" text:visited-style-name="Visited_20_Internet_20_Link"><text:s/></text:a><draw:a xlink:type="simple" xlink:href="https://github.com/Seanpm2001-SWIG-lang"><draw:frame draw:style-name="fr1" draw:name="Image759" text:anchor-type="as-char" svg:width="0.3543in" svg:height="0.3543in" draw:z-index="760"><draw:image xlink:href="Pictures/100000000000004000000040E53D93B0FE607D2F.png" xlink:type="simple" xlink:show="embed" xlink:actuate="onLoad" draw:mime-type="image/png"/><svg:title>@Seanpm2001-SWIG-lang</svg:title></draw:frame></draw:a><text:a xlink:type="simple" xlink:href="https://github.com/Seanpm2001-SWIG-lang" text:style-name="Internet_20_link" text:visited-style-name="Visited_20_Internet_20_Link"><text:s/></text:a><draw:a xlink:type="simple" xlink:href="https://github.com/WakeNote"><draw:frame draw:style-name="fr1" draw:name="Image760" text:anchor-type="as-char" svg:width="0.3543in" svg:height="0.3543in" draw:z-index="761"><draw:image xlink:href="Pictures/10000001000000400000004056403EEC832F98CE.png" xlink:type="simple" xlink:show="embed" xlink:actuate="onLoad" draw:mime-type="image/png"/><svg:title>@WakeNote</svg:title></draw:frame></draw:a><text:a xlink:type="simple" xlink:href="https://github.com/WakeNote" text:style-name="Internet_20_link" text:visited-style-name="Visited_20_Internet_20_Link"><text:s/></text:a><draw:a xlink:type="simple" xlink:href="https://github.com/Seanpm2001-AI"><draw:frame draw:style-name="fr1" draw:name="Image761" text:anchor-type="as-char" svg:width="0.3543in" svg:height="0.3543in" draw:z-index="762"><draw:image xlink:href="Pictures/1000000000000040000000401A6231310129253F.jpg" xlink:type="simple" xlink:show="embed" xlink:actuate="onLoad" draw:mime-type="image/jpeg"/><svg:title>@Seanpm2001-AI</svg:title></draw:frame></draw:a><text:a xlink:type="simple" xlink:href="https://github.com/Seanpm2001-AI" text:style-name="Internet_20_link" text:visited-style-name="Visited_20_Internet_20_Link"><text:s/></text:a><draw:a xlink:type="simple" xlink:href="https://github.com/Seanpm2001-Artificial-Intelligence"><draw:frame draw:style-name="fr1" draw:name="Image762" text:anchor-type="as-char" svg:width="0.3543in" svg:height="0.3543in" draw:z-index="763"><draw:image xlink:href="Pictures/100000000000004000000040D9B0FABA435F14AA.jpg" xlink:type="simple" xlink:show="embed" xlink:actuate="onLoad" draw:mime-type="image/jpeg"/><svg:title>@Seanpm2001-Artificial-Intelligence</svg:title></draw:frame></draw:a><text:a xlink:type="simple" xlink:href="https://github.com/Seanpm2001-Artificial-Intelligence" text:style-name="Internet_20_link" text:visited-style-name="Visited_20_Internet_20_Link"><text:s/></text:a><draw:a xlink:type="simple" xlink:href="https://github.com/Seanpm2001-Transportation-Technologies"><draw:frame draw:style-name="fr1" draw:name="Image763" text:anchor-type="as-char" svg:width="0.3543in" svg:height="0.3543in" draw:z-index="764"><draw:image xlink:href="Pictures/10000001000000400000004025F8CB13C87F5B21.png" xlink:type="simple" xlink:show="embed" xlink:actuate="onLoad" draw:mime-type="image/png"/><svg:title>@Seanpm2001-Transportation-Technologies</svg:title></draw:frame></draw:a><text:a xlink:type="simple" xlink:href="https://github.com/Seanpm2001-Transportation-Technologies" text:style-name="Internet_20_link" text:visited-style-name="Visited_20_Internet_20_Link"><text:s/></text:a><draw:a xlink:type="simple" xlink:href="https://github.com/DroppedText"><draw:frame draw:style-name="fr1" draw:name="Image764" text:anchor-type="as-char" svg:width="0.3543in" svg:height="0.3543in" draw:z-index="765"><draw:image xlink:href="Pictures/1000000100000040000000404518B73E00CBBE66.png" xlink:type="simple" xlink:show="embed" xlink:actuate="onLoad" draw:mime-type="image/png"/><svg:title>@DroppedText</svg:title></draw:frame></draw:a><text:a xlink:type="simple" xlink:href="https://github.com/DroppedText" text:style-name="Internet_20_link" text:visited-style-name="Visited_20_Internet_20_Link"><text:s/></text:a><draw:a xlink:type="simple" xlink:href="https://github.com/Seanpm2001-Packages"><draw:frame draw:style-name="fr1" draw:name="Image765" text:anchor-type="as-char" svg:width="0.3543in" svg:height="0.3543in" draw:z-index="766"><draw:image xlink:href="Pictures/100000010000004000000040B247FA2F9E9BEC29.png" xlink:type="simple" xlink:show="embed" xlink:actuate="onLoad" draw:mime-type="image/png"/><svg:title>@Seanpm2001-Packages</svg:title></draw:frame></draw:a><text:a xlink:type="simple" xlink:href="https://github.com/Seanpm2001-Packages" text:style-name="Internet_20_link" text:visited-style-name="Visited_20_Internet_20_Link"><text:s/></text:a><draw:a xlink:type="simple" xlink:href="https://github.com/Seanpm2001-Science"><draw:frame draw:style-name="fr1" draw:name="Image766" text:anchor-type="as-char" svg:width="0.3543in" svg:height="0.3543in" draw:z-index="767"><draw:image xlink:href="Pictures/1000000100000040000000406E4BE549CFFF80D6.png" xlink:type="simple" xlink:show="embed" xlink:actuate="onLoad" draw:mime-type="image/png"/><svg:title>@Seanpm2001-Science</svg:title></draw:frame></draw:a><text:a xlink:type="simple" xlink:href="https://github.com/Seanpm2001-Science" text:style-name="Internet_20_link" text:visited-style-name="Visited_20_Internet_20_Link"><text:s/></text:a><draw:a xlink:type="simple" xlink:href="https://github.com/Seanpm2001-Quantum"><draw:frame draw:style-name="fr1" draw:name="Image767" text:anchor-type="as-char" svg:width="0.3543in" svg:height="0.3543in" draw:z-index="768"><draw:image xlink:href="Pictures/1000000000000040000000409B35BF7FC61B51F3.jpg" xlink:type="simple" xlink:show="embed" xlink:actuate="onLoad" draw:mime-type="image/jpeg"/><svg:title>@Seanpm2001-Quantum</svg:title></draw:frame></draw:a><text:a xlink:type="simple" xlink:href="https://github.com/Seanpm2001-Quantum" text:style-name="Internet_20_link" text:visited-style-name="Visited_20_Internet_20_Link"><text:s/></text:a><draw:a xlink:type="simple" xlink:href="https://github.com/Seanpm2001-Git"><draw:frame draw:style-name="fr1" draw:name="Image768" text:anchor-type="as-char" svg:width="0.3543in" svg:height="0.3543in" draw:z-index="769"><draw:image xlink:href="Pictures/10000001000000400000004024E6F5186107E990.png" xlink:type="simple" xlink:show="embed" xlink:actuate="onLoad" draw:mime-type="image/png"/><svg:title>@Seanpm2001-Git</svg:title></draw:frame></draw:a><text:a xlink:type="simple" xlink:href="https://github.com/Seanpm2001-Git" text:style-name="Internet_20_link" text:visited-style-name="Visited_20_Internet_20_Link"><text:s/></text:a><draw:a xlink:type="simple" xlink:href="https://github.com/Seanpm2001-AmazonCom"><draw:frame draw:style-name="fr1" draw:name="Image769" text:anchor-type="as-char" svg:width="0.3543in" svg:height="0.3543in" draw:z-index="770"><draw:image xlink:href="Pictures/100000010000004000000040396B3B8C58DF5E4D.png" xlink:type="simple" xlink:show="embed" xlink:actuate="onLoad" draw:mime-type="image/png"/><svg:title>@Seanpm2001-AmazonCom</svg:title></draw:frame></draw:a><text:a xlink:type="simple" xlink:href="https://github.com/Seanpm2001-AmazonCom" text:style-name="Internet_20_link" text:visited-style-name="Visited_20_Internet_20_Link"><text:s/></text:a><draw:a xlink:type="simple" xlink:href="https://github.com/BlazeOS-dev"><draw:frame draw:style-name="fr1" draw:name="Image770" text:anchor-type="as-char" svg:width="0.3543in" svg:height="0.3543in" draw:z-index="771"><draw:image xlink:href="Pictures/100000000000004000000040C75F5E05BE2BCEAE.jpg" xlink:type="simple" xlink:show="embed" xlink:actuate="onLoad" draw:mime-type="image/jpeg"/><svg:title>@BlazeOS-dev</svg:title></draw:frame></draw:a><text:a xlink:type="simple" xlink:href="https://github.com/BlazeOS-dev" text:style-name="Internet_20_link" text:visited-style-name="Visited_20_Internet_20_Link"><text:s/></text:a><draw:a xlink:type="simple" xlink:href="https://github.com/Israelinux-dev"><draw:frame draw:style-name="fr1" draw:name="Image771" text:anchor-type="as-char" svg:width="0.3543in" svg:height="0.3543in" draw:z-index="772"><draw:image xlink:href="Pictures/100000010000004000000040AF9CEAECBB270AB4.png" xlink:type="simple" xlink:show="embed" xlink:actuate="onLoad" draw:mime-type="image/png"/><svg:title>@Israelinux-dev</svg:title></draw:frame></draw:a><text:a xlink:type="simple" xlink:href="https://github.com/Israelinux-dev" text:style-name="Internet_20_link" text:visited-style-name="Visited_20_Internet_20_Link"><text:s/></text:a><draw:a xlink:type="simple" xlink:href="https://github.com/Vim-Auto"><draw:frame draw:style-name="fr1" draw:name="Image772" text:anchor-type="as-char" svg:width="0.3543in" svg:height="0.3543in" draw:z-index="773"><draw:image xlink:href="Pictures/10000001000000400000004066F2B3377E317A6D.png" xlink:type="simple" xlink:show="embed" xlink:actuate="onLoad" draw:mime-type="image/png"/><svg:title>@Vim-Auto</svg:title></draw:frame></draw:a><text:a xlink:type="simple" xlink:href="https://github.com/Vim-Auto" text:style-name="Internet_20_link" text:visited-style-name="Visited_20_Internet_20_Link"><text:s/></text:a><draw:a xlink:type="simple" xlink:href="https://github.com/Easy-E-IDE"><draw:frame draw:style-name="fr1" draw:name="Image773" text:anchor-type="as-char" svg:width="0.3543in" svg:height="0.3543in" draw:z-index="774"><draw:image xlink:href="Pictures/1000000100000040000000403F23A64DA88C1F25.png" xlink:type="simple" xlink:show="embed" xlink:actuate="onLoad" draw:mime-type="image/png"/><svg:title>@Easy-E-IDE</svg:title></draw:frame></draw:a><text:a xlink:type="simple" xlink:href="https://github.com/Easy-E-IDE" text:style-name="Internet_20_link" text:visited-style-name="Visited_20_Internet_20_Link"><text:s/></text:a><draw:a xlink:type="simple" xlink:href="https://github.com/DIFFicult-dev"><draw:frame draw:style-name="fr1" draw:name="Image774" text:anchor-type="as-char" svg:width="0.3543in" svg:height="0.3543in" draw:z-index="775"><draw:image xlink:href="Pictures/100000010000004000000040A1AFFA4917145C2D.png" xlink:type="simple" xlink:show="embed" xlink:actuate="onLoad" draw:mime-type="image/png"/><svg:title>@DIFFicult-dev</svg:title></draw:frame></draw:a><text:a xlink:type="simple" xlink:href="https://github.com/DIFFicult-dev" text:style-name="Internet_20_link" text:visited-style-name="Visited_20_Internet_20_Link"><text:s/></text:a><draw:a xlink:type="simple" xlink:href="https://github.com/Seanpm2001-Debian-Linux"><draw:frame draw:style-name="fr1" draw:name="Image775" text:anchor-type="as-char" svg:width="0.3543in" svg:height="0.3543in" draw:z-index="776"><draw:image xlink:href="Pictures/10000001000000400000004009A70F3A18ABCBF4.png" xlink:type="simple" xlink:show="embed" xlink:actuate="onLoad" draw:mime-type="image/png"/><svg:title>@Seanpm2001-Debian-Linux</svg:title></draw:frame></draw:a><text:a xlink:type="simple" xlink:href="https://github.com/Seanpm2001-Debian-Linux" text:style-name="Internet_20_link" text:visited-style-name="Visited_20_Internet_20_Link"><text:s/></text:a><draw:a xlink:type="simple" xlink:href="https://github.com/Seanpm2001-Gentoo-Linux"><draw:frame draw:style-name="fr1" draw:name="Image776" text:anchor-type="as-char" svg:width="0.3543in" svg:height="0.3543in" draw:z-index="777"><draw:image xlink:href="Pictures/10000001000000400000004073BC58BE467A3DE9.png" xlink:type="simple" xlink:show="embed" xlink:actuate="onLoad" draw:mime-type="image/png"/><svg:title>@Seanpm2001-Gentoo-Linux</svg:title></draw:frame></draw:a><text:a xlink:type="simple" xlink:href="https://github.com/Seanpm2001-Gentoo-Linux" text:style-name="Internet_20_link" text:visited-style-name="Visited_20_Internet_20_Link"><text:s/></text:a><draw:a xlink:type="simple" xlink:href="https://github.com/Seanpm2001-Red-Hat-Linux"><draw:frame draw:style-name="fr1" draw:name="Image777" text:anchor-type="as-char" svg:width="0.3543in" svg:height="0.3543in" draw:z-index="778"><draw:image xlink:href="Pictures/100000010000004000000040D4D508A1292D7A13.png" xlink:type="simple" xlink:show="embed" xlink:actuate="onLoad" draw:mime-type="image/png"/><svg:title>@Seanpm2001-Red-Hat-Linux</svg:title></draw:frame></draw:a><text:a xlink:type="simple" xlink:href="https://github.com/Seanpm2001-Red-Hat-Linux" text:style-name="Internet_20_link" text:visited-style-name="Visited_20_Internet_20_Link"><text:s/></text:a><draw:a xlink:type="simple" xlink:href="https://github.com/Seanpm2001-Arch-Linux"><draw:frame draw:style-name="fr1" draw:name="Image778" text:anchor-type="as-char" svg:width="0.3543in" svg:height="0.3543in" draw:z-index="779"><draw:image xlink:href="Pictures/100000010000004000000040498947CC4356D93B.png" xlink:type="simple" xlink:show="embed" xlink:actuate="onLoad" draw:mime-type="image/png"/><svg:title>@Seanpm2001-Arch-Linux</svg:title></draw:frame></draw:a><text:a xlink:type="simple" xlink:href="https://github.com/Seanpm2001-Arch-Linux" text:style-name="Internet_20_link" text:visited-style-name="Visited_20_Internet_20_Link"><text:s/></text:a><draw:a xlink:type="simple" xlink:href="https://github.com/Seanpm2001-Solaris"><draw:frame draw:style-name="fr1" draw:name="Image779" text:anchor-type="as-char" svg:width="0.3543in" svg:height="0.3543in" draw:z-index="780"><draw:image xlink:href="Pictures/1000000100000040000000405302764CF50C1DB8.png" xlink:type="simple" xlink:show="embed" xlink:actuate="onLoad" draw:mime-type="image/png"/><svg:title>@Seanpm2001-Solaris</svg:title></draw:frame></draw:a><text:a xlink:type="simple" xlink:href="https://github.com/Seanpm2001-Solaris" text:style-name="Internet_20_link" text:visited-style-name="Visited_20_Internet_20_Link"><text:s/></text:a><draw:a xlink:type="simple" xlink:href="https://github.com/Seanpm2001-Development"><draw:frame draw:style-name="fr1" draw:name="Image780" text:anchor-type="as-char" svg:width="0.3543in" svg:height="0.3543in" draw:z-index="781"><draw:image xlink:href="Pictures/1000000000000040000000403D8099163A980794.jpg" xlink:type="simple" xlink:show="embed" xlink:actuate="onLoad" draw:mime-type="image/jpeg"/><svg:title>@Seanpm2001-Development</svg:title></draw:frame></draw:a><text:a xlink:type="simple" xlink:href="https://github.com/Seanpm2001-Development" text:style-name="Internet_20_link" text:visited-style-name="Visited_20_Internet_20_Link"><text:s/></text:a><draw:a xlink:type="simple" xlink:href="https://github.com/Seanpm2001-ApacheConf-lang"><draw:frame draw:style-name="fr1" draw:name="Image781" text:anchor-type="as-char" svg:width="0.3543in" svg:height="0.3543in" draw:z-index="782"><draw:image xlink:href="Pictures/1000000100000040000000409949E89123E002F7.png" xlink:type="simple" xlink:show="embed" xlink:actuate="onLoad" draw:mime-type="image/png"/><svg:title>@Seanpm2001-ApacheConf-lang</svg:title></draw:frame></draw:a><text:a xlink:type="simple" xlink:href="https://github.com/Seanpm2001-ApacheConf-lang" text:style-name="Internet_20_link" text:visited-style-name="Visited_20_Internet_20_Link"><text:s/></text:a><draw:a xlink:type="simple" xlink:href="https://github.com/Seanpm2001-GetText-lang"><draw:frame draw:style-name="fr1" draw:name="Image782" text:anchor-type="as-char" svg:width="0.3543in" svg:height="0.3543in" draw:z-index="783"><draw:image xlink:href="Pictures/100000010000004000000040D0116B96439A349D.png" xlink:type="simple" xlink:show="embed" xlink:actuate="onLoad" draw:mime-type="image/png"/><svg:title>@Seanpm2001-GetText-lang</svg:title></draw:frame></draw:a><text:a xlink:type="simple" xlink:href="https://github.com/Seanpm2001-GetText-lang" text:style-name="Internet_20_link" text:visited-style-name="Visited_20_Internet_20_Link"><text:s/></text:a><draw:a xlink:type="simple" xlink:href="https://github.com/Seanpm2001-Clean-lang"><draw:frame draw:style-name="fr1" draw:name="Image783" text:anchor-type="as-char" svg:width="0.3543in" svg:height="0.3543in" draw:z-index="784"><draw:image xlink:href="Pictures/100000010000004000000040C926B11AE22C6F94.png" xlink:type="simple" xlink:show="embed" xlink:actuate="onLoad" draw:mime-type="image/png"/><svg:title>@Seanpm2001-Clean-lang</svg:title></draw:frame></draw:a><text:a xlink:type="simple" xlink:href="https://github.com/Seanpm2001-Clean-lang" text:style-name="Internet_20_link" text:visited-style-name="Visited_20_Internet_20_Link"><text:s/></text:a><draw:a xlink:type="simple" xlink:href="https://github.com/Seanpm2001-ML-lang"><draw:frame draw:style-name="fr1" draw:name="Image784" text:anchor-type="as-char" svg:width="0.3543in" svg:height="0.3543in" draw:z-index="785"><draw:image xlink:href="Pictures/100000010000004000000040C82BD712BA7CA19E.png" xlink:type="simple" xlink:show="embed" xlink:actuate="onLoad" draw:mime-type="image/png"/><svg:title>@Seanpm2001-ML-lang</svg:title></draw:frame></draw:a><text:a xlink:type="simple" xlink:href="https://github.com/Seanpm2001-ML-lang" text:style-name="Internet_20_link" text:visited-style-name="Visited_20_Internet_20_Link"><text:s/></text:a><draw:a xlink:type="simple" xlink:href="https://github.com/Seanpm2001-StandardML-lang"><draw:frame draw:style-name="fr1" draw:name="Image785" text:anchor-type="as-char" svg:width="0.3543in" svg:height="0.3543in" draw:z-index="786"><draw:image xlink:href="Pictures/100000010000004000000040F42F6EA55C957107.png" xlink:type="simple" xlink:show="embed" xlink:actuate="onLoad" draw:mime-type="image/png"/><svg:title>@Seanpm2001-StandardML-lang</svg:title></draw:frame></draw:a><text:a xlink:type="simple" xlink:href="https://github.com/Seanpm2001-StandardML-lang" text:style-name="Internet_20_link" text:visited-style-name="Visited_20_Internet_20_Link"><text:s/></text:a><draw:a xlink:type="simple" xlink:href="https://github.com/Seanpm2001-Hope-lang"><draw:frame draw:style-name="fr1" draw:name="Image786" text:anchor-type="as-char" svg:width="0.3543in" svg:height="0.3543in" draw:z-index="787"><draw:image xlink:href="Pictures/1000000000000040000000407E7675227385A66E.png" xlink:type="simple" xlink:show="embed" xlink:actuate="onLoad" draw:mime-type="image/png"/><svg:title>@Seanpm2001-Hope-lang</svg:title></draw:frame></draw:a><text:a xlink:type="simple" xlink:href="https://github.com/Seanpm2001-Hope-lang" text:style-name="Internet_20_link" text:visited-style-name="Visited_20_Internet_20_Link"><text:s/></text:a><draw:a xlink:type="simple" xlink:href="https://github.com/Seanpm2001-Epigram-lang"><draw:frame draw:style-name="fr1" draw:name="Image787" text:anchor-type="as-char" svg:width="0.3543in" svg:height="0.3543in" draw:z-index="788"><draw:image xlink:href="Pictures/1000000000000040000000401840831046AC46E2.jpg" xlink:type="simple" xlink:show="embed" xlink:actuate="onLoad" draw:mime-type="image/jpeg"/><svg:title>@Seanpm2001-Epigram-lang</svg:title></draw:frame></draw:a><text:a xlink:type="simple" xlink:href="https://github.com/Seanpm2001-Epigram-lang" text:style-name="Internet_20_link" text:visited-style-name="Visited_20_Internet_20_Link"><text:s/></text:a><draw:a xlink:type="simple" xlink:href="https://github.com/Seanpm2001-Orwell-lang"><draw:frame draw:style-name="fr1" draw:name="Image788" text:anchor-type="as-char" svg:width="0.3543in" svg:height="0.3543in" draw:z-index="789"><draw:image xlink:href="Pictures/1000000000000040000000409B0E1000C7FBA9C5.jpg" xlink:type="simple" xlink:show="embed" xlink:actuate="onLoad" draw:mime-type="image/jpeg"/><svg:title>@Seanpm2001-Orwell-lang</svg:title></draw:frame></draw:a><text:a xlink:type="simple" xlink:href="https://github.com/Seanpm2001-Orwell-lang" text:style-name="Internet_20_link" text:visited-style-name="Visited_20_Internet_20_Link"><text:s/></text:a><draw:a xlink:type="simple" xlink:href="https://github.com/Seanpm2001-CLIPS-lang"><draw:frame draw:style-name="fr1" draw:name="Image789" text:anchor-type="as-char" svg:width="0.3543in" svg:height="0.3543in" draw:z-index="790"><draw:image xlink:href="Pictures/1000000000000040000000406B47F788DE01E254.png" xlink:type="simple" xlink:show="embed" xlink:actuate="onLoad" draw:mime-type="image/png"/><svg:title>@Seanpm2001-CLIPS-lang</svg:title></draw:frame></draw:a><text:a xlink:type="simple" xlink:href="https://github.com/Seanpm2001-CLIPS-lang" text:style-name="Internet_20_link" text:visited-style-name="Visited_20_Internet_20_Link"><text:s/></text:a><draw:a xlink:type="simple" xlink:href="https://github.com/Seanpm2001-ASL-lang"><draw:frame draw:style-name="fr1" draw:name="Image790" text:anchor-type="as-char" svg:width="0.3543in" svg:height="0.3543in" draw:z-index="791"><draw:image xlink:href="Pictures/100000000000004000000040072C3FD5B02F54FF.jpg" xlink:type="simple" xlink:show="embed" xlink:actuate="onLoad" draw:mime-type="image/jpeg"/><svg:title>@Seanpm2001-ASL-lang</svg:title></draw:frame></draw:a><text:a xlink:type="simple" xlink:href="https://github.com/Seanpm2001-ASL-lang" text:style-name="Internet_20_link" text:visited-style-name="Visited_20_Internet_20_Link"><text:s/></text:a><draw:a xlink:type="simple" xlink:href="https://github.com/Seanpm2001-Mercury-lang"><draw:frame draw:style-name="fr1" draw:name="Image791" text:anchor-type="as-char" svg:width="0.3543in" svg:height="0.3543in" draw:z-index="792"><draw:image xlink:href="Pictures/1000000000000040000000405E9C8EE0885EAB38.png" xlink:type="simple" xlink:show="embed" xlink:actuate="onLoad" draw:mime-type="image/png"/><svg:title>@Seanpm2001-Mercury-lang</svg:title></draw:frame></draw:a><text:a xlink:type="simple" xlink:href="https://github.com/Seanpm2001-Mercury-lang" text:style-name="Internet_20_link" text:visited-style-name="Visited_20_Internet_20_Link"><text:s/></text:a><draw:a xlink:type="simple" xlink:href="https://github.com/Seanpm2001-Ragel-lang"><draw:frame draw:style-name="fr1" draw:name="Image792" text:anchor-type="as-char" svg:width="0.3543in" svg:height="0.3543in" draw:z-index="793"><draw:image xlink:href="Pictures/100000010000004000000040C20F66A58CC5EA77.png" xlink:type="simple" xlink:show="embed" xlink:actuate="onLoad" draw:mime-type="image/png"/><svg:title>@Seanpm2001-Ragel-lang</svg:title></draw:frame></draw:a><text:a xlink:type="simple" xlink:href="https://github.com/Seanpm2001-Ragel-lang" text:style-name="Internet_20_link" text:visited-style-name="Visited_20_Internet_20_Link"><text:s/></text:a><draw:a xlink:type="simple" xlink:href="https://github.com/Seanpm2001-Solidity-lang"><draw:frame draw:style-name="fr1" draw:name="Image793" text:anchor-type="as-char" svg:width="0.3543in" svg:height="0.3543in" draw:z-index="794"><draw:image xlink:href="Pictures/100000010000004000000040653FE2ED2C5B55D4.png" xlink:type="simple" xlink:show="embed" xlink:actuate="onLoad" draw:mime-type="image/png"/><svg:title>@Seanpm2001-Solidity-lang</svg:title></draw:frame></draw:a><text:a xlink:type="simple" xlink:href="https://github.com/Seanpm2001-Solidity-lang" text:style-name="Internet_20_link" text:visited-style-name="Visited_20_Internet_20_Link"><text:s/></text:a><draw:a xlink:type="simple" xlink:href="https://github.com/Seanpm2001-sed-lang"><draw:frame draw:style-name="fr1" draw:name="Image794" text:anchor-type="as-char" svg:width="0.3543in" svg:height="0.3543in" draw:z-index="795"><draw:image xlink:href="Pictures/100000000000004000000040ED77DD1EA37FC2E6.jpg" xlink:type="simple" xlink:show="embed" xlink:actuate="onLoad" draw:mime-type="image/jpeg"/><svg:title>@Seanpm2001-sed-lang</svg:title></draw:frame></draw:a><text:a xlink:type="simple" xlink:href="https://github.com/Seanpm2001-sed-lang" text:style-name="Internet_20_link" text:visited-style-name="Visited_20_Internet_20_Link"><text:s/></text:a><draw:a xlink:type="simple" xlink:href="https://github.com/Seanpm2001-Svelte-lang"><draw:frame draw:style-name="fr1" draw:name="Image795" text:anchor-type="as-char" svg:width="0.3543in" svg:height="0.3543in" draw:z-index="796"><draw:image xlink:href="Pictures/100000010000004000000040BE28457FCCB82CE3.png" xlink:type="simple" xlink:show="embed" xlink:actuate="onLoad" draw:mime-type="image/png"/><svg:title>@Seanpm2001-Svelte-lang</svg:title></draw:frame></draw:a><text:a xlink:type="simple" xlink:href="https://github.com/Seanpm2001-Svelte-lang" text:style-name="Internet_20_link" text:visited-style-name="Visited_20_Internet_20_Link"><text:s/></text:a><draw:a xlink:type="simple" xlink:href="https://github.com/Seanpm2001-DTrace-lang"><draw:frame draw:style-name="fr1" draw:name="Image796" text:anchor-type="as-char" svg:width="0.3543in" svg:height="0.3543in" draw:z-index="797"><draw:image xlink:href="Pictures/100000000000004000000040905157A7380E2884.jpg" xlink:type="simple" xlink:show="embed" xlink:actuate="onLoad" draw:mime-type="image/jpeg"/><svg:title>@Seanpm2001-DTrace-lang</svg:title></draw:frame></draw:a><text:a xlink:type="simple" xlink:href="https://github.com/Seanpm2001-DTrace-lang" text:style-name="Internet_20_link" text:visited-style-name="Visited_20_Internet_20_Link"><text:s/></text:a><draw:a xlink:type="simple" xlink:href="https://github.com/Seanpm2001-Mako-lang"><draw:frame draw:style-name="fr1" draw:name="Image797" text:anchor-type="as-char" svg:width="0.3543in" svg:height="0.3543in" draw:z-index="798"><draw:image xlink:href="Pictures/100000000000004000000040BC5229F00EC7FC8D.png" xlink:type="simple" xlink:show="embed" xlink:actuate="onLoad" draw:mime-type="image/png"/><svg:title>@Seanpm2001-Mako-lang</svg:title></draw:frame></draw:a><text:a xlink:type="simple" xlink:href="https://github.com/Seanpm2001-Mako-lang" text:style-name="Internet_20_link" text:visited-style-name="Visited_20_Internet_20_Link"><text:s/></text:a><draw:a xlink:type="simple" xlink:href="https://github.com/Seanpm2001-IDL-lang"><draw:frame draw:style-name="fr1" draw:name="Image798" text:anchor-type="as-char" svg:width="0.3543in" svg:height="0.3543in" draw:z-index="799"><draw:image xlink:href="Pictures/100000000000004000000040A79EDAE99B62AC3C.jpg" xlink:type="simple" xlink:show="embed" xlink:actuate="onLoad" draw:mime-type="image/jpeg"/><svg:title>@Seanpm2001-IDL-lang</svg:title></draw:frame></draw:a><text:a xlink:type="simple" xlink:href="https://github.com/Seanpm2001-IDL-lang" text:style-name="Internet_20_link" text:visited-style-name="Visited_20_Internet_20_Link"><text:s/></text:a><draw:a xlink:type="simple" xlink:href="https://github.com/Seanpm2001-AutoIt-lang"><draw:frame draw:style-name="fr1" draw:name="Image799" text:anchor-type="as-char" svg:width="0.3543in" svg:height="0.3543in" draw:z-index="800"><draw:image xlink:href="Pictures/10000000000000400000004096D99AD647E3B247.jpg" xlink:type="simple" xlink:show="embed" xlink:actuate="onLoad" draw:mime-type="image/jpeg"/><svg:title>@Seanpm2001-AutoIt-lang</svg:title></draw:frame></draw:a><text:a xlink:type="simple" xlink:href="https://github.com/Seanpm2001-AutoIt-lang" text:style-name="Internet_20_link" text:visited-style-name="Visited_20_Internet_20_Link"><text:s/></text:a><draw:a xlink:type="simple" xlink:href="https://github.com/Seanpm2001-Cython-lang"><draw:frame draw:style-name="fr1" draw:name="Image800" text:anchor-type="as-char" svg:width="0.3543in" svg:height="0.3543in" draw:z-index="801"><draw:image xlink:href="Pictures/100000010000004000000040255E1927639AB1D9.png" xlink:type="simple" xlink:show="embed" xlink:actuate="onLoad" draw:mime-type="image/png"/><svg:title>@Seanpm2001-Cython-lang</svg:title></draw:frame></draw:a><text:a xlink:type="simple" xlink:href="https://github.com/Seanpm2001-Cython-lang" text:style-name="Internet_20_link" text:visited-style-name="Visited_20_Internet_20_Link"><text:s/></text:a><draw:a xlink:type="simple" xlink:href="https://github.com/Seanpm2001-Gerber-Image-lang"><draw:frame draw:style-name="fr1" draw:name="Image801" text:anchor-type="as-char" svg:width="0.3543in" svg:height="0.3543in" draw:z-index="802"><draw:image xlink:href="Pictures/100000000000004000000040AF4026CCB4B2DF92.jpg" xlink:type="simple" xlink:show="embed" xlink:actuate="onLoad" draw:mime-type="image/jpeg"/><svg:title>@Seanpm2001-Gerber-Image-lang</svg:title></draw:frame></draw:a><text:a xlink:type="simple" xlink:href="https://github.com/Seanpm2001-Gerber-Image-lang" text:style-name="Internet_20_link" text:visited-style-name="Visited_20_Internet_20_Link"><text:s/></text:a><draw:a xlink:type="simple" xlink:href="https://github.com/Seanpm2001-Euphoria-lang"><draw:frame draw:style-name="fr1" draw:name="Image802" text:anchor-type="as-char" svg:width="0.3543in" svg:height="0.3543in" draw:z-index="803"><draw:image xlink:href="Pictures/100000010000004000000040AB319E8E58311213.png" xlink:type="simple" xlink:show="embed" xlink:actuate="onLoad" draw:mime-type="image/png"/><svg:title>@Seanpm2001-Euphoria-lang</svg:title></draw:frame></draw:a><text:a xlink:type="simple" xlink:href="https://github.com/Seanpm2001-Euphoria-lang" text:style-name="Internet_20_link" text:visited-style-name="Visited_20_Internet_20_Link"><text:s/></text:a><draw:a xlink:type="simple" xlink:href="https://github.com/Seanpm2001-Graphviz-DOT-lang"><draw:frame draw:style-name="fr1" draw:name="Image803" text:anchor-type="as-char" svg:width="0.3543in" svg:height="0.3543in" draw:z-index="804"><draw:image xlink:href="Pictures/100000010000004000000040DA3FCECF267BFA24.png" xlink:type="simple" xlink:show="embed" xlink:actuate="onLoad" draw:mime-type="image/png"/><svg:title>@Seanpm2001-Graphviz-DOT-lang</svg:title></draw:frame></draw:a><text:a xlink:type="simple" xlink:href="https://github.com/Seanpm2001-Graphviz-DOT-lang" text:style-name="Internet_20_link" text:visited-style-name="Visited_20_Internet_20_Link"><text:s/></text:a><draw:a xlink:type="simple" xlink:href="https://github.com/Seanpm2001-DIGITAL-Command-Language"><draw:frame draw:style-name="fr1" draw:name="Image804" text:anchor-type="as-char" svg:width="0.3543in" svg:height="0.3543in" draw:z-index="805"><draw:image xlink:href="Pictures/10000000000000400000004022A9562B1353AD4C.png" xlink:type="simple" xlink:show="embed" xlink:actuate="onLoad" draw:mime-type="image/png"/><svg:title>@Seanpm2001-DIGITAL-Command-Language</svg:title></draw:frame></draw:a><text:a xlink:type="simple" xlink:href="https://github.com/Seanpm2001-DIGITAL-Command-Language" text:style-name="Internet_20_link" text:visited-style-name="Visited_20_Internet_20_Link"><text:s/></text:a><draw:a xlink:type="simple" xlink:href="https://github.com/Seanpm2001-ReScript-lang"><draw:frame draw:style-name="fr1" draw:name="Image805" text:anchor-type="as-char" svg:width="0.3543in" svg:height="0.3543in" draw:z-index="806"><draw:image xlink:href="Pictures/10000001000000400000004055165BC67DFFAB90.png" xlink:type="simple" xlink:show="embed" xlink:actuate="onLoad" draw:mime-type="image/png"/><svg:title>@Seanpm2001-ReScript-lang</svg:title></draw:frame></draw:a><text:a xlink:type="simple" xlink:href="https://github.com/Seanpm2001-ReScript-lang" text:style-name="Internet_20_link" text:visited-style-name="Visited_20_Internet_20_Link"><text:s/></text:a><draw:a xlink:type="simple" xlink:href="https://github.com/Seanpm2001-TSQL-lang"><draw:frame draw:style-name="fr1" draw:name="Image806" text:anchor-type="as-char" svg:width="0.3543in" svg:height="0.3543in" draw:z-index="807"><draw:image xlink:href="Pictures/100000000000004000000040B7C3F59C0E7AD718.png" xlink:type="simple" xlink:show="embed" xlink:actuate="onLoad" draw:mime-type="image/png"/><svg:title>@Seanpm2001-TSQL-lang</svg:title></draw:frame></draw:a><text:a xlink:type="simple" xlink:href="https://github.com/Seanpm2001-TSQL-lang" text:style-name="Internet_20_link" text:visited-style-name="Visited_20_Internet_20_Link"><text:s/></text:a><draw:a xlink:type="simple" xlink:href="https://github.com/Seanpm2001-Gosu-lang"><draw:frame draw:style-name="fr1" draw:name="Image807" text:anchor-type="as-char" svg:width="0.3543in" svg:height="0.3543in" draw:z-index="808"><draw:image xlink:href="Pictures/100000010000004000000040F45DCB483C576F98.png" xlink:type="simple" xlink:show="embed" xlink:actuate="onLoad" draw:mime-type="image/png"/><svg:title>@Seanpm2001-Gosu-lang</svg:title></draw:frame></draw:a><text:a xlink:type="simple" xlink:href="https://github.com/Seanpm2001-Gosu-lang" text:style-name="Internet_20_link" text:visited-style-name="Visited_20_Internet_20_Link"><text:s/></text:a><draw:a xlink:type="simple" xlink:href="https://github.com/Seanpm2001-Agda-lang"><draw:frame draw:style-name="fr1" draw:name="Image808" text:anchor-type="as-char" svg:width="0.3543in" svg:height="0.3543in" draw:z-index="809"><draw:image xlink:href="Pictures/10000001000000400000004051CACE1FD815E723.png" xlink:type="simple" xlink:show="embed" xlink:actuate="onLoad" draw:mime-type="image/png"/><svg:title>@Seanpm2001-Agda-lang</svg:title></draw:frame></draw:a><text:a xlink:type="simple" xlink:href="https://github.com/Seanpm2001-Agda-lang" text:style-name="Internet_20_link" text:visited-style-name="Visited_20_Internet_20_Link"><text:s/></text:a><draw:a xlink:type="simple" xlink:href="https://github.com/Seanpm2001-HiveQL-lang"><draw:frame draw:style-name="fr1" draw:name="Image809" text:anchor-type="as-char" svg:width="0.3543in" svg:height="0.3543in" draw:z-index="810"><draw:image xlink:href="Pictures/100000000000004000000040CEAFE7D50DC17845.png" xlink:type="simple" xlink:show="embed" xlink:actuate="onLoad" draw:mime-type="image/png"/><svg:title>@Seanpm2001-HiveQL-lang</svg:title></draw:frame></draw:a><text:a xlink:type="simple" xlink:href="https://github.com/Seanpm2001-HiveQL-lang" text:style-name="Internet_20_link" text:visited-style-name="Visited_20_Internet_20_Link"><text:s/></text:a><draw:a xlink:type="simple" xlink:href="https://github.com/Seanpm2001-POV-Ray-SDL-lang"><draw:frame draw:style-name="fr1" draw:name="Image810" text:anchor-type="as-char" svg:width="0.3543in" svg:height="0.3543in" draw:z-index="811"><draw:image xlink:href="Pictures/100000010000004000000040EE3D4BCA538DE9EE.png" xlink:type="simple" xlink:show="embed" xlink:actuate="onLoad" draw:mime-type="image/png"/><svg:title>@Seanpm2001-POV-Ray-SDL-lang</svg:title></draw:frame></draw:a><text:a xlink:type="simple" xlink:href="https://github.com/Seanpm2001-POV-Ray-SDL-lang" text:style-name="Internet_20_link" text:visited-style-name="Visited_20_Internet_20_Link"><text:s/></text:a><draw:a xlink:type="simple" xlink:href="https://github.com/Seanpm2001-Ballerina-lang"><draw:frame draw:style-name="fr1" draw:name="Image811" text:anchor-type="as-char" svg:width="0.3543in" svg:height="0.3543in" draw:z-index="812"><draw:image xlink:href="Pictures/1000000000000040000000408F5A35E8D6F23A53.jpg" xlink:type="simple" xlink:show="embed" xlink:actuate="onLoad" draw:mime-type="image/jpeg"/><svg:title>@Seanpm2001-Ballerina-lang</svg:title></draw:frame></draw:a><text:a xlink:type="simple" xlink:href="https://github.com/Seanpm2001-Ballerina-lang" text:style-name="Internet_20_link" text:visited-style-name="Visited_20_Internet_20_Link"><text:s/></text:a><draw:a xlink:type="simple" xlink:href="https://github.com/Seanpm2001-PureData-lang"><draw:frame draw:style-name="fr1" draw:name="Image812" text:anchor-type="as-char" svg:width="0.3543in" svg:height="0.3543in" draw:z-index="813"><draw:image xlink:href="Pictures/100000000000004000000040CB40D553005BA6C1.jpg" xlink:type="simple" xlink:show="embed" xlink:actuate="onLoad" draw:mime-type="image/jpeg"/><svg:title>@Seanpm2001-PureData-lang</svg:title></draw:frame></draw:a><text:a xlink:type="simple" xlink:href="https://github.com/Seanpm2001-PureData-lang" text:style-name="Internet_20_link" text:visited-style-name="Visited_20_Internet_20_Link"><text:s/></text:a><draw:a xlink:type="simple" xlink:href="https://github.com/Seanpm2001-HolyC-lang"><draw:frame draw:style-name="fr1" draw:name="Image813" text:anchor-type="as-char" svg:width="0.3543in" svg:height="0.3543in" draw:z-index="814"><draw:image xlink:href="Pictures/100000000000004000000040ECC5049BE3B16B48.jpg" xlink:type="simple" xlink:show="embed" xlink:actuate="onLoad" draw:mime-type="image/jpeg"/><svg:title>@Seanpm2001-HolyC-lang</svg:title></draw:frame></draw:a><text:a xlink:type="simple" xlink:href="https://github.com/Seanpm2001-HolyC-lang" text:style-name="Internet_20_link" text:visited-style-name="Visited_20_Internet_20_Link"><text:s/></text:a><draw:a xlink:type="simple" xlink:href="https://github.com/Seanpm2001-SaltStack-lang"><draw:frame draw:style-name="fr1" draw:name="Image814" text:anchor-type="as-char" svg:width="0.3543in" svg:height="0.3543in" draw:z-index="815"><draw:image xlink:href="Pictures/100000010000004000000040DD516CC1C51A68F9.png" xlink:type="simple" xlink:show="embed" xlink:actuate="onLoad" draw:mime-type="image/png"/><svg:title>@Seanpm2001-SaltStack-lang</svg:title></draw:frame></draw:a><text:a xlink:type="simple" xlink:href="https://github.com/Seanpm2001-SaltStack-lang" text:style-name="Internet_20_link" text:visited-style-name="Visited_20_Internet_20_Link"><text:s/></text:a><draw:a xlink:type="simple" xlink:href="https://github.com/Seanpm2001-MoonScript-lang"><draw:frame draw:style-name="fr1" draw:name="Image815" text:anchor-type="as-char" svg:width="0.3543in" svg:height="0.3543in" draw:z-index="816"><draw:image xlink:href="Pictures/10000000000000400000004055AB84A6A56EBD70.jpg" xlink:type="simple" xlink:show="embed" xlink:actuate="onLoad" draw:mime-type="image/jpeg"/><svg:title>@Seanpm2001-MoonScript-lang</svg:title></draw:frame></draw:a><text:a xlink:type="simple" xlink:href="https://github.com/Seanpm2001-MoonScript-lang" text:style-name="Internet_20_link" text:visited-style-name="Visited_20_Internet_20_Link"><text:s/></text:a><draw:a xlink:type="simple" xlink:href="https://github.com/Seanpm2001-ANTLR-lang"><draw:frame draw:style-name="fr1" draw:name="Image816" text:anchor-type="as-char" svg:width="0.3543in" svg:height="0.3543in" draw:z-index="817"><draw:image xlink:href="Pictures/1000000000000040000000409E3BE2F1EE8B1DCE.png" xlink:type="simple" xlink:show="embed" xlink:actuate="onLoad" draw:mime-type="image/png"/><svg:title>@Seanpm2001-ANTLR-lang</svg:title></draw:frame></draw:a><text:a xlink:type="simple" xlink:href="https://github.com/Seanpm2001-ANTLR-lang" text:style-name="Internet_20_link" text:visited-style-name="Visited_20_Internet_20_Link"><text:s/></text:a><text:soft-page-break/><draw:a xlink:type="simple" xlink:href="https://github.com/Seanpm2001-XQuery-lang"><draw:frame draw:style-name="fr1" draw:name="Image817" text:anchor-type="as-char" svg:width="0.3543in" svg:height="0.3543in" draw:z-index="818"><draw:image xlink:href="Pictures/10000000000000400000004037B708F64FCD597D.png" xlink:type="simple" xlink:show="embed" xlink:actuate="onLoad" draw:mime-type="image/png"/><svg:title>@Seanpm2001-XQuery-lang</svg:title></draw:frame></draw:a><text:a xlink:type="simple" xlink:href="https://github.com/Seanpm2001-XQuery-lang" text:style-name="Internet_20_link" text:visited-style-name="Visited_20_Internet_20_Link"><text:s/></text:a><draw:a xlink:type="simple" xlink:href="https://github.com/Seanpm2001-Ceylon-lang"><draw:frame draw:style-name="fr1" draw:name="Image818" text:anchor-type="as-char" svg:width="0.3543in" svg:height="0.3543in" draw:z-index="819"><draw:image xlink:href="Pictures/1000000100000040000000405D4595EF0086BF31.png" xlink:type="simple" xlink:show="embed" xlink:actuate="onLoad" draw:mime-type="image/png"/><svg:title>@Seanpm2001-Ceylon-lang</svg:title></draw:frame></draw:a><text:a xlink:type="simple" xlink:href="https://github.com/Seanpm2001-Ceylon-lang" text:style-name="Internet_20_link" text:visited-style-name="Visited_20_Internet_20_Link"><text:s/></text:a><draw:a xlink:type="simple" xlink:href="https://github.com/Seanpm2001-G-Code-lang"><draw:frame draw:style-name="fr1" draw:name="Image819" text:anchor-type="as-char" svg:width="0.3543in" svg:height="0.3543in" draw:z-index="820"><draw:image xlink:href="Pictures/10000001000000400000004011E8E8875336C47D.png" xlink:type="simple" xlink:show="embed" xlink:actuate="onLoad" draw:mime-type="image/png"/><svg:title>@Seanpm2001-G-Code-lang</svg:title></draw:frame></draw:a><text:a xlink:type="simple" xlink:href="https://github.com/Seanpm2001-G-Code-lang" text:style-name="Internet_20_link" text:visited-style-name="Visited_20_Internet_20_Link"><text:s/></text:a><draw:a xlink:type="simple" xlink:href="https://github.com/Seanpm2001-StringTemplate-lang"><draw:frame draw:style-name="fr1" draw:name="Image820" text:anchor-type="as-char" svg:width="0.3543in" svg:height="0.3543in" draw:z-index="821"><draw:image xlink:href="Pictures/10000001000000400000004097E70AD4C139FD00.png" xlink:type="simple" xlink:show="embed" xlink:actuate="onLoad" draw:mime-type="image/png"/><svg:title>@Seanpm2001-StringTemplate-lang</svg:title></draw:frame></draw:a><text:a xlink:type="simple" xlink:href="https://github.com/Seanpm2001-StringTemplate-lang" text:style-name="Internet_20_link" text:visited-style-name="Visited_20_Internet_20_Link"><text:s/></text:a><draw:a xlink:type="simple" xlink:href="https://github.com/Seanpm2001-Fluent-lang"><draw:frame draw:style-name="fr1" draw:name="Image821" text:anchor-type="as-char" svg:width="0.3543in" svg:height="0.3543in" draw:z-index="822"><draw:image xlink:href="Pictures/100000000000004000000040384B8C0D6E11F8E5.png" xlink:type="simple" xlink:show="embed" xlink:actuate="onLoad" draw:mime-type="image/png"/><svg:title>@Seanpm2001-Fluent-lang</svg:title></draw:frame></draw:a><text:a xlink:type="simple" xlink:href="https://github.com/Seanpm2001-Fluent-lang" text:style-name="Internet_20_link" text:visited-style-name="Visited_20_Internet_20_Link"><text:s/></text:a><draw:a xlink:type="simple" xlink:href="https://github.com/Seanpm2001-PostGreSQL-lang"><draw:frame draw:style-name="fr1" draw:name="Image822" text:anchor-type="as-char" svg:width="0.3543in" svg:height="0.3543in" draw:z-index="823"><draw:image xlink:href="Pictures/100000010000004000000040968C947F88339A20.png" xlink:type="simple" xlink:show="embed" xlink:actuate="onLoad" draw:mime-type="image/png"/><svg:title>@Seanpm2001-PostGreSQL-lang</svg:title></draw:frame></draw:a><text:a xlink:type="simple" xlink:href="https://github.com/Seanpm2001-PostGreSQL-lang" text:style-name="Internet_20_link" text:visited-style-name="Visited_20_Internet_20_Link"><text:s/></text:a><draw:a xlink:type="simple" xlink:href="https://github.com/Seanpm2001-QMake-lang"><draw:frame draw:style-name="fr1" draw:name="Image823" text:anchor-type="as-char" svg:width="0.3543in" svg:height="0.3543in" draw:z-index="824"><draw:image xlink:href="Pictures/100000010000004000000040FB31DD93AEF4D8C3.png" xlink:type="simple" xlink:show="embed" xlink:actuate="onLoad" draw:mime-type="image/png"/><svg:title>@Seanpm2001-QMake-lang</svg:title></draw:frame></draw:a><text:a xlink:type="simple" xlink:href="https://github.com/Seanpm2001-QMake-lang" text:style-name="Internet_20_link" text:visited-style-name="Visited_20_Internet_20_Link"><text:s/></text:a><draw:a xlink:type="simple" xlink:href="https://github.com/Seanpm2001-nesC-lang"><draw:frame draw:style-name="fr1" draw:name="Image824" text:anchor-type="as-char" svg:width="0.3543in" svg:height="0.3543in" draw:z-index="825"><draw:image xlink:href="Pictures/10000000000000400000004099FD735DBE976C08.jpg" xlink:type="simple" xlink:show="embed" xlink:actuate="onLoad" draw:mime-type="image/jpeg"/><svg:title>@Seanpm2001-nesC-lang</svg:title></draw:frame></draw:a><text:a xlink:type="simple" xlink:href="https://github.com/Seanpm2001-nesC-lang" text:style-name="Internet_20_link" text:visited-style-name="Visited_20_Internet_20_Link"><text:s/></text:a><draw:a xlink:type="simple" xlink:href="https://github.com/Seanpm2001-XProc-lang"><draw:frame draw:style-name="fr1" draw:name="Image825" text:anchor-type="as-char" svg:width="0.3543in" svg:height="0.3543in" draw:z-index="826"><draw:image xlink:href="Pictures/1000000100000040000000405E2D140EA82EF5B2.png" xlink:type="simple" xlink:show="embed" xlink:actuate="onLoad" draw:mime-type="image/png"/><svg:title>@Seanpm2001-XProc-lang</svg:title></draw:frame></draw:a><text:a xlink:type="simple" xlink:href="https://github.com/Seanpm2001-XProc-lang" text:style-name="Internet_20_link" text:visited-style-name="Visited_20_Internet_20_Link"><text:s/></text:a><draw:a xlink:type="simple" xlink:href="https://github.com/Seanpm2001-NGINX-lang"><draw:frame draw:style-name="fr1" draw:name="Image826" text:anchor-type="as-char" svg:width="0.3543in" svg:height="0.3543in" draw:z-index="827"><draw:image xlink:href="Pictures/100000010000004000000040A67A03DE43337389.png" xlink:type="simple" xlink:show="embed" xlink:actuate="onLoad" draw:mime-type="image/png"/><svg:title>@Seanpm2001-NGINX-lang</svg:title></draw:frame></draw:a><text:a xlink:type="simple" xlink:href="https://github.com/Seanpm2001-NGINX-lang" text:style-name="Internet_20_link" text:visited-style-name="Visited_20_Internet_20_Link"><text:s/></text:a><draw:a xlink:type="simple" xlink:href="https://github.com/Seanpm2001-Thrift-lang"><draw:frame draw:style-name="fr1" draw:name="Image827" text:anchor-type="as-char" svg:width="0.3543in" svg:height="0.3543in" draw:z-index="828"><draw:image xlink:href="Pictures/10000000000000400000004079C00A48E25E5BDD.jpg" xlink:type="simple" xlink:show="embed" xlink:actuate="onLoad" draw:mime-type="image/jpeg"/><svg:title>@Seanpm2001-Thrift-lang</svg:title></draw:frame></draw:a><text:a xlink:type="simple" xlink:href="https://github.com/Seanpm2001-Thrift-lang" text:style-name="Internet_20_link" text:visited-style-name="Visited_20_Internet_20_Link"><text:s/></text:a><draw:a xlink:type="simple" xlink:href="https://github.com/Seanpm2001-PLpgSQL-lang"><draw:frame draw:style-name="fr1" draw:name="Image828" text:anchor-type="as-char" svg:width="0.3543in" svg:height="0.3543in" draw:z-index="829"><draw:image xlink:href="Pictures/1000000100000040000000402CFB538597918E81.png" xlink:type="simple" xlink:show="embed" xlink:actuate="onLoad" draw:mime-type="image/png"/><svg:title>@Seanpm2001-PLpgSQL-lang</svg:title></draw:frame></draw:a><text:a xlink:type="simple" xlink:href="https://github.com/Seanpm2001-PLpgSQL-lang" text:style-name="Internet_20_link" text:visited-style-name="Visited_20_Internet_20_Link"><text:s/></text:a><draw:a xlink:type="simple" xlink:href="https://github.com/Seanpm2001-Io-lang"><draw:frame draw:style-name="fr1" draw:name="Image829" text:anchor-type="as-char" svg:width="0.3543in" svg:height="0.3543in" draw:z-index="830"><draw:image xlink:href="Pictures/1000000100000040000000400C100FCFDBAF1E35.png" xlink:type="simple" xlink:show="embed" xlink:actuate="onLoad" draw:mime-type="image/png"/><svg:title>@Seanpm2001-Io-lang</svg:title></draw:frame></draw:a><text:a xlink:type="simple" xlink:href="https://github.com/Seanpm2001-Io-lang" text:style-name="Internet_20_link" text:visited-style-name="Visited_20_Internet_20_Link"><text:s/></text:a><draw:a xlink:type="simple" xlink:href="https://github.com/Seanpm2001-GCC-Machine-Description-lang"><draw:frame draw:style-name="fr1" draw:name="Image830" text:anchor-type="as-char" svg:width="0.3543in" svg:height="0.3543in" draw:z-index="831"><draw:image xlink:href="Pictures/100000010000004000000040C604071998C27826.png" xlink:type="simple" xlink:show="embed" xlink:actuate="onLoad" draw:mime-type="image/png"/><svg:title>@Seanpm2001-GCC-Machine-Description-lang</svg:title></draw:frame></draw:a><text:a xlink:type="simple" xlink:href="https://github.com/Seanpm2001-GCC-Machine-Description-lang" text:style-name="Internet_20_link" text:visited-style-name="Visited_20_Internet_20_Link"><text:s/></text:a><draw:a xlink:type="simple" xlink:href="https://github.com/Seanpm2001-Nextflow-lang"><draw:frame draw:style-name="fr1" draw:name="Image831" text:anchor-type="as-char" svg:width="0.3543in" svg:height="0.3543in" draw:z-index="832"><draw:image xlink:href="Pictures/1000000000000040000000403453BEF2CE843960.jpg" xlink:type="simple" xlink:show="embed" xlink:actuate="onLoad" draw:mime-type="image/jpeg"/><svg:title>@Seanpm2001-Nextflow-lang</svg:title></draw:frame></draw:a><text:a xlink:type="simple" xlink:href="https://github.com/Seanpm2001-Nextflow-lang" text:style-name="Internet_20_link" text:visited-style-name="Visited_20_Internet_20_Link"><text:s/></text:a><draw:a xlink:type="simple" xlink:href="https://github.com/Seanpm2001-ReasonML-lang"><draw:frame draw:style-name="fr1" draw:name="Image832" text:anchor-type="as-char" svg:width="0.3543in" svg:height="0.3543in" draw:z-index="833"><draw:image xlink:href="Pictures/100000000000004000000040E1EF2EC876CF365C.jpg" xlink:type="simple" xlink:show="embed" xlink:actuate="onLoad" draw:mime-type="image/jpeg"/><svg:title>@Seanpm2001-ReasonML-lang</svg:title></draw:frame></draw:a><text:a xlink:type="simple" xlink:href="https://github.com/Seanpm2001-ReasonML-lang" text:style-name="Internet_20_link" text:visited-style-name="Visited_20_Internet_20_Link"><text:s/></text:a><draw:a xlink:type="simple" xlink:href="https://github.com/Seanpm2001-Cap-n-Proto-lang"><draw:frame draw:style-name="fr1" draw:name="Image833" text:anchor-type="as-char" svg:width="0.3543in" svg:height="0.3543in" draw:z-index="834"><draw:image xlink:href="Pictures/100000000000004000000040DA60CE1AF2E02900.png" xlink:type="simple" xlink:show="embed" xlink:actuate="onLoad" draw:mime-type="image/png"/><svg:title>@Seanpm2001-Cap-n-Proto-lang</svg:title></draw:frame></draw:a><text:a xlink:type="simple" xlink:href="https://github.com/Seanpm2001-Cap-n-Proto-lang" text:style-name="Internet_20_link" text:visited-style-name="Visited_20_Internet_20_Link"><text:s/></text:a><draw:a xlink:type="simple" xlink:href="https://github.com/Seanpm2001-CartoCSS-lang"><draw:frame draw:style-name="fr1" draw:name="Image834" text:anchor-type="as-char" svg:width="0.3543in" svg:height="0.3543in" draw:z-index="835"><draw:image xlink:href="Pictures/1000000000000040000000409A22207D5462D365.png" xlink:type="simple" xlink:show="embed" xlink:actuate="onLoad" draw:mime-type="image/png"/><svg:title>@Seanpm2001-CartoCSS-lang</svg:title></draw:frame></draw:a><text:a xlink:type="simple" xlink:href="https://github.com/Seanpm2001-CartoCSS-lang" text:style-name="Internet_20_link" text:visited-style-name="Visited_20_Internet_20_Link"><text:s/></text:a><draw:a xlink:type="simple" xlink:href="https://github.com/Seanpm2001-OpenQASM-lang"><draw:frame draw:style-name="fr1" draw:name="Image835" text:anchor-type="as-char" svg:width="0.3543in" svg:height="0.3543in" draw:z-index="836"><draw:image xlink:href="Pictures/100000010000004000000040B7506389AB7588DE.png" xlink:type="simple" xlink:show="embed" xlink:actuate="onLoad" draw:mime-type="image/png"/><svg:title>@Seanpm2001-OpenQASM-lang</svg:title></draw:frame></draw:a><text:a xlink:type="simple" xlink:href="https://github.com/Seanpm2001-OpenQASM-lang" text:style-name="Internet_20_link" text:visited-style-name="Visited_20_Internet_20_Link"><text:s/></text:a><draw:a xlink:type="simple" xlink:href="https://github.com/Seanpm2001-TLA-lang"><draw:frame draw:style-name="fr1" draw:name="Image836" text:anchor-type="as-char" svg:width="0.3543in" svg:height="0.3543in" draw:z-index="837"><draw:image xlink:href="Pictures/100000000000004000000040B2FBAAEBB61A0694.jpg" xlink:type="simple" xlink:show="embed" xlink:actuate="onLoad" draw:mime-type="image/jpeg"/><svg:title>@Seanpm2001-TLA-lang</svg:title></draw:frame></draw:a><text:a xlink:type="simple" xlink:href="https://github.com/Seanpm2001-TLA-lang" text:style-name="Internet_20_link" text:visited-style-name="Visited_20_Internet_20_Link"><text:s/></text:a><draw:a xlink:type="simple" xlink:href="https://github.com/Seanpm2001-AIDL-lang"><draw:frame draw:style-name="fr1" draw:name="Image837" text:anchor-type="as-char" svg:width="0.3543in" svg:height="0.3543in" draw:z-index="838"><draw:image xlink:href="Pictures/1000000100000040000000400A6ADFCC8A5ADDED.png" xlink:type="simple" xlink:show="embed" xlink:actuate="onLoad" draw:mime-type="image/png"/><svg:title>@Seanpm2001-AIDL-lang</svg:title></draw:frame></draw:a><text:a xlink:type="simple" xlink:href="https://github.com/Seanpm2001-AIDL-lang" text:style-name="Internet_20_link" text:visited-style-name="Visited_20_Internet_20_Link"><text:s/></text:a><draw:a xlink:type="simple" xlink:href="https://github.com/Seanpm2001-GN-lang"><draw:frame draw:style-name="fr1" draw:name="Image838" text:anchor-type="as-char" svg:width="0.3543in" svg:height="0.3543in" draw:z-index="839"><draw:image xlink:href="Pictures/1000000100000040000000409EA7A61A139EE175.png" xlink:type="simple" xlink:show="embed" xlink:actuate="onLoad" draw:mime-type="image/png"/><svg:title>@Seanpm2001-GN-lang</svg:title></draw:frame></draw:a><text:a xlink:type="simple" xlink:href="https://github.com/Seanpm2001-GN-lang" text:style-name="Internet_20_link" text:visited-style-name="Visited_20_Internet_20_Link"><text:s/></text:a><draw:a xlink:type="simple" xlink:href="https://github.com/Seanpm2001-KiCad-Layout-lang"><draw:frame draw:style-name="fr1" draw:name="Image839" text:anchor-type="as-char" svg:width="0.3543in" svg:height="0.3543in" draw:z-index="840"><draw:image xlink:href="Pictures/100000000000004000000040D0C5C807B70A8CFE.jpg" xlink:type="simple" xlink:show="embed" xlink:actuate="onLoad" draw:mime-type="image/jpeg"/><svg:title>@Seanpm2001-KiCad-Layout-lang</svg:title></draw:frame></draw:a><text:a xlink:type="simple" xlink:href="https://github.com/Seanpm2001-KiCad-Layout-lang" text:style-name="Internet_20_link" text:visited-style-name="Visited_20_Internet_20_Link"><text:s/></text:a><draw:a xlink:type="simple" xlink:href="https://github.com/Seanpm2001-Mallard-lang"><draw:frame draw:style-name="fr1" draw:name="Image840" text:anchor-type="as-char" svg:width="0.3543in" svg:height="0.3543in" draw:z-index="841"><draw:image xlink:href="Pictures/10000000000000400000004058E80B020AC62F4F.jpg" xlink:type="simple" xlink:show="embed" xlink:actuate="onLoad" draw:mime-type="image/jpeg"/><svg:title>@Seanpm2001-Mallard-lang</svg:title></draw:frame></draw:a><text:a xlink:type="simple" xlink:href="https://github.com/Seanpm2001-Mallard-lang" text:style-name="Internet_20_link" text:visited-style-name="Visited_20_Internet_20_Link"><text:s/></text:a><draw:a xlink:type="simple" xlink:href="https://github.com/Seanpm2001-ABAP-lang"><draw:frame draw:style-name="fr1" draw:name="Image841" text:anchor-type="as-char" svg:width="0.3543in" svg:height="0.3543in" draw:z-index="842"><draw:image xlink:href="Pictures/1000000100000040000000406893380AE2DA66D0.png" xlink:type="simple" xlink:show="embed" xlink:actuate="onLoad" draw:mime-type="image/png"/><svg:title>@Seanpm2001-ABAP-lang</svg:title></draw:frame></draw:a><text:a xlink:type="simple" xlink:href="https://github.com/Seanpm2001-ABAP-lang" text:style-name="Internet_20_link" text:visited-style-name="Visited_20_Internet_20_Link"><text:s/></text:a><draw:a xlink:type="simple" xlink:href="https://github.com/Seanpm2001-AL-lang"><draw:frame draw:style-name="fr1" draw:name="Image842" text:anchor-type="as-char" svg:width="0.3543in" svg:height="0.3543in" draw:z-index="843"><draw:image xlink:href="Pictures/1000000000000040000000409552E6E02DDBC7EC.jpg" xlink:type="simple" xlink:show="embed" xlink:actuate="onLoad" draw:mime-type="image/jpeg"/><svg:title>@Seanpm2001-AL-lang</svg:title></draw:frame></draw:a><text:a xlink:type="simple" xlink:href="https://github.com/Seanpm2001-AL-lang" text:style-name="Internet_20_link" text:visited-style-name="Visited_20_Internet_20_Link"><text:s/></text:a><draw:a xlink:type="simple" xlink:href="https://github.com/Seanpm2001-Bicep-lang"><draw:frame draw:style-name="fr1" draw:name="Image843" text:anchor-type="as-char" svg:width="0.3543in" svg:height="0.3543in" draw:z-index="844"><draw:image xlink:href="Pictures/100000010000004000000040DFDCFDF6EEEDEE7A.png" xlink:type="simple" xlink:show="embed" xlink:actuate="onLoad" draw:mime-type="image/png"/><svg:title>@Seanpm2001-Bicep-lang</svg:title></draw:frame></draw:a><text:a xlink:type="simple" xlink:href="https://github.com/Seanpm2001-Bicep-lang" text:style-name="Internet_20_link" text:visited-style-name="Visited_20_Internet_20_Link"><text:s/></text:a><draw:a xlink:type="simple" xlink:href="https://github.com/Seanpm2001-Cool-lang"><draw:frame draw:style-name="fr1" draw:name="Image844" text:anchor-type="as-char" svg:width="0.3543in" svg:height="0.3543in" draw:z-index="845"><draw:image xlink:href="Pictures/100000000000004000000040C7827255D467E8BA.jpg" xlink:type="simple" xlink:show="embed" xlink:actuate="onLoad" draw:mime-type="image/jpeg"/><svg:title>@Seanpm2001-Cool-lang</svg:title></draw:frame></draw:a><text:a xlink:type="simple" xlink:href="https://github.com/Seanpm2001-Cool-lang" text:style-name="Internet_20_link" text:visited-style-name="Visited_20_Internet_20_Link"><text:s/></text:a><draw:a xlink:type="simple" xlink:href="https://github.com/Seanpm2001-Dafny-lang"><draw:frame draw:style-name="fr1" draw:name="Image845" text:anchor-type="as-char" svg:width="0.3543in" svg:height="0.3543in" draw:z-index="846"><draw:image xlink:href="Pictures/100000000000004000000040426750F246E2FC6E.jpg" xlink:type="simple" xlink:show="embed" xlink:actuate="onLoad" draw:mime-type="image/jpeg"/><svg:title>@Seanpm2001-Dafny-lang</svg:title></draw:frame></draw:a><text:a xlink:type="simple" xlink:href="https://github.com/Seanpm2001-Dafny-lang" text:style-name="Internet_20_link" text:visited-style-name="Visited_20_Internet_20_Link"><text:s/></text:a><draw:a xlink:type="simple" xlink:href="https://github.com/Seanpm2001-Astro-lang"><draw:frame draw:style-name="fr1" draw:name="Image846" text:anchor-type="as-char" svg:width="0.3543in" svg:height="0.3543in" draw:z-index="847"><draw:image xlink:href="Pictures/100000010000004000000040CB607E40C91D027B.png" xlink:type="simple" xlink:show="embed" xlink:actuate="onLoad" draw:mime-type="image/png"/><svg:title>@Seanpm2001-Astro-lang</svg:title></draw:frame></draw:a><text:a xlink:type="simple" xlink:href="https://github.com/Seanpm2001-Astro-lang" text:style-name="Internet_20_link" text:visited-style-name="Visited_20_Internet_20_Link"><text:s/></text:a><draw:a xlink:type="simple" xlink:href="https://github.com/Seanpm2001-XS-lang"><draw:frame draw:style-name="fr1" draw:name="Image847" text:anchor-type="as-char" svg:width="0.3543in" svg:height="0.3543in" draw:z-index="848"><draw:image xlink:href="Pictures/100000010000004000000040154C3304C7A0ABC5.png" xlink:type="simple" xlink:show="embed" xlink:actuate="onLoad" draw:mime-type="image/png"/><svg:title>@Seanpm2001-XS-lang</svg:title></draw:frame></draw:a><text:a xlink:type="simple" xlink:href="https://github.com/Seanpm2001-XS-lang" text:style-name="Internet_20_link" text:visited-style-name="Visited_20_Internet_20_Link"><text:s/></text:a><draw:a xlink:type="simple" xlink:href="https://github.com/Seanpm2001-OpenPolicyAgent-lang"><draw:frame draw:style-name="fr1" draw:name="Image848" text:anchor-type="as-char" svg:width="0.3543in" svg:height="0.3543in" draw:z-index="849"><draw:image xlink:href="Pictures/100000010000004000000040F7096787BEC64394.png" xlink:type="simple" xlink:show="embed" xlink:actuate="onLoad" draw:mime-type="image/png"/><svg:title>@Seanpm2001-OpenPolicyAgent-lang</svg:title></draw:frame></draw:a><text:a xlink:type="simple" xlink:href="https://github.com/Seanpm2001-OpenPolicyAgent-lang" text:style-name="Internet_20_link" text:visited-style-name="Visited_20_Internet_20_Link"><text:s/></text:a><draw:a xlink:type="simple" xlink:href="https://github.com/Seanpm2001-WDL-lang"><draw:frame draw:style-name="fr1" draw:name="Image849" text:anchor-type="as-char" svg:width="0.3543in" svg:height="0.3543in" draw:z-index="850"><draw:image xlink:href="Pictures/1000000000000040000000409DF9C3BE528DFF90.png" xlink:type="simple" xlink:show="embed" xlink:actuate="onLoad" draw:mime-type="image/png"/><svg:title>@Seanpm2001-WDL-lang</svg:title></draw:frame></draw:a><text:a xlink:type="simple" xlink:href="https://github.com/Seanpm2001-WDL-lang" text:style-name="Internet_20_link" text:visited-style-name="Visited_20_Internet_20_Link"><text:s/></text:a><draw:a xlink:type="simple" xlink:href="https://github.com/Seanpm2001-CommonWorkflowLanguage"><draw:frame draw:style-name="fr1" draw:name="Image850" text:anchor-type="as-char" svg:width="0.3543in" svg:height="0.3543in" draw:z-index="851"><draw:image xlink:href="Pictures/1000000100000040000000406682E0952A707B76.png" xlink:type="simple" xlink:show="embed" xlink:actuate="onLoad" draw:mime-type="image/png"/><svg:title>@Seanpm2001-CommonWorkflowLanguage</svg:title></draw:frame></draw:a><text:a xlink:type="simple" xlink:href="https://github.com/Seanpm2001-CommonWorkflowLanguage" text:style-name="Internet_20_link" text:visited-style-name="Visited_20_Internet_20_Link"><text:s/></text:a><draw:a xlink:type="simple" xlink:href="https://github.com/Kommunism-dev"><draw:frame draw:style-name="fr1" draw:name="Image851" text:anchor-type="as-char" svg:width="0.3543in" svg:height="0.3543in" draw:z-index="852"><draw:image xlink:href="Pictures/100000010000004000000040635165AEB5937AF3.png" xlink:type="simple" xlink:show="embed" xlink:actuate="onLoad" draw:mime-type="image/png"/><svg:title>@Kommunism-dev</svg:title></draw:frame></draw:a><text:a xlink:type="simple" xlink:href="https://github.com/Kommunism-dev" text:style-name="Internet_20_link" text:visited-style-name="Visited_20_Internet_20_Link"><text:s/></text:a><draw:a xlink:type="simple" xlink:href="https://github.com/Polyworks-Squareoff"><draw:frame draw:style-name="fr1" draw:name="Image852" text:anchor-type="as-char" svg:width="0.3543in" svg:height="0.3543in" draw:z-index="853"><draw:image xlink:href="Pictures/100000010000004000000040B3486550B5802D05.png" xlink:type="simple" xlink:show="embed" xlink:actuate="onLoad" draw:mime-type="image/png"/><svg:title>@Polyworks-Squareoff</svg:title></draw:frame></draw:a><text:a xlink:type="simple" xlink:href="https://github.com/Polyworks-Squareoff" text:style-name="Internet_20_link" text:visited-style-name="Visited_20_Internet_20_Link"><text:s/></text:a><draw:a xlink:type="simple" xlink:href="https://github.com/Seanpm2001-Lean-lang"><draw:frame draw:style-name="fr1" draw:name="Image853" text:anchor-type="as-char" svg:width="0.3543in" svg:height="0.3543in" draw:z-index="854"><draw:image xlink:href="Pictures/1000000100000040000000400DF02C35D1944F82.png" xlink:type="simple" xlink:show="embed" xlink:actuate="onLoad" draw:mime-type="image/png"/><svg:title>@Seanpm2001-Lean-lang</svg:title></draw:frame></draw:a><text:a xlink:type="simple" xlink:href="https://github.com/Seanpm2001-Lean-lang" text:style-name="Internet_20_link" text:visited-style-name="Visited_20_Internet_20_Link"><text:s/></text:a><draw:a xlink:type="simple" xlink:href="https://github.com/Seanpm2001-Sage-lang"><draw:frame draw:style-name="fr1" draw:name="Image854" text:anchor-type="as-char" svg:width="0.3543in" svg:height="0.3543in" draw:z-index="855"><draw:image xlink:href="Pictures/100000000000004000000040D85A41CA0FF3455D.jpg" xlink:type="simple" xlink:show="embed" xlink:actuate="onLoad" draw:mime-type="image/jpeg"/><svg:title>@Seanpm2001-Sage-lang</svg:title></draw:frame></draw:a><text:a xlink:type="simple" xlink:href="https://github.com/Seanpm2001-Sage-lang" text:style-name="Internet_20_link" text:visited-style-name="Visited_20_Internet_20_Link"><text:s/></text:a><draw:a xlink:type="simple" xlink:href="https://github.com/AZWS-Encryption"><draw:frame draw:style-name="fr1" draw:name="Image855" text:anchor-type="as-char" svg:width="0.3543in" svg:height="0.3543in" draw:z-index="856"><draw:image xlink:href="Pictures/1000000100000040000000405D5EE647168EB7DF.png" xlink:type="simple" xlink:show="embed" xlink:actuate="onLoad" draw:mime-type="image/png"/><svg:title>@AZWS-Encryption</svg:title></draw:frame></draw:a><text:a xlink:type="simple" xlink:href="https://github.com/AZWS-Encryption" text:style-name="Internet_20_link" text:visited-style-name="Visited_20_Internet_20_Link"><text:s/></text:a><draw:a xlink:type="simple" xlink:href="https://github.com/Green-Star-OS"><draw:frame draw:style-name="fr1" draw:name="Image856" text:anchor-type="as-char" svg:width="0.3543in" svg:height="0.3543in" draw:z-index="857"><draw:image xlink:href="Pictures/100000010000004000000040640803BA75D3BE82.png" xlink:type="simple" xlink:show="embed" xlink:actuate="onLoad" draw:mime-type="image/png"/><svg:title>@Green-Star-OS</svg:title></draw:frame></draw:a><text:a xlink:type="simple" xlink:href="https://github.com/Green-Star-OS" text:style-name="Internet_20_link" text:visited-style-name="Visited_20_Internet_20_Link"><text:s/></text:a><draw:a xlink:type="simple" xlink:href="https://github.com/Pen-People"><draw:frame draw:style-name="fr1" draw:name="Image857" text:anchor-type="as-char" svg:width="0.3543in" svg:height="0.3543in" draw:z-index="858"><draw:image xlink:href="Pictures/100000010000004000000040A14B6C674FE36506.png" xlink:type="simple" xlink:show="embed" xlink:actuate="onLoad" draw:mime-type="image/png"/><svg:title>@Pen-People</svg:title></draw:frame></draw:a><text:a xlink:type="simple" xlink:href="https://github.com/Pen-People" text:style-name="Internet_20_link" text:visited-style-name="Visited_20_Internet_20_Link"><text:s/></text:a><draw:a xlink:type="simple" xlink:href="https://github.com/Phoneticut"><draw:frame draw:style-name="fr1" draw:name="Image858" text:anchor-type="as-char" svg:width="0.3543in" svg:height="0.3543in" draw:z-index="859"><draw:image xlink:href="Pictures/10000001000000400000004043214D4108AD7639.png" xlink:type="simple" xlink:show="embed" xlink:actuate="onLoad" draw:mime-type="image/png"/><svg:title>@Phoneticut</svg:title></draw:frame></draw:a><text:a xlink:type="simple" xlink:href="https://github.com/Phoneticut" text:style-name="Internet_20_link" text:visited-style-name="Visited_20_Internet_20_Link"><text:s/></text:a><draw:a xlink:type="simple" xlink:href="https://github.com/DeciCube"><draw:frame draw:style-name="fr1" draw:name="Image859" text:anchor-type="as-char" svg:width="0.3543in" svg:height="0.3543in" draw:z-index="860"><draw:image xlink:href="Pictures/10000000000000400000004038D1D7E2FC79750B.png" xlink:type="simple" xlink:show="embed" xlink:actuate="onLoad" draw:mime-type="image/png"/><svg:title>@DeciCube</svg:title></draw:frame></draw:a><text:a xlink:type="simple" xlink:href="https://github.com/DeciCube" text:style-name="Internet_20_link" text:visited-style-name="Visited_20_Internet_20_Link"><text:s/></text:a><draw:a xlink:type="simple" xlink:href="https://github.com/SlideXMagic"><draw:frame draw:style-name="fr1" draw:name="Image860" text:anchor-type="as-char" svg:width="0.3543in" svg:height="0.3543in" draw:z-index="861"><draw:image xlink:href="Pictures/100000010000004000000040CFA3AF3FF05784A8.png" xlink:type="simple" xlink:show="embed" xlink:actuate="onLoad" draw:mime-type="image/png"/><svg:title>@SlideXMagic</svg:title></draw:frame></draw:a><text:a xlink:type="simple" xlink:href="https://github.com/SlideXMagic" text:style-name="Internet_20_link" text:visited-style-name="Visited_20_Internet_20_Link"><text:s/></text:a><draw:a xlink:type="simple" xlink:href="https://github.com/Project-Aquarius"><draw:frame draw:style-name="fr1" draw:name="Image861" text:anchor-type="as-char" svg:width="0.3543in" svg:height="0.3543in" draw:z-index="862"><draw:image xlink:href="Pictures/10000001000000400000004054D7DB4E8BA85762.png" xlink:type="simple" xlink:show="embed" xlink:actuate="onLoad" draw:mime-type="image/png"/><svg:title>@Project-Aquarius</svg:title></draw:frame></draw:a><text:a xlink:type="simple" xlink:href="https://github.com/Project-Aquarius" text:style-name="Internet_20_link" text:visited-style-name="Visited_20_Internet_20_Link"><text:s/></text:a><draw:a xlink:type="simple" xlink:href="https://github.com/AquariOS-dev"><draw:frame draw:style-name="fr1" draw:name="Image862" text:anchor-type="as-char" svg:width="0.3543in" svg:height="0.3543in" draw:z-index="863"><draw:image xlink:href="Pictures/100000010000004000000040CC6B2B8DC9EB804C.png" xlink:type="simple" xlink:show="embed" xlink:actuate="onLoad" draw:mime-type="image/png"/><svg:title>@AquariOS-dev</svg:title></draw:frame></draw:a><text:a xlink:type="simple" xlink:href="https://github.com/AquariOS-dev" text:style-name="Internet_20_link" text:visited-style-name="Visited_20_Internet_20_Link"><text:s/></text:a><draw:a xlink:type="simple" xlink:href="https://github.com/The-Bandwidth-Band"><draw:frame draw:style-name="fr1" draw:name="Image863" text:anchor-type="as-char" svg:width="0.3543in" svg:height="0.3543in" draw:z-index="864"><draw:image xlink:href="Pictures/1000000100000040000000400AA6E2DC5E3763FC.png" xlink:type="simple" xlink:show="embed" xlink:actuate="onLoad" draw:mime-type="image/png"/><svg:title>@The-Bandwidth-Band</svg:title></draw:frame></draw:a><text:a xlink:type="simple" xlink:href="https://github.com/The-Bandwidth-Band" text:style-name="Internet_20_link" text:visited-style-name="Visited_20_Internet_20_Link"><text:s/></text:a><draw:a xlink:type="simple" xlink:href="https://github.com/SNU-Update-Log"><draw:frame draw:style-name="fr1" draw:name="Image864" text:anchor-type="as-char" svg:width="0.3543in" svg:height="0.3543in" draw:z-index="865"><draw:image xlink:href="Pictures/1000000000000040000000406BD694812EF5C7F1.png" xlink:type="simple" xlink:show="embed" xlink:actuate="onLoad" draw:mime-type="image/png"/><svg:title>@SNU-Update-Log</svg:title></draw:frame></draw:a><text:a xlink:type="simple" xlink:href="https://github.com/SNU-Update-Log" text:style-name="Internet_20_link" text:visited-style-name="Visited_20_Internet_20_Link"><text:s/></text:a><draw:a xlink:type="simple" xlink:href="https://github.com/SNU-Developer-Log"><draw:frame draw:style-name="fr1" draw:name="Image865" text:anchor-type="as-char" svg:width="0.3543in" svg:height="0.3543in" draw:z-index="866"><draw:image xlink:href="Pictures/100000000000004000000040F061B0A3D9F89712.png" xlink:type="simple" xlink:show="embed" xlink:actuate="onLoad" draw:mime-type="image/png"/><svg:title>@SNU-Developer-Log</svg:title></draw:frame></draw:a><text:a xlink:type="simple" xlink:href="https://github.com/SNU-Developer-Log" text:style-name="Internet_20_link" text:visited-style-name="Visited_20_Internet_20_Link"><text:s/></text:a><draw:a xlink:type="simple" xlink:href="https://github.com/DeciCube-Concept"><draw:frame draw:style-name="fr1" draw:name="Image866" text:anchor-type="as-char" svg:width="0.3543in" svg:height="0.3543in" draw:z-index="867"><draw:image xlink:href="Pictures/10000000000000400000004038D1D7E2FC79750B.png" xlink:type="simple" xlink:show="embed" xlink:actuate="onLoad" draw:mime-type="image/png"/><svg:title>@DeciCube-Concept</svg:title></draw:frame></draw:a><text:a xlink:type="simple" xlink:href="https://github.com/DeciCube-Concept" text:style-name="Internet_20_link" text:visited-style-name="Visited_20_Internet_20_Link"><text:s/></text:a><draw:a xlink:type="simple" xlink:href="https://github.com/SlideXMagic-LIBrary"><draw:frame draw:style-name="fr1" draw:name="Image867" text:anchor-type="as-char" svg:width="0.3543in" svg:height="0.3543in" draw:z-index="868"><draw:image xlink:href="Pictures/100000010000004000000040CFA3AF3FF05784A8.png" xlink:type="simple" xlink:show="embed" xlink:actuate="onLoad" draw:mime-type="image/png"/><svg:title>@SlideXMagic-LIBrary</svg:title></draw:frame></draw:a><text:a xlink:type="simple" xlink:href="https://github.com/SlideXMagic-LIBrary" text:style-name="Internet_20_link" text:visited-style-name="Visited_20_Internet_20_Link"><text:s/></text:a><draw:a xlink:type="simple" xlink:href="https://github.com/r-seanpm2001"><draw:frame draw:style-name="fr1" draw:name="Image868" text:anchor-type="as-char" svg:width="0.3543in" svg:height="0.3543in" draw:z-index="869"><draw:image xlink:href="Pictures/10000000000000400000004044E5628750FA70E8.png" xlink:type="simple" xlink:show="embed" xlink:actuate="onLoad" draw:mime-type="image/png"/><svg:title>@r-seanpm2001</svg:title></draw:frame></draw:a><text:a xlink:type="simple" xlink:href="https://github.com/r-seanpm2001" text:style-name="Internet_20_link" text:visited-style-name="Visited_20_Internet_20_Link"><text:s/></text:a><draw:a xlink:type="simple" xlink:href="https://github.com/Desklocker"><draw:frame draw:style-name="fr1" draw:name="Image869" text:anchor-type="as-char" svg:width="0.3543in" svg:height="0.3543in" draw:z-index="870"><draw:image xlink:href="Pictures/1000000100000040000000400526222352CB0C98.png" xlink:type="simple" xlink:show="embed" xlink:actuate="onLoad" draw:mime-type="image/png"/><svg:title>@Desklocker</svg:title></draw:frame></draw:a><text:a xlink:type="simple" xlink:href="https://github.com/Desklocker" text:style-name="Internet_20_link" text:visited-style-name="Visited_20_Internet_20_Link"><text:s/></text:a><draw:a xlink:type="simple" xlink:href="https://github.com/PetLand-Software"><draw:frame draw:style-name="fr1" draw:name="Image870" text:anchor-type="as-char" svg:width="0.3543in" svg:height="0.3543in" draw:z-index="871"><draw:image xlink:href="Pictures/100000000000004000000040D5B820EF75ECFFDB.jpg" xlink:type="simple" xlink:show="embed" xlink:actuate="onLoad" draw:mime-type="image/jpeg"/><svg:title>@PetLand-Software</svg:title></draw:frame></draw:a><text:a xlink:type="simple" xlink:href="https://github.com/PetLand-Software" text:style-name="Internet_20_link" text:visited-style-name="Visited_20_Internet_20_Link"><text:s/></text:a><draw:a xlink:type="simple" xlink:href="https://github.com/Seanpm2001-WHATWG"><draw:frame draw:style-name="fr1" draw:name="Image871" text:anchor-type="as-char" svg:width="0.3543in" svg:height="0.3543in" draw:z-index="872"><draw:image xlink:href="Pictures/1000000100000040000000406B66F6DFE4E5A481.png" xlink:type="simple" xlink:show="embed" xlink:actuate="onLoad" draw:mime-type="image/png"/><svg:title>@Seanpm2001-WHATWG</svg:title></draw:frame></draw:a><text:a xlink:type="simple" xlink:href="https://github.com/Seanpm2001-WHATWG" text:style-name="Internet_20_link" text:visited-style-name="Visited_20_Internet_20_Link"><text:s/></text:a><draw:a xlink:type="simple" xlink:href="https://github.com/Seanpm2001-Vexillology"><draw:frame draw:style-name="fr1" draw:name="Image872" text:anchor-type="as-char" svg:width="0.3543in" svg:height="0.3543in" draw:z-index="873"><draw:image xlink:href="Pictures/10000000000000400000004068023BF1DF36894F.jpg" xlink:type="simple" xlink:show="embed" xlink:actuate="onLoad" draw:mime-type="image/jpeg"/><svg:title>@Seanpm2001-Vexillology</svg:title></draw:frame></draw:a><text:a xlink:type="simple" xlink:href="https://github.com/Seanpm2001-Vexillology" text:style-name="Internet_20_link" text:visited-style-name="Visited_20_Internet_20_Link"><text:s/></text:a><draw:a xlink:type="simple" xlink:href="https://github.com/Seanpm2001-Linting"><draw:frame draw:style-name="fr1" draw:name="Image873" text:anchor-type="as-char" svg:width="0.3543in" svg:height="0.3543in" draw:z-index="874"><draw:image xlink:href="Pictures/100000010000004000000040AC0C06EE2708936D.png" xlink:type="simple" xlink:show="embed" xlink:actuate="onLoad" draw:mime-type="image/png"/><svg:title>@Seanpm2001-Linting</svg:title></draw:frame></draw:a><text:a xlink:type="simple" xlink:href="https://github.com/Seanpm2001-Linting" text:style-name="Internet_20_link" text:visited-style-name="Visited_20_Internet_20_Link"><text:s/></text:a><draw:a xlink:type="simple" xlink:href="https://github.com/Seanpm2001-GitLab"><draw:frame draw:style-name="fr1" draw:name="Image874" text:anchor-type="as-char" svg:width="0.3543in" svg:height="0.3543in" draw:z-index="875"><draw:image xlink:href="Pictures/1000000000000040000000400C5D4E28D19EE95E.jpg" xlink:type="simple" xlink:show="embed" xlink:actuate="onLoad" draw:mime-type="image/jpeg"/><svg:title>@Seanpm2001-GitLab</svg:title></draw:frame></draw:a><text:a xlink:type="simple" xlink:href="https://github.com/Seanpm2001-GitLab" text:style-name="Internet_20_link" text:visited-style-name="Visited_20_Internet_20_Link"><text:s/></text:a><draw:a xlink:type="simple" xlink:href="https://github.com/seanpm2001-BitBucket"><draw:frame draw:style-name="fr1" draw:name="Image875" text:anchor-type="as-char" svg:width="0.3543in" svg:height="0.3543in" draw:z-index="876"><draw:image xlink:href="Pictures/100000010000004000000040870CE8BB0953F5DB.png" xlink:type="simple" xlink:show="embed" xlink:actuate="onLoad" draw:mime-type="image/png"/><svg:title>@seanpm2001-BitBucket</svg:title></draw:frame></draw:a><text:a xlink:type="simple" xlink:href="https://github.com/seanpm2001-BitBucket" text:style-name="Internet_20_link" text:visited-style-name="Visited_20_Internet_20_Link"><text:s/></text:a><draw:a xlink:type="simple" xlink:href="https://github.com/seanpm2001-SourceForge"><draw:frame draw:style-name="fr1" draw:name="Image876" text:anchor-type="as-char" svg:width="0.3543in" svg:height="0.3543in" draw:z-index="877"><draw:image xlink:href="Pictures/1000000000000040000000404B006630AF812D01.jpg" xlink:type="simple" xlink:show="embed" xlink:actuate="onLoad" draw:mime-type="image/jpeg"/><svg:title>@seanpm2001-SourceForge</svg:title></draw:frame></draw:a><text:a xlink:type="simple" xlink:href="https://github.com/seanpm2001-SourceForge" text:style-name="Internet_20_link" text:visited-style-name="Visited_20_Internet_20_Link"><text:s/></text:a><draw:a xlink:type="simple" xlink:href="https://github.com/Seanpm2001-Historian"><draw:frame draw:style-name="fr1" draw:name="Image877" text:anchor-type="as-char" svg:width="0.3543in" svg:height="0.3543in" draw:z-index="878"><draw:image xlink:href="Pictures/1000000100000040000000406822111FBC7488BA.png" xlink:type="simple" xlink:show="embed" xlink:actuate="onLoad" draw:mime-type="image/png"/><svg:title>@Seanpm2001-Historian</svg:title></draw:frame></draw:a><text:a xlink:type="simple" xlink:href="https://github.com/Seanpm2001-Historian" text:style-name="Internet_20_link" text:visited-style-name="Visited_20_Internet_20_Link"><text:s/></text:a><draw:a xlink:type="simple" xlink:href="https://github.com/Seanpm2001-Standards"><draw:frame draw:style-name="fr1" draw:name="Image878" text:anchor-type="as-char" svg:width="0.3543in" svg:height="0.3543in" draw:z-index="879"><draw:image xlink:href="Pictures/100000010000004000000040E0889D9292649A6E.png" xlink:type="simple" xlink:show="embed" xlink:actuate="onLoad" draw:mime-type="image/png"/><svg:title>@Seanpm2001-Standards</svg:title></draw:frame></draw:a><text:a xlink:type="simple" xlink:href="https://github.com/Seanpm2001-Standards" text:style-name="Internet_20_link" text:visited-style-name="Visited_20_Internet_20_Link"><text:s/></text:a><draw:a xlink:type="simple" xlink:href="https://github.com/Seanpm2001-UNIX"><draw:frame draw:style-name="fr1" draw:name="Image879" text:anchor-type="as-char" svg:width="0.3543in" svg:height="0.3543in" draw:z-index="880"><draw:image xlink:href="Pictures/1000000000000040000000405F3EEA178EC18AC8.png" xlink:type="simple" xlink:show="embed" xlink:actuate="onLoad" draw:mime-type="image/png"/><svg:title>@Seanpm2001-UNIX</svg:title></draw:frame></draw:a><text:a xlink:type="simple" xlink:href="https://github.com/Seanpm2001-UNIX" text:style-name="Internet_20_link" text:visited-style-name="Visited_20_Internet_20_Link"><text:s/></text:a><draw:a xlink:type="simple" xlink:href="https://github.com/Seanpm2001-IDE"><draw:frame draw:style-name="fr1" draw:name="Image880" text:anchor-type="as-char" svg:width="0.3543in" svg:height="0.3543in" draw:z-index="881"><draw:image xlink:href="Pictures/10000001000000400000004056DDB2FB83401A23.png" xlink:type="simple" xlink:show="embed" xlink:actuate="onLoad" draw:mime-type="image/png"/><svg:title>@Seanpm2001-IDE</svg:title></draw:frame></draw:a><text:a xlink:type="simple" xlink:href="https://github.com/Seanpm2001-IDE" text:style-name="Internet_20_link" text:visited-style-name="Visited_20_Internet_20_Link"><text:s/></text:a><draw:a xlink:type="simple" xlink:href="https://github.com/Seanpm2001-Religion"><draw:frame draw:style-name="fr1" draw:name="Image881" text:anchor-type="as-char" svg:width="0.3543in" svg:height="0.3543in" draw:z-index="882"><draw:image xlink:href="Pictures/1000000000000040000000403C7E2482CF8CE128.png" xlink:type="simple" xlink:show="embed" xlink:actuate="onLoad" draw:mime-type="image/png"/><svg:title>@Seanpm2001-Religion</svg:title></draw:frame></draw:a><text:a xlink:type="simple" xlink:href="https://github.com/Seanpm2001-Religion" text:style-name="Internet_20_link" text:visited-style-name="Visited_20_Internet_20_Link"><text:s/></text:a><draw:a xlink:type="simple" xlink:href="https://github.com/Seanpm2001-TempleOS"><draw:frame draw:style-name="fr1" draw:name="Image882" text:anchor-type="as-char" svg:width="0.3543in" svg:height="0.3543in" draw:z-index="883"><draw:image xlink:href="Pictures/100000000000004000000040ECC5049BE3B16B48.jpg" xlink:type="simple" xlink:show="embed" xlink:actuate="onLoad" draw:mime-type="image/jpeg"/><svg:title>@Seanpm2001-TempleOS</svg:title></draw:frame></draw:a><text:a xlink:type="simple" xlink:href="https://github.com/Seanpm2001-TempleOS" text:style-name="Internet_20_link" text:visited-style-name="Visited_20_Internet_20_Link"><text:s/></text:a><draw:a xlink:type="simple" xlink:href="https://github.com/Seanpm2001-Addons"><draw:frame draw:style-name="fr1" draw:name="Image883" text:anchor-type="as-char" svg:width="0.3543in" svg:height="0.3543in" draw:z-index="884"><draw:image xlink:href="Pictures/100000010000004000000040FF1D89C51D69D285.png" xlink:type="simple" xlink:show="embed" xlink:actuate="onLoad" draw:mime-type="image/png"/><svg:title>@Seanpm2001-Addons</svg:title></draw:frame></draw:a><text:a xlink:type="simple" xlink:href="https://github.com/Seanpm2001-Addons" text:style-name="Internet_20_link" text:visited-style-name="Visited_20_Internet_20_Link"><text:s/></text:a><draw:a xlink:type="simple" xlink:href="https://github.com/Seanpm2001-Plugins"><draw:frame draw:style-name="fr1" draw:name="Image884" text:anchor-type="as-char" svg:width="0.3543in" svg:height="0.3543in" draw:z-index="885"><draw:image xlink:href="Pictures/10000001000000400000004065728CABB734F223.png" xlink:type="simple" xlink:show="embed" xlink:actuate="onLoad" draw:mime-type="image/png"/><svg:title>@Seanpm2001-Plugins</svg:title></draw:frame></draw:a><text:a xlink:type="simple" xlink:href="https://github.com/Seanpm2001-Plugins" text:style-name="Internet_20_link" text:visited-style-name="Visited_20_Internet_20_Link"><text:s/></text:a><draw:a xlink:type="simple" xlink:href="https://github.com/Seanpm2001-WikiMedia"><draw:frame draw:style-name="fr1" draw:name="Image885" text:anchor-type="as-char" svg:width="0.3543in" svg:height="0.3543in" draw:z-index="886"><draw:image xlink:href="Pictures/100000010000004000000040C4005C6937AD383D.png" xlink:type="simple" xlink:show="embed" xlink:actuate="onLoad" draw:mime-type="image/png"/><svg:title>@Seanpm2001-WikiMedia</svg:title></draw:frame></draw:a><text:a xlink:type="simple" xlink:href="https://github.com/Seanpm2001-WikiMedia" text:style-name="Internet_20_link" text:visited-style-name="Visited_20_Internet_20_Link"><text:s/></text:a><draw:a xlink:type="simple" xlink:href="https://github.com/Seanpm2001-History"><draw:frame draw:style-name="fr1" draw:name="Image886" text:anchor-type="as-char" svg:width="0.3543in" svg:height="0.3543in" draw:z-index="887"><draw:image xlink:href="Pictures/100000010000004000000040B554BFB76B027670.png" xlink:type="simple" xlink:show="embed" xlink:actuate="onLoad" draw:mime-type="image/png"/><svg:title>@Seanpm2001-History</svg:title></draw:frame></draw:a><text:a xlink:type="simple" xlink:href="https://github.com/Seanpm2001-History" text:style-name="Internet_20_link" text:visited-style-name="Visited_20_Internet_20_Link"><text:s/></text:a><draw:a xlink:type="simple" xlink:href="https://github.com/Seanpm2001-SDK"><draw:frame draw:style-name="fr1" draw:name="Image887" text:anchor-type="as-char" svg:width="0.3543in" svg:height="0.3543in" draw:z-index="888"><draw:image xlink:href="Pictures/1000000100000040000000408C79907C7902C0E6.png" xlink:type="simple" xlink:show="embed" xlink:actuate="onLoad" draw:mime-type="image/png"/><svg:title>@Seanpm2001-SDK</svg:title></draw:frame></draw:a><text:a xlink:type="simple" xlink:href="https://github.com/Seanpm2001-SDK" text:style-name="Internet_20_link" text:visited-style-name="Visited_20_Internet_20_Link"><text:s/></text:a><draw:a xlink:type="simple" xlink:href="https://github.com/Kotlint-dev"><draw:frame draw:style-name="fr1" draw:name="Image888" text:anchor-type="as-char" svg:width="0.3543in" svg:height="0.3543in" draw:z-index="889"><draw:image xlink:href="Pictures/1000000100000040000000402DC03A101A76B120.png" xlink:type="simple" xlink:show="embed" xlink:actuate="onLoad" draw:mime-type="image/png"/><svg:title>@Kotlint-dev</svg:title></draw:frame></draw:a><text:a xlink:type="simple" xlink:href="https://github.com/Kotlint-dev" text:style-name="Internet_20_link" text:visited-style-name="Visited_20_Internet_20_Link"><text:s/></text:a><draw:a xlink:type="simple" xlink:href="https://github.com/Seanpm2001-API"><draw:frame draw:style-name="fr1" draw:name="Image889" text:anchor-type="as-char" svg:width="0.3543in" svg:height="0.3543in" draw:z-index="890"><draw:image xlink:href="Pictures/1000000100000040000000409D88F83617688D3E.png" xlink:type="simple" xlink:show="embed" xlink:actuate="onLoad" draw:mime-type="image/png"/><svg:title>@Seanpm2001-API</svg:title></draw:frame></draw:a><text:a xlink:type="simple" xlink:href="https://github.com/Seanpm2001-API" text:style-name="Internet_20_link" text:visited-style-name="Visited_20_Internet_20_Link"><text:s/></text:a><draw:a xlink:type="simple" xlink:href="https://github.com/AcroSlideX"><draw:frame draw:style-name="fr1" draw:name="Image890" text:anchor-type="as-char" svg:width="0.3543in" svg:height="0.3543in" draw:z-index="891"><draw:image xlink:href="Pictures/1000000000000040000000401F5045B28BC149AD.jpg" xlink:type="simple" xlink:show="embed" xlink:actuate="onLoad" draw:mime-type="image/jpeg"/><svg:title>@AcroSlideX</svg:title></draw:frame></draw:a><text:a xlink:type="simple" xlink:href="https://github.com/AcroSlideX" text:style-name="Internet_20_link" text:visited-style-name="Visited_20_Internet_20_Link"><text:s/></text:a><draw:a xlink:type="simple" xlink:href="https://github.com/SNU-Package-Manager"><draw:frame draw:style-name="fr1" draw:name="Image891" text:anchor-type="as-char" svg:width="0.3543in" svg:height="0.3543in" draw:z-index="892"><draw:image xlink:href="Pictures/1000000000000040000000409C73CB0A0ABA6E0A.png" xlink:type="simple" xlink:show="embed" xlink:actuate="onLoad" draw:mime-type="image/png"/><svg:title>@SNU-Package-Manager</svg:title></draw:frame></draw:a><text:a xlink:type="simple" xlink:href="https://github.com/SNU-Package-Manager" text:style-name="Internet_20_link" text:visited-style-name="Visited_20_Internet_20_Link"><text:s/></text:a><draw:a xlink:type="simple" xlink:href="https://github.com/SNU-Snapchat-Mode"><draw:frame draw:style-name="fr1" draw:name="Image892" text:anchor-type="as-char" svg:width="0.3543in" svg:height="0.3543in" draw:z-index="893"><draw:image xlink:href="Pictures/1000000000000040000000409C73CB0A0ABA6E0A.png" xlink:type="simple" xlink:show="embed" xlink:actuate="onLoad" draw:mime-type="image/png"/><svg:title>@SNU-Snapchat-Mode</svg:title></draw:frame></draw:a><text:a xlink:type="simple" xlink:href="https://github.com/SNU-Snapchat-Mode" text:style-name="Internet_20_link" text:visited-style-name="Visited_20_Internet_20_Link"><text:s/></text:a><draw:a xlink:type="simple" xlink:href="https://github.com/SNU-TikTok-Mode"><draw:frame draw:style-name="fr1" draw:name="Image893" text:anchor-type="as-char" svg:width="0.3543in" svg:height="0.3543in" draw:z-index="894"><draw:image xlink:href="Pictures/1000000000000040000000409C73CB0A0ABA6E0A.png" xlink:type="simple" xlink:show="embed" xlink:actuate="onLoad" draw:mime-type="image/png"/><svg:title>@SNU-TikTok-Mode</svg:title></draw:frame></draw:a><text:a xlink:type="simple" xlink:href="https://github.com/SNU-TikTok-Mode" text:style-name="Internet_20_link" text:visited-style-name="Visited_20_Internet_20_Link"><text:s/></text:a><draw:a xlink:type="simple" xlink:href="https://github.com/TapPetHotelOpen"><draw:frame draw:style-name="fr1" draw:name="Image894" text:anchor-type="as-char" svg:width="0.3543in" svg:height="0.3543in" draw:z-index="895"><draw:image xlink:href="Pictures/1000000000000040000000400EF8E34D63625E9D.jpg" xlink:type="simple" xlink:show="embed" xlink:actuate="onLoad" draw:mime-type="image/jpeg"/><svg:title>@TapPetHotelOpen</svg:title></draw:frame></draw:a><text:a xlink:type="simple" xlink:href="https://github.com/TapPetHotelOpen" text:style-name="Internet_20_link" text:visited-style-name="Visited_20_Internet_20_Link"><text:s/></text:a><draw:a xlink:type="simple" xlink:href="https://github.com/AcroSlide"><draw:frame draw:style-name="fr1" draw:name="Image895" text:anchor-type="as-char" svg:width="0.3543in" svg:height="0.3543in" draw:z-index="896"><draw:image xlink:href="Pictures/100000000000004000000040A90215CA6C3359AD.jpg" xlink:type="simple" xlink:show="embed" xlink:actuate="onLoad" draw:mime-type="image/jpeg"/><svg:title>@AcroSlide</svg:title></draw:frame></draw:a><text:a xlink:type="simple" xlink:href="https://github.com/AcroSlide" text:style-name="Internet_20_link" text:visited-style-name="Visited_20_Internet_20_Link"><text:s/></text:a><draw:a xlink:type="simple" xlink:href="https://github.com/Scarlet-Oven"><draw:frame draw:style-name="fr1" draw:name="Image896" text:anchor-type="as-char" svg:width="0.3543in" svg:height="0.3543in" draw:z-index="897"><draw:image xlink:href="Pictures/1000000100000040000000403BF58D745B68251B.png" xlink:type="simple" xlink:show="embed" xlink:actuate="onLoad" draw:mime-type="image/png"/><svg:title>@Scarlet-Oven</svg:title></draw:frame></draw:a><text:a xlink:type="simple" xlink:href="https://github.com/Scarlet-Oven" text:style-name="Internet_20_link" text:visited-style-name="Visited_20_Internet_20_Link"><text:s/></text:a><draw:a xlink:type="simple" xlink:href="https://github.com/Seanpm2001-Engines"><draw:frame draw:style-name="fr1" draw:name="Image897" text:anchor-type="as-char" svg:width="0.3543in" svg:height="0.3543in" draw:z-index="898"><draw:image xlink:href="Pictures/100000010000004000000040ADA6F163A731D57C.png" xlink:type="simple" xlink:show="embed" xlink:actuate="onLoad" draw:mime-type="image/png"/><svg:title>@Seanpm2001-Engines</svg:title></draw:frame></draw:a><text:a xlink:type="simple" xlink:href="https://github.com/Seanpm2001-Engines" text:style-name="Internet_20_link" text:visited-style-name="Visited_20_Internet_20_Link"><text:s/></text:a><draw:a xlink:type="simple" xlink:href="https://github.com/Seanpm2001-3D-Printing"><draw:frame draw:style-name="fr1" draw:name="Image898" text:anchor-type="as-char" svg:width="0.3543in" svg:height="0.3543in" draw:z-index="899"><draw:image xlink:href="Pictures/1000000100000040000000404E80B7C32ED7A2AC.png" xlink:type="simple" xlink:show="embed" xlink:actuate="onLoad" draw:mime-type="image/png"/><svg:title>@Seanpm2001-3D-Printing</svg:title></draw:frame></draw:a><text:a xlink:type="simple" xlink:href="https://github.com/Seanpm2001-3D-Printing" text:style-name="Internet_20_link" text:visited-style-name="Visited_20_Internet_20_Link"><text:s/></text:a><draw:a xlink:type="simple" xlink:href="https://github.com/Seanpm2001-Vim-License"><draw:frame draw:style-name="fr1" draw:name="Image899" text:anchor-type="as-char" svg:width="0.3543in" svg:height="0.3543in" draw:z-index="900"><draw:image xlink:href="Pictures/100000000000004000000040ACF06F61D0AF9BB4.png" xlink:type="simple" xlink:show="embed" xlink:actuate="onLoad" draw:mime-type="image/png"/><svg:title>@Seanpm2001-Vim-License</svg:title></draw:frame></draw:a><text:a xlink:type="simple" xlink:href="https://github.com/Seanpm2001-Vim-License" text:style-name="Internet_20_link" text:visited-style-name="Visited_20_Internet_20_Link"><text:s/></text:a><draw:a xlink:type="simple" xlink:href="https://github.com/Seanpm2001-FileSystems"><draw:frame draw:style-name="fr1" draw:name="Image900" text:anchor-type="as-char" svg:width="0.3543in" svg:height="0.3543in" draw:z-index="901"><draw:image xlink:href="Pictures/100000010000004000000040511C3B19C813EDFB.png" xlink:type="simple" xlink:show="embed" xlink:actuate="onLoad" draw:mime-type="image/png"/><svg:title>@Seanpm2001-FileSystems</svg:title></draw:frame></draw:a><text:a xlink:type="simple" xlink:href="https://github.com/Seanpm2001-FileSystems" text:style-name="Internet_20_link" text:visited-style-name="Visited_20_Internet_20_Link"><text:s/></text:a><draw:a xlink:type="simple" xlink:href="https://github.com/SankOS-dev"><draw:frame draw:style-name="fr1" draw:name="Image901" text:anchor-type="as-char" svg:width="0.3543in" svg:height="0.3543in" draw:z-index="902"><draw:image xlink:href="Pictures/1000000100000040000000401372835006B9907B.png" xlink:type="simple" xlink:show="embed" xlink:actuate="onLoad" draw:mime-type="image/png"/><svg:title>@SankOS-dev</svg:title></draw:frame></draw:a><text:a xlink:type="simple" xlink:href="https://github.com/SankOS-dev" text:style-name="Internet_20_link" text:visited-style-name="Visited_20_Internet_20_Link"><text:s/></text:a><draw:a xlink:type="simple" xlink:href="https://github.com/JScribe-dev"><draw:frame draw:style-name="fr1" draw:name="Image902" text:anchor-type="as-char" svg:width="0.3543in" svg:height="0.3543in" draw:z-index="903"><draw:image xlink:href="Pictures/100000000000004000000040A57BDC5BB94C4EAE.png" xlink:type="simple" xlink:show="embed" xlink:actuate="onLoad" draw:mime-type="image/png"/><svg:title>@JScribe-dev</svg:title></draw:frame></draw:a><text:a xlink:type="simple" xlink:href="https://github.com/JScribe-dev" text:style-name="Internet_20_link" text:visited-style-name="Visited_20_Internet_20_Link"><text:s/></text:a><draw:a xlink:type="simple" xlink:href="https://github.com/BathHouseOS"><draw:frame draw:style-name="fr1" draw:name="Image903" text:anchor-type="as-char" svg:width="0.3543in" svg:height="0.3543in" draw:z-index="904"><draw:image xlink:href="Pictures/10000000000000400000004019FF1141ECF7E320.jpg" xlink:type="simple" xlink:show="embed" xlink:actuate="onLoad" draw:mime-type="image/jpeg"/><svg:title>@BathHouseOS</svg:title></draw:frame></draw:a><text:a xlink:type="simple" xlink:href="https://github.com/BathHouseOS" text:style-name="Internet_20_link" text:visited-style-name="Visited_20_Internet_20_Link"><text:s/></text:a><draw:a xlink:type="simple" xlink:href="https://github.com/ThroneOS-dev"><draw:frame draw:style-name="fr1" draw:name="Image904" text:anchor-type="as-char" svg:width="0.3543in" svg:height="0.3543in" draw:z-index="905"><draw:image xlink:href="Pictures/1000000100000040000000409D16070673361E4D.png" xlink:type="simple" xlink:show="embed" xlink:actuate="onLoad" draw:mime-type="image/png"/><svg:title>@ThroneOS-dev</svg:title></draw:frame></draw:a><text:a xlink:type="simple" xlink:href="https://github.com/ThroneOS-dev" text:style-name="Internet_20_link" text:visited-style-name="Visited_20_Internet_20_Link"><text:s/></text:a><draw:a xlink:type="simple" xlink:href="https://github.com/UriOS-dev"><draw:frame draw:style-name="fr1" draw:name="Image905" text:anchor-type="as-char" svg:width="0.3543in" svg:height="0.3543in" draw:z-index="906"><draw:image xlink:href="Pictures/1000000000000040000000409C3AD3DD41962994.jpg" xlink:type="simple" xlink:show="embed" xlink:actuate="onLoad" draw:mime-type="image/jpeg"/><svg:title>@UriOS-dev</svg:title></draw:frame></draw:a><text:a xlink:type="simple" xlink:href="https://github.com/UriOS-dev" text:style-name="Internet_20_link" text:visited-style-name="Visited_20_Internet_20_Link"><text:s/></text:a><draw:a xlink:type="simple" xlink:href="https://github.com/MaprilOS"><draw:frame draw:style-name="fr1" draw:name="Image906" text:anchor-type="as-char" svg:width="0.3543in" svg:height="0.3543in" draw:z-index="907"><draw:image xlink:href="Pictures/1000000100000040000000402D3894B79A62244D.png" xlink:type="simple" xlink:show="embed" xlink:actuate="onLoad" draw:mime-type="image/png"/><svg:title>@MaprilOS</svg:title></draw:frame></draw:a><text:a xlink:type="simple" xlink:href="https://github.com/MaprilOS" text:style-name="Internet_20_link" text:visited-style-name="Visited_20_Internet_20_Link"><text:s/></text:a><draw:a xlink:type="simple" xlink:href="https://github.com/BathOS-dev"><draw:frame draw:style-name="fr1" draw:name="Image907" text:anchor-type="as-char" svg:width="0.3543in" svg:height="0.3543in" draw:z-index="908"><draw:image xlink:href="Pictures/10000000000000400000004077850B812F37CCE3.png" xlink:type="simple" xlink:show="embed" xlink:actuate="onLoad" draw:mime-type="image/png"/><svg:title>@BathOS-dev</svg:title></draw:frame></draw:a><text:a xlink:type="simple" xlink:href="https://github.com/BathOS-dev" text:style-name="Internet_20_link" text:visited-style-name="Visited_20_Internet_20_Link"><text:s/></text:a><draw:a xlink:type="simple" xlink:href="https://github.com/BathHouseOS-ControlPanel"><draw:frame draw:style-name="fr1" draw:name="Image908" text:anchor-type="as-char" svg:width="0.3543in" svg:height="0.3543in" draw:z-index="909"><draw:image xlink:href="Pictures/10000001000000400000004060C75E3464F6F6FA.png" xlink:type="simple" xlink:show="embed" xlink:actuate="onLoad" draw:mime-type="image/png"/><svg:title>@BathHouseOS-ControlPanel</svg:title></draw:frame></draw:a><text:a xlink:type="simple" xlink:href="https://github.com/BathHouseOS-ControlPanel" text:style-name="Internet_20_link" text:visited-style-name="Visited_20_Internet_20_Link"><text:s/></text:a><draw:a xlink:type="simple" xlink:href="https://github.com/Nuclear-Ad-Bombs-Specification"><draw:frame draw:style-name="fr1" draw:name="Image909" text:anchor-type="as-char" svg:width="0.3543in" svg:height="0.3543in" draw:z-index="910"><draw:image xlink:href="Pictures/100000010000004000000040B8BAA9CFA2B7E7F2.png" xlink:type="simple" xlink:show="embed" xlink:actuate="onLoad" draw:mime-type="image/png"/><svg:title>@Nuclear-Ad-Bombs-Specification</svg:title></draw:frame></draw:a><text:a xlink:type="simple" xlink:href="https://github.com/Nuclear-Ad-Bombs-Specification" text:style-name="Internet_20_link" text:visited-style-name="Visited_20_Internet_20_Link"><text:s/></text:a><draw:a xlink:type="simple" xlink:href="https://github.com/StealthGeo-Font"><draw:frame draw:style-name="fr1" draw:name="Image910" text:anchor-type="as-char" svg:width="0.3543in" svg:height="0.3543in" draw:z-index="911"><draw:image xlink:href="Pictures/1000000100000040000000402C8A832A9F30528B.png" xlink:type="simple" xlink:show="embed" xlink:actuate="onLoad" draw:mime-type="image/png"/><svg:title>@StealthGeo-Font</svg:title></draw:frame></draw:a><text:a xlink:type="simple" xlink:href="https://github.com/StealthGeo-Font" text:style-name="Internet_20_link" text:visited-style-name="Visited_20_Internet_20_Link"><text:s/></text:a><draw:a xlink:type="simple" xlink:href="https://github.com/Seanpm2001-Archives"><draw:frame draw:style-name="fr1" draw:name="Image911" text:anchor-type="as-char" svg:width="0.3543in" svg:height="0.3543in" draw:z-index="912"><draw:image xlink:href="Pictures/100000010000004000000040D81A396DA1B39571.png" xlink:type="simple" xlink:show="embed" xlink:actuate="onLoad" draw:mime-type="image/png"/><svg:title>@Seanpm2001-Archives</svg:title></draw:frame></draw:a><text:a xlink:type="simple" xlink:href="https://github.com/Seanpm2001-Archives" text:style-name="Internet_20_link" text:visited-style-name="Visited_20_Internet_20_Link"><text:s/></text:a><draw:a xlink:type="simple" xlink:href="https://github.com/Seanpm2001-Legacy"><draw:frame draw:style-name="fr1" draw:name="Image912" text:anchor-type="as-char" svg:width="0.3543in" svg:height="0.3543in" draw:z-index="913"><draw:image xlink:href="Pictures/100000010000004000000040B4E71718843543B9.png" xlink:type="simple" xlink:show="embed" xlink:actuate="onLoad" draw:mime-type="image/png"/><svg:title>@Seanpm2001-Legacy</svg:title></draw:frame></draw:a><text:a xlink:type="simple" xlink:href="https://github.com/Seanpm2001-Legacy" text:style-name="Internet_20_link" text:visited-style-name="Visited_20_Internet_20_Link"><text:s/></text:a><draw:a xlink:type="simple" xlink:href="https://github.com/Seanpm2001-VirtualBox"><draw:frame draw:style-name="fr1" draw:name="Image913" text:anchor-type="as-char" svg:width="0.3543in" svg:height="0.3543in" draw:z-index="914"><draw:image xlink:href="Pictures/100000010000004000000040CBBA4D979E690653.png" xlink:type="simple" xlink:show="embed" xlink:actuate="onLoad" draw:mime-type="image/png"/><svg:title>@Seanpm2001-VirtualBox</svg:title></draw:frame></draw:a><text:a xlink:type="simple" xlink:href="https://github.com/Seanpm2001-VirtualBox" text:style-name="Internet_20_link" text:visited-style-name="Visited_20_Internet_20_Link"><text:s/></text:a><draw:a xlink:type="simple" xlink:href="https://github.com/Seanpm2001-Encryption"><draw:frame draw:style-name="fr1" draw:name="Image914" text:anchor-type="as-char" svg:width="0.3543in" svg:height="0.3543in" draw:z-index="915"><draw:image xlink:href="Pictures/1000000100000040000000405AE03E7FF323B2A9.png" xlink:type="simple" xlink:show="embed" xlink:actuate="onLoad" draw:mime-type="image/png"/><svg:title>@Seanpm2001-Encryption</svg:title></draw:frame></draw:a><text:a xlink:type="simple" xlink:href="https://github.com/Seanpm2001-Encryption" text:style-name="Internet_20_link" text:visited-style-name="Visited_20_Internet_20_Link"><text:s/></text:a><draw:a xlink:type="simple" xlink:href="https://github.com/Seanpm2001-Sandbox"><draw:frame draw:style-name="fr1" draw:name="Image915" text:anchor-type="as-char" svg:width="0.3543in" svg:height="0.3543in" draw:z-index="916"><draw:image xlink:href="Pictures/10000001000000400000004044F02A50A0AB8F3A.png" xlink:type="simple" xlink:show="embed" xlink:actuate="onLoad" draw:mime-type="image/png"/><svg:title>@Seanpm2001-Sandbox</svg:title></draw:frame></draw:a><text:a xlink:type="simple" xlink:href="https://github.com/Seanpm2001-Sandbox" text:style-name="Internet_20_link" text:visited-style-name="Visited_20_Internet_20_Link"><text:s/></text:a><draw:a xlink:type="simple" xlink:href="https://github.com/Seanpm2001-IBM"><draw:frame draw:style-name="fr1" draw:name="Image916" text:anchor-type="as-char" svg:width="0.3543in" svg:height="0.3543in" draw:z-index="917"><draw:image xlink:href="Pictures/10000000000000400000004036A2B4A9DFADB762.jpg" xlink:type="simple" xlink:show="embed" xlink:actuate="onLoad" draw:mime-type="image/jpeg"/><svg:title>@Seanpm2001-IBM</svg:title></draw:frame></draw:a><text:a xlink:type="simple" xlink:href="https://github.com/Seanpm2001-IBM" text:style-name="Internet_20_link" text:visited-style-name="Visited_20_Internet_20_Link"><text:s/></text:a><draw:a xlink:type="simple" xlink:href="https://github.com/Seanpm2001-MS-DOS"><draw:frame draw:style-name="fr1" draw:name="Image917" text:anchor-type="as-char" svg:width="0.3543in" svg:height="0.3543in" draw:z-index="918"><draw:image xlink:href="Pictures/1000000000000040000000401B00CF023BDB5007.jpg" xlink:type="simple" xlink:show="embed" xlink:actuate="onLoad" draw:mime-type="image/jpeg"/><svg:title>@Seanpm2001-MS-DOS</svg:title></draw:frame></draw:a><text:a xlink:type="simple" xlink:href="https://github.com/Seanpm2001-MS-DOS" text:style-name="Internet_20_link" text:visited-style-name="Visited_20_Internet_20_Link"><text:s/></text:a><draw:a xlink:type="simple" xlink:href="https://github.com/Seanpm2001-Facebook"><draw:frame draw:style-name="fr1" draw:name="Image918" text:anchor-type="as-char" svg:width="0.3543in" svg:height="0.3543in" draw:z-index="919"><draw:image xlink:href="Pictures/10000000000000400000004084608B4234F96C40.jpg" xlink:type="simple" xlink:show="embed" xlink:actuate="onLoad" draw:mime-type="image/jpeg"/><svg:title>@Seanpm2001-Facebook</svg:title></draw:frame></draw:a><text:a xlink:type="simple" xlink:href="https://github.com/Seanpm2001-Facebook" text:style-name="Internet_20_link" text:visited-style-name="Visited_20_Internet_20_Link"><text:s/></text:a><draw:a xlink:type="simple" xlink:href="https://github.com/360Desktop"><draw:frame draw:style-name="fr1" draw:name="Image919" text:anchor-type="as-char" svg:width="0.3543in" svg:height="0.3543in" draw:z-index="920"><draw:image xlink:href="Pictures/100000010000004000000040B5FDB04DEAC66235.png" xlink:type="simple" xlink:show="embed" xlink:actuate="onLoad" draw:mime-type="image/png"/><svg:title>@360Desktop</svg:title></draw:frame></draw:a><text:a xlink:type="simple" xlink:href="https://github.com/360Desktop" text:style-name="Internet_20_link" text:visited-style-name="Visited_20_Internet_20_Link"><text:s/></text:a><draw:a xlink:type="simple" xlink:href="https://github.com/VLCSV"><draw:frame draw:style-name="fr1" draw:name="Image920" text:anchor-type="as-char" svg:width="0.3543in" svg:height="0.3543in" draw:z-index="921"><draw:image xlink:href="Pictures/100000000000004000000040E76D7132E3D542C7.png" xlink:type="simple" xlink:show="embed" xlink:actuate="onLoad" draw:mime-type="image/png"/><svg:title>@VLCSV</svg:title></draw:frame></draw:a><text:a xlink:type="simple" xlink:href="https://github.com/VLCSV" text:style-name="Internet_20_link" text:visited-style-name="Visited_20_Internet_20_Link"><text:s/></text:a><draw:a xlink:type="simple" xlink:href="https://github.com/Seanpm2001-OpenStreetMap"><draw:frame draw:style-name="fr1" draw:name="Image921" text:anchor-type="as-char" svg:width="0.3543in" svg:height="0.3543in" draw:z-index="922"><draw:image xlink:href="Pictures/10000001000000400000004059D5B339FA6EDDEF.png" xlink:type="simple" xlink:show="embed" xlink:actuate="onLoad" draw:mime-type="image/png"/><svg:title>@Seanpm2001-OpenStreetMap</svg:title></draw:frame></draw:a><text:a xlink:type="simple" xlink:href="https://github.com/Seanpm2001-OpenStreetMap" text:style-name="Internet_20_link" text:visited-style-name="Visited_20_Internet_20_Link"><text:s/></text:a><draw:a xlink:type="simple" xlink:href="https://github.com/Seanpm2001-Actions"><draw:frame draw:style-name="fr1" draw:name="Image922" text:anchor-type="as-char" svg:width="0.3543in" svg:height="0.3543in" draw:z-index="923"><draw:image xlink:href="Pictures/100000010000004000000040D272E07A137BF86A.png" xlink:type="simple" xlink:show="embed" xlink:actuate="onLoad" draw:mime-type="image/png"/><svg:title>@Seanpm2001-Actions</svg:title></draw:frame></draw:a><text:a xlink:type="simple" xlink:href="https://github.com/Seanpm2001-Actions" text:style-name="Internet_20_link" text:visited-style-name="Visited_20_Internet_20_Link"><text:s/></text:a><draw:a xlink:type="simple" xlink:href="https://github.com/Seanpm2001-3D"><draw:frame draw:style-name="fr1" draw:name="Image923" text:anchor-type="as-char" svg:width="0.3543in" svg:height="0.3543in" draw:z-index="924"><draw:image xlink:href="Pictures/1000000100000040000000408D2D161D196D1546.png" xlink:type="simple" xlink:show="embed" xlink:actuate="onLoad" draw:mime-type="image/png"/><svg:title>@Seanpm2001-3D</svg:title></draw:frame></draw:a><text:a xlink:type="simple" xlink:href="https://github.com/Seanpm2001-3D" text:style-name="Internet_20_link" text:visited-style-name="Visited_20_Internet_20_Link"><text:s/></text:a><draw:a xlink:type="simple" xlink:href="https://github.com/Seanpm2001-Vim"><draw:frame draw:style-name="fr1" draw:name="Image924" text:anchor-type="as-char" svg:width="0.3543in" svg:height="0.3543in" draw:z-index="925"><draw:image xlink:href="Pictures/100000010000004000000040523E448DF15F633B.png" xlink:type="simple" xlink:show="embed" xlink:actuate="onLoad" draw:mime-type="image/png"/><svg:title>@Seanpm2001-Vim</svg:title></draw:frame></draw:a><text:a xlink:type="simple" xlink:href="https://github.com/Seanpm2001-Vim" text:style-name="Internet_20_link" text:visited-style-name="Visited_20_Internet_20_Link"><text:s/></text:a><draw:a xlink:type="simple" xlink:href="https://github.com/Seanpm2001-Dual-Licensed"><draw:frame draw:style-name="fr1" draw:name="Image925" text:anchor-type="as-char" svg:width="0.3543in" svg:height="0.3543in" draw:z-index="926"><draw:image xlink:href="Pictures/100000010000004000000040EFA5AB27C23B4ACC.png" xlink:type="simple" xlink:show="embed" xlink:actuate="onLoad" draw:mime-type="image/png"/><svg:title>@Seanpm2001-Dual-Licensed</svg:title></draw:frame></draw:a><text:a xlink:type="simple" xlink:href="https://github.com/Seanpm2001-Dual-Licensed" text:style-name="Internet_20_link" text:visited-style-name="Visited_20_Internet_20_Link"><text:s/></text:a><draw:a xlink:type="simple" xlink:href="https://github.com/Seanpm2001-Coverage"><draw:frame draw:style-name="fr1" draw:name="Image926" text:anchor-type="as-char" svg:width="0.3543in" svg:height="0.3543in" draw:z-index="927"><draw:image xlink:href="Pictures/10000000000000400000004044E0C474F4362F84.png" xlink:type="simple" xlink:show="embed" xlink:actuate="onLoad" draw:mime-type="image/png"/><svg:title>@Seanpm2001-Coverage</svg:title></draw:frame></draw:a><text:a xlink:type="simple" xlink:href="https://github.com/Seanpm2001-Coverage" text:style-name="Internet_20_link" text:visited-style-name="Visited_20_Internet_20_Link"><text:s/></text:a><draw:a xlink:type="simple" xlink:href="https://github.com/Seanpm2001-Desktop-Environments"><draw:frame draw:style-name="fr1" draw:name="Image927" text:anchor-type="as-char" svg:width="0.3543in" svg:height="0.3543in" draw:z-index="928"><draw:image xlink:href="Pictures/100000010000004000000040AC0AA76A4400FCA9.png" xlink:type="simple" xlink:show="embed" xlink:actuate="onLoad" draw:mime-type="image/png"/><svg:title>@Seanpm2001-Desktop-Environments</svg:title></draw:frame></draw:a><text:a xlink:type="simple" xlink:href="https://github.com/Seanpm2001-Desktop-Environments" text:style-name="Internet_20_link" text:visited-style-name="Visited_20_Internet_20_Link"><text:s/></text:a><draw:a xlink:type="simple" xlink:href="https://github.com/Seanpm2001-Simulators"><draw:frame draw:style-name="fr1" draw:name="Image928" text:anchor-type="as-char" svg:width="0.3543in" svg:height="0.3543in" draw:z-index="929"><draw:image xlink:href="Pictures/100000010000004000000040132D5F2BD7CF06A3.png" xlink:type="simple" xlink:show="embed" xlink:actuate="onLoad" draw:mime-type="image/png"/><svg:title>@Seanpm2001-Simulators</svg:title></draw:frame></draw:a><text:a xlink:type="simple" xlink:href="https://github.com/Seanpm2001-Simulators" text:style-name="Internet_20_link" text:visited-style-name="Visited_20_Internet_20_Link"><text:s/></text:a><draw:a xlink:type="simple" xlink:href="https://github.com/Seanpm2001-VLC-Media-Player"><draw:frame draw:style-name="fr1" draw:name="Image929" text:anchor-type="as-char" svg:width="0.3543in" svg:height="0.3543in" draw:z-index="930"><draw:image xlink:href="Pictures/100000010000004000000040935A61BCF69A874A.png" xlink:type="simple" xlink:show="embed" xlink:actuate="onLoad" draw:mime-type="image/png"/><svg:title>@Seanpm2001-VLC-Media-Player</svg:title></draw:frame></draw:a><text:a xlink:type="simple" xlink:href="https://github.com/Seanpm2001-VLC-Media-Player" text:style-name="Internet_20_link" text:visited-style-name="Visited_20_Internet_20_Link"><text:s/></text:a><draw:a xlink:type="simple" xlink:href="https://github.com/Seanpm2001-VersionControl"><draw:frame draw:style-name="fr1" draw:name="Image930" text:anchor-type="as-char" svg:width="0.3543in" svg:height="0.3543in" draw:z-index="931"><draw:image xlink:href="Pictures/100000010000004000000040C6ADF9EAFAE72415.png" xlink:type="simple" xlink:show="embed" xlink:actuate="onLoad" draw:mime-type="image/png"/><svg:title>@Seanpm2001-VersionControl</svg:title></draw:frame></draw:a><text:a xlink:type="simple" xlink:href="https://github.com/Seanpm2001-VersionControl" text:style-name="Internet_20_link" text:visited-style-name="Visited_20_Internet_20_Link"><text:s/></text:a><draw:a xlink:type="simple" xlink:href="https://github.com/Seanpm2001-ProtonMail"><draw:frame draw:style-name="fr1" draw:name="Image931" text:anchor-type="as-char" svg:width="0.3543in" svg:height="0.3543in" draw:z-index="932"><draw:image xlink:href="Pictures/10000000000000400000004021A08BFB93EBD126.png" xlink:type="simple" xlink:show="embed" xlink:actuate="onLoad" draw:mime-type="image/png"/><svg:title>@Seanpm2001-ProtonMail</svg:title></draw:frame></draw:a><text:a xlink:type="simple" xlink:href="https://github.com/Seanpm2001-ProtonMail" text:style-name="Internet_20_link" text:visited-style-name="Visited_20_Internet_20_Link"><text:s/></text:a><draw:a xlink:type="simple" xlink:href="https://github.com/FORTRAN-Fortress"><draw:frame draw:style-name="fr1" draw:name="Image932" text:anchor-type="as-char" svg:width="0.3543in" svg:height="0.3543in" draw:z-index="933"><draw:image xlink:href="Pictures/1000000000000040000000405D2E2F70F1A4EA3A.jpg" xlink:type="simple" xlink:show="embed" xlink:actuate="onLoad" draw:mime-type="image/jpeg"/><svg:title>@FORTRAN-Fortress</svg:title></draw:frame></draw:a><text:a xlink:type="simple" xlink:href="https://github.com/FORTRAN-Fortress" text:style-name="Internet_20_link" text:visited-style-name="Visited_20_Internet_20_Link"><text:s/></text:a><draw:a xlink:type="simple" xlink:href="https://github.com/Seanpm2001-Learn"><draw:frame draw:style-name="fr1" draw:name="Image933" text:anchor-type="as-char" svg:width="0.3543in" svg:height="0.3543in" draw:z-index="934"><draw:image xlink:href="Pictures/1000000000000040000000407A3F3B7FC03DFAB0.jpg" xlink:type="simple" xlink:show="embed" xlink:actuate="onLoad" draw:mime-type="image/jpeg"/><svg:title>@Seanpm2001-Learn</svg:title></draw:frame></draw:a><text:a xlink:type="simple" xlink:href="https://github.com/Seanpm2001-Learn" text:style-name="Internet_20_link" text:visited-style-name="Visited_20_Internet_20_Link"><text:s/></text:a><draw:a xlink:type="simple" xlink:href="https://github.com/3D-Webpage-Inspector"><draw:frame draw:style-name="fr1" draw:name="Image934" text:anchor-type="as-char" svg:width="0.3543in" svg:height="0.3543in" draw:z-index="935"><draw:image xlink:href="Pictures/100000010000004000000040386D24358E74A4EA.png" xlink:type="simple" xlink:show="embed" xlink:actuate="onLoad" draw:mime-type="image/png"/><svg:title>@3D-Webpage-Inspector</svg:title></draw:frame></draw:a><text:a xlink:type="simple" xlink:href="https://github.com/3D-Webpage-Inspector" text:style-name="Internet_20_link" text:visited-style-name="Visited_20_Internet_20_Link"><text:s/></text:a><draw:a xlink:type="simple" xlink:href="https://github.com/SNU-Lobby"><draw:frame draw:style-name="fr1" draw:name="Image935" text:anchor-type="as-char" svg:width="0.3543in" svg:height="0.3543in" draw:z-index="936"><draw:image xlink:href="Pictures/1000000000000040000000409C73CB0A0ABA6E0A.png" xlink:type="simple" xlink:show="embed" xlink:actuate="onLoad" draw:mime-type="image/png"/><svg:title>@SNU-Lobby</svg:title></draw:frame></draw:a><text:a xlink:type="simple" xlink:href="https://github.com/SNU-Lobby" text:style-name="Internet_20_link" text:visited-style-name="Visited_20_Internet_20_Link"><text:s/></text:a><draw:a xlink:type="simple" xlink:href="https://github.com/Seanpm2001-MediaWiki"><draw:frame draw:style-name="fr1" draw:name="Image936" text:anchor-type="as-char" svg:width="0.3543in" svg:height="0.3543in" draw:z-index="937"><draw:image xlink:href="Pictures/1000000100000040000000407C64593C9674C0D3.png" xlink:type="simple" xlink:show="embed" xlink:actuate="onLoad" draw:mime-type="image/png"/><svg:title>@Seanpm2001-MediaWiki</svg:title></draw:frame></draw:a><text:a xlink:type="simple" xlink:href="https://github.com/Seanpm2001-MediaWiki" text:style-name="Internet_20_link" text:visited-style-name="Visited_20_Internet_20_Link"><text:s/></text:a><draw:a xlink:type="simple" xlink:href="https://github.com/Seanpm2001-Mozilla-License"><draw:frame draw:style-name="fr1" draw:name="Image937" text:anchor-type="as-char" svg:width="0.3543in" svg:height="0.3543in" draw:z-index="938"><draw:image xlink:href="Pictures/100000000000004000000040FB8E8C6EBF8C1A96.png" xlink:type="simple" xlink:show="embed" xlink:actuate="onLoad" draw:mime-type="image/png"/><svg:title>@Seanpm2001-Mozilla-License</svg:title></draw:frame></draw:a><text:a xlink:type="simple" xlink:href="https://github.com/Seanpm2001-Mozilla-License" text:style-name="Internet_20_link" text:visited-style-name="Visited_20_Internet_20_Link"><text:s/></text:a><draw:a xlink:type="simple" xlink:href="https://github.com/Seanpm2001-Eclipse-License"><draw:frame draw:style-name="fr1" draw:name="Image938" text:anchor-type="as-char" svg:width="0.3543in" svg:height="0.3543in" draw:z-index="939"><draw:image xlink:href="Pictures/100000010000004000000040206CCBA9AE978B28.png" xlink:type="simple" xlink:show="embed" xlink:actuate="onLoad" draw:mime-type="image/png"/><svg:title>@Seanpm2001-Eclipse-License</svg:title></draw:frame></draw:a><text:a xlink:type="simple" xlink:href="https://github.com/Seanpm2001-Eclipse-License" text:style-name="Internet_20_link" text:visited-style-name="Visited_20_Internet_20_Link"><text:s/></text:a><draw:a xlink:type="simple" xlink:href="https://github.com/BlueCalm-Theme"><draw:frame draw:style-name="fr1" draw:name="Image939" text:anchor-type="as-char" svg:width="0.3543in" svg:height="0.3543in" draw:z-index="940"><draw:image xlink:href="Pictures/100000000000004000000040CC190F31078464C7.jpg" xlink:type="simple" xlink:show="embed" xlink:actuate="onLoad" draw:mime-type="image/jpeg"/><svg:title>@BlueCalm-Theme</svg:title></draw:frame></draw:a><text:a xlink:type="simple" xlink:href="https://github.com/BlueCalm-Theme" text:style-name="Internet_20_link" text:visited-style-name="Visited_20_Internet_20_Link"><text:s/></text:a><draw:a xlink:type="simple" xlink:href="https://github.com/Seanpm2001-VideoLAN"><draw:frame draw:style-name="fr1" draw:name="Image940" text:anchor-type="as-char" svg:width="0.3543in" svg:height="0.3543in" draw:z-index="941"><draw:image xlink:href="Pictures/100000000000004000000040295EDDD3AE04F2E5.png" xlink:type="simple" xlink:show="embed" xlink:actuate="onLoad" draw:mime-type="image/png"/><svg:title>@Seanpm2001-VideoLAN</svg:title></draw:frame></draw:a><text:a xlink:type="simple" xlink:href="https://github.com/Seanpm2001-VideoLAN" text:style-name="Internet_20_link" text:visited-style-name="Visited_20_Internet_20_Link"><text:s/></text:a><draw:a xlink:type="simple" xlink:href="https://github.com/Seanpm2001-AutoDesk"><draw:frame draw:style-name="fr1" draw:name="Image941" text:anchor-type="as-char" svg:width="0.3543in" svg:height="0.3543in" draw:z-index="942"><draw:image xlink:href="Pictures/1000000100000040000000409A73116552D86033.png" xlink:type="simple" xlink:show="embed" xlink:actuate="onLoad" draw:mime-type="image/png"/><svg:title>@Seanpm2001-AutoDesk</svg:title></draw:frame></draw:a><text:a xlink:type="simple" xlink:href="https://github.com/Seanpm2001-AutoDesk" text:style-name="Internet_20_link" text:visited-style-name="Visited_20_Internet_20_Link"><text:s/></text:a><draw:a xlink:type="simple" xlink:href="https://github.com/Seanpm2001-Kernel"><draw:frame draw:style-name="fr1" draw:name="Image942" text:anchor-type="as-char" svg:width="0.3543in" svg:height="0.3543in" draw:z-index="943"><draw:image xlink:href="Pictures/1000000100000040000000408BBCFC258AAAEAB6.png" xlink:type="simple" xlink:show="embed" xlink:actuate="onLoad" draw:mime-type="image/png"/><svg:title>@Seanpm2001-Kernel</svg:title></draw:frame></draw:a><text:a xlink:type="simple" xlink:href="https://github.com/Seanpm2001-Kernel" text:style-name="Internet_20_link" text:visited-style-name="Visited_20_Internet_20_Link"><text:s/></text:a><draw:a xlink:type="simple" xlink:href="https://github.com/Seanpm2001-Email"><draw:frame draw:style-name="fr1" draw:name="Image943" text:anchor-type="as-char" svg:width="0.3543in" svg:height="0.3543in" draw:z-index="944"><draw:image xlink:href="Pictures/100000010000004000000040A401E18CD0C492E8.png" xlink:type="simple" xlink:show="embed" xlink:actuate="onLoad" draw:mime-type="image/png"/><svg:title>@Seanpm2001-Email</svg:title></draw:frame></draw:a><text:a xlink:type="simple" xlink:href="https://github.com/Seanpm2001-Email" text:style-name="Internet_20_link" text:visited-style-name="Visited_20_Internet_20_Link"><text:s/></text:a><draw:a xlink:type="simple" xlink:href="https://github.com/Seanpm2001-Calendar"><draw:frame draw:style-name="fr1" draw:name="Image944" text:anchor-type="as-char" svg:width="0.3543in" svg:height="0.3543in" draw:z-index="945"><draw:image xlink:href="Pictures/100000000000004000000040021C2591DFCF441A.png" xlink:type="simple" xlink:show="embed" xlink:actuate="onLoad" draw:mime-type="image/png"/><svg:title>@Seanpm2001-Calendar</svg:title></draw:frame></draw:a><text:a xlink:type="simple" xlink:href="https://github.com/Seanpm2001-Calendar" text:style-name="Internet_20_link" text:visited-style-name="Visited_20_Internet_20_Link"><text:s/></text:a><draw:a xlink:type="simple" xlink:href="https://github.com/Seanpm2001-Stats"><draw:frame draw:style-name="fr1" draw:name="Image945" text:anchor-type="as-char" svg:width="0.3543in" svg:height="0.3543in" draw:z-index="946"><draw:image xlink:href="Pictures/100000000000004000000040C5A40A9BCB1B67D2.png" xlink:type="simple" xlink:show="embed" xlink:actuate="onLoad" draw:mime-type="image/png"/><svg:title>@Seanpm2001-Stats</svg:title></draw:frame></draw:a><text:a xlink:type="simple" xlink:href="https://github.com/Seanpm2001-Stats" text:style-name="Internet_20_link" text:visited-style-name="Visited_20_Internet_20_Link"><text:s/></text:a><draw:a xlink:type="simple" xlink:href="https://github.com/Seanpm2001-Oracle"><draw:frame draw:style-name="fr1" draw:name="Image946" text:anchor-type="as-char" svg:width="0.3543in" svg:height="0.3543in" draw:z-index="947"><draw:image xlink:href="Pictures/10000000000000400000004082738A71ED8AE791.png" xlink:type="simple" xlink:show="embed" xlink:actuate="onLoad" draw:mime-type="image/png"/><svg:title>@Seanpm2001-Oracle</svg:title></draw:frame></draw:a><text:a xlink:type="simple" xlink:href="https://github.com/Seanpm2001-Oracle" text:style-name="Internet_20_link" text:visited-style-name="Visited_20_Internet_20_Link"><text:s/></text:a><draw:a xlink:type="simple" xlink:href="https://github.com/Seanpm2001-Engineering"><draw:frame draw:style-name="fr1" draw:name="Image947" text:anchor-type="as-char" svg:width="0.3543in" svg:height="0.3543in" draw:z-index="948"><draw:image xlink:href="Pictures/100000010000004000000040E39532053A46317E.png" xlink:type="simple" xlink:show="embed" xlink:actuate="onLoad" draw:mime-type="image/png"/><svg:title>@Seanpm2001-Engineering</svg:title></draw:frame></draw:a><text:a xlink:type="simple" xlink:href="https://github.com/Seanpm2001-Engineering" text:style-name="Internet_20_link" text:visited-style-name="Visited_20_Internet_20_Link"><text:s/></text:a><draw:a xlink:type="simple" xlink:href="https://github.com/Vim-Autoscroller"><draw:frame draw:style-name="fr1" draw:name="Image948" text:anchor-type="as-char" svg:width="0.3543in" svg:height="0.3543in" draw:z-index="949"><draw:image xlink:href="Pictures/100000010000004000000040D4D084F98D9D3DE1.png" xlink:type="simple" xlink:show="embed" xlink:actuate="onLoad" draw:mime-type="image/png"/><svg:title>@Vim-Autoscroller</svg:title></draw:frame></draw:a><text:a xlink:type="simple" xlink:href="https://github.com/Vim-Autoscroller" text:style-name="Internet_20_link" text:visited-style-name="Visited_20_Internet_20_Link"><text:s/></text:a><draw:a xlink:type="simple" xlink:href="https://github.com/Seanpm2001-DOTNET"><draw:frame draw:style-name="fr1" draw:name="Image949" text:anchor-type="as-char" svg:width="0.3543in" svg:height="0.3543in" draw:z-index="950"><draw:image xlink:href="Pictures/1000000100000040000000402A04F7A6C6B02495.png" xlink:type="simple" xlink:show="embed" xlink:actuate="onLoad" draw:mime-type="image/png"/><svg:title>@Seanpm2001-DOTNET</svg:title></draw:frame></draw:a><text:a xlink:type="simple" xlink:href="https://github.com/Seanpm2001-DOTNET" text:style-name="Internet_20_link" text:visited-style-name="Visited_20_Internet_20_Link"><text:s/></text:a><draw:a xlink:type="simple" xlink:href="https://github.com/Seanpm2001-Unlicense"><draw:frame draw:style-name="fr1" draw:name="Image950" text:anchor-type="as-char" svg:width="0.3543in" svg:height="0.3543in" draw:z-index="951"><draw:image xlink:href="Pictures/1000000100000040000000408D2B7D394BB65992.png" xlink:type="simple" xlink:show="embed" xlink:actuate="onLoad" draw:mime-type="image/png"/><svg:title>@Seanpm2001-Unlicense</svg:title></draw:frame></draw:a><text:a xlink:type="simple" xlink:href="https://github.com/Seanpm2001-Unlicense" text:style-name="Internet_20_link" text:visited-style-name="Visited_20_Internet_20_Link"><text:s/></text:a><draw:a xlink:type="simple" xlink:href="https://github.com/Seanpm2001-Legal"><draw:frame draw:style-name="fr1" draw:name="Image951" text:anchor-type="as-char" svg:width="0.3543in" svg:height="0.3543in" draw:z-index="952"><draw:image xlink:href="Pictures/10000000000000400000004048F6491863BB79D6.jpg" xlink:type="simple" xlink:show="embed" xlink:actuate="onLoad" draw:mime-type="image/jpeg"/><svg:title>@Seanpm2001-Legal</svg:title></draw:frame></draw:a><text:a xlink:type="simple" xlink:href="https://github.com/Seanpm2001-Legal" text:style-name="Internet_20_link" text:visited-style-name="Visited_20_Internet_20_Link"><text:s/></text:a><draw:a xlink:type="simple" xlink:href="https://github.com/Seanpm2001-Licenses"><draw:frame draw:style-name="fr1" draw:name="Image952" text:anchor-type="as-char" svg:width="0.3543in" svg:height="0.3543in" draw:z-index="953"><draw:image xlink:href="Pictures/1000000100000040000000407DEC8E03A72D066D.png" xlink:type="simple" xlink:show="embed" xlink:actuate="onLoad" draw:mime-type="image/png"/><svg:title>@Seanpm2001-Licenses</svg:title></draw:frame></draw:a><text:a xlink:type="simple" xlink:href="https://github.com/Seanpm2001-Licenses" text:style-name="Internet_20_link" text:visited-style-name="Visited_20_Internet_20_Link"><text:s/></text:a><draw:a xlink:type="simple" xlink:href="https://github.com/Seanspokane2015"><draw:frame draw:style-name="fr1" draw:name="Image953" text:anchor-type="as-char" svg:width="0.3543in" svg:height="0.3543in" draw:z-index="954"><draw:image xlink:href="Pictures/100000000000003800000038839FC4669FCB8BD1.png" xlink:type="simple" xlink:show="embed" xlink:actuate="onLoad" draw:mime-type="image/png"/><svg:title>@Seanspokane2015</svg:title></draw:frame></draw:a><text:a xlink:type="simple" xlink:href="https://github.com/Seanspokane2015" text:style-name="Internet_20_link" text:visited-style-name="Visited_20_Internet_20_Link"><text:s/></text:a><draw:a xlink:type="simple" xlink:href="https://github.com/Oh-Hi-Markdown"><draw:frame draw:style-name="fr1" draw:name="Image954" text:anchor-type="as-char" svg:width="0.3543in" svg:height="0.3543in" draw:z-index="955"><draw:image xlink:href="Pictures/1000000100000040000000407845A7148A6BBDAB.png" xlink:type="simple" xlink:show="embed" xlink:actuate="onLoad" draw:mime-type="image/png"/><svg:title>@Oh-Hi-Markdown</svg:title></draw:frame></draw:a><text:a xlink:type="simple" xlink:href="https://github.com/Oh-Hi-Markdown" text:style-name="Internet_20_link" text:visited-style-name="Visited_20_Internet_20_Link"><text:s/></text:a><draw:a xlink:type="simple" xlink:href="https://github.com/Seanpm2001-Statistics"><draw:frame draw:style-name="fr1" draw:name="Image955" text:anchor-type="as-char" svg:width="0.3543in" svg:height="0.3543in" draw:z-index="956"><draw:image xlink:href="Pictures/1000000100000040000000408A01A61B25D35136.png" xlink:type="simple" xlink:show="embed" xlink:actuate="onLoad" draw:mime-type="image/png"/><svg:title>@Seanpm2001-Statistics</svg:title></draw:frame></draw:a><text:a xlink:type="simple" xlink:href="https://github.com/Seanpm2001-Statistics" text:style-name="Internet_20_link" text:visited-style-name="Visited_20_Internet_20_Link"><text:s/></text:a><draw:a xlink:type="simple" xlink:href="https://github.com/Nuclear-Ad-Bombs"><draw:frame draw:style-name="fr1" draw:name="Image956" text:anchor-type="as-char" svg:width="0.3543in" svg:height="0.3543in" draw:z-index="957"><draw:image xlink:href="Pictures/10000001000000400000004048C75034DD8BD41F.png" xlink:type="simple" xlink:show="embed" xlink:actuate="onLoad" draw:mime-type="image/png"/><svg:title>@Nuclear-Ad-Bombs</svg:title></draw:frame></draw:a><text:a xlink:type="simple" xlink:href="https://github.com/Nuclear-Ad-Bombs" text:style-name="Internet_20_link" text:visited-style-name="Visited_20_Internet_20_Link"><text:s/></text:a><draw:a xlink:type="simple" xlink:href="https://github.com/StealthGeo"><draw:frame draw:style-name="fr1" draw:name="Image957" text:anchor-type="as-char" svg:width="0.3543in" svg:height="0.3543in" draw:z-index="958"><draw:image xlink:href="Pictures/10000001000000400000004034040DF2CEA204C8.png" xlink:type="simple" xlink:show="embed" xlink:actuate="onLoad" draw:mime-type="image/png"/><svg:title>@StealthGeo</svg:title></draw:frame></draw:a><text:a xlink:type="simple" xlink:href="https://github.com/StealthGeo" text:style-name="Internet_20_link" text:visited-style-name="Visited_20_Internet_20_Link"><text:s/></text:a><draw:a xlink:type="simple" xlink:href="https://github.com/Seanpm2001-BSD-License"><draw:frame draw:style-name="fr1" draw:name="Image958" text:anchor-type="as-char" svg:width="0.3543in" svg:height="0.3543in" draw:z-index="959"><draw:image xlink:href="Pictures/10000001000000400000004014707B3CA77D5BC9.png" xlink:type="simple" xlink:show="embed" xlink:actuate="onLoad" draw:mime-type="image/png"/><svg:title>@Seanpm2001-BSD-License</svg:title></draw:frame></draw:a><text:a xlink:type="simple" xlink:href="https://github.com/Seanpm2001-BSD-License" text:style-name="Internet_20_link" text:visited-style-name="Visited_20_Internet_20_Link"><text:s/></text:a><draw:a xlink:type="simple" xlink:href="https://github.com/Seanpm2001-CC-License"><draw:frame draw:style-name="fr1" draw:name="Image959" text:anchor-type="as-char" svg:width="0.3543in" svg:height="0.3543in" draw:z-index="960"><draw:image xlink:href="Pictures/100000010000004000000040B8F43771C94F7626.png" xlink:type="simple" xlink:show="embed" xlink:actuate="onLoad" draw:mime-type="image/png"/><svg:title>@Seanpm2001-CC-License</svg:title></draw:frame></draw:a><text:a xlink:type="simple" xlink:href="https://github.com/Seanpm2001-CC-License" text:style-name="Internet_20_link" text:visited-style-name="Visited_20_Internet_20_Link"><text:s/></text:a><draw:a xlink:type="simple" xlink:href="https://github.com/BluPhoneOS"><draw:frame draw:style-name="fr1" draw:name="Image960" text:anchor-type="as-char" svg:width="0.3543in" svg:height="0.3543in" draw:z-index="961"><draw:image xlink:href="Pictures/10000001000000400000004074B97DF1F3B3D5FB.png" xlink:type="simple" xlink:show="embed" xlink:actuate="onLoad" draw:mime-type="image/png"/><svg:title>@BluPhoneOS</svg:title></draw:frame></draw:a><text:a xlink:type="simple" xlink:href="https://github.com/BluPhoneOS" text:style-name="Internet_20_link" text:visited-style-name="Visited_20_Internet_20_Link"><text:s/></text:a><draw:a xlink:type="simple" xlink:href="https://github.com/Seanpm2001-W3C"><draw:frame draw:style-name="fr1" draw:name="Image961" text:anchor-type="as-char" svg:width="0.3543in" svg:height="0.3543in" draw:z-index="962"><draw:image xlink:href="Pictures/1000000000000040000000407DB2A2C52D044440.png" xlink:type="simple" xlink:show="embed" xlink:actuate="onLoad" draw:mime-type="image/png"/><svg:title>@Seanpm2001-W3C</svg:title></draw:frame></draw:a><text:a xlink:type="simple" xlink:href="https://github.com/Seanpm2001-W3C" text:style-name="Internet_20_link" text:visited-style-name="Visited_20_Internet_20_Link"><text:s/></text:a><draw:a xlink:type="simple" xlink:href="https://github.com/Seanpm2001-Wikipedia"><draw:frame draw:style-name="fr1" draw:name="Image962" text:anchor-type="as-char" svg:width="0.3543in" svg:height="0.3543in" draw:z-index="963"><draw:image xlink:href="Pictures/10000001000000400000004066753F3EC18BBC20.png" xlink:type="simple" xlink:show="embed" xlink:actuate="onLoad" draw:mime-type="image/png"/><svg:title>@Seanpm2001-Wikipedia</svg:title></draw:frame></draw:a><text:a xlink:type="simple" xlink:href="https://github.com/Seanpm2001-Wikipedia" text:style-name="Internet_20_link" text:visited-style-name="Visited_20_Internet_20_Link"><text:s/></text:a><draw:a xlink:type="simple" xlink:href="https://github.com/Seanpm2001-GFDL-license"><draw:frame draw:style-name="fr1" draw:name="Image963" text:anchor-type="as-char" svg:width="0.3543in" svg:height="0.3543in" draw:z-index="964"><draw:image xlink:href="Pictures/100000010000004000000040A945033035D13ADD.png" xlink:type="simple" xlink:show="embed" xlink:actuate="onLoad" draw:mime-type="image/png"/><svg:title>@Seanpm2001-GFDL-license</svg:title></draw:frame></draw:a><text:a xlink:type="simple" xlink:href="https://github.com/Seanpm2001-GFDL-license" text:style-name="Internet_20_link" text:visited-style-name="Visited_20_Internet_20_Link"><text:s/></text:a><draw:a xlink:type="simple" xlink:href="https://github.com/Seanpm2001-AGPL-License"><draw:frame draw:style-name="fr1" draw:name="Image964" text:anchor-type="as-char" svg:width="0.3543in" svg:height="0.3543in" draw:z-index="965"><draw:image xlink:href="Pictures/100000010000004000000040CEEEFE2299CDDEFC.png" xlink:type="simple" xlink:show="embed" xlink:actuate="onLoad" draw:mime-type="image/png"/><svg:title>@Seanpm2001-AGPL-License</svg:title></draw:frame></draw:a><text:a xlink:type="simple" xlink:href="https://github.com/Seanpm2001-AGPL-License" text:style-name="Internet_20_link" text:visited-style-name="Visited_20_Internet_20_Link"><text:s/></text:a><draw:a xlink:type="simple" xlink:href="https://github.com/Seanpm2001-Academic-Free-License"><draw:frame draw:style-name="fr1" draw:name="Image965" text:anchor-type="as-char" svg:width="0.3543in" svg:height="0.3543in" draw:z-index="966"><draw:image xlink:href="Pictures/10000001000000400000004030EB9E1F52699EF1.png" xlink:type="simple" xlink:show="embed" xlink:actuate="onLoad" draw:mime-type="image/png"/><svg:title>@Seanpm2001-Academic-Free-License</svg:title></draw:frame></draw:a><text:a xlink:type="simple" xlink:href="https://github.com/Seanpm2001-Academic-Free-License" text:style-name="Internet_20_link" text:visited-style-name="Visited_20_Internet_20_Link"><text:s/></text:a><draw:a xlink:type="simple" xlink:href="https://github.com/Seanpm2001-LGPL-License"><draw:frame draw:style-name="fr1" draw:name="Image966" text:anchor-type="as-char" svg:width="0.3543in" svg:height="0.3543in" draw:z-index="967"><draw:image xlink:href="Pictures/100000010000004000000040D1E80EB56B9381B0.png" xlink:type="simple" xlink:show="embed" xlink:actuate="onLoad" draw:mime-type="image/png"/><svg:title>@Seanpm2001-LGPL-License</svg:title></draw:frame></draw:a><text:a xlink:type="simple" xlink:href="https://github.com/Seanpm2001-LGPL-License" text:style-name="Internet_20_link" text:visited-style-name="Visited_20_Internet_20_Link"><text:s/></text:a><draw:a xlink:type="simple" xlink:href="https://github.com/Seanpm2001-WTFPL-License"><draw:frame draw:style-name="fr1" draw:name="Image967" text:anchor-type="as-char" svg:width="0.3543in" svg:height="0.3543in" draw:z-index="968"><draw:image xlink:href="Pictures/100000000000004000000040092364A856860A5E.png" xlink:type="simple" xlink:show="embed" xlink:actuate="onLoad" draw:mime-type="image/png"/><svg:title>@Seanpm2001-WTFPL-License</svg:title></draw:frame></draw:a><text:a xlink:type="simple" xlink:href="https://github.com/Seanpm2001-WTFPL-License" text:style-name="Internet_20_link" text:visited-style-name="Visited_20_Internet_20_Link"><text:s/></text:a><draw:a xlink:type="simple" xlink:href="https://github.com/360Desktop-development"><draw:frame draw:style-name="fr1" draw:name="Image968" text:anchor-type="as-char" svg:width="0.3543in" svg:height="0.3543in" draw:z-index="969"><draw:image xlink:href="Pictures/1000000000000040000000405EFE626F3C52165F.jpg" xlink:type="simple" xlink:show="embed" xlink:actuate="onLoad" draw:mime-type="image/jpeg"/><svg:title>@360Desktop-development</svg:title></draw:frame></draw:a><text:a xlink:type="simple" xlink:href="https://github.com/360Desktop-development" text:style-name="Internet_20_link" text:visited-style-name="Visited_20_Internet_20_Link"><text:s/></text:a><draw:a xlink:type="simple" xlink:href="https://github.com/Nuclear-ads"><draw:frame draw:style-name="fr1" draw:name="Image969" text:anchor-type="as-char" svg:width="0.3543in" svg:height="0.3543in" draw:z-index="970"><draw:image xlink:href="Pictures/10000001000000400000004008F054522BC4B57F.png" xlink:type="simple" xlink:show="embed" xlink:actuate="onLoad" draw:mime-type="image/png"/><svg:title>@Nuclear-ads</svg:title></draw:frame></draw:a><text:a xlink:type="simple" xlink:href="https://github.com/Nuclear-ads" text:style-name="Internet_20_link" text:visited-style-name="Visited_20_Internet_20_Link"><text:s/></text:a><draw:a xlink:type="simple" xlink:href="https://github.com/Seanpm2001-InternetArchive"><draw:frame draw:style-name="fr1" draw:name="Image970" text:anchor-type="as-char" svg:width="0.3543in" svg:height="0.3543in" draw:z-index="971"><draw:image xlink:href="Pictures/10000001000000400000004004DDD65104995056.png" xlink:type="simple" xlink:show="embed" xlink:actuate="onLoad" draw:mime-type="image/png"/><svg:title>@Seanpm2001-InternetArchive</svg:title></draw:frame></draw:a><text:a xlink:type="simple" xlink:href="https://github.com/Seanpm2001-InternetArchive" text:style-name="Internet_20_link" text:visited-style-name="Visited_20_Internet_20_Link"><text:s/></text:a><draw:a xlink:type="simple" xlink:href="https://github.com/Seanpm2001-Meta"><draw:frame draw:style-name="fr1" draw:name="Image971" text:anchor-type="as-char" svg:width="0.3543in" svg:height="0.3543in" draw:z-index="972"><draw:image xlink:href="Pictures/1000000100000040000000407EAA3DB8CB9D845F.png" xlink:type="simple" xlink:show="embed" xlink:actuate="onLoad" draw:mime-type="image/png"/><svg:title>@Seanpm2001-Meta</svg:title></draw:frame></draw:a><text:a xlink:type="simple" xlink:href="https://github.com/Seanpm2001-Meta" text:style-name="Internet_20_link" text:visited-style-name="Visited_20_Internet_20_Link"><text:s/></text:a><draw:a xlink:type="simple" xlink:href="https://github.com/WichCraft-dev"><draw:frame draw:style-name="fr1" draw:name="Image972" text:anchor-type="as-char" svg:width="0.3543in" svg:height="0.3543in" draw:z-index="973"><draw:image xlink:href="Pictures/10000000000000400000004001CC1AF7BF80B4FE.png" xlink:type="simple" xlink:show="embed" xlink:actuate="onLoad" draw:mime-type="image/png"/><svg:title>@WichCraft-dev</svg:title></draw:frame></draw:a><text:a xlink:type="simple" xlink:href="https://github.com/WichCraft-dev" text:style-name="Internet_20_link" text:visited-style-name="Visited_20_Internet_20_Link"><text:s/></text:a><draw:a xlink:type="simple" xlink:href="https://github.com/FloweredNotch"><draw:frame draw:style-name="fr1" draw:name="Image973" text:anchor-type="as-char" svg:width="0.3543in" svg:height="0.3543in" draw:z-index="974"><draw:image xlink:href="Pictures/10000001000000400000004081581C8D356578F0.png" xlink:type="simple" xlink:show="embed" xlink:actuate="onLoad" draw:mime-type="image/png"/><svg:title>@FloweredNotch</svg:title></draw:frame></draw:a><text:a xlink:type="simple" xlink:href="https://github.com/FloweredNotch" text:style-name="Internet_20_link" text:visited-style-name="Visited_20_Internet_20_Link"><text:s/></text:a><draw:a xlink:type="simple" xlink:href="https://github.com/MalNotch"><draw:frame draw:style-name="fr1" draw:name="Image974" text:anchor-type="as-char" svg:width="0.3543in" svg:height="0.3543in" draw:z-index="975"><draw:image xlink:href="Pictures/100000010000004000000040F727040C0BEDA012.png" xlink:type="simple" xlink:show="embed" xlink:actuate="onLoad" draw:mime-type="image/png"/><svg:title>@MalNotch</svg:title></draw:frame></draw:a><text:a xlink:type="simple" xlink:href="https://github.com/MalNotch" text:style-name="Internet_20_link" text:visited-style-name="Visited_20_Internet_20_Link"><text:s/></text:a><draw:a xlink:type="simple" xlink:href="https://github.com/Notchware"><draw:frame draw:style-name="fr1" draw:name="Image975" text:anchor-type="as-char" svg:width="0.3543in" svg:height="0.3543in" draw:z-index="976"><draw:image xlink:href="Pictures/10000001000000400000004049E41860EC5E44B5.png" xlink:type="simple" xlink:show="embed" xlink:actuate="onLoad" draw:mime-type="image/png"/><svg:title>@Notchware</svg:title></draw:frame></draw:a><text:a xlink:type="simple" xlink:href="https://github.com/Notchware" text:style-name="Internet_20_link" text:visited-style-name="Visited_20_Internet_20_Link"><text:s/></text:a><draw:a xlink:type="simple" xlink:href="https://github.com/Seanpm2001-UnitedStatesofAmerica"><draw:frame draw:style-name="fr1" draw:name="Image976" text:anchor-type="as-char" svg:width="0.3543in" svg:height="0.3543in" draw:z-index="977"><draw:image xlink:href="Pictures/100000010000004000000040B1C86B93CF6857EA.png" xlink:type="simple" xlink:show="embed" xlink:actuate="onLoad" draw:mime-type="image/png"/><svg:title>@Seanpm2001-UnitedStatesofAmerica</svg:title></draw:frame></draw:a><text:a xlink:type="simple" xlink:href="https://github.com/Seanpm2001-UnitedStatesofAmerica" text:style-name="Internet_20_link" text:visited-style-name="Visited_20_Internet_20_Link"><text:s/></text:a><draw:a xlink:type="simple" xlink:href="https://github.com/Seanpm2001-Ukraine"><draw:frame draw:style-name="fr1" draw:name="Image977" text:anchor-type="as-char" svg:width="0.3543in" svg:height="0.3543in" draw:z-index="978"><draw:image xlink:href="Pictures/100000010000004000000040A5FAE10AC9BC0965.png" xlink:type="simple" xlink:show="embed" xlink:actuate="onLoad" draw:mime-type="image/png"/><svg:title>@Seanpm2001-Ukraine</svg:title></draw:frame></draw:a><text:a xlink:type="simple" xlink:href="https://github.com/Seanpm2001-Ukraine" text:style-name="Internet_20_link" text:visited-style-name="Visited_20_Internet_20_Link"><text:s/></text:a><draw:a xlink:type="simple" xlink:href="https://github.com/Ukraine-History-Simulator"><draw:frame draw:style-name="fr1" draw:name="Image978" text:anchor-type="as-char" svg:width="0.3543in" svg:height="0.3543in" draw:z-index="979"><draw:image xlink:href="Pictures/100000000000004000000040A92DA4FAFC4B879C.png" xlink:type="simple" xlink:show="embed" xlink:actuate="onLoad" draw:mime-type="image/png"/><svg:title>@Ukraine-History-Simulator</svg:title></draw:frame></draw:a><text:a xlink:type="simple" xlink:href="https://github.com/Ukraine-History-Simulator" text:style-name="Internet_20_link" text:visited-style-name="Visited_20_Internet_20_Link"><text:s/></text:a><draw:a xlink:type="simple" xlink:href="https://github.com/WacOS-OnESTEP"><draw:frame draw:style-name="fr1" draw:name="Image979" text:anchor-type="as-char" svg:width="0.3543in" svg:height="0.3543in" draw:z-index="980"><draw:image xlink:href="Pictures/1000000100000040000000401BDEF721A86A6DCD.png" xlink:type="simple" xlink:show="embed" xlink:actuate="onLoad" draw:mime-type="image/png"/><svg:title>@WacOS-OnESTEP</svg:title></draw:frame></draw:a><text:a xlink:type="simple" xlink:href="https://github.com/WacOS-OnESTEP" text:style-name="Internet_20_link" text:visited-style-name="Visited_20_Internet_20_Link"><text:s/></text:a><draw:a xlink:type="simple" xlink:href="https://github.com/WacOS-OpenGS"><draw:frame draw:style-name="fr1" draw:name="Image980" text:anchor-type="as-char" svg:width="0.3543in" svg:height="0.3543in" draw:z-index="981"><draw:image xlink:href="Pictures/100000010000004000000040BF597D46B157345A.png" xlink:type="simple" xlink:show="embed" xlink:actuate="onLoad" draw:mime-type="image/png"/><svg:title>@WacOS-OpenGS</svg:title></draw:frame></draw:a><text:a xlink:type="simple" xlink:href="https://github.com/WacOS-OpenGS" text:style-name="Internet_20_link" text:visited-style-name="Visited_20_Internet_20_Link"><text:s/></text:a><draw:a xlink:type="simple" xlink:href="https://github.com/WhyWatchOS"><draw:frame draw:style-name="fr1" draw:name="Image981" text:anchor-type="as-char" svg:width="0.3543in" svg:height="0.3543in" draw:z-index="982"><draw:image xlink:href="Pictures/1000000000000040000000404B1447523BDBF7B5.png" xlink:type="simple" xlink:show="embed" xlink:actuate="onLoad" draw:mime-type="image/png"/><svg:title>@WhyWatchOS</svg:title></draw:frame></draw:a><text:a xlink:type="simple" xlink:href="https://github.com/WhyWatchOS" text:style-name="Internet_20_link" text:visited-style-name="Visited_20_Internet_20_Link"><text:s/></text:a><draw:a xlink:type="simple" xlink:href="https://github.com/WacOS-wOS"><draw:frame draw:style-name="fr1" draw:name="Image982" text:anchor-type="as-char" svg:width="0.3543in" svg:height="0.3543in" draw:z-index="983"><draw:image xlink:href="Pictures/1000000000000040000000400E456578082A3F20.png" xlink:type="simple" xlink:show="embed" xlink:actuate="onLoad" draw:mime-type="image/png"/><svg:title>@WacOS-wOS</svg:title></draw:frame></draw:a><text:a xlink:type="simple" xlink:href="https://github.com/WacOS-wOS" text:style-name="Internet_20_link" text:visited-style-name="Visited_20_Internet_20_Link"><text:s/></text:a><draw:a xlink:type="simple" xlink:href="https://github.com/WhyPhoneOS"><draw:frame draw:style-name="fr1" draw:name="Image983" text:anchor-type="as-char" svg:width="0.3543in" svg:height="0.3543in" draw:z-index="984"><draw:image xlink:href="Pictures/100000010000004000000040E4A294064840A40A.png" xlink:type="simple" xlink:show="embed" xlink:actuate="onLoad" draw:mime-type="image/png"/><svg:title>@WhyPhoneOS</svg:title></draw:frame></draw:a><text:a xlink:type="simple" xlink:href="https://github.com/WhyPhoneOS" text:style-name="Internet_20_link" text:visited-style-name="Visited_20_Internet_20_Link"><text:s/></text:a><draw:a xlink:type="simple" xlink:href="https://github.com/Wac-OS-X"><draw:frame draw:style-name="fr1" draw:name="Image984" text:anchor-type="as-char" svg:width="0.3543in" svg:height="0.3543in" draw:z-index="985"><draw:image xlink:href="Pictures/100000000000004000000040757BE687AEAB4CA7.png" xlink:type="simple" xlink:show="embed" xlink:actuate="onLoad" draw:mime-type="image/png"/><svg:title>@Wac-OS-X</svg:title></draw:frame></draw:a><text:a xlink:type="simple" xlink:href="https://github.com/Wac-OS-X" text:style-name="Internet_20_link" text:visited-style-name="Visited_20_Internet_20_Link"><text:s/></text:a><draw:a xlink:type="simple" xlink:href="https://github.com/Wac-OS-X-Public-Beta"><draw:frame draw:style-name="fr1" draw:name="Image985" text:anchor-type="as-char" svg:width="0.3543in" svg:height="0.3543in" draw:z-index="986"><draw:image xlink:href="Pictures/1000000000000040000000406B09BC244E1B992F.png" xlink:type="simple" xlink:show="embed" xlink:actuate="onLoad" draw:mime-type="image/png"/><svg:title>@Wac-OS-X-Public-Beta</svg:title></draw:frame></draw:a><text:a xlink:type="simple" xlink:href="https://github.com/Wac-OS-X-Public-Beta" text:style-name="Internet_20_link" text:visited-style-name="Visited_20_Internet_20_Link"><text:s/></text:a><draw:a xlink:type="simple" xlink:href="https://github.com/WOAHS-X"><draw:frame draw:style-name="fr1" draw:name="Image986" text:anchor-type="as-char" svg:width="0.3543in" svg:height="0.3543in" draw:z-index="987"><draw:image xlink:href="Pictures/100000000000004000000040098878E588523FDD.png" xlink:type="simple" xlink:show="embed" xlink:actuate="onLoad" draw:mime-type="image/png"/><svg:title>@WOAHS-X</svg:title></draw:frame></draw:a><text:a xlink:type="simple" xlink:href="https://github.com/WOAHS-X" text:style-name="Internet_20_link" text:visited-style-name="Visited_20_Internet_20_Link"><text:s/></text:a><draw:a xlink:type="simple" xlink:href="https://github.com/WacOS-DOS-Mode"><draw:frame draw:style-name="fr1" draw:name="Image987" text:anchor-type="as-char" svg:width="0.3543in" svg:height="0.3543in" draw:z-index="988"><draw:image xlink:href="Pictures/100000000000004000000040B69E4A2E63C0252A.png" xlink:type="simple" xlink:show="embed" xlink:actuate="onLoad" draw:mime-type="image/png"/><svg:title>@WacOS-DOS-Mode</svg:title></draw:frame></draw:a><text:a xlink:type="simple" xlink:href="https://github.com/WacOS-DOS-Mode" text:style-name="Internet_20_link" text:visited-style-name="Visited_20_Internet_20_Link"><text:s/></text:a><draw:a xlink:type="simple" xlink:href="https://github.com/WacOS-BaSYS"><draw:frame draw:style-name="fr1" draw:name="Image988" text:anchor-type="as-char" svg:width="0.3543in" svg:height="0.3543in" draw:z-index="989"><draw:image xlink:href="Pictures/100000010000004000000040D167B63861F3DB23.png" xlink:type="simple" xlink:show="embed" xlink:actuate="onLoad" draw:mime-type="image/png"/><svg:title>@WacOS-BaSYS</svg:title></draw:frame></draw:a><text:a xlink:type="simple" xlink:href="https://github.com/WacOS-BaSYS" text:style-name="Internet_20_link" text:visited-style-name="Visited_20_Internet_20_Link"><text:s/></text:a><draw:a xlink:type="simple" xlink:href="https://github.com/WacTVOS"><draw:frame draw:style-name="fr1" draw:name="Image989" text:anchor-type="as-char" svg:width="0.3543in" svg:height="0.3543in" draw:z-index="990"><draw:image xlink:href="Pictures/1000000000000040000000405EB2C62B84816521.png" xlink:type="simple" xlink:show="embed" xlink:actuate="onLoad" draw:mime-type="image/png"/><svg:title>@WacTVOS</svg:title></draw:frame></draw:a><text:a xlink:type="simple" xlink:href="https://github.com/WacTVOS" text:style-name="Internet_20_link" text:visited-style-name="Visited_20_Internet_20_Link"><text:s/></text:a><draw:a xlink:type="simple" xlink:href="https://github.com/WhyPadOS"><draw:frame draw:style-name="fr1" draw:name="Image990" text:anchor-type="as-char" svg:width="0.3543in" svg:height="0.3543in" draw:z-index="991"><draw:image xlink:href="Pictures/100000000000004000000040CEAE92AE5C256EE1.png" xlink:type="simple" xlink:show="embed" xlink:actuate="onLoad" draw:mime-type="image/png"/><svg:title>@WhyPadOS</svg:title></draw:frame></draw:a><text:a xlink:type="simple" xlink:href="https://github.com/WhyPadOS" text:style-name="Internet_20_link" text:visited-style-name="Visited_20_Internet_20_Link"><text:s/></text:a><draw:a xlink:type="simple" xlink:href="https://github.com/OpenGS-OS"><draw:frame draw:style-name="fr1" draw:name="Image991" text:anchor-type="as-char" svg:width="0.3543in" svg:height="0.3543in" draw:z-index="992"><draw:image xlink:href="Pictures/100000010000004000000040BF597D46B157345A.png" xlink:type="simple" xlink:show="embed" xlink:actuate="onLoad" draw:mime-type="image/png"/><svg:title>@OpenGS-OS</svg:title></draw:frame></draw:a><text:a xlink:type="simple" xlink:href="https://github.com/OpenGS-OS" text:style-name="Internet_20_link" text:visited-style-name="Visited_20_Internet_20_Link"><text:s/></text:a><draw:a xlink:type="simple" xlink:href="https://github.com/MEDOS-Floppy"><draw:frame draw:style-name="fr1" draw:name="Image992" text:anchor-type="as-char" svg:width="0.3543in" svg:height="0.3543in" draw:z-index="993"><draw:image xlink:href="Pictures/100000010000004000000040E3934FE8F17739B4.png" xlink:type="simple" xlink:show="embed" xlink:actuate="onLoad" draw:mime-type="image/png"/><svg:title>@MEDOS-Floppy</svg:title></draw:frame></draw:a><text:a xlink:type="simple" xlink:href="https://github.com/MEDOS-Floppy" text:style-name="Internet_20_link" text:visited-style-name="Visited_20_Internet_20_Link"><text:s/></text:a><draw:a xlink:type="simple" xlink:href="https://github.com/MEDOS-Dev"><draw:frame draw:style-name="fr1" draw:name="Image993" text:anchor-type="as-char" svg:width="0.3543in" svg:height="0.3543in" draw:z-index="994"><draw:image xlink:href="Pictures/1000000100000040000000401B0D5703C761AC88.png" xlink:type="simple" xlink:show="embed" xlink:actuate="onLoad" draw:mime-type="image/png"/><svg:title>@MEDOS-Dev</svg:title></draw:frame></draw:a><text:a xlink:type="simple" xlink:href="https://github.com/MEDOS-Dev" text:style-name="Internet_20_link" text:visited-style-name="Visited_20_Internet_20_Link"><text:s/></text:a><draw:a xlink:type="simple" xlink:href="https://github.com/MEDOS-HDD"><draw:frame draw:style-name="fr1" draw:name="Image994" text:anchor-type="as-char" svg:width="0.3543in" svg:height="0.3543in" draw:z-index="995"><draw:image xlink:href="Pictures/100000010000004000000040B696282F0039B0DE.png" xlink:type="simple" xlink:show="embed" xlink:actuate="onLoad" draw:mime-type="image/png"/><svg:title>@MEDOS-HDD</svg:title></draw:frame></draw:a><text:a xlink:type="simple" xlink:href="https://github.com/MEDOS-HDD" text:style-name="Internet_20_link" text:visited-style-name="Visited_20_Internet_20_Link"><text:s/></text:a><draw:a xlink:type="simple" xlink:href="https://github.com/MEDOS-SSD"><draw:frame draw:style-name="fr1" draw:name="Image995" text:anchor-type="as-char" svg:width="0.3543in" svg:height="0.3543in" draw:z-index="996"><draw:image xlink:href="Pictures/100000010000004000000040C8F41FAEAA498C4F.png" xlink:type="simple" xlink:show="embed" xlink:actuate="onLoad" draw:mime-type="image/png"/><svg:title>@MEDOS-SSD</svg:title></draw:frame></draw:a><text:a xlink:type="simple" xlink:href="https://github.com/MEDOS-SSD" text:style-name="Internet_20_link" text:visited-style-name="Visited_20_Internet_20_Link"><text:s/></text:a><draw:a xlink:type="simple" xlink:href="https://github.com/Wac-OS"><draw:frame draw:style-name="fr1" draw:name="Image996" text:anchor-type="as-char" svg:width="0.3543in" svg:height="0.3543in" draw:z-index="997"><draw:image xlink:href="Pictures/100000010000004000000040A49EB6AA4194FEE4.png" xlink:type="simple" xlink:show="embed" xlink:actuate="onLoad" draw:mime-type="image/png"/><svg:title>@Wac-OS</svg:title></draw:frame></draw:a><text:a xlink:type="simple" xlink:href="https://github.com/Wac-OS" text:style-name="Internet_20_link" text:visited-style-name="Visited_20_Internet_20_Link"><text:s/></text:a><draw:a xlink:type="simple" xlink:href="https://github.com/WacPaint"><draw:frame draw:style-name="fr1" draw:name="Image997" text:anchor-type="as-char" svg:width="0.3543in" svg:height="0.3543in" draw:z-index="998"><draw:image xlink:href="Pictures/1000000000000040000000402627DE2487182DFD.png" xlink:type="simple" xlink:show="embed" xlink:actuate="onLoad" draw:mime-type="image/png"/><svg:title>@WacPaint</svg:title></draw:frame></draw:a><text:a xlink:type="simple" xlink:href="https://github.com/WacPaint" text:style-name="Internet_20_link" text:visited-style-name="Visited_20_Internet_20_Link"><text:s/></text:a><draw:a xlink:type="simple" xlink:href="https://github.com/WacWrite"><draw:frame draw:style-name="fr1" draw:name="Image998" text:anchor-type="as-char" svg:width="0.3543in" svg:height="0.3543in" draw:z-index="999"><draw:image xlink:href="Pictures/10000001000000400000004045A04D7E8BC8BE53.png" xlink:type="simple" xlink:show="embed" xlink:actuate="onLoad" draw:mime-type="image/png"/><svg:title>@WacWrite</svg:title></draw:frame></draw:a><text:a xlink:type="simple" xlink:href="https://github.com/WacWrite" text:style-name="Internet_20_link" text:visited-style-name="Visited_20_Internet_20_Link"><text:s/></text:a><draw:a xlink:type="simple" xlink:href="https://github.com/WacOS-TV"><draw:frame draw:style-name="fr1" draw:name="Image999" text:anchor-type="as-char" svg:width="0.3543in" svg:height="0.3543in" draw:z-index="1000"><draw:image xlink:href="Pictures/1000000000000040000000405EB2C62B84816521.png" xlink:type="simple" xlink:show="embed" xlink:actuate="onLoad" draw:mime-type="image/png"/><svg:title>@WacOS-TV</svg:title></draw:frame></draw:a><text:a xlink:type="simple" xlink:href="https://github.com/WacOS-TV" text:style-name="Internet_20_link" text:visited-style-name="Visited_20_Internet_20_Link"><text:s/></text:a><draw:a xlink:type="simple" xlink:href="https://github.com/BaSYS-dev"><draw:frame draw:style-name="fr1" draw:name="Image1000" text:anchor-type="as-char" svg:width="0.3543in" svg:height="0.3543in" draw:z-index="1001"><draw:image xlink:href="Pictures/1000000100000040000000400ED7CC13F8984F27.png" xlink:type="simple" xlink:show="embed" xlink:actuate="onLoad" draw:mime-type="image/png"/><svg:title>@BaSYS-dev</svg:title></draw:frame></draw:a><text:a xlink:type="simple" xlink:href="https://github.com/BaSYS-dev" text:style-name="Internet_20_link" text:visited-style-name="Visited_20_Internet_20_Link"><text:s/></text:a></text:p>
      <text:h text:style-name="Heading_20_2" text:outline-level="2">Pinned </text:h>
      <text:list xml:id="list2843682388" text:style-name="L1">
        <text:list-item>
          <text:p text:style-name="P2"/>
        </text:list-item>
      </text:list>
      <text:p text:style-name="Text_20_body"><text:a xlink:type="simple" xlink:href="https://github.com/seanpm2001/My-Linux-setup" text:style-name="Internet_20_link" text:visited-style-name="Visited_20_Internet_20_Link">My-Linux-setup</text:a> Public </text:p>
      <text:p text:style-name="Text_20_body">A personal repository that hosts my Linux setup. </text:p>
      <text:p text:style-name="Text_20_body">Shell </text:p>
      <text:p text:style-name="P3"><text:a xlink:type="simple" xlink:href="https://github.com/seanpm2001/My-Linux-setup/stargazers" text:style-name="Internet_20_link" text:visited-style-name="Visited_20_Internet_20_Link">9 </text:a></text:p>
      <text:list xml:id="list1122222404" text:style-name="L2">
        <text:list-item>
          <text:p text:style-name="P4"><text:a xlink:type="simple" xlink:href="https://github.com/seanpm2001/My-Linux-setup/network/members" text:style-name="Internet_20_link" text:visited-style-name="Visited_20_Internet_20_Link">18 </text:a></text:p>
        </text:list-item>
      </text:list>
      <text:list xml:id="list3568165791" text:style-name="L3">
        <text:list-item>
          <text:p text:style-name="P5"><text:a xlink:type="simple" xlink:href="https://github.com/seanpm2001/Degoogle-your-life" text:style-name="Internet_20_link" text:visited-style-name="Visited_20_Internet_20_Link">Degoogle-your-life</text:a> Public </text:p>
        </text:list-item>
      </text:list>
      <text:p text:style-name="Text_20_body">A repository for general degoogling info and links to my other degoogling repositories. </text:p>
      <text:p text:style-name="Text_20_body">HTML </text:p>
      <text:p text:style-name="P3"><text:a xlink:type="simple" xlink:href="https://github.com/seanpm2001/Degoogle-your-life/stargazers" text:style-name="Internet_20_link" text:visited-style-name="Visited_20_Internet_20_Link">20 </text:a></text:p>
      <text:list xml:id="list3540465988" text:style-name="L4">
        <text:list-item>
          <text:p text:style-name="P6"><text:a xlink:type="simple" xlink:href="https://github.com/seanpm2001/Degoogle-your-life/network/members" text:style-name="Internet_20_link" text:visited-style-name="Visited_20_Internet_20_Link">33 </text:a></text:p>
        </text:list-item>
      </text:list>
      <text:list xml:id="list3293855296" text:style-name="L5">
        <text:list-item>
          <text:p text:style-name="P7"><text:a xlink:type="simple" xlink:href="https://github.com/seanpm2001/Its-time-to-cut-WideVine-DRM" text:style-name="Internet_20_link" text:visited-style-name="Visited_20_Internet_20_Link">Its-time-to-cut-WideVine-DRM</text:a> Public </text:p>
        </text:list-item>
      </text:list>
      <text:p text:style-name="Text_20_body">An article on why Googles WideVine DRM should not be used. </text:p>
      <text:p text:style-name="Text_20_body">HTML </text:p>
      <text:p text:style-name="P3"><text:soft-page-break/><text:a xlink:type="simple" xlink:href="https://github.com/seanpm2001/Its-time-to-cut-WideVine-DRM/stargazers" text:style-name="Internet_20_link" text:visited-style-name="Visited_20_Internet_20_Link">46 </text:a></text:p>
      <text:list xml:id="list1775307024" text:style-name="L6">
        <text:list-item>
          <text:p text:style-name="P8"><text:a xlink:type="simple" xlink:href="https://github.com/seanpm2001/Its-time-to-cut-WideVine-DRM/network/members" text:style-name="Internet_20_link" text:visited-style-name="Visited_20_Internet_20_Link">17 </text:a></text:p>
        </text:list-item>
      </text:list>
      <text:list xml:id="list4228109255" text:style-name="L7">
        <text:list-item>
          <text:p text:style-name="P9"><text:a xlink:type="simple" xlink:href="https://github.com/seanpm2001/Code-distancing" text:style-name="Internet_20_link" text:visited-style-name="Visited_20_Internet_20_Link">Code-distancing</text:a> Public </text:p>
        </text:list-item>
      </text:list>
      <text:p text:style-name="Text_20_body">Keep your code safe from COVID-19 by staying 6 line breaks apart. </text:p>
      <text:p text:style-name="Text_20_body">Python </text:p>
      <text:p text:style-name="P3"><text:a xlink:type="simple" xlink:href="https://github.com/seanpm2001/Code-distancing/stargazers" text:style-name="Internet_20_link" text:visited-style-name="Visited_20_Internet_20_Link">6 </text:a></text:p>
      <text:list xml:id="list739123457" text:style-name="L8">
        <text:list-item>
          <text:p text:style-name="P10"><text:a xlink:type="simple" xlink:href="https://github.com/seanpm2001/Code-distancing/network/members" text:style-name="Internet_20_link" text:visited-style-name="Visited_20_Internet_20_Link">301 </text:a></text:p>
        </text:list-item>
      </text:list>
      <text:list xml:id="list2515145604" text:style-name="L9">
        <text:list-item>
          <text:p text:style-name="P11"><text:a xlink:type="simple" xlink:href="https://github.com/seanpm2001/SNU" text:style-name="Internet_20_link" text:visited-style-name="Visited_20_Internet_20_Link">SNU</text:a> Public </text:p>
        </text:list-item>
      </text:list>
      <text:p text:style-name="Text_20_body">The master SNU repository, the root of all SNU modules. This module is required for most SNU distributions. [Click/tap here to learn how to build SNU](https://gist.github.com/seanpm2001/745564a4618… </text:p>
      <text:p text:style-name="Text_20_body">Java </text:p>
      <text:p text:style-name="P3"><text:a xlink:type="simple" xlink:href="https://github.com/seanpm2001/SNU/stargazers" text:style-name="Internet_20_link" text:visited-style-name="Visited_20_Internet_20_Link">9 </text:a></text:p>
      <text:list xml:id="list2595182451" text:style-name="L10">
        <text:list-item>
          <text:p text:style-name="P12"><text:a xlink:type="simple" xlink:href="https://github.com/seanpm2001/SNU/network/members" text:style-name="Internet_20_link" text:visited-style-name="Visited_20_Internet_20_Link">15 </text:a></text:p>
        </text:list-item>
      </text:list>
      <text:list xml:id="list2857801862" text:style-name="L11">
        <text:list-item>
          <text:p text:style-name="P13"><text:a xlink:type="simple" xlink:href="https://github.com/seanpm2001/SNU_2D_ProgrammingTools" text:style-name="Internet_20_link" text:visited-style-name="Visited_20_Internet_20_Link">SNU_2D_ProgrammingTools</text:a> Public </text:p>
        </text:list-item>
      </text:list>
      <text:p text:style-name="Text_20_body">The programming center of SNU, with planned support for every computer language, including punchcard languages. This build is required for programmer SNU distributions. Click here to learn how to b… </text:p>
      <text:p text:style-name="Text_20_body">JavaScript </text:p>
      <text:p text:style-name="Text_20_body"><text:a xlink:type="simple" xlink:href="https://github.com/seanpm2001/SNU_2D_ProgrammingTools/stargazers" text:style-name="Internet_20_link" text:visited-style-name="Visited_20_Internet_20_Link">6 </text:a></text:p>
      <text:list xml:id="list2236477943" text:style-name="L12">
        <text:list-item text:start-value="6">
          <text:p text:style-name="P14"><text:a xlink:type="simple" xlink:href="https://github.com/seanpm2001/SNU_2D_ProgrammingTools/network/members" text:style-name="Internet_20_link" text:visited-style-name="Visited_20_Internet_20_Link">308 </text:a></text:p>
        </text:list-item>
      </text:list>
      <text:h text:style-name="Heading_20_2" text:outline-level="2">80,096 contributions in the last year </text:h>
      <text:p text:style-name="P3"><text:a xlink:type="simple" xlink:href="https://docs.github.com/articles/why-are-my-contributions-not-showing-up-on-my-profile" text:style-name="Internet_20_link" text:visited-style-name="Visited_20_Internet_20_Link">Learn how we count contributions</text:a> </text:p>
      <text:p text:style-name="P3">Less </text:p>
      <text:p text:style-name="P3">More </text:p>
      <text:p text:style-name="P3">NEW! <text:a xlink:type="simple" xlink:href="https://skyline.github.com/seanpm2001" text:style-name="Internet_20_link" text:visited-style-name="Visited_20_Internet_20_Link">View your contributions in 3D, VR and IRL! </text:a></text:p>
      <text:section text:style-name="Sect1" text:name="user-activity-overview">
        <text:p text:style-name="Text_20_body"><draw:a xlink:type="simple" xlink:href="https://github.com/seanpm2001?tab=overview&amp;org=PCGamingWiki"><draw:frame draw:style-name="fr1" draw:name="Image1001" text:anchor-type="as-char" svg:width="0.2291in" svg:height="0.2291in" draw:z-index="0"><draw:image xlink:href="Pictures/100000000000002800000028EF0665E7C41D695D.jpg" xlink:type="simple" xlink:show="embed" xlink:actuate="onLoad" draw:mime-type="image/jpeg"/></draw:frame></draw:a><text:a xlink:type="simple" xlink:href="https://github.com/seanpm2001?tab=overview&amp;org=PCGamingWiki" text:style-name="Internet_20_link" text:visited-style-name="Visited_20_Internet_20_Link"><text:s/>@PCGamingWiki </text:a><draw:a xlink:type="simple" xlink:href="https://github.com/seanpm2001?tab=overview&amp;org=all-contributors"><draw:frame draw:style-name="fr1" draw:name="Image1002" text:anchor-type="as-char" svg:width="0.2291in" svg:height="0.2291in" draw:z-index="1"><draw:image xlink:href="Pictures/100000010000002800000028B1A5C703955E22D9.png" xlink:type="simple" xlink:show="embed" xlink:actuate="onLoad" draw:mime-type="image/png"/></draw:frame></draw:a><text:a xlink:type="simple" xlink:href="https://github.com/seanpm2001?tab=overview&amp;org=all-contributors" text:style-name="Internet_20_link" text:visited-style-name="Visited_20_Internet_20_Link"><text:s/>@all-contributors </text:a></text:p>
        <text:h text:style-name="Heading_20_5" text:outline-level="5">Activity overview </text:h>
      </text:section>
      <text:p text:style-name="P3">Contributed to <text:a xlink:type="simple" xlink:href="https://github.com/seanpm2001/SeansLifeArchive_Images_GitHub" text:style-name="Internet_20_link" text:visited-style-name="Visited_20_Internet_20_Link">seanpm2001/SeansLifeArchive_Images_GitHub</text:a>, <text:a xlink:type="simple" xlink:href="https://github.com/seanpm2001/GitHub_Organization_Info" text:style-name="Internet_20_link" text:visited-style-name="Visited_20_Internet_20_Link">seanpm2001/GitHub_Organization_Info</text:a>, <text:a xlink:type="simple" xlink:href="https://github.com/seanpm2001/WacOS" text:style-name="Internet_20_link" text:visited-style-name="Visited_20_Internet_20_Link">seanpm2001/WacOS</text:a> and 766 other repositories </text:p>
      <text:section text:style-name="Sect1" text:name="Section1">
        <text:p text:style-name="P3"><text:bookmark text:name="user-activity-overview"/></text:p>
      </text:section>
      <text:section text:style-name="Sect1" text:name="js-contribution-activity">
        <text:h text:style-name="Heading_20_2" text:outline-level="2"><text:soft-page-break/>Contribution activity </text:h>
        <text:h text:style-name="Heading_20_3" text:outline-level="3">August 2022 </text:h>
      </text:section>
      <text:section text:style-name="Sect1" text:name="Section2">
        <text:p text:style-name="Text_20_body"><text:bookmark text:name="js-contribution-activity"/>Seeing something unexpected? Take a look at the <text:a xlink:type="simple" xlink:href="https://docs.github.com/categories/setting-up-and-managing-your-github-profile" text:style-name="Internet_20_link" text:visited-style-name="Visited_20_Internet_20_Link">GitHub profile guide</text:a>. </text:p>
      </text:section>
      <text:section text:style-name="Sect1" text:name="year-list-container">
        <text:list xml:id="list1070300442" text:style-name="L13">
          <text:list-item>
            <text:p text:style-name="P15"><text:bookmark text:name="year-link-2022"/><text:a xlink:type="simple" xlink:href="https://github.com/seanpm2001?tab=overview&amp;from=2022-08-01&amp;to=2022-08-04" text:style-name="Internet_20_link" text:visited-style-name="Visited_20_Internet_20_Link">2022</text:a> </text:p>
          </text:list-item>
          <text:list-item>
            <text:p text:style-name="P15"><text:bookmark text:name="year-link-2021"/><text:a xlink:type="simple" xlink:href="https://github.com/seanpm2001?tab=overview&amp;from=2021-12-01&amp;to=2021-12-31" text:style-name="Internet_20_link" text:visited-style-name="Visited_20_Internet_20_Link">2021</text:a> </text:p>
          </text:list-item>
          <text:list-item>
            <text:p text:style-name="P15"><text:bookmark text:name="year-link-2020"/><text:a xlink:type="simple" xlink:href="https://github.com/seanpm2001?tab=overview&amp;from=2020-12-01&amp;to=2020-12-31" text:style-name="Internet_20_link" text:visited-style-name="Visited_20_Internet_20_Link">2020</text:a> </text:p>
          </text:list-item>
        </text:list>
      </text:section>
      <text:section text:style-name="Sect1" text:name="pinned-items-modal-wrapper">
        <text:p text:style-name="P3"/>
      </text:section>
      <text:h text:style-name="Heading_20_2" text:outline-level="2">Footer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12:56:55.016490170</meta:creation-date>
    <dc:date>2022-08-04T17:47:52.579356249</dc:date>
    <meta:editing-duration>PT2H37M8S</meta:editing-duration>
    <meta:editing-cycles>1</meta:editing-cycles>
    <meta:document-statistic meta:table-count="0" meta:image-count="1002" meta:object-count="0" meta:page-count="5" meta:paragraph-count="48" meta:word-count="200" meta:character-count="2351" meta:non-whitespace-character-count="1165"/>
    <meta:generator>LibreOffice/7.3.2.2$Linux_X86_64 LibreOffice_project/30$Build-2</meta:generator>
  </office:meta>
</office:document-meta>
</file>